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-2">
            <text:p>-2</text:p>
          </table:table-cell>
          <table:table-cell table:formula="of:=2*(SQRT(([.F$1]^2)*(([.A1]+1/(4*[.F$1]))^2)+([.F$2])^2)-SQRT(([.F$1]^2)*(([.A1]-1/(4*[.F$1]))^2)+([.F$3])^2)+0.5) -1" office:value-type="float" office:value="0.986388292492382">
            <text:p>0.9863882925</text:p>
          </table:table-cell>
          <table:table-cell table:formula="of:=2*(((([.F$1]^2)*([.A1] + (1/(4*[.F$1]))))/SQRT(([.F$1]^2)*([.A1] + (1/(4*[.F$1])))^2 +([.F$2])^2))-((([.F$1]^2)*([.A1] - (1/(4*[.F$1]))))/SQRT(([.F$1]^2)*([.A1] - (1/(4*[.F$1])))^2 +([.F$3])^2)))" office:value-type="float" office:value="-0.0133405318986597">
            <text:p>-0.0133405319</text:p>
          </table:table-cell>
          <table:table-cell/>
          <table:table-cell office:value-type="string">
            <text:p>lambida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-1.99">
            <text:p>-1.99</text:p>
          </table:table-cell>
          <table:table-cell table:formula="of:=2*(SQRT(([.F$1]^2)*(([.A2]+1/(4*[.F$1]))^2)+([.F$2])^2)-SQRT(([.F$1]^2)*(([.A2]-1/(4*[.F$1]))^2)+([.F$3])^2)+0.5) -1" office:value-type="float" office:value="0.9862539068479">
            <text:p>0.9862539068</text:p>
          </table:table-cell>
          <table:table-cell table:formula="of:=2*(((([.F$1]^2)*([.A2] + (1/(4*[.F$1]))))/SQRT(([.F$1]^2)*([.A2] + (1/(4*[.F$1])))^2 +([.F$2])^2))-((([.F$1]^2)*([.A2] - (1/(4*[.F$1]))))/SQRT(([.F$1]^2)*([.A2] - (1/(4*[.F$1])))^2 +([.F$3])^2)))" office:value-type="float" office:value="-0.0135372324035181">
            <text:p>-0.0135372324</text:p>
          </table:table-cell>
          <table:table-cell/>
          <table:table-cell office:value-type="string">
            <text:p>t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-1.98">
            <text:p>-1.98</text:p>
          </table:table-cell>
          <table:table-cell table:formula="of:=2*(SQRT(([.F$1]^2)*(([.A3]+1/(4*[.F$1]))^2)+([.F$2])^2)-SQRT(([.F$1]^2)*(([.A3]-1/(4*[.F$1]))^2)+([.F$3])^2)+0.5) -1" office:value-type="float" office:value="0.986117534982032">
            <text:p>0.986117535</text:p>
          </table:table-cell>
          <table:table-cell table:formula="of:=2*(((([.F$1]^2)*([.A3] + (1/(4*[.F$1]))))/SQRT(([.F$1]^2)*([.A3] + (1/(4*[.F$1])))^2 +([.F$2])^2))-((([.F$1]^2)*([.A3] - (1/(4*[.F$1]))))/SQRT(([.F$1]^2)*([.A3] - (1/(4*[.F$1])))^2 +([.F$3])^2)))" office:value-type="float" office:value="-0.0137377916819386">
            <text:p>-0.0137377917</text:p>
          </table:table-cell>
          <table:table-cell/>
          <table:table-cell office:value-type="string">
            <text:p>t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-1.97">
            <text:p>-1.97</text:p>
          </table:table-cell>
          <table:table-cell table:formula="of:=2*(SQRT(([.F$1]^2)*(([.A4]+1/(4*[.F$1]))^2)+([.F$2])^2)-SQRT(([.F$1]^2)*(([.A4]-1/(4*[.F$1]))^2)+([.F$3])^2)+0.5) -1" office:value-type="float" office:value="0.985979137837322">
            <text:p>0.9859791378</text:p>
          </table:table-cell>
          <table:table-cell table:formula="of:=2*(((([.F$1]^2)*([.A4] + (1/(4*[.F$1]))))/SQRT(([.F$1]^2)*([.A4] + (1/(4*[.F$1])))^2 +([.F$2])^2))-((([.F$1]^2)*([.A4] - (1/(4*[.F$1]))))/SQRT(([.F$1]^2)*([.A4] - (1/(4*[.F$1])))^2 +([.F$3])^2)))" office:value-type="float" office:value="-0.013942304133554">
            <text:p>-0.0139423041</text:p>
          </table:table-cell>
          <table:table-cell table:number-columns-repeated="5"/>
        </table:table-row>
        <table:table-row table:style-name="ro1">
          <table:table-cell office:value-type="float" office:value="-1.96">
            <text:p>-1.96</text:p>
          </table:table-cell>
          <table:table-cell table:formula="of:=2*(SQRT(([.F$1]^2)*(([.A5]+1/(4*[.F$1]))^2)+([.F$2])^2)-SQRT(([.F$1]^2)*(([.A5]-1/(4*[.F$1]))^2)+([.F$3])^2)+0.5) -1" office:value-type="float" office:value="0.985838675398554">
            <text:p>0.9858386754</text:p>
          </table:table-cell>
          <table:table-cell table:formula="of:=2*(((([.F$1]^2)*([.A5] + (1/(4*[.F$1]))))/SQRT(([.F$1]^2)*([.A5] + (1/(4*[.F$1])))^2 +([.F$2])^2))-((([.F$1]^2)*([.A5] - (1/(4*[.F$1]))))/SQRT(([.F$1]^2)*([.A5] - (1/(4*[.F$1])))^2 +([.F$3])^2)))" office:value-type="float" office:value="-0.0141508669217956">
            <text:p>-0.0141508669</text:p>
          </table:table-cell>
          <table:table-cell table:number-columns-repeated="5"/>
        </table:table-row>
        <table:table-row table:style-name="ro1">
          <table:table-cell office:value-type="float" office:value="-1.95">
            <text:p>-1.95</text:p>
          </table:table-cell>
          <table:table-cell table:formula="of:=2*(SQRT(([.F$1]^2)*(([.A6]+1/(4*[.F$1]))^2)+([.F$2])^2)-SQRT(([.F$1]^2)*(([.A6]-1/(4*[.F$1]))^2)+([.F$3])^2)+0.5) -1" office:value-type="float" office:value="0.98569610666469">
            <text:p>0.9856961067</text:p>
          </table:table-cell>
          <table:table-cell table:formula="of:=2*(((([.F$1]^2)*([.A6] + (1/(4*[.F$1]))))/SQRT(([.F$1]^2)*([.A6] + (1/(4*[.F$1])))^2 +([.F$2])^2))-((([.F$1]^2)*([.A6] - (1/(4*[.F$1]))))/SQRT(([.F$1]^2)*([.A6] - (1/(4*[.F$1])))^2 +([.F$3])^2)))" office:value-type="float" office:value="-0.0143635800679842">
            <text:p>-0.0143635801</text:p>
          </table:table-cell>
          <table:table-cell/>
          <table:table-cell table:style-name="ce1" office:value-type="string" table:number-columns-spanned="2" table:number-rows-spanned="2">
            <text:p>Coluna A é dominio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-1.94">
            <text:p>-1.94</text:p>
          </table:table-cell>
          <table:table-cell table:formula="of:=2*(SQRT(([.F$1]^2)*(([.A7]+1/(4*[.F$1]))^2)+([.F$2])^2)-SQRT(([.F$1]^2)*(([.A7]-1/(4*[.F$1]))^2)+([.F$3])^2)+0.5) -1" office:value-type="float" office:value="0.985551389619758">
            <text:p>0.9855513896</text:p>
          </table:table-cell>
          <table:table-cell table:formula="of:=2*(((([.F$1]^2)*([.A7] + (1/(4*[.F$1]))))/SQRT(([.F$1]^2)*([.A7] + (1/(4*[.F$1])))^2 +([.F$2])^2))-((([.F$1]^2)*([.A7] - (1/(4*[.F$1]))))/SQRT(([.F$1]^2)*([.A7] - (1/(4*[.F$1])))^2 +([.F$3])^2)))" office:value-type="float" office:value="-0.0145805465491033">
            <text:p>-0.0145805465</text:p>
          </table:table-cell>
          <table:table-cell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-1.93">
            <text:p>-1.93</text:p>
          </table:table-cell>
          <table:table-cell table:formula="of:=2*(SQRT(([.F$1]^2)*(([.A8]+1/(4*[.F$1]))^2)+([.F$2])^2)-SQRT(([.F$1]^2)*(([.A8]-1/(4*[.F$1]))^2)+([.F$3])^2)+0.5) -1" office:value-type="float" office:value="0.985404481202828">
            <text:p>0.9854044812</text:p>
          </table:table-cell>
          <table:table-cell table:formula="of:=2*(((([.F$1]^2)*([.A8] + (1/(4*[.F$1]))))/SQRT(([.F$1]^2)*([.A8] + (1/(4*[.F$1])))^2 +([.F$2])^2))-((([.F$1]^2)*([.A8] - (1/(4*[.F$1]))))/SQRT(([.F$1]^2)*([.A8] - (1/(4*[.F$1])))^2 +([.F$3])^2)))" office:value-type="float" office:value="-0.0148018723993637">
            <text:p>-0.0148018724</text:p>
          </table:table-cell>
          <table:table-cell/>
          <table:table-cell table:style-name="ce1" office:value-type="string" table:number-columns-spanned="2" table:number-rows-spanned="2">
            <text:p>Coluna B é função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-1.92">
            <text:p>-1.92</text:p>
          </table:table-cell>
          <table:table-cell table:formula="of:=2*(SQRT(([.F$1]^2)*(([.A9]+1/(4*[.F$1]))^2)+([.F$2])^2)-SQRT(([.F$1]^2)*(([.A9]-1/(4*[.F$1]))^2)+([.F$3])^2)+0.5) -1" office:value-type="float" office:value="0.985255337276914">
            <text:p>0.9852553373</text:p>
          </table:table-cell>
          <table:table-cell table:formula="of:=2*(((([.F$1]^2)*([.A9] + (1/(4*[.F$1]))))/SQRT(([.F$1]^2)*([.A9] + (1/(4*[.F$1])))^2 +([.F$2])^2))-((([.F$1]^2)*([.A9] - (1/(4*[.F$1]))))/SQRT(([.F$1]^2)*([.A9] - (1/(4*[.F$1])))^2 +([.F$3])^2)))" office:value-type="float" office:value="-0.0150276668157563">
            <text:p>-0.0150276668</text:p>
          </table:table-cell>
          <table:table-cell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-1.91">
            <text:p>-1.91</text:p>
          </table:table-cell>
          <table:table-cell table:formula="of:=2*(SQRT(([.F$1]^2)*(([.A10]+1/(4*[.F$1]))^2)+([.F$2])^2)-SQRT(([.F$1]^2)*(([.A10]-1/(4*[.F$1]))^2)+([.F$3])^2)+0.5) -1" office:value-type="float" office:value="0.98510391259677">
            <text:p>0.9851039126</text:p>
          </table:table-cell>
          <table:table-cell table:formula="of:=2*(((([.F$1]^2)*([.A10] + (1/(4*[.F$1]))))/SQRT(([.F$1]^2)*([.A10] + (1/(4*[.F$1])))^2 +([.F$2])^2))-((([.F$1]^2)*([.A10] - (1/(4*[.F$1]))))/SQRT(([.F$1]^2)*([.A10] - (1/(4*[.F$1])))^2 +([.F$3])^2)))" office:value-type="float" office:value="-0.0152580422677264">
            <text:p>-0.0152580423</text:p>
          </table:table-cell>
          <table:table-cell/>
          <table:table-cell table:style-name="ce1" office:value-type="string" table:number-columns-spanned="2" table:number-rows-spanned="2">
            <text:p>Coluna C é derivada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-1.9">
            <text:p>-1.9</text:p>
          </table:table-cell>
          <table:table-cell table:formula="of:=2*(SQRT(([.F$1]^2)*(([.A11]+1/(4*[.F$1]))^2)+([.F$2])^2)-SQRT(([.F$1]^2)*(([.A11]-1/(4*[.F$1]))^2)+([.F$3])^2)+0.5) -1" office:value-type="float" office:value="0.984950160775639">
            <text:p>0.9849501608</text:p>
          </table:table-cell>
          <table:table-cell table:formula="of:=2*(((([.F$1]^2)*([.A11] + (1/(4*[.F$1]))))/SQRT(([.F$1]^2)*([.A11] + (1/(4*[.F$1])))^2 +([.F$2])^2))-((([.F$1]^2)*([.A11] - (1/(4*[.F$1]))))/SQRT(([.F$1]^2)*([.A11] - (1/(4*[.F$1])))^2 +([.F$3])^2)))" office:value-type="float" office:value="-0.0154931146112212">
            <text:p>-0.0154931146</text:p>
          </table:table-cell>
          <table:table-cell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-1.89">
            <text:p>-1.89</text:p>
          </table:table-cell>
          <table:table-cell table:formula="of:=2*(SQRT(([.F$1]^2)*(([.A12]+1/(4*[.F$1]))^2)+([.F$2])^2)-SQRT(([.F$1]^2)*(([.A12]-1/(4*[.F$1]))^2)+([.F$3])^2)+0.5) -1" office:value-type="float" office:value="0.984794034250776">
            <text:p>0.9847940343</text:p>
          </table:table-cell>
          <table:table-cell table:formula="of:=2*(((([.F$1]^2)*([.A12] + (1/(4*[.F$1]))))/SQRT(([.F$1]^2)*([.A12] + (1/(4*[.F$1])))^2 +([.F$2])^2))-((([.F$1]^2)*([.A12] - (1/(4*[.F$1]))))/SQRT(([.F$1]^2)*([.A12] - (1/(4*[.F$1])))^2 +([.F$3])^2)))" office:value-type="float" office:value="-0.0157330032072007">
            <text:p>-0.0157330032</text:p>
          </table:table-cell>
          <table:table-cell table:number-columns-repeated="5"/>
        </table:table-row>
        <table:table-row table:style-name="ro1">
          <table:table-cell office:value-type="float" office:value="-1.88">
            <text:p>-1.88</text:p>
          </table:table-cell>
          <table:table-cell table:formula="of:=2*(SQRT(([.F$1]^2)*(([.A13]+1/(4*[.F$1]))^2)+([.F$2])^2)-SQRT(([.F$1]^2)*(([.A13]-1/(4*[.F$1]))^2)+([.F$3])^2)+0.5) -1" office:value-type="float" office:value="0.984635484247779">
            <text:p>0.9846354842</text:p>
          </table:table-cell>
          <table:table-cell table:formula="of:=2*(((([.F$1]^2)*([.A13] + (1/(4*[.F$1]))))/SQRT(([.F$1]^2)*([.A13] + (1/(4*[.F$1])))^2 +([.F$2])^2))-((([.F$1]^2)*([.A13] - (1/(4*[.F$1]))))/SQRT(([.F$1]^2)*([.A13] - (1/(4*[.F$1])))^2 +([.F$3])^2)))" office:value-type="float" office:value="-0.0159778310449532">
            <text:p>-0.015977831</text:p>
          </table:table-cell>
          <table:table-cell table:number-columns-repeated="5"/>
        </table:table-row>
        <table:table-row table:style-name="ro1">
          <table:table-cell office:value-type="float" office:value="-1.87">
            <text:p>-1.87</text:p>
          </table:table-cell>
          <table:table-cell table:formula="of:=2*(SQRT(([.F$1]^2)*(([.A14]+1/(4*[.F$1]))^2)+([.F$2])^2)-SQRT(([.F$1]^2)*(([.A14]-1/(4*[.F$1]))^2)+([.F$3])^2)+0.5) -1" office:value-type="float" office:value="0.984474460743684">
            <text:p>0.9844744607</text:p>
          </table:table-cell>
          <table:table-cell table:formula="of:=2*(((([.F$1]^2)*([.A14] + (1/(4*[.F$1]))))/SQRT(([.F$1]^2)*([.A14] + (1/(4*[.F$1])))^2 +([.F$2])^2))-((([.F$1]^2)*([.A14] - (1/(4*[.F$1]))))/SQRT(([.F$1]^2)*([.A14] - (1/(4*[.F$1])))^2 +([.F$3])^2)))" office:value-type="float" office:value="-0.0162277248702587">
            <text:p>-0.0162277249</text:p>
          </table:table-cell>
          <table:table-cell table:number-columns-repeated="5"/>
        </table:table-row>
        <table:table-row table:style-name="ro1">
          <table:table-cell office:value-type="float" office:value="-1.86">
            <text:p>-1.86</text:p>
          </table:table-cell>
          <table:table-cell table:formula="of:=2*(SQRT(([.F$1]^2)*(([.A15]+1/(4*[.F$1]))^2)+([.F$2])^2)-SQRT(([.F$1]^2)*(([.A15]-1/(4*[.F$1]))^2)+([.F$3])^2)+0.5) -1" office:value-type="float" office:value="0.98431091242874">
            <text:p>0.9843109124</text:p>
          </table:table-cell>
          <table:table-cell table:formula="of:=2*(((([.F$1]^2)*([.A15] + (1/(4*[.F$1]))))/SQRT(([.F$1]^2)*([.A15] + (1/(4*[.F$1])))^2 +([.F$2])^2))-((([.F$1]^2)*([.A15] - (1/(4*[.F$1]))))/SQRT(([.F$1]^2)*([.A15] - (1/(4*[.F$1])))^2 +([.F$3])^2)))" office:value-type="float" office:value="-0.0164828153187599">
            <text:p>-0.0164828153</text:p>
          </table:table-cell>
          <table:table-cell table:number-columns-repeated="4"/>
          <table:table-cell>
            <draw:frame table:end-cell-address="Sheet1.P44" table:end-x="0.2929in" table:end-y="0.0315in" draw:z-index="0" draw:style-name="gr1" svg:width="6.9496in" svg:height="5.1362in" svg:x="0.4555in" svg:y="0.0315in">
              <draw:object draw:notify-on-update-of-ranges="Sheet1.A1:Sheet1.A411 Sheet1.B1:Sheet1.B411 Sheet1.A1:Sheet1.A411 Sheet1.C1:Sheet1.C4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-1.85">
            <text:p>-1.85</text:p>
          </table:table-cell>
          <table:table-cell table:formula="of:=2*(SQRT(([.F$1]^2)*(([.A16]+1/(4*[.F$1]))^2)+([.F$2])^2)-SQRT(([.F$1]^2)*(([.A16]-1/(4*[.F$1]))^2)+([.F$3])^2)+0.5) -1" office:value-type="float" office:value="0.984144786666811">
            <text:p>0.9841447867</text:p>
          </table:table-cell>
          <table:table-cell table:formula="of:=2*(((([.F$1]^2)*([.A16] + (1/(4*[.F$1]))))/SQRT(([.F$1]^2)*([.A16] + (1/(4*[.F$1])))^2 +([.F$2])^2))-((([.F$1]^2)*([.A16] - (1/(4*[.F$1]))))/SQRT(([.F$1]^2)*([.A16] - (1/(4*[.F$1])))^2 +([.F$3])^2)))" office:value-type="float" office:value="-0.01674323705471">
            <text:p>-0.0167432371</text:p>
          </table:table-cell>
          <table:table-cell table:number-columns-repeated="5"/>
        </table:table-row>
        <table:table-row table:style-name="ro1">
          <table:table-cell office:value-type="float" office:value="-1.84">
            <text:p>-1.84</text:p>
          </table:table-cell>
          <table:table-cell table:formula="of:=2*(SQRT(([.F$1]^2)*(([.A17]+1/(4*[.F$1]))^2)+([.F$2])^2)-SQRT(([.F$1]^2)*(([.A17]-1/(4*[.F$1]))^2)+([.F$3])^2)+0.5) -1" office:value-type="float" office:value="0.983976029454375">
            <text:p>0.9839760295</text:p>
          </table:table-cell>
          <table:table-cell table:formula="of:=2*(((([.F$1]^2)*([.A17] + (1/(4*[.F$1]))))/SQRT(([.F$1]^2)*([.A17] + (1/(4*[.F$1])))^2 +([.F$2])^2))-((([.F$1]^2)*([.A17] - (1/(4*[.F$1]))))/SQRT(([.F$1]^2)*([.A17] - (1/(4*[.F$1])))^2 +([.F$3])^2)))" office:value-type="float" office:value="-0.0170091289153405">
            <text:p>-0.0170091289</text:p>
          </table:table-cell>
          <table:table-cell table:number-columns-repeated="5"/>
        </table:table-row>
        <table:table-row table:style-name="ro1">
          <table:table-cell office:value-type="float" office:value="-1.83">
            <text:p>-1.83</text:p>
          </table:table-cell>
          <table:table-cell table:formula="of:=2*(SQRT(([.F$1]^2)*(([.A18]+1/(4*[.F$1]))^2)+([.F$2])^2)-SQRT(([.F$1]^2)*(([.A18]-1/(4*[.F$1]))^2)+([.F$3])^2)+0.5) -1" office:value-type="float" office:value="0.983804585378053">
            <text:p>0.9838045854</text:p>
          </table:table-cell>
          <table:table-cell table:formula="of:=2*(((([.F$1]^2)*([.A18] + (1/(4*[.F$1]))))/SQRT(([.F$1]^2)*([.A18] + (1/(4*[.F$1])))^2 +([.F$2])^2))-((([.F$1]^2)*([.A18] - (1/(4*[.F$1]))))/SQRT(([.F$1]^2)*([.A18] - (1/(4*[.F$1])))^2 +([.F$3])^2)))" office:value-type="float" office:value="-0.0172806340611409">
            <text:p>-0.0172806341</text:p>
          </table:table-cell>
          <table:table-cell table:number-columns-repeated="5"/>
        </table:table-row>
        <table:table-row table:style-name="ro1">
          <table:table-cell office:value-type="float" office:value="-1.82">
            <text:p>-1.82</text:p>
          </table:table-cell>
          <table:table-cell table:formula="of:=2*(SQRT(([.F$1]^2)*(([.A19]+1/(4*[.F$1]))^2)+([.F$2])^2)-SQRT(([.F$1]^2)*(([.A19]-1/(4*[.F$1]))^2)+([.F$3])^2)+0.5) -1" office:value-type="float" office:value="0.983630397570586">
            <text:p>0.9836303976</text:p>
          </table:table-cell>
          <table:table-cell table:formula="of:=2*(((([.F$1]^2)*([.A19] + (1/(4*[.F$1]))))/SQRT(([.F$1]^2)*([.A19] + (1/(4*[.F$1])))^2 +([.F$2])^2))-((([.F$1]^2)*([.A19] - (1/(4*[.F$1]))))/SQRT(([.F$1]^2)*([.A19] - (1/(4*[.F$1])))^2 +([.F$3])^2)))" office:value-type="float" office:value="-0.0175579001322479">
            <text:p>-0.0175579001</text:p>
          </table:table-cell>
          <table:table-cell table:number-columns-repeated="5"/>
        </table:table-row>
        <table:table-row table:style-name="ro1">
          <table:table-cell office:value-type="float" office:value="-1.81">
            <text:p>-1.81</text:p>
          </table:table-cell>
          <table:table-cell table:formula="of:=2*(SQRT(([.F$1]^2)*(([.A20]+1/(4*[.F$1]))^2)+([.F$2])^2)-SQRT(([.F$1]^2)*(([.A20]-1/(4*[.F$1]))^2)+([.F$3])^2)+0.5) -1" office:value-type="float" office:value="0.983453407665248">
            <text:p>0.9834534077</text:p>
          </table:table-cell>
          <table:table-cell table:formula="of:=2*(((([.F$1]^2)*([.A20] + (1/(4*[.F$1]))))/SQRT(([.F$1]^2)*([.A20] + (1/(4*[.F$1])))^2 +([.F$2])^2))-((([.F$1]^2)*([.A20] - (1/(4*[.F$1]))))/SQRT(([.F$1]^2)*([.A20] - (1/(4*[.F$1])))^2 +([.F$3])^2)))" office:value-type="float" office:value="-0.017841079411328">
            <text:p>-0.0178410794</text:p>
          </table:table-cell>
          <table:table-cell table:number-columns-repeated="5"/>
        </table:table-row>
        <table:table-row table:style-name="ro1">
          <table:table-cell office:value-type="float" office:value="-1.8">
            <text:p>-1.8</text:p>
          </table:table-cell>
          <table:table-cell table:formula="of:=2*(SQRT(([.F$1]^2)*(([.A21]+1/(4*[.F$1]))^2)+([.F$2])^2)-SQRT(([.F$1]^2)*(([.A21]-1/(4*[.F$1]))^2)+([.F$3])^2)+0.5) -1" office:value-type="float" office:value="0.983273555748571">
            <text:p>0.9832735557</text:p>
          </table:table-cell>
          <table:table-cell table:formula="of:=2*(((([.F$1]^2)*([.A21] + (1/(4*[.F$1]))))/SQRT(([.F$1]^2)*([.A21] + (1/(4*[.F$1])))^2 +([.F$2])^2))-((([.F$1]^2)*([.A21] - (1/(4*[.F$1]))))/SQRT(([.F$1]^2)*([.A21] - (1/(4*[.F$1])))^2 +([.F$3])^2)))" office:value-type="float" office:value="-0.0181303289931378">
            <text:p>-0.018130329</text:p>
          </table:table-cell>
          <table:table-cell table:number-columns-repeated="5"/>
        </table:table-row>
        <table:table-row table:style-name="ro1">
          <table:table-cell office:value-type="float" office:value="-1.79">
            <text:p>-1.79</text:p>
          </table:table-cell>
          <table:table-cell table:formula="of:=2*(SQRT(([.F$1]^2)*(([.A22]+1/(4*[.F$1]))^2)+([.F$2])^2)-SQRT(([.F$1]^2)*(([.A22]-1/(4*[.F$1]))^2)+([.F$3])^2)+0.5) -1" office:value-type="float" office:value="0.98309078031134">
            <text:p>0.9830907803</text:p>
          </table:table-cell>
          <table:table-cell table:formula="of:=2*(((([.F$1]^2)*([.A22] + (1/(4*[.F$1]))))/SQRT(([.F$1]^2)*([.A22] + (1/(4*[.F$1])))^2 +([.F$2])^2))-((([.F$1]^2)*([.A22] - (1/(4*[.F$1]))))/SQRT(([.F$1]^2)*([.A22] - (1/(4*[.F$1])))^2 +([.F$3])^2)))" office:value-type="float" office:value="-0.0184258109611797">
            <text:p>-0.018425811</text:p>
          </table:table-cell>
          <table:table-cell table:number-columns-repeated="5"/>
        </table:table-row>
        <table:table-row table:style-name="ro1">
          <table:table-cell office:value-type="float" office:value="-1.78">
            <text:p>-1.78</text:p>
          </table:table-cell>
          <table:table-cell table:formula="of:=2*(SQRT(([.F$1]^2)*(([.A23]+1/(4*[.F$1]))^2)+([.F$2])^2)-SQRT(([.F$1]^2)*(([.A23]-1/(4*[.F$1]))^2)+([.F$3])^2)+0.5) -1" office:value-type="float" office:value="0.982905018197805">
            <text:p>0.9829050182</text:p>
          </table:table-cell>
          <table:table-cell table:formula="of:=2*(((([.F$1]^2)*([.A23] + (1/(4*[.F$1]))))/SQRT(([.F$1]^2)*([.A23] + (1/(4*[.F$1])))^2 +([.F$2])^2))-((([.F$1]^2)*([.A23] - (1/(4*[.F$1]))))/SQRT(([.F$1]^2)*([.A23] - (1/(4*[.F$1])))^2 +([.F$3])^2)))" office:value-type="float" office:value="-0.0187276925716944">
            <text:p>-0.0187276926</text:p>
          </table:table-cell>
          <table:table-cell table:number-columns-repeated="5"/>
        </table:table-row>
        <table:table-row table:style-name="ro1">
          <table:table-cell office:value-type="float" office:value="-1.77">
            <text:p>-1.77</text:p>
          </table:table-cell>
          <table:table-cell table:formula="of:=2*(SQRT(([.F$1]^2)*(([.A24]+1/(4*[.F$1]))^2)+([.F$2])^2)-SQRT(([.F$1]^2)*(([.A24]-1/(4*[.F$1]))^2)+([.F$3])^2)+0.5) -1" office:value-type="float" office:value="0.982716204552979">
            <text:p>0.9827162046</text:p>
          </table:table-cell>
          <table:table-cell table:formula="of:=2*(((([.F$1]^2)*([.A24] + (1/(4*[.F$1]))))/SQRT(([.F$1]^2)*([.A24] + (1/(4*[.F$1])))^2 +([.F$2])^2))-((([.F$1]^2)*([.A24] - (1/(4*[.F$1]))))/SQRT(([.F$1]^2)*([.A24] - (1/(4*[.F$1])))^2 +([.F$3])^2)))" office:value-type="float" office:value="-0.0190361464453837">
            <text:p>-0.0190361464</text:p>
          </table:table-cell>
          <table:table-cell table:number-columns-repeated="5"/>
        </table:table-row>
        <table:table-row table:style-name="ro1">
          <table:table-cell office:value-type="float" office:value="-1.76">
            <text:p>-1.76</text:p>
          </table:table-cell>
          <table:table-cell table:formula="of:=2*(SQRT(([.F$1]^2)*(([.A25]+1/(4*[.F$1]))^2)+([.F$2])^2)-SQRT(([.F$1]^2)*(([.A25]-1/(4*[.F$1]))^2)+([.F$3])^2)+0.5) -1" office:value-type="float" office:value="0.982524272768039">
            <text:p>0.9825242728</text:p>
          </table:table-cell>
          <table:table-cell table:formula="of:=2*(((([.F$1]^2)*([.A25] + (1/(4*[.F$1]))))/SQRT(([.F$1]^2)*([.A25] + (1/(4*[.F$1])))^2 +([.F$2])^2))-((([.F$1]^2)*([.A25] - (1/(4*[.F$1]))))/SQRT(([.F$1]^2)*([.A25] - (1/(4*[.F$1])))^2 +([.F$3])^2)))" office:value-type="float" office:value="-0.0193513507672041">
            <text:p>-0.0193513508</text:p>
          </table:table-cell>
          <table:table-cell table:number-columns-repeated="5"/>
        </table:table-row>
        <table:table-row table:style-name="ro1">
          <table:table-cell office:value-type="float" office:value="-1.75">
            <text:p>-1.75</text:p>
          </table:table-cell>
          <table:table-cell table:formula="of:=2*(SQRT(([.F$1]^2)*(([.A26]+1/(4*[.F$1]))^2)+([.F$2])^2)-SQRT(([.F$1]^2)*(([.A26]-1/(4*[.F$1]))^2)+([.F$3])^2)+0.5) -1" office:value-type="float" office:value="0.982329154423617">
            <text:p>0.9823291544</text:p>
          </table:table-cell>
          <table:table-cell table:formula="of:=2*(((([.F$1]^2)*([.A26] + (1/(4*[.F$1]))))/SQRT(([.F$1]^2)*([.A26] + (1/(4*[.F$1])))^2 +([.F$2])^2))-((([.F$1]^2)*([.A26] - (1/(4*[.F$1]))))/SQRT(([.F$1]^2)*([.A26] - (1/(4*[.F$1])))^2 +([.F$3])^2)))" office:value-type="float" office:value="-0.0196734894946271">
            <text:p>-0.0196734895</text:p>
          </table:table-cell>
          <table:table-cell table:number-columns-repeated="5"/>
        </table:table-row>
        <table:table-row table:style-name="ro1">
          <table:table-cell office:value-type="float" office:value="-1.74">
            <text:p>-1.74</text:p>
          </table:table-cell>
          <table:table-cell table:formula="of:=2*(SQRT(([.F$1]^2)*(([.A27]+1/(4*[.F$1]))^2)+([.F$2])^2)-SQRT(([.F$1]^2)*(([.A27]-1/(4*[.F$1]))^2)+([.F$3])^2)+0.5) -1" office:value-type="float" office:value="0.982130779230996">
            <text:p>0.9821307792</text:p>
          </table:table-cell>
          <table:table-cell table:formula="of:=2*(((([.F$1]^2)*([.A27] + (1/(4*[.F$1]))))/SQRT(([.F$1]^2)*([.A27] + (1/(4*[.F$1])))^2 +([.F$2])^2))-((([.F$1]^2)*([.A27] - (1/(4*[.F$1]))))/SQRT(([.F$1]^2)*([.A27] - (1/(4*[.F$1])))^2 +([.F$3])^2)))" office:value-type="float" office:value="-0.0200027525747615">
            <text:p>-0.0200027526</text:p>
          </table:table-cell>
          <table:table-cell table:number-columns-repeated="5"/>
        </table:table-row>
        <table:table-row table:style-name="ro1">
          <table:table-cell office:value-type="float" office:value="-1.73">
            <text:p>-1.73</text:p>
          </table:table-cell>
          <table:table-cell table:formula="of:=2*(SQRT(([.F$1]^2)*(([.A28]+1/(4*[.F$1]))^2)+([.F$2])^2)-SQRT(([.F$1]^2)*(([.A28]-1/(4*[.F$1]))^2)+([.F$3])^2)+0.5) -1" office:value-type="float" office:value="0.981929074971117">
            <text:p>0.981929075</text:p>
          </table:table-cell>
          <table:table-cell table:formula="of:=2*(((([.F$1]^2)*([.A28] + (1/(4*[.F$1]))))/SQRT(([.F$1]^2)*([.A28] + (1/(4*[.F$1])))^2 +([.F$2])^2))-((([.F$1]^2)*([.A28] - (1/(4*[.F$1]))))/SQRT(([.F$1]^2)*([.A28] - (1/(4*[.F$1])))^2 +([.F$3])^2)))" office:value-type="float" office:value="-0.0203393361707445">
            <text:p>-0.0203393362</text:p>
          </table:table-cell>
          <table:table-cell table:number-columns-repeated="5"/>
        </table:table-row>
        <table:table-row table:style-name="ro1">
          <table:table-cell office:value-type="float" office:value="-1.72">
            <text:p>-1.72</text:p>
          </table:table-cell>
          <table:table-cell table:formula="of:=2*(SQRT(([.F$1]^2)*(([.A29]+1/(4*[.F$1]))^2)+([.F$2])^2)-SQRT(([.F$1]^2)*(([.A29]-1/(4*[.F$1]))^2)+([.F$3])^2)+0.5) -1" office:value-type="float" office:value="0.981723967431222">
            <text:p>0.9817239674</text:p>
          </table:table-cell>
          <table:table-cell table:formula="of:=2*(((([.F$1]^2)*([.A29] + (1/(4*[.F$1]))))/SQRT(([.F$1]^2)*([.A29] + (1/(4*[.F$1])))^2 +([.F$2])^2))-((([.F$1]^2)*([.A29] - (1/(4*[.F$1]))))/SQRT(([.F$1]^2)*([.A29] - (1/(4*[.F$1])))^2 +([.F$3])^2)))" office:value-type="float" office:value="-0.02068344289785">
            <text:p>-0.0206834429</text:p>
          </table:table-cell>
          <table:table-cell table:number-columns-repeated="5"/>
        </table:table-row>
        <table:table-row table:style-name="ro1">
          <table:table-cell office:value-type="float" office:value="-1.71">
            <text:p>-1.71</text:p>
          </table:table-cell>
          <table:table-cell table:formula="of:=2*(SQRT(([.F$1]^2)*(([.A30]+1/(4*[.F$1]))^2)+([.F$2])^2)-SQRT(([.F$1]^2)*(([.A30]-1/(4*[.F$1]))^2)+([.F$3])^2)+0.5) -1" office:value-type="float" office:value="0.981515380339118">
            <text:p>0.9815153803</text:p>
          </table:table-cell>
          <table:table-cell table:formula="of:=2*(((([.F$1]^2)*([.A30] + (1/(4*[.F$1]))))/SQRT(([.F$1]^2)*([.A30] + (1/(4*[.F$1])))^2 +([.F$2])^2))-((([.F$1]^2)*([.A30] - (1/(4*[.F$1]))))/SQRT(([.F$1]^2)*([.A30] - (1/(4*[.F$1])))^2 +([.F$3])^2)))" office:value-type="float" office:value="-0.0210352820698194">
            <text:p>-0.0210352821</text:p>
          </table:table-cell>
          <table:table-cell table:number-columns-repeated="5"/>
        </table:table-row>
        <table:table-row table:style-name="ro1">
          <table:table-cell office:value-type="float" office:value="-1.7">
            <text:p>-1.7</text:p>
          </table:table-cell>
          <table:table-cell table:formula="of:=2*(SQRT(([.F$1]^2)*(([.A31]+1/(4*[.F$1]))^2)+([.F$2])^2)-SQRT(([.F$1]^2)*(([.A31]-1/(4*[.F$1]))^2)+([.F$3])^2)+0.5) -1" office:value-type="float" office:value="0.981303235294917">
            <text:p>0.9813032353</text:p>
          </table:table-cell>
          <table:table-cell table:formula="of:=2*(((([.F$1]^2)*([.A31] + (1/(4*[.F$1]))))/SQRT(([.F$1]^2)*([.A31] + (1/(4*[.F$1])))^2 +([.F$2])^2))-((([.F$1]^2)*([.A31] - (1/(4*[.F$1]))))/SQRT(([.F$1]^2)*([.A31] - (1/(4*[.F$1])))^2 +([.F$3])^2)))" office:value-type="float" office:value="-0.0213950699558332">
            <text:p>-0.02139507</text:p>
          </table:table-cell>
          <table:table-cell table:number-columns-repeated="5"/>
        </table:table-row>
        <table:table-row table:style-name="ro1">
          <table:table-cell office:value-type="float" office:value="-1.69">
            <text:p>-1.69</text:p>
          </table:table-cell>
          <table:table-cell table:formula="of:=2*(SQRT(([.F$1]^2)*(([.A32]+1/(4*[.F$1]))^2)+([.F$2])^2)-SQRT(([.F$1]^2)*(([.A32]-1/(4*[.F$1]))^2)+([.F$3])^2)+0.5) -1" office:value-type="float" office:value="0.981087451700144">
            <text:p>0.9810874517</text:p>
          </table:table-cell>
          <table:table-cell table:formula="of:=2*(((([.F$1]^2)*([.A32] + (1/(4*[.F$1]))))/SQRT(([.F$1]^2)*([.A32] + (1/(4*[.F$1])))^2 +([.F$2])^2))-((([.F$1]^2)*([.A32] - (1/(4*[.F$1]))))/SQRT(([.F$1]^2)*([.A32] - (1/(4*[.F$1])))^2 +([.F$3])^2)))" office:value-type="float" office:value="-0.0217630300487102">
            <text:p>-0.02176303</text:p>
          </table:table-cell>
          <table:table-cell table:number-columns-repeated="5"/>
        </table:table-row>
        <table:table-row table:style-name="ro1">
          <table:table-cell office:value-type="float" office:value="-1.68">
            <text:p>-1.68</text:p>
          </table:table-cell>
          <table:table-cell table:formula="of:=2*(SQRT(([.F$1]^2)*(([.A33]+1/(4*[.F$1]))^2)+([.F$2])^2)-SQRT(([.F$1]^2)*(([.A33]-1/(4*[.F$1]))^2)+([.F$3])^2)+0.5) -1" office:value-type="float" office:value="0.980867946684132">
            <text:p>0.9808679467</text:p>
          </table:table-cell>
          <table:table-cell table:formula="of:=2*(((([.F$1]^2)*([.A33] + (1/(4*[.F$1]))))/SQRT(([.F$1]^2)*([.A33] + (1/(4*[.F$1])))^2 +([.F$2])^2))-((([.F$1]^2)*([.A33] - (1/(4*[.F$1]))))/SQRT(([.F$1]^2)*([.A33] - (1/(4*[.F$1])))^2 +([.F$3])^2)))" office:value-type="float" office:value="-0.0221393933448297">
            <text:p>-0.0221393933</text:p>
          </table:table-cell>
          <table:table-cell table:number-columns-repeated="5"/>
        </table:table-row>
        <table:table-row table:style-name="ro1">
          <table:table-cell office:value-type="float" office:value="-1.67">
            <text:p>-1.67</text:p>
          </table:table-cell>
          <table:table-cell table:formula="of:=2*(SQRT(([.F$1]^2)*(([.A34]+1/(4*[.F$1]))^2)+([.F$2])^2)-SQRT(([.F$1]^2)*(([.A34]-1/(4*[.F$1]))^2)+([.F$3])^2)+0.5) -1" office:value-type="float" office:value="0.980644635027495">
            <text:p>0.980644635</text:p>
          </table:table-cell>
          <table:table-cell table:formula="of:=2*(((([.F$1]^2)*([.A34] + (1/(4*[.F$1]))))/SQRT(([.F$1]^2)*([.A34] + (1/(4*[.F$1])))^2 +([.F$2])^2))-((([.F$1]^2)*([.A34] - (1/(4*[.F$1]))))/SQRT(([.F$1]^2)*([.A34] - (1/(4*[.F$1])))^2 +([.F$3])^2)))" office:value-type="float" office:value="-0.0225243986363957">
            <text:p>-0.0225243986</text:p>
          </table:table-cell>
          <table:table-cell table:number-columns-repeated="5"/>
        </table:table-row>
        <table:table-row table:style-name="ro1">
          <table:table-cell office:value-type="float" office:value="-1.66">
            <text:p>-1.66</text:p>
          </table:table-cell>
          <table:table-cell table:formula="of:=2*(SQRT(([.F$1]^2)*(([.A35]+1/(4*[.F$1]))^2)+([.F$2])^2)-SQRT(([.F$1]^2)*(([.A35]-1/(4*[.F$1]))^2)+([.F$3])^2)+0.5) -1" office:value-type="float" office:value="0.98041742908271">
            <text:p>0.9804174291</text:p>
          </table:table-cell>
          <table:table-cell table:formula="of:=2*(((([.F$1]^2)*([.A35] + (1/(4*[.F$1]))))/SQRT(([.F$1]^2)*([.A35] + (1/(4*[.F$1])))^2 +([.F$2])^2))-((([.F$1]^2)*([.A35] - (1/(4*[.F$1]))))/SQRT(([.F$1]^2)*([.A35] - (1/(4*[.F$1])))^2 +([.F$3])^2)))" office:value-type="float" office:value="-0.0229182928165947">
            <text:p>-0.0229182928</text:p>
          </table:table-cell>
          <table:table-cell table:number-columns-repeated="5"/>
        </table:table-row>
        <table:table-row table:style-name="ro1">
          <table:table-cell office:value-type="float" office:value="-1.65">
            <text:p>-1.65</text:p>
          </table:table-cell>
          <table:table-cell table:formula="of:=2*(SQRT(([.F$1]^2)*(([.A36]+1/(4*[.F$1]))^2)+([.F$2])^2)-SQRT(([.F$1]^2)*(([.A36]-1/(4*[.F$1]))^2)+([.F$3])^2)+0.5) -1" office:value-type="float" office:value="0.980186238691463">
            <text:p>0.9801862387</text:p>
          </table:table-cell>
          <table:table-cell table:formula="of:=2*(((([.F$1]^2)*([.A36] + (1/(4*[.F$1]))))/SQRT(([.F$1]^2)*([.A36] + (1/(4*[.F$1])))^2 +([.F$2])^2))-((([.F$1]^2)*([.A36] - (1/(4*[.F$1]))))/SQRT(([.F$1]^2)*([.A36] - (1/(4*[.F$1])))^2 +([.F$3])^2)))" office:value-type="float" office:value="-0.0233213311983391">
            <text:p>-0.0233213312</text:p>
          </table:table-cell>
          <table:table-cell table:number-columns-repeated="5"/>
        </table:table-row>
        <table:table-row table:style-name="ro1">
          <table:table-cell office:value-type="float" office:value="-1.64">
            <text:p>-1.64</text:p>
          </table:table-cell>
          <table:table-cell table:formula="of:=2*(SQRT(([.F$1]^2)*(([.A37]+1/(4*[.F$1]))^2)+([.F$2])^2)-SQRT(([.F$1]^2)*(([.A37]-1/(4*[.F$1]))^2)+([.F$3])^2)+0.5) -1" office:value-type="float" office:value="0.979950971098862">
            <text:p>0.9799509711</text:p>
          </table:table-cell>
          <table:table-cell table:formula="of:=2*(((([.F$1]^2)*([.A37] + (1/(4*[.F$1]))))/SQRT(([.F$1]^2)*([.A37] + (1/(4*[.F$1])))^2 +([.F$2])^2))-((([.F$1]^2)*([.A37] - (1/(4*[.F$1]))))/SQRT(([.F$1]^2)*([.A37] - (1/(4*[.F$1])))^2 +([.F$3])^2)))" office:value-type="float" office:value="-0.0237337778472178">
            <text:p>-0.0237337778</text:p>
          </table:table-cell>
          <table:table-cell table:number-columns-repeated="5"/>
        </table:table-row>
        <table:table-row table:style-name="ro1">
          <table:table-cell office:value-type="float" office:value="-1.63">
            <text:p>-1.63</text:p>
          </table:table-cell>
          <table:table-cell table:formula="of:=2*(SQRT(([.F$1]^2)*(([.A38]+1/(4*[.F$1]))^2)+([.F$2])^2)-SQRT(([.F$1]^2)*(([.A38]-1/(4*[.F$1]))^2)+([.F$3])^2)+0.5) -1" office:value-type="float" office:value="0.97971153086413">
            <text:p>0.9797115309</text:p>
          </table:table-cell>
          <table:table-cell table:formula="of:=2*(((([.F$1]^2)*([.A38] + (1/(4*[.F$1]))))/SQRT(([.F$1]^2)*([.A38] + (1/(4*[.F$1])))^2 +([.F$2])^2))-((([.F$1]^2)*([.A38] - (1/(4*[.F$1]))))/SQRT(([.F$1]^2)*([.A38] - (1/(4*[.F$1])))^2 +([.F$3])^2)))" office:value-type="float" office:value="-0.0241559059294261">
            <text:p>-0.0241559059</text:p>
          </table:table-cell>
          <table:table-cell table:number-columns-repeated="5"/>
        </table:table-row>
        <table:table-row table:style-name="ro1">
          <table:table-cell office:value-type="float" office:value="-1.62">
            <text:p>-1.62</text:p>
          </table:table-cell>
          <table:table-cell table:formula="of:=2*(SQRT(([.F$1]^2)*(([.A39]+1/(4*[.F$1]))^2)+([.F$2])^2)-SQRT(([.F$1]^2)*(([.A39]-1/(4*[.F$1]))^2)+([.F$3])^2)+0.5) -1" office:value-type="float" office:value="0.979467819767823">
            <text:p>0.9794678198</text:p>
          </table:table-cell>
          <table:table-cell table:formula="of:=2*(((([.F$1]^2)*([.A39] + (1/(4*[.F$1]))))/SQRT(([.F$1]^2)*([.A39] + (1/(4*[.F$1])))^2 +([.F$2])^2))-((([.F$1]^2)*([.A39] - (1/(4*[.F$1]))))/SQRT(([.F$1]^2)*([.A39] - (1/(4*[.F$1])))^2 +([.F$3])^2)))" office:value-type="float" office:value="-0.0245879980753507">
            <text:p>-0.0245879981</text:p>
          </table:table-cell>
          <table:table-cell table:number-columns-repeated="5"/>
        </table:table-row>
        <table:table-row table:style-name="ro1">
          <table:table-cell office:value-type="float" office:value="-1.61">
            <text:p>-1.61</text:p>
          </table:table-cell>
          <table:table-cell table:formula="of:=2*(SQRT(([.F$1]^2)*(([.A40]+1/(4*[.F$1]))^2)+([.F$2])^2)-SQRT(([.F$1]^2)*(([.A40]-1/(4*[.F$1]))^2)+([.F$3])^2)+0.5) -1" office:value-type="float" office:value="0.979219736715297">
            <text:p>0.9792197367</text:p>
          </table:table-cell>
          <table:table-cell table:formula="of:=2*(((([.F$1]^2)*([.A40] + (1/(4*[.F$1]))))/SQRT(([.F$1]^2)*([.A40] + (1/(4*[.F$1])))^2 +([.F$2])^2))-((([.F$1]^2)*([.A40] - (1/(4*[.F$1]))))/SQRT(([.F$1]^2)*([.A40] - (1/(4*[.F$1])))^2 +([.F$3])^2)))" office:value-type="float" office:value="-0.0250303467596407">
            <text:p>-0.0250303468</text:p>
          </table:table-cell>
          <table:table-cell table:number-columns-repeated="5"/>
        </table:table-row>
        <table:table-row table:style-name="ro1">
          <table:table-cell office:value-type="float" office:value="-1.6">
            <text:p>-1.6</text:p>
          </table:table-cell>
          <table:table-cell table:formula="of:=2*(SQRT(([.F$1]^2)*(([.A41]+1/(4*[.F$1]))^2)+([.F$2])^2)-SQRT(([.F$1]^2)*(([.A41]-1/(4*[.F$1]))^2)+([.F$3])^2)+0.5) -1" office:value-type="float" office:value="0.978967177636296">
            <text:p>0.9789671776</text:p>
          </table:table-cell>
          <table:table-cell table:formula="of:=2*(((([.F$1]^2)*([.A41] + (1/(4*[.F$1]))))/SQRT(([.F$1]^2)*([.A41] + (1/(4*[.F$1])))^2 +([.F$2])^2))-((([.F$1]^2)*([.A41] - (1/(4*[.F$1]))))/SQRT(([.F$1]^2)*([.A41] - (1/(4*[.F$1])))^2 +([.F$3])^2)))" office:value-type="float" office:value="-0.0254832546986137">
            <text:p>-0.0254832547</text:p>
          </table:table-cell>
          <table:table-cell table:number-columns-repeated="5"/>
        </table:table-row>
        <table:table-row table:style-name="ro1">
          <table:table-cell office:value-type="float" office:value="-1.59">
            <text:p>-1.59</text:p>
          </table:table-cell>
          <table:table-cell table:formula="of:=2*(SQRT(([.F$1]^2)*(([.A42]+1/(4*[.F$1]))^2)+([.F$2])^2)-SQRT(([.F$1]^2)*(([.A42]-1/(4*[.F$1]))^2)+([.F$3])^2)+0.5) -1" office:value-type="float" office:value="0.978710035380466">
            <text:p>0.9787100354</text:p>
          </table:table-cell>
          <table:table-cell table:formula="of:=2*(((([.F$1]^2)*([.A42] + (1/(4*[.F$1]))))/SQRT(([.F$1]^2)*([.A42] + (1/(4*[.F$1])))^2 +([.F$2])^2))-((([.F$1]^2)*([.A42] - (1/(4*[.F$1]))))/SQRT(([.F$1]^2)*([.A42] - (1/(4*[.F$1])))^2 +([.F$3])^2)))" office:value-type="float" office:value="-0.0259470352658191">
            <text:p>-0.0259470353</text:p>
          </table:table-cell>
          <table:table-cell table:number-columns-repeated="5"/>
        </table:table-row>
        <table:table-row table:style-name="ro1">
          <table:table-cell office:value-type="float" office:value="-1.58">
            <text:p>-1.58</text:p>
          </table:table-cell>
          <table:table-cell table:formula="of:=2*(SQRT(([.F$1]^2)*(([.A43]+1/(4*[.F$1]))^2)+([.F$2])^2)-SQRT(([.F$1]^2)*(([.A43]-1/(4*[.F$1]))^2)+([.F$3])^2)+0.5) -1" office:value-type="float" office:value="0.978448199608621">
            <text:p>0.9784481996</text:p>
          </table:table-cell>
          <table:table-cell table:formula="of:=2*(((([.F$1]^2)*([.A43] + (1/(4*[.F$1]))))/SQRT(([.F$1]^2)*([.A43] + (1/(4*[.F$1])))^2 +([.F$2])^2))-((([.F$1]^2)*([.A43] - (1/(4*[.F$1]))))/SQRT(([.F$1]^2)*([.A43] - (1/(4*[.F$1])))^2 +([.F$3])^2)))" office:value-type="float" office:value="-0.0264220129267549">
            <text:p>-0.0264220129</text:p>
          </table:table-cell>
          <table:table-cell table:number-columns-repeated="5"/>
        </table:table-row>
        <table:table-row table:style-name="ro1">
          <table:table-cell office:value-type="float" office:value="-1.57">
            <text:p>-1.57</text:p>
          </table:table-cell>
          <table:table-cell table:formula="of:=2*(SQRT(([.F$1]^2)*(([.A44]+1/(4*[.F$1]))^2)+([.F$2])^2)-SQRT(([.F$1]^2)*(([.A44]-1/(4*[.F$1]))^2)+([.F$3])^2)+0.5) -1" office:value-type="float" office:value="0.978181556679576">
            <text:p>0.9781815567</text:p>
          </table:table-cell>
          <table:table-cell table:formula="of:=2*(((([.F$1]^2)*([.A44] + (1/(4*[.F$1]))))/SQRT(([.F$1]^2)*([.A44] + (1/(4*[.F$1])))^2 +([.F$2])^2))-((([.F$1]^2)*([.A44] - (1/(4*[.F$1]))))/SQRT(([.F$1]^2)*([.A44] - (1/(4*[.F$1])))^2 +([.F$3])^2)))" office:value-type="float" office:value="-0.0269085236936561">
            <text:p>-0.0269085237</text:p>
          </table:table-cell>
          <table:table-cell table:number-columns-repeated="5"/>
        </table:table-row>
        <table:table-row table:style-name="ro1">
          <table:table-cell office:value-type="float" office:value="-1.56">
            <text:p>-1.56</text:p>
          </table:table-cell>
          <table:table-cell table:formula="of:=2*(SQRT(([.F$1]^2)*(([.A45]+1/(4*[.F$1]))^2)+([.F$2])^2)-SQRT(([.F$1]^2)*(([.A45]-1/(4*[.F$1]))^2)+([.F$3])^2)+0.5) -1" office:value-type="float" office:value="0.977909989532336">
            <text:p>0.9779099895</text:p>
          </table:table-cell>
          <table:table-cell table:formula="of:=2*(((([.F$1]^2)*([.A45] + (1/(4*[.F$1]))))/SQRT(([.F$1]^2)*([.A45] + (1/(4*[.F$1])))^2 +([.F$2])^2))-((([.F$1]^2)*([.A45] - (1/(4*[.F$1]))))/SQRT(([.F$1]^2)*([.A45] - (1/(4*[.F$1])))^2 +([.F$3])^2)))" office:value-type="float" office:value="-0.0274069156014214">
            <text:p>-0.0274069156</text:p>
          </table:table-cell>
          <table:table-cell table:number-columns-repeated="5"/>
        </table:table-row>
        <table:table-row table:style-name="ro1">
          <table:table-cell office:value-type="float" office:value="-1.55">
            <text:p>-1.55</text:p>
          </table:table-cell>
          <table:table-cell table:formula="of:=2*(SQRT(([.F$1]^2)*(([.A46]+1/(4*[.F$1]))^2)+([.F$2])^2)-SQRT(([.F$1]^2)*(([.A46]-1/(4*[.F$1]))^2)+([.F$3])^2)+0.5) -1" office:value-type="float" office:value="0.977633377563343">
            <text:p>0.9776333776</text:p>
          </table:table-cell>
          <table:table-cell table:formula="of:=2*(((([.F$1]^2)*([.A46] + (1/(4*[.F$1]))))/SQRT(([.F$1]^2)*([.A46] + (1/(4*[.F$1])))^2 +([.F$2])^2))-((([.F$1]^2)*([.A46] - (1/(4*[.F$1]))))/SQRT(([.F$1]^2)*([.A46] - (1/(4*[.F$1])))^2 +([.F$3])^2)))" office:value-type="float" office:value="-0.0279175492058066">
            <text:p>-0.0279175492</text:p>
          </table:table-cell>
          <table:table-cell table:number-columns-repeated="5"/>
        </table:table-row>
        <table:table-row table:style-name="ro1">
          <table:table-cell office:value-type="float" office:value="-1.54">
            <text:p>-1.54</text:p>
          </table:table-cell>
          <table:table-cell table:formula="of:=2*(SQRT(([.F$1]^2)*(([.A47]+1/(4*[.F$1]))^2)+([.F$2])^2)-SQRT(([.F$1]^2)*(([.A47]-1/(4*[.F$1]))^2)+([.F$3])^2)+0.5) -1" office:value-type="float" office:value="0.977351596498746">
            <text:p>0.9773515965</text:p>
          </table:table-cell>
          <table:table-cell table:formula="of:=2*(((([.F$1]^2)*([.A47] + (1/(4*[.F$1]))))/SQRT(([.F$1]^2)*([.A47] + (1/(4*[.F$1])))^2 +([.F$2])^2))-((([.F$1]^2)*([.A47] - (1/(4*[.F$1]))))/SQRT(([.F$1]^2)*([.A47] - (1/(4*[.F$1])))^2 +([.F$3])^2)))" office:value-type="float" office:value="-0.0284407981049366">
            <text:p>-0.0284407981</text:p>
          </table:table-cell>
          <table:table-cell table:number-columns-repeated="5"/>
        </table:table-row>
        <table:table-row table:style-name="ro1">
          <table:table-cell office:value-type="float" office:value="-1.53">
            <text:p>-1.53</text:p>
          </table:table-cell>
          <table:table-cell table:formula="of:=2*(SQRT(([.F$1]^2)*(([.A48]+1/(4*[.F$1]))^2)+([.F$2])^2)-SQRT(([.F$1]^2)*(([.A48]-1/(4*[.F$1]))^2)+([.F$3])^2)+0.5) -1" office:value-type="float" office:value="0.977064518261216">
            <text:p>0.9770645183</text:p>
          </table:table-cell>
          <table:table-cell table:formula="of:=2*(((([.F$1]^2)*([.A48] + (1/(4*[.F$1]))))/SQRT(([.F$1]^2)*([.A48] + (1/(4*[.F$1])))^2 +([.F$2])^2))-((([.F$1]^2)*([.A48] - (1/(4*[.F$1]))))/SQRT(([.F$1]^2)*([.A48] - (1/(4*[.F$1])))^2 +([.F$3])^2)))" office:value-type="float" office:value="-0.0289770494854871">
            <text:p>-0.0289770495</text:p>
          </table:table-cell>
          <table:table-cell table:number-columns-repeated="5"/>
        </table:table-row>
        <table:table-row table:style-name="ro1">
          <table:table-cell office:value-type="float" office:value="-1.52">
            <text:p>-1.52</text:p>
          </table:table-cell>
          <table:table-cell table:formula="of:=2*(SQRT(([.F$1]^2)*(([.A49]+1/(4*[.F$1]))^2)+([.F$2])^2)-SQRT(([.F$1]^2)*(([.A49]-1/(4*[.F$1]))^2)+([.F$3])^2)+0.5) -1" office:value-type="float" office:value="0.976772010831244">
            <text:p>0.9767720108</text:p>
          </table:table-cell>
          <table:table-cell table:formula="of:=2*(((([.F$1]^2)*([.A49] + (1/(4*[.F$1]))))/SQRT(([.F$1]^2)*([.A49] + (1/(4*[.F$1])))^2 +([.F$2])^2))-((([.F$1]^2)*([.A49] - (1/(4*[.F$1]))))/SQRT(([.F$1]^2)*([.A49] - (1/(4*[.F$1])))^2 +([.F$3])^2)))" office:value-type="float" office:value="-0.0295267046947352">
            <text:p>-0.0295267047</text:p>
          </table:table-cell>
          <table:table-cell table:number-columns-repeated="5"/>
        </table:table-row>
        <table:table-row table:style-name="ro1">
          <table:table-cell office:value-type="float" office:value="-1.51">
            <text:p>-1.51</text:p>
          </table:table-cell>
          <table:table-cell table:formula="of:=2*(SQRT(([.F$1]^2)*(([.A50]+1/(4*[.F$1]))^2)+([.F$2])^2)-SQRT(([.F$1]^2)*(([.A50]-1/(4*[.F$1]))^2)+([.F$3])^2)+0.5) -1" office:value-type="float" office:value="0.976473938102572">
            <text:p>0.9764739381</text:p>
          </table:table-cell>
          <table:table-cell table:formula="of:=2*(((([.F$1]^2)*([.A50] + (1/(4*[.F$1]))))/SQRT(([.F$1]^2)*([.A50] + (1/(4*[.F$1])))^2 +([.F$2])^2))-((([.F$1]^2)*([.A50] - (1/(4*[.F$1]))))/SQRT(([.F$1]^2)*([.A50] - (1/(4*[.F$1])))^2 +([.F$3])^2)))" office:value-type="float" office:value="-0.0300901798398581">
            <text:p>-0.0300901798</text:p>
          </table:table-cell>
          <table:table-cell table:number-columns-repeated="5"/>
        </table:table-row>
        <table:table-row table:style-name="ro1">
          <table:table-cell office:value-type="float" office:value="-1.5">
            <text:p>-1.5</text:p>
          </table:table-cell>
          <table:table-cell table:formula="of:=2*(SQRT(([.F$1]^2)*(([.A51]+1/(4*[.F$1]))^2)+([.F$2])^2)-SQRT(([.F$1]^2)*(([.A51]-1/(4*[.F$1]))^2)+([.F$3])^2)+0.5) -1" office:value-type="float" office:value="0.97617015973146">
            <text:p>0.9761701597</text:p>
          </table:table-cell>
          <table:table-cell table:formula="of:=2*(((([.F$1]^2)*([.A51] + (1/(4*[.F$1]))))/SQRT(([.F$1]^2)*([.A51] + (1/(4*[.F$1])))^2 +([.F$2])^2))-((([.F$1]^2)*([.A51] - (1/(4*[.F$1]))))/SQRT(([.F$1]^2)*([.A51] - (1/(4*[.F$1])))^2 +([.F$3])^2)))" office:value-type="float" office:value="-0.0306679064159994">
            <text:p>-0.0306679064</text:p>
          </table:table-cell>
          <table:table-cell table:number-columns-repeated="5"/>
        </table:table-row>
        <table:table-row table:style-name="ro1">
          <table:table-cell office:value-type="float" office:value="-1.49">
            <text:p>-1.49</text:p>
          </table:table-cell>
          <table:table-cell table:formula="of:=2*(SQRT(([.F$1]^2)*(([.A52]+1/(4*[.F$1]))^2)+([.F$2])^2)-SQRT(([.F$1]^2)*(([.A52]-1/(4*[.F$1]))^2)+([.F$3])^2)+0.5) -1" office:value-type="float" office:value="0.975860530979539">
            <text:p>0.975860531</text:p>
          </table:table-cell>
          <table:table-cell table:formula="of:=2*(((([.F$1]^2)*([.A52] + (1/(4*[.F$1]))))/SQRT(([.F$1]^2)*([.A52] + (1/(4*[.F$1])))^2 +([.F$2])^2))-((([.F$1]^2)*([.A52] - (1/(4*[.F$1]))))/SQRT(([.F$1]^2)*([.A52] - (1/(4*[.F$1])))^2 +([.F$3])^2)))" office:value-type="float" office:value="-0.0312603319645159">
            <text:p>-0.031260332</text:p>
          </table:table-cell>
          <table:table-cell table:number-columns-repeated="5"/>
        </table:table-row>
        <table:table-row table:style-name="ro1">
          <table:table-cell office:value-type="float" office:value="-1.48">
            <text:p>-1.48</text:p>
          </table:table-cell>
          <table:table-cell table:formula="of:=2*(SQRT(([.F$1]^2)*(([.A53]+1/(4*[.F$1]))^2)+([.F$2])^2)-SQRT(([.F$1]^2)*(([.A53]-1/(4*[.F$1]))^2)+([.F$3])^2)+0.5) -1" office:value-type="float" office:value="0.975544902549942">
            <text:p>0.9755449025</text:p>
          </table:table-cell>
          <table:table-cell table:formula="of:=2*(((([.F$1]^2)*([.A53] + (1/(4*[.F$1]))))/SQRT(([.F$1]^2)*([.A53] + (1/(4*[.F$1])))^2 +([.F$2])^2))-((([.F$1]^2)*([.A53] - (1/(4*[.F$1]))))/SQRT(([.F$1]^2)*([.A53] - (1/(4*[.F$1])))^2 +([.F$3])^2)))" office:value-type="float" office:value="-0.0318679207631227">
            <text:p>-0.0318679208</text:p>
          </table:table-cell>
          <table:table-cell table:number-columns-repeated="5"/>
        </table:table-row>
        <table:table-row table:style-name="ro1">
          <table:table-cell office:value-type="float" office:value="-1.47">
            <text:p>-1.47</text:p>
          </table:table-cell>
          <table:table-cell table:formula="of:=2*(SQRT(([.F$1]^2)*(([.A54]+1/(4*[.F$1]))^2)+([.F$2])^2)-SQRT(([.F$1]^2)*(([.A54]-1/(4*[.F$1]))^2)+([.F$3])^2)+0.5) -1" office:value-type="float" office:value="0.975223120416342">
            <text:p>0.9752231204</text:p>
          </table:table-cell>
          <table:table-cell table:formula="of:=2*(((([.F$1]^2)*([.A54] + (1/(4*[.F$1]))))/SQRT(([.F$1]^2)*([.A54] + (1/(4*[.F$1])))^2 +([.F$2])^2))-((([.F$1]^2)*([.A54] - (1/(4*[.F$1]))))/SQRT(([.F$1]^2)*([.A54] - (1/(4*[.F$1])))^2 +([.F$3])^2)))" office:value-type="float" office:value="-0.0324911545495894">
            <text:p>-0.0324911545</text:p>
          </table:table-cell>
          <table:table-cell table:number-columns-repeated="5"/>
        </table:table-row>
        <table:table-row table:style-name="ro1">
          <table:table-cell office:value-type="float" office:value="-1.46">
            <text:p>-1.46</text:p>
          </table:table-cell>
          <table:table-cell table:formula="of:=2*(SQRT(([.F$1]^2)*(([.A55]+1/(4*[.F$1]))^2)+([.F$2])^2)-SQRT(([.F$1]^2)*(([.A55]-1/(4*[.F$1]))^2)+([.F$3])^2)+0.5) -1" office:value-type="float" office:value="0.974895025644582">
            <text:p>0.9748950256</text:p>
          </table:table-cell>
          <table:table-cell table:formula="of:=2*(((([.F$1]^2)*([.A55] + (1/(4*[.F$1]))))/SQRT(([.F$1]^2)*([.A55] + (1/(4*[.F$1])))^2 +([.F$2])^2))-((([.F$1]^2)*([.A55] - (1/(4*[.F$1]))))/SQRT(([.F$1]^2)*([.A55] - (1/(4*[.F$1])))^2 +([.F$3])^2)))" office:value-type="float" office:value="-0.0331305332808327">
            <text:p>-0.0331305333</text:p>
          </table:table-cell>
          <table:table-cell table:number-columns-repeated="5"/>
        </table:table-row>
        <table:table-row table:style-name="ro1">
          <table:table-cell office:value-type="float" office:value="-1.45">
            <text:p>-1.45</text:p>
          </table:table-cell>
          <table:table-cell table:formula="of:=2*(SQRT(([.F$1]^2)*(([.A56]+1/(4*[.F$1]))^2)+([.F$2])^2)-SQRT(([.F$1]^2)*(([.A56]-1/(4*[.F$1]))^2)+([.F$3])^2)+0.5) -1" office:value-type="float" office:value="0.974560454206536">
            <text:p>0.9745604542</text:p>
          </table:table-cell>
          <table:table-cell table:formula="of:=2*(((([.F$1]^2)*([.A56] + (1/(4*[.F$1]))))/SQRT(([.F$1]^2)*([.A56] + (1/(4*[.F$1])))^2 +([.F$2])^2))-((([.F$1]^2)*([.A56] - (1/(4*[.F$1]))))/SQRT(([.F$1]^2)*([.A56] - (1/(4*[.F$1])))^2 +([.F$3])^2)))" office:value-type="float" office:value="-0.033786575929339">
            <text:p>-0.0337865759</text:p>
          </table:table-cell>
          <table:table-cell table:number-columns-repeated="5"/>
        </table:table-row>
        <table:table-row table:style-name="ro1">
          <table:table-cell office:value-type="float" office:value="-1.44">
            <text:p>-1.44</text:p>
          </table:table-cell>
          <table:table-cell table:formula="of:=2*(SQRT(([.F$1]^2)*(([.A57]+1/(4*[.F$1]))^2)+([.F$2])^2)-SQRT(([.F$1]^2)*(([.A57]-1/(4*[.F$1]))^2)+([.F$3])^2)+0.5) -1" office:value-type="float" office:value="0.974219236785824">
            <text:p>0.9742192368</text:p>
          </table:table-cell>
          <table:table-cell table:formula="of:=2*(((([.F$1]^2)*([.A57] + (1/(4*[.F$1]))))/SQRT(([.F$1]^2)*([.A57] + (1/(4*[.F$1])))^2 +([.F$2])^2))-((([.F$1]^2)*([.A57] - (1/(4*[.F$1]))))/SQRT(([.F$1]^2)*([.A57] - (1/(4*[.F$1])))^2 +([.F$3])^2)))" office:value-type="float" office:value="-0.0344598213188778">
            <text:p>-0.0344598213</text:p>
          </table:table-cell>
          <table:table-cell table:number-columns-repeated="5"/>
        </table:table-row>
        <table:table-row table:style-name="ro1">
          <table:table-cell office:value-type="float" office:value="-1.43">
            <text:p>-1.43</text:p>
          </table:table-cell>
          <table:table-cell table:formula="of:=2*(SQRT(([.F$1]^2)*(([.A58]+1/(4*[.F$1]))^2)+([.F$2])^2)-SQRT(([.F$1]^2)*(([.A58]-1/(4*[.F$1]))^2)+([.F$3])^2)+0.5) -1" office:value-type="float" office:value="0.973871198574923">
            <text:p>0.9738711986</text:p>
          </table:table-cell>
          <table:table-cell table:formula="of:=2*(((([.F$1]^2)*([.A58] + (1/(4*[.F$1]))))/SQRT(([.F$1]^2)*([.A58] + (1/(4*[.F$1])))^2 +([.F$2])^2))-((([.F$1]^2)*([.A58] - (1/(4*[.F$1]))))/SQRT(([.F$1]^2)*([.A58] - (1/(4*[.F$1])))^2 +([.F$3])^2)))" office:value-type="float" office:value="-0.0351508290017755">
            <text:p>-0.035150829</text:p>
          </table:table-cell>
          <table:table-cell table:number-columns-repeated="5"/>
        </table:table-row>
        <table:table-row table:style-name="ro1">
          <table:table-cell office:value-type="float" office:value="-1.42">
            <text:p>-1.42</text:p>
          </table:table-cell>
          <table:table-cell table:formula="of:=2*(SQRT(([.F$1]^2)*(([.A59]+1/(4*[.F$1]))^2)+([.F$2])^2)-SQRT(([.F$1]^2)*(([.A59]-1/(4*[.F$1]))^2)+([.F$3])^2)+0.5) -1" office:value-type="float" office:value="0.973516159063315">
            <text:p>0.9735161591</text:p>
          </table:table-cell>
          <table:table-cell table:formula="of:=2*(((([.F$1]^2)*([.A59] + (1/(4*[.F$1]))))/SQRT(([.F$1]^2)*([.A59] + (1/(4*[.F$1])))^2 +([.F$2])^2))-((([.F$1]^2)*([.A59] - (1/(4*[.F$1]))))/SQRT(([.F$1]^2)*([.A59] - (1/(4*[.F$1])))^2 +([.F$3])^2)))" office:value-type="float" office:value="-0.0358601801799594">
            <text:p>-0.0358601802</text:p>
          </table:table-cell>
          <table:table-cell table:number-columns-repeated="5"/>
        </table:table-row>
        <table:table-row table:style-name="ro1">
          <table:table-cell office:value-type="float" office:value="-1.41">
            <text:p>-1.41</text:p>
          </table:table-cell>
          <table:table-cell table:formula="of:=2*(SQRT(([.F$1]^2)*(([.A60]+1/(4*[.F$1]))^2)+([.F$2])^2)-SQRT(([.F$1]^2)*(([.A60]-1/(4*[.F$1]))^2)+([.F$3])^2)+0.5) -1" office:value-type="float" office:value="0.973153931816231">
            <text:p>0.9731539318</text:p>
          </table:table-cell>
          <table:table-cell table:formula="of:=2*(((([.F$1]^2)*([.A60] + (1/(4*[.F$1]))))/SQRT(([.F$1]^2)*([.A60] + (1/(4*[.F$1])))^2 +([.F$2])^2))-((([.F$1]^2)*([.A60] - (1/(4*[.F$1]))))/SQRT(([.F$1]^2)*([.A60] - (1/(4*[.F$1])))^2 +([.F$3])^2)))" office:value-type="float" office:value="-0.0365884786721846">
            <text:p>-0.0365884787</text:p>
          </table:table-cell>
          <table:table-cell table:number-columns-repeated="5"/>
        </table:table-row>
        <table:table-row table:style-name="ro1">
          <table:table-cell office:value-type="float" office:value="-1.4">
            <text:p>-1.4</text:p>
          </table:table-cell>
          <table:table-cell table:formula="of:=2*(SQRT(([.F$1]^2)*(([.A61]+1/(4*[.F$1]))^2)+([.F$2])^2)-SQRT(([.F$1]^2)*(([.A61]-1/(4*[.F$1]))^2)+([.F$3])^2)+0.5) -1" office:value-type="float" office:value="0.972784324243399">
            <text:p>0.9727843242</text:p>
          </table:table-cell>
          <table:table-cell table:formula="of:=2*(((([.F$1]^2)*([.A61] + (1/(4*[.F$1]))))/SQRT(([.F$1]^2)*([.A61] + (1/(4*[.F$1])))^2 +([.F$2])^2))-((([.F$1]^2)*([.A61] - (1/(4*[.F$1]))))/SQRT(([.F$1]^2)*([.A61] - (1/(4*[.F$1])))^2 +([.F$3])^2)))" office:value-type="float" office:value="-0.0373363519300938">
            <text:p>-0.0373363519</text:p>
          </table:table-cell>
          <table:table-cell table:number-columns-repeated="5"/>
        </table:table-row>
        <table:table-row table:style-name="ro1">
          <table:table-cell office:value-type="float" office:value="-1.39">
            <text:p>-1.39</text:p>
          </table:table-cell>
          <table:table-cell table:formula="of:=2*(SQRT(([.F$1]^2)*(([.A62]+1/(4*[.F$1]))^2)+([.F$2])^2)-SQRT(([.F$1]^2)*(([.A62]-1/(4*[.F$1]))^2)+([.F$3])^2)+0.5) -1" office:value-type="float" office:value="0.972407137357443">
            <text:p>0.9724071374</text:p>
          </table:table-cell>
          <table:table-cell table:formula="of:=2*(((([.F$1]^2)*([.A62] + (1/(4*[.F$1]))))/SQRT(([.F$1]^2)*([.A62] + (1/(4*[.F$1])))^2 +([.F$2])^2))-((([.F$1]^2)*([.A62] - (1/(4*[.F$1]))))/SQRT(([.F$1]^2)*([.A62] - (1/(4*[.F$1])))^2 +([.F$3])^2)))" office:value-type="float" office:value="-0.038104452105749">
            <text:p>-0.0381044521</text:p>
          </table:table-cell>
          <table:table-cell table:number-columns-repeated="5"/>
        </table:table-row>
        <table:table-row table:style-name="ro1">
          <table:table-cell office:value-type="float" office:value="-1.38">
            <text:p>-1.38</text:p>
          </table:table-cell>
          <table:table-cell table:formula="of:=2*(SQRT(([.F$1]^2)*(([.A63]+1/(4*[.F$1]))^2)+([.F$2])^2)-SQRT(([.F$1]^2)*(([.A63]-1/(4*[.F$1]))^2)+([.F$3])^2)+0.5) -1" office:value-type="float" office:value="0.97202216552131">
            <text:p>0.9720221655</text:p>
          </table:table-cell>
          <table:table-cell table:formula="of:=2*(((([.F$1]^2)*([.A63] + (1/(4*[.F$1]))))/SQRT(([.F$1]^2)*([.A63] + (1/(4*[.F$1])))^2 +([.F$2])^2))-((([.F$1]^2)*([.A63] - (1/(4*[.F$1]))))/SQRT(([.F$1]^2)*([.A63] - (1/(4*[.F$1])))^2 +([.F$3])^2)))" office:value-type="float" office:value="-0.0388934571736002">
            <text:p>-0.0388934572</text:p>
          </table:table-cell>
          <table:table-cell table:number-columns-repeated="5"/>
        </table:table-row>
        <table:table-row table:style-name="ro1">
          <table:table-cell office:value-type="float" office:value="-1.37">
            <text:p>-1.37</text:p>
          </table:table-cell>
          <table:table-cell table:formula="of:=2*(SQRT(([.F$1]^2)*(([.A64]+1/(4*[.F$1]))^2)+([.F$2])^2)-SQRT(([.F$1]^2)*(([.A64]-1/(4*[.F$1]))^2)+([.F$3])^2)+0.5) -1" office:value-type="float" office:value="0.97162919618421">
            <text:p>0.9716291962</text:p>
          </table:table-cell>
          <table:table-cell table:formula="of:=2*(((([.F$1]^2)*([.A64] + (1/(4*[.F$1]))))/SQRT(([.F$1]^2)*([.A64] + (1/(4*[.F$1])))^2 +([.F$2])^2))-((([.F$1]^2)*([.A64] - (1/(4*[.F$1]))))/SQRT(([.F$1]^2)*([.A64] - (1/(4*[.F$1])))^2 +([.F$3])^2)))" office:value-type="float" office:value="-0.0397040721098723">
            <text:p>-0.0397040721</text:p>
          </table:table-cell>
          <table:table-cell table:number-columns-repeated="5"/>
        </table:table-row>
        <table:table-row table:style-name="ro1">
          <table:table-cell office:value-type="float" office:value="-1.36">
            <text:p>-1.36</text:p>
          </table:table-cell>
          <table:table-cell table:formula="of:=2*(SQRT(([.F$1]^2)*(([.A65]+1/(4*[.F$1]))^2)+([.F$2])^2)-SQRT(([.F$1]^2)*(([.A65]-1/(4*[.F$1]))^2)+([.F$3])^2)+0.5) -1" office:value-type="float" office:value="0.971228009605436">
            <text:p>0.9712280096</text:p>
          </table:table-cell>
          <table:table-cell table:formula="of:=2*(((([.F$1]^2)*([.A65] + (1/(4*[.F$1]))))/SQRT(([.F$1]^2)*([.A65] + (1/(4*[.F$1])))^2 +([.F$2])^2))-((([.F$1]^2)*([.A65] - (1/(4*[.F$1]))))/SQRT(([.F$1]^2)*([.A65] - (1/(4*[.F$1])))^2 +([.F$3])^2)))" office:value-type="float" office:value="-0.0405370301327537">
            <text:p>-0.0405370301</text:p>
          </table:table-cell>
          <table:table-cell table:number-columns-repeated="5"/>
        </table:table-row>
        <table:table-row table:style-name="ro1">
          <table:table-cell office:value-type="float" office:value="-1.35">
            <text:p>-1.35</text:p>
          </table:table-cell>
          <table:table-cell table:formula="of:=2*(SQRT(([.F$1]^2)*(([.A66]+1/(4*[.F$1]))^2)+([.F$2])^2)-SQRT(([.F$1]^2)*(([.A66]-1/(4*[.F$1]))^2)+([.F$3])^2)+0.5) -1" office:value-type="float" office:value="0.97081837856549">
            <text:p>0.9708183786</text:p>
          </table:table-cell>
          <table:table-cell table:formula="of:=2*(((([.F$1]^2)*([.A66] + (1/(4*[.F$1]))))/SQRT(([.F$1]^2)*([.A66] + (1/(4*[.F$1])))^2 +([.F$2])^2))-((([.F$1]^2)*([.A66] - (1/(4*[.F$1]))))/SQRT(([.F$1]^2)*([.A66] - (1/(4*[.F$1])))^2 +([.F$3])^2)))" office:value-type="float" office:value="-0.0413930940067111">
            <text:p>-0.041393094</text:p>
          </table:table-cell>
          <table:table-cell table:number-columns-repeated="5"/>
        </table:table-row>
        <table:table-row table:style-name="ro1">
          <table:table-cell office:value-type="float" office:value="-1.34">
            <text:p>-1.34</text:p>
          </table:table-cell>
          <table:table-cell table:formula="of:=2*(SQRT(([.F$1]^2)*(([.A67]+1/(4*[.F$1]))^2)+([.F$2])^2)-SQRT(([.F$1]^2)*(([.A67]-1/(4*[.F$1]))^2)+([.F$3])^2)+0.5) -1" office:value-type="float" office:value="0.970400068063789">
            <text:p>0.9704000681</text:p>
          </table:table-cell>
          <table:table-cell table:formula="of:=2*(((([.F$1]^2)*([.A67] + (1/(4*[.F$1]))))/SQRT(([.F$1]^2)*([.A67] + (1/(4*[.F$1])))^2 +([.F$2])^2))-((([.F$1]^2)*([.A67] - (1/(4*[.F$1]))))/SQRT(([.F$1]^2)*([.A67] - (1/(4*[.F$1])))^2 +([.F$3])^2)))" office:value-type="float" office:value="-0.0422730574147128">
            <text:p>-0.0422730574</text:p>
          </table:table-cell>
          <table:table-cell table:number-columns-repeated="5"/>
        </table:table-row>
        <table:table-row table:style-name="ro1">
          <table:table-cell office:value-type="float" office:value="-1.33">
            <text:p>-1.33</text:p>
          </table:table-cell>
          <table:table-cell table:formula="of:=2*(SQRT(([.F$1]^2)*(([.A68]+1/(4*[.F$1]))^2)+([.F$2])^2)-SQRT(([.F$1]^2)*(([.A68]-1/(4*[.F$1]))^2)+([.F$3])^2)+0.5) -1" office:value-type="float" office:value="0.969972835002359">
            <text:p>0.969972835</text:p>
          </table:table-cell>
          <table:table-cell table:formula="of:=2*(((([.F$1]^2)*([.A68] + (1/(4*[.F$1]))))/SQRT(([.F$1]^2)*([.A68] + (1/(4*[.F$1])))^2 +([.F$2])^2))-((([.F$1]^2)*([.A68] - (1/(4*[.F$1]))))/SQRT(([.F$1]^2)*([.A68] - (1/(4*[.F$1])))^2 +([.F$3])^2)))" office:value-type="float" office:value="-0.0431777464021792">
            <text:p>-0.0431777464</text:p>
          </table:table-cell>
          <table:table-cell table:number-columns-repeated="5"/>
        </table:table-row>
        <table:table-row table:style-name="ro1">
          <table:table-cell office:value-type="float" office:value="-1.32">
            <text:p>-1.32</text:p>
          </table:table-cell>
          <table:table-cell table:formula="of:=2*(SQRT(([.F$1]^2)*(([.A69]+1/(4*[.F$1]))^2)+([.F$2])^2)-SQRT(([.F$1]^2)*(([.A69]-1/(4*[.F$1]))^2)+([.F$3])^2)+0.5) -1" office:value-type="float" office:value="0.969536427854658">
            <text:p>0.9695364279</text:p>
          </table:table-cell>
          <table:table-cell table:formula="of:=2*(((([.F$1]^2)*([.A69] + (1/(4*[.F$1]))))/SQRT(([.F$1]^2)*([.A69] + (1/(4*[.F$1])))^2 +([.F$2])^2))-((([.F$1]^2)*([.A69] - (1/(4*[.F$1]))))/SQRT(([.F$1]^2)*([.A69] - (1/(4*[.F$1])))^2 +([.F$3])^2)))" office:value-type="float" office:value="-0.0441080208968803">
            <text:p>-0.0441080209</text:p>
          </table:table-cell>
          <table:table-cell table:number-columns-repeated="5"/>
        </table:table-row>
        <table:table-row table:style-name="ro1">
          <table:table-cell office:value-type="float" office:value="-1.31">
            <text:p>-1.31</text:p>
          </table:table-cell>
          <table:table-cell table:formula="of:=2*(SQRT(([.F$1]^2)*(([.A70]+1/(4*[.F$1]))^2)+([.F$2])^2)-SQRT(([.F$1]^2)*(([.A70]-1/(4*[.F$1]))^2)+([.F$3])^2)+0.5) -1" office:value-type="float" office:value="0.969090586318824">
            <text:p>0.9690905863</text:p>
          </table:table-cell>
          <table:table-cell table:formula="of:=2*(((([.F$1]^2)*([.A70] + (1/(4*[.F$1]))))/SQRT(([.F$1]^2)*([.A70] + (1/(4*[.F$1])))^2 +([.F$2])^2))-((([.F$1]^2)*([.A70] - (1/(4*[.F$1]))))/SQRT(([.F$1]^2)*([.A70] - (1/(4*[.F$1])))^2 +([.F$3])^2)))" office:value-type="float" office:value="-0.0450647763090988">
            <text:p>-0.0450647763</text:p>
          </table:table-cell>
          <table:table-cell table:number-columns-repeated="5"/>
        </table:table-row>
        <table:table-row table:style-name="ro1">
          <table:table-cell office:value-type="float" office:value="-1.3">
            <text:p>-1.3</text:p>
          </table:table-cell>
          <table:table-cell table:formula="of:=2*(SQRT(([.F$1]^2)*(([.A71]+1/(4*[.F$1]))^2)+([.F$2])^2)-SQRT(([.F$1]^2)*(([.A71]-1/(4*[.F$1]))^2)+([.F$3])^2)+0.5) -1" office:value-type="float" office:value="0.968635040954483">
            <text:p>0.968635041</text:p>
          </table:table-cell>
          <table:table-cell table:formula="of:=2*(((([.F$1]^2)*([.A71] + (1/(4*[.F$1]))))/SQRT(([.F$1]^2)*([.A71] + (1/(4*[.F$1])))^2 +([.F$2])^2))-((([.F$1]^2)*([.A71] - (1/(4*[.F$1]))))/SQRT(([.F$1]^2)*([.A71] - (1/(4*[.F$1])))^2 +([.F$3])^2)))" office:value-type="float" office:value="-0.0460489452168584">
            <text:p>-0.0460489452</text:p>
          </table:table-cell>
          <table:table-cell table:number-columns-repeated="5"/>
        </table:table-row>
        <table:table-row table:style-name="ro1">
          <table:table-cell office:value-type="float" office:value="-1.29">
            <text:p>-1.29</text:p>
          </table:table-cell>
          <table:table-cell table:formula="of:=2*(SQRT(([.F$1]^2)*(([.A72]+1/(4*[.F$1]))^2)+([.F$2])^2)-SQRT(([.F$1]^2)*(([.A72]-1/(4*[.F$1]))^2)+([.F$3])^2)+0.5) -1" office:value-type="float" office:value="0.9681695128023">
            <text:p>0.9681695128</text:p>
          </table:table-cell>
          <table:table-cell table:formula="of:=2*(((([.F$1]^2)*([.A72] + (1/(4*[.F$1]))))/SQRT(([.F$1]^2)*([.A72] + (1/(4*[.F$1])))^2 +([.F$2])^2))-((([.F$1]^2)*([.A72] - (1/(4*[.F$1]))))/SQRT(([.F$1]^2)*([.A72] - (1/(4*[.F$1])))^2 +([.F$3])^2)))" office:value-type="float" office:value="-0.0470614991410621">
            <text:p>-0.0470614991</text:p>
          </table:table-cell>
          <table:table-cell table:number-columns-repeated="5"/>
        </table:table-row>
        <table:table-row table:style-name="ro1">
          <table:table-cell office:value-type="float" office:value="-1.28">
            <text:p>-1.28</text:p>
          </table:table-cell>
          <table:table-cell table:formula="of:=2*(SQRT(([.F$1]^2)*(([.A73]+1/(4*[.F$1]))^2)+([.F$2])^2)-SQRT(([.F$1]^2)*(([.A73]-1/(4*[.F$1]))^2)+([.F$3])^2)+0.5) -1" office:value-type="float" office:value="0.967693712985248">
            <text:p>0.967693713</text:p>
          </table:table-cell>
          <table:table-cell table:formula="of:=2*(((([.F$1]^2)*([.A73] + (1/(4*[.F$1]))))/SQRT(([.F$1]^2)*([.A73] + (1/(4*[.F$1])))^2 +([.F$2])^2))-((([.F$1]^2)*([.A73] - (1/(4*[.F$1]))))/SQRT(([.F$1]^2)*([.A73] - (1/(4*[.F$1])))^2 +([.F$3])^2)))" office:value-type="float" office:value="-0.0481034504159457">
            <text:p>-0.0481034504</text:p>
          </table:table-cell>
          <table:table-cell table:number-columns-repeated="5"/>
        </table:table-row>
        <table:table-row table:style-name="ro1">
          <table:table-cell office:value-type="float" office:value="-1.27">
            <text:p>-1.27</text:p>
          </table:table-cell>
          <table:table-cell table:formula="of:=2*(SQRT(([.F$1]^2)*(([.A74]+1/(4*[.F$1]))^2)+([.F$2])^2)-SQRT(([.F$1]^2)*(([.A74]-1/(4*[.F$1]))^2)+([.F$3])^2)+0.5) -1" office:value-type="float" office:value="0.967207342290729">
            <text:p>0.9672073423</text:p>
          </table:table-cell>
          <table:table-cell table:formula="of:=2*(((([.F$1]^2)*([.A74] + (1/(4*[.F$1]))))/SQRT(([.F$1]^2)*([.A74] + (1/(4*[.F$1])))^2 +([.F$2])^2))-((([.F$1]^2)*([.A74] - (1/(4*[.F$1]))))/SQRT(([.F$1]^2)*([.A74] - (1/(4*[.F$1])))^2 +([.F$3])^2)))" office:value-type="float" office:value="-0.0491758541603904">
            <text:p>-0.0491758542</text:p>
          </table:table-cell>
          <table:table-cell table:number-columns-repeated="5"/>
        </table:table-row>
        <table:table-row table:style-name="ro1">
          <table:table-cell office:value-type="float" office:value="-1.26">
            <text:p>-1.26</text:p>
          </table:table-cell>
          <table:table-cell table:formula="of:=2*(SQRT(([.F$1]^2)*(([.A75]+1/(4*[.F$1]))^2)+([.F$2])^2)-SQRT(([.F$1]^2)*(([.A75]-1/(4*[.F$1]))^2)+([.F$3])^2)+0.5) -1" office:value-type="float" office:value="0.96671009073243">
            <text:p>0.9667100907</text:p>
          </table:table-cell>
          <table:table-cell table:formula="of:=2*(((([.F$1]^2)*([.A75] + (1/(4*[.F$1]))))/SQRT(([.F$1]^2)*([.A75] + (1/(4*[.F$1])))^2 +([.F$2])^2))-((([.F$1]^2)*([.A75] - (1/(4*[.F$1]))))/SQRT(([.F$1]^2)*([.A75] - (1/(4*[.F$1])))^2 +([.F$3])^2)))" office:value-type="float" office:value="-0.0502798103561606">
            <text:p>-0.0502798104</text:p>
          </table:table-cell>
          <table:table-cell table:number-columns-repeated="5"/>
        </table:table-row>
        <table:table-row table:style-name="ro1">
          <table:table-cell office:value-type="float" office:value="-1.25">
            <text:p>-1.25</text:p>
          </table:table-cell>
          <table:table-cell table:formula="of:=2*(SQRT(([.F$1]^2)*(([.A76]+1/(4*[.F$1]))^2)+([.F$2])^2)-SQRT(([.F$1]^2)*(([.A76]-1/(4*[.F$1]))^2)+([.F$3])^2)+0.5) -1" office:value-type="float" office:value="0.9662016370908">
            <text:p>0.9662016371</text:p>
          </table:table-cell>
          <table:table-cell table:formula="of:=2*(((([.F$1]^2)*([.A76] + (1/(4*[.F$1]))))/SQRT(([.F$1]^2)*([.A76] + (1/(4*[.F$1])))^2 +([.F$2])^2))-((([.F$1]^2)*([.A76] - (1/(4*[.F$1]))))/SQRT(([.F$1]^2)*([.A76] - (1/(4*[.F$1])))^2 +([.F$3])^2)))" office:value-type="float" office:value="-0.0514164660394041">
            <text:p>-0.051416466</text:p>
          </table:table-cell>
          <table:table-cell table:number-columns-repeated="5"/>
        </table:table-row>
        <table:table-row table:style-name="ro1">
          <table:table-cell office:value-type="float" office:value="-1.24">
            <text:p>-1.24</text:p>
          </table:table-cell>
          <table:table-cell table:formula="of:=2*(SQRT(([.F$1]^2)*(([.A77]+1/(4*[.F$1]))^2)+([.F$2])^2)-SQRT(([.F$1]^2)*(([.A77]-1/(4*[.F$1]))^2)+([.F$3])^2)+0.5) -1" office:value-type="float" office:value="0.965681648431096">
            <text:p>0.9656816484</text:p>
          </table:table-cell>
          <table:table-cell table:formula="of:=2*(((([.F$1]^2)*([.A77] + (1/(4*[.F$1]))))/SQRT(([.F$1]^2)*([.A77] + (1/(4*[.F$1])))^2 +([.F$2])^2))-((([.F$1]^2)*([.A77] - (1/(4*[.F$1]))))/SQRT(([.F$1]^2)*([.A77] - (1/(4*[.F$1])))^2 +([.F$3])^2)))" office:value-type="float" office:value="-0.0525870176121543">
            <text:p>-0.0525870176</text:p>
          </table:table-cell>
          <table:table-cell table:number-columns-repeated="5"/>
        </table:table-row>
        <table:table-row table:style-name="ro1">
          <table:table-cell office:value-type="float" office:value="-1.23">
            <text:p>-1.23</text:p>
          </table:table-cell>
          <table:table-cell table:formula="of:=2*(SQRT(([.F$1]^2)*(([.A78]+1/(4*[.F$1]))^2)+([.F$2])^2)-SQRT(([.F$1]^2)*(([.A78]-1/(4*[.F$1]))^2)+([.F$3])^2)+0.5) -1" office:value-type="float" office:value="0.96514977959761">
            <text:p>0.9651497796</text:p>
          </table:table-cell>
          <table:table-cell table:formula="of:=2*(((([.F$1]^2)*([.A78] + (1/(4*[.F$1]))))/SQRT(([.F$1]^2)*([.A78] + (1/(4*[.F$1])))^2 +([.F$2])^2))-((([.F$1]^2)*([.A78] - (1/(4*[.F$1]))))/SQRT(([.F$1]^2)*([.A78] - (1/(4*[.F$1])))^2 +([.F$3])^2)))" office:value-type="float" office:value="-0.0537927132811564">
            <text:p>-0.0537927133</text:p>
          </table:table-cell>
          <table:table-cell table:number-columns-repeated="5"/>
        </table:table-row>
        <table:table-row table:style-name="ro1">
          <table:table-cell office:value-type="float" office:value="-1.22">
            <text:p>-1.22</text:p>
          </table:table-cell>
          <table:table-cell table:formula="of:=2*(SQRT(([.F$1]^2)*(([.A79]+1/(4*[.F$1]))^2)+([.F$2])^2)-SQRT(([.F$1]^2)*(([.A79]-1/(4*[.F$1]))^2)+([.F$3])^2)+0.5) -1" office:value-type="float" office:value="0.964605672682877">
            <text:p>0.9646056727</text:p>
          </table:table-cell>
          <table:table-cell table:formula="of:=2*(((([.F$1]^2)*([.A79] + (1/(4*[.F$1]))))/SQRT(([.F$1]^2)*([.A79] + (1/(4*[.F$1])))^2 +([.F$2])^2))-((([.F$1]^2)*([.A79] - (1/(4*[.F$1]))))/SQRT(([.F$1]^2)*([.A79] - (1/(4*[.F$1])))^2 +([.F$3])^2)))" office:value-type="float" office:value="-0.0550348556316074">
            <text:p>-0.0550348556</text:p>
          </table:table-cell>
          <table:table-cell table:number-columns-repeated="5"/>
        </table:table-row>
        <table:table-row table:style-name="ro1">
          <table:table-cell office:value-type="float" office:value="-1.21">
            <text:p>-1.21</text:p>
          </table:table-cell>
          <table:table-cell table:formula="of:=2*(SQRT(([.F$1]^2)*(([.A80]+1/(4*[.F$1]))^2)+([.F$2])^2)-SQRT(([.F$1]^2)*(([.A80]-1/(4*[.F$1]))^2)+([.F$3])^2)+0.5) -1" office:value-type="float" office:value="0.964048956470432">
            <text:p>0.9640489565</text:p>
          </table:table-cell>
          <table:table-cell table:formula="of:=2*(((([.F$1]^2)*([.A80] + (1/(4*[.F$1]))))/SQRT(([.F$1]^2)*([.A80] + (1/(4*[.F$1])))^2 +([.F$2])^2))-((([.F$1]^2)*([.A80] - (1/(4*[.F$1]))))/SQRT(([.F$1]^2)*([.A80] - (1/(4*[.F$1])))^2 +([.F$3])^2)))" office:value-type="float" office:value="-0.0563148043440709">
            <text:p>-0.0563148043</text:p>
          </table:table-cell>
          <table:table-cell table:number-columns-repeated="5"/>
        </table:table-row>
        <table:table-row table:style-name="ro1">
          <table:table-cell office:value-type="float" office:value="-1.2">
            <text:p>-1.2</text:p>
          </table:table-cell>
          <table:table-cell table:formula="of:=2*(SQRT(([.F$1]^2)*(([.A81]+1/(4*[.F$1]))^2)+([.F$2])^2)-SQRT(([.F$1]^2)*(([.A81]-1/(4*[.F$1]))^2)+([.F$3])^2)+0.5) -1" office:value-type="float" office:value="0.963479245849637">
            <text:p>0.9634792458</text:p>
          </table:table-cell>
          <table:table-cell table:formula="of:=2*(((([.F$1]^2)*([.A81] + (1/(4*[.F$1]))))/SQRT(([.F$1]^2)*([.A81] + (1/(4*[.F$1])))^2 +([.F$2])^2))-((([.F$1]^2)*([.A81] - (1/(4*[.F$1]))))/SQRT(([.F$1]^2)*([.A81] - (1/(4*[.F$1])))^2 +([.F$3])^2)))" office:value-type="float" office:value="-0.057633979063235">
            <text:p>-0.0576339791</text:p>
          </table:table-cell>
          <table:table-cell table:number-columns-repeated="5"/>
        </table:table-row>
        <table:table-row table:style-name="ro1">
          <table:table-cell office:value-type="float" office:value="-1.19">
            <text:p>-1.19</text:p>
          </table:table-cell>
          <table:table-cell table:formula="of:=2*(SQRT(([.F$1]^2)*(([.A82]+1/(4*[.F$1]))^2)+([.F$2])^2)-SQRT(([.F$1]^2)*(([.A82]-1/(4*[.F$1]))^2)+([.F$3])^2)+0.5) -1" office:value-type="float" office:value="0.962896141201034">
            <text:p>0.9628961412</text:p>
          </table:table-cell>
          <table:table-cell table:formula="of:=2*(((([.F$1]^2)*([.A82] + (1/(4*[.F$1]))))/SQRT(([.F$1]^2)*([.A82] + (1/(4*[.F$1])))^2 +([.F$2])^2))-((([.F$1]^2)*([.A82] - (1/(4*[.F$1]))))/SQRT(([.F$1]^2)*([.A82] - (1/(4*[.F$1])))^2 +([.F$3])^2)))" office:value-type="float" office:value="-0.0589938624278297">
            <text:p>-0.0589938624</text:p>
          </table:table-cell>
          <table:table-cell table:number-columns-repeated="5"/>
        </table:table-row>
        <table:table-row table:style-name="ro1">
          <table:table-cell office:value-type="float" office:value="-1.18">
            <text:p>-1.18</text:p>
          </table:table-cell>
          <table:table-cell table:formula="of:=2*(SQRT(([.F$1]^2)*(([.A83]+1/(4*[.F$1]))^2)+([.F$2])^2)-SQRT(([.F$1]^2)*(([.A83]-1/(4*[.F$1]))^2)+([.F$3])^2)+0.5) -1" office:value-type="float" office:value="0.962299227750544">
            <text:p>0.9622992278</text:p>
          </table:table-cell>
          <table:table-cell table:formula="of:=2*(((([.F$1]^2)*([.A83] + (1/(4*[.F$1]))))/SQRT(([.F$1]^2)*([.A83] + (1/(4*[.F$1])))^2 +([.F$2])^2))-((([.F$1]^2)*([.A83] - (1/(4*[.F$1]))))/SQRT(([.F$1]^2)*([.A83] - (1/(4*[.F$1])))^2 +([.F$3])^2)))" office:value-type="float" office:value="-0.0603960032716007">
            <text:p>-0.0603960033</text:p>
          </table:table-cell>
          <table:table-cell table:number-columns-repeated="5"/>
        </table:table-row>
        <table:table-row table:style-name="ro1">
          <table:table-cell office:value-type="float" office:value="-1.17">
            <text:p>-1.17</text:p>
          </table:table-cell>
          <table:table-cell table:formula="of:=2*(SQRT(([.F$1]^2)*(([.A84]+1/(4*[.F$1]))^2)+([.F$2])^2)-SQRT(([.F$1]^2)*(([.A84]-1/(4*[.F$1]))^2)+([.F$3])^2)+0.5) -1" office:value-type="float" office:value="0.961688074890759">
            <text:p>0.9616880749</text:p>
          </table:table-cell>
          <table:table-cell table:formula="of:=2*(((([.F$1]^2)*([.A84] + (1/(4*[.F$1]))))/SQRT(([.F$1]^2)*([.A84] + (1/(4*[.F$1])))^2 +([.F$2])^2))-((([.F$1]^2)*([.A84] - (1/(4*[.F$1]))))/SQRT(([.F$1]^2)*([.A84] - (1/(4*[.F$1])))^2 +([.F$3])^2)))" office:value-type="float" office:value="-0.0618420200058676">
            <text:p>-0.06184202</text:p>
          </table:table-cell>
          <table:table-cell table:number-columns-repeated="5"/>
        </table:table-row>
        <table:table-row table:style-name="ro1">
          <table:table-cell office:value-type="float" office:value="-1.16">
            <text:p>-1.16</text:p>
          </table:table-cell>
          <table:table-cell table:formula="of:=2*(SQRT(([.F$1]^2)*(([.A85]+1/(4*[.F$1]))^2)+([.F$2])^2)-SQRT(([.F$1]^2)*(([.A85]-1/(4*[.F$1]))^2)+([.F$3])^2)+0.5) -1" office:value-type="float" office:value="0.961062235467455">
            <text:p>0.9610622355</text:p>
          </table:table-cell>
          <table:table-cell table:formula="of:=2*(((([.F$1]^2)*([.A85] + (1/(4*[.F$1]))))/SQRT(([.F$1]^2)*([.A85] + (1/(4*[.F$1])))^2 +([.F$2])^2))-((([.F$1]^2)*([.A85] - (1/(4*[.F$1]))))/SQRT(([.F$1]^2)*([.A85] - (1/(4*[.F$1])))^2 +([.F$3])^2)))" office:value-type="float" office:value="-0.0633336041949608">
            <text:p>-0.0633336042</text:p>
          </table:table-cell>
          <table:table-cell table:number-columns-repeated="5"/>
        </table:table-row>
        <table:table-row table:style-name="ro1">
          <table:table-cell office:value-type="float" office:value="-1.15">
            <text:p>-1.15</text:p>
          </table:table-cell>
          <table:table-cell table:formula="of:=2*(SQRT(([.F$1]^2)*(([.A86]+1/(4*[.F$1]))^2)+([.F$2])^2)-SQRT(([.F$1]^2)*(([.A86]-1/(4*[.F$1]))^2)+([.F$3])^2)+0.5) -1" office:value-type="float" office:value="0.960421245029341">
            <text:p>0.960421245</text:p>
          </table:table-cell>
          <table:table-cell table:formula="of:=2*(((([.F$1]^2)*([.A86] + (1/(4*[.F$1]))))/SQRT(([.F$1]^2)*([.A86] + (1/(4*[.F$1])))^2 +([.F$2])^2))-((([.F$1]^2)*([.A86] - (1/(4*[.F$1]))))/SQRT(([.F$1]^2)*([.A86] - (1/(4*[.F$1])))^2 +([.F$3])^2)))" office:value-type="float" office:value="-0.0648725243364137">
            <text:p>-0.0648725243</text:p>
          </table:table-cell>
          <table:table-cell table:number-columns-repeated="5"/>
        </table:table-row>
        <table:table-row table:style-name="ro1">
          <table:table-cell office:value-type="float" office:value="-1.14">
            <text:p>-1.14</text:p>
          </table:table-cell>
          <table:table-cell table:formula="of:=2*(SQRT(([.F$1]^2)*(([.A87]+1/(4*[.F$1]))^2)+([.F$2])^2)-SQRT(([.F$1]^2)*(([.A87]-1/(4*[.F$1]))^2)+([.F$3])^2)+0.5) -1" office:value-type="float" office:value="0.959764621038916">
            <text:p>0.959764621</text:p>
          </table:table-cell>
          <table:table-cell table:formula="of:=2*(((([.F$1]^2)*([.A87] + (1/(4*[.F$1]))))/SQRT(([.F$1]^2)*([.A87] + (1/(4*[.F$1])))^2 +([.F$2])^2))-((([.F$1]^2)*([.A87] - (1/(4*[.F$1]))))/SQRT(([.F$1]^2)*([.A87] - (1/(4*[.F$1])))^2 +([.F$3])^2)))" office:value-type="float" office:value="-0.0664606298588364">
            <text:p>-0.0664606299</text:p>
          </table:table-cell>
          <table:table-cell table:number-columns-repeated="5"/>
        </table:table-row>
        <table:table-row table:style-name="ro1">
          <table:table-cell office:value-type="float" office:value="-1.13">
            <text:p>-1.13</text:p>
          </table:table-cell>
          <table:table-cell table:formula="of:=2*(SQRT(([.F$1]^2)*(([.A88]+1/(4*[.F$1]))^2)+([.F$2])^2)-SQRT(([.F$1]^2)*(([.A88]-1/(4*[.F$1]))^2)+([.F$3])^2)+0.5) -1" office:value-type="float" office:value="0.959091862042222">
            <text:p>0.959091862</text:p>
          </table:table-cell>
          <table:table-cell table:formula="of:=2*(((([.F$1]^2)*([.A88] + (1/(4*[.F$1]))))/SQRT(([.F$1]^2)*([.A88] + (1/(4*[.F$1])))^2 +([.F$2])^2))-((([.F$1]^2)*([.A88] - (1/(4*[.F$1]))))/SQRT(([.F$1]^2)*([.A88] - (1/(4*[.F$1])))^2 +([.F$3])^2)))" office:value-type="float" office:value="-0.0680998553509333">
            <text:p>-0.0680998554</text:p>
          </table:table-cell>
          <table:table-cell table:number-columns-repeated="5"/>
        </table:table-row>
        <table:table-row table:style-name="ro1">
          <table:table-cell office:value-type="float" office:value="-1.12">
            <text:p>-1.12</text:p>
          </table:table-cell>
          <table:table-cell table:formula="of:=2*(SQRT(([.F$1]^2)*(([.A89]+1/(4*[.F$1]))^2)+([.F$2])^2)-SQRT(([.F$1]^2)*(([.A89]-1/(4*[.F$1]))^2)+([.F$3])^2)+0.5) -1" office:value-type="float" office:value="0.95840244679507">
            <text:p>0.9584024468</text:p>
          </table:table-cell>
          <table:table-cell table:formula="of:=2*(((([.F$1]^2)*([.A89] + (1/(4*[.F$1]))))/SQRT(([.F$1]^2)*([.A89] + (1/(4*[.F$1])))^2 +([.F$2])^2))-((([.F$1]^2)*([.A89] - (1/(4*[.F$1]))))/SQRT(([.F$1]^2)*([.A89] - (1/(4*[.F$1])))^2 +([.F$3])^2)))" office:value-type="float" office:value="-0.0697922250363039">
            <text:p>-0.069792225</text:p>
          </table:table-cell>
          <table:table-cell table:number-columns-repeated="5"/>
        </table:table-row>
        <table:table-row table:style-name="ro1">
          <table:table-cell office:value-type="float" office:value="-1.11">
            <text:p>-1.11</text:p>
          </table:table-cell>
          <table:table-cell table:formula="of:=2*(SQRT(([.F$1]^2)*(([.A90]+1/(4*[.F$1]))^2)+([.F$2])^2)-SQRT(([.F$1]^2)*(([.A90]-1/(4*[.F$1]))^2)+([.F$3])^2)+0.5) -1" office:value-type="float" office:value="0.957695833343244">
            <text:p>0.9576958333</text:p>
          </table:table-cell>
          <table:table-cell table:formula="of:=2*(((([.F$1]^2)*([.A90] + (1/(4*[.F$1]))))/SQRT(([.F$1]^2)*([.A90] + (1/(4*[.F$1])))^2 +([.F$2])^2))-((([.F$1]^2)*([.A90] - (1/(4*[.F$1]))))/SQRT(([.F$1]^2)*([.A90] - (1/(4*[.F$1])))^2 +([.F$3])^2)))" office:value-type="float" office:value="-0.0715398575094568">
            <text:p>-0.0715398575</text:p>
          </table:table-cell>
          <table:table-cell table:number-columns-repeated="5"/>
        </table:table-row>
        <table:table-row table:style-name="ro1">
          <table:table-cell office:value-type="float" office:value="-1.1">
            <text:p>-1.1</text:p>
          </table:table-cell>
          <table:table-cell table:formula="of:=2*(SQRT(([.F$1]^2)*(([.A91]+1/(4*[.F$1]))^2)+([.F$2])^2)-SQRT(([.F$1]^2)*(([.A91]-1/(4*[.F$1]))^2)+([.F$3])^2)+0.5) -1" office:value-type="float" office:value="0.956971458053951">
            <text:p>0.9569714581</text:p>
          </table:table-cell>
          <table:table-cell table:formula="of:=2*(((([.F$1]^2)*([.A91] + (1/(4*[.F$1]))))/SQRT(([.F$1]^2)*([.A91] + (1/(4*[.F$1])))^2 +([.F$2])^2))-((([.F$1]^2)*([.A91] - (1/(4*[.F$1]))))/SQRT(([.F$1]^2)*([.A91] - (1/(4*[.F$1])))^2 +([.F$3])^2)))" office:value-type="float" office:value="-0.073344970749563">
            <text:p>-0.0733449707</text:p>
          </table:table-cell>
          <table:table-cell table:number-columns-repeated="5"/>
        </table:table-row>
        <table:table-row table:style-name="ro1">
          <table:table-cell office:value-type="float" office:value="-1.09">
            <text:p>-1.09</text:p>
          </table:table-cell>
          <table:table-cell table:formula="of:=2*(SQRT(([.F$1]^2)*(([.A92]+1/(4*[.F$1]))^2)+([.F$2])^2)-SQRT(([.F$1]^2)*(([.A92]-1/(4*[.F$1]))^2)+([.F$3])^2)+0.5) -1" office:value-type="float" office:value="0.956228734595706">
            <text:p>0.9562287346</text:p>
          </table:table-cell>
          <table:table-cell table:formula="of:=2*(((([.F$1]^2)*([.A92] + (1/(4*[.F$1]))))/SQRT(([.F$1]^2)*([.A92] + (1/(4*[.F$1])))^2 +([.F$2])^2))-((([.F$1]^2)*([.A92] - (1/(4*[.F$1]))))/SQRT(([.F$1]^2)*([.A92] - (1/(4*[.F$1])))^2 +([.F$3])^2)))" office:value-type="float" office:value="-0.0752098874295495">
            <text:p>-0.0752098874</text:p>
          </table:table-cell>
          <table:table-cell table:number-columns-repeated="5"/>
        </table:table-row>
        <table:table-row table:style-name="ro1">
          <table:table-cell office:value-type="float" office:value="-1.08">
            <text:p>-1.08</text:p>
          </table:table-cell>
          <table:table-cell table:formula="of:=2*(SQRT(([.F$1]^2)*(([.A93]+1/(4*[.F$1]))^2)+([.F$2])^2)-SQRT(([.F$1]^2)*(([.A93]-1/(4*[.F$1]))^2)+([.F$3])^2)+0.5) -1" office:value-type="float" office:value="0.95546705286351">
            <text:p>0.9554670529</text:p>
          </table:table-cell>
          <table:table-cell table:formula="of:=2*(((([.F$1]^2)*([.A93] + (1/(4*[.F$1]))))/SQRT(([.F$1]^2)*([.A93] + (1/(4*[.F$1])))^2 +([.F$2])^2))-((([.F$1]^2)*([.A93] - (1/(4*[.F$1]))))/SQRT(([.F$1]^2)*([.A93] - (1/(4*[.F$1])))^2 +([.F$3])^2)))" office:value-type="float" office:value="-0.0771370405393785">
            <text:p>-0.0771370405</text:p>
          </table:table-cell>
          <table:table-cell table:number-columns-repeated="5"/>
        </table:table-row>
        <table:table-row table:style-name="ro1">
          <table:table-cell office:value-type="float" office:value="-1.07">
            <text:p>-1.07</text:p>
          </table:table-cell>
          <table:table-cell table:formula="of:=2*(SQRT(([.F$1]^2)*(([.A94]+1/(4*[.F$1]))^2)+([.F$2])^2)-SQRT(([.F$1]^2)*(([.A94]-1/(4*[.F$1]))^2)+([.F$3])^2)+0.5) -1" office:value-type="float" office:value="0.954685777846217">
            <text:p>0.9546857778</text:p>
          </table:table-cell>
          <table:table-cell table:formula="of:=2*(((([.F$1]^2)*([.A94] + (1/(4*[.F$1]))))/SQRT(([.F$1]^2)*([.A94] + (1/(4*[.F$1])))^2 +([.F$2])^2))-((([.F$1]^2)*([.A94] - (1/(4*[.F$1]))))/SQRT(([.F$1]^2)*([.A94] - (1/(4*[.F$1])))^2 +([.F$3])^2)))" office:value-type="float" office:value="-0.0791289793434427">
            <text:p>-0.0791289793</text:p>
          </table:table-cell>
          <table:table-cell table:number-columns-repeated="5"/>
        </table:table-row>
        <table:table-row table:style-name="ro1">
          <table:table-cell office:value-type="float" office:value="-1.06">
            <text:p>-1.06</text:p>
          </table:table-cell>
          <table:table-cell table:formula="of:=2*(SQRT(([.F$1]^2)*(([.A95]+1/(4*[.F$1]))^2)+([.F$2])^2)-SQRT(([.F$1]^2)*(([.A95]-1/(4*[.F$1]))^2)+([.F$3])^2)+0.5) -1" office:value-type="float" office:value="0.953884248432514">
            <text:p>0.9538842484</text:p>
          </table:table-cell>
          <table:table-cell table:formula="of:=2*(((([.F$1]^2)*([.A95] + (1/(4*[.F$1]))))/SQRT(([.F$1]^2)*([.A95] + (1/(4*[.F$1])))^2 +([.F$2])^2))-((([.F$1]^2)*([.A95] - (1/(4*[.F$1]))))/SQRT(([.F$1]^2)*([.A95] - (1/(4*[.F$1])))^2 +([.F$3])^2)))" office:value-type="float" office:value="-0.0811883756935234">
            <text:p>-0.0811883757</text:p>
          </table:table-cell>
          <table:table-cell table:number-columns-repeated="5"/>
        </table:table-row>
        <table:table-row table:style-name="ro1">
          <table:table-cell office:value-type="float" office:value="-1.05">
            <text:p>-1.05</text:p>
          </table:table-cell>
          <table:table-cell table:formula="of:=2*(SQRT(([.F$1]^2)*(([.A96]+1/(4*[.F$1]))^2)+([.F$2])^2)-SQRT(([.F$1]^2)*(([.A96]-1/(4*[.F$1]))^2)+([.F$3])^2)+0.5) -1" office:value-type="float" office:value="0.953061776151907">
            <text:p>0.9530617762</text:p>
          </table:table-cell>
          <table:table-cell table:formula="of:=2*(((([.F$1]^2)*([.A96] + (1/(4*[.F$1]))))/SQRT(([.F$1]^2)*([.A96] + (1/(4*[.F$1])))^2 +([.F$2])^2))-((([.F$1]^2)*([.A96] - (1/(4*[.F$1]))))/SQRT(([.F$1]^2)*([.A96] - (1/(4*[.F$1])))^2 +([.F$3])^2)))" office:value-type="float" office:value="-0.0833180307201111">
            <text:p>-0.0833180307</text:p>
          </table:table-cell>
          <table:table-cell table:number-columns-repeated="5"/>
        </table:table-row>
        <table:table-row table:style-name="ro1">
          <table:table-cell office:value-type="float" office:value="-1.04">
            <text:p>-1.04</text:p>
          </table:table-cell>
          <table:table-cell table:formula="of:=2*(SQRT(([.F$1]^2)*(([.A97]+1/(4*[.F$1]))^2)+([.F$2])^2)-SQRT(([.F$1]^2)*(([.A97]-1/(4*[.F$1]))^2)+([.F$3])^2)+0.5) -1" office:value-type="float" office:value="0.952217643846828">
            <text:p>0.9522176438</text:p>
          </table:table-cell>
          <table:table-cell table:formula="of:=2*(((([.F$1]^2)*([.A97] + (1/(4*[.F$1]))))/SQRT(([.F$1]^2)*([.A97] + (1/(4*[.F$1])))^2 +([.F$2])^2))-((([.F$1]^2)*([.A97] - (1/(4*[.F$1]))))/SQRT(([.F$1]^2)*([.A97] - (1/(4*[.F$1])))^2 +([.F$3])^2)))" office:value-type="float" office:value="-0.0855208819262945">
            <text:p>-0.0855208819</text:p>
          </table:table-cell>
          <table:table-cell table:number-columns-repeated="5"/>
        </table:table-row>
        <table:table-row table:style-name="ro1">
          <table:table-cell office:value-type="float" office:value="-1.03">
            <text:p>-1.03</text:p>
          </table:table-cell>
          <table:table-cell table:formula="of:=2*(SQRT(([.F$1]^2)*(([.A98]+1/(4*[.F$1]))^2)+([.F$2])^2)-SQRT(([.F$1]^2)*(([.A98]-1/(4*[.F$1]))^2)+([.F$3])^2)+0.5) -1" office:value-type="float" office:value="0.951351104271657">
            <text:p>0.9513511043</text:p>
          </table:table-cell>
          <table:table-cell table:formula="of:=2*(((([.F$1]^2)*([.A98] + (1/(4*[.F$1]))))/SQRT(([.F$1]^2)*([.A98] + (1/(4*[.F$1])))^2 +([.F$2])^2))-((([.F$1]^2)*([.A98] - (1/(4*[.F$1]))))/SQRT(([.F$1]^2)*([.A98] - (1/(4*[.F$1])))^2 +([.F$3])^2)))" office:value-type="float" office:value="-0.0878000107102395">
            <text:p>-0.0878000107</text:p>
          </table:table-cell>
          <table:table-cell table:number-columns-repeated="5"/>
        </table:table-row>
        <table:table-row table:style-name="ro1">
          <table:table-cell office:value-type="float" office:value="-1.02">
            <text:p>-1.02</text:p>
          </table:table-cell>
          <table:table-cell table:formula="of:=2*(SQRT(([.F$1]^2)*(([.A99]+1/(4*[.F$1]))^2)+([.F$2])^2)-SQRT(([.F$1]^2)*(([.A99]-1/(4*[.F$1]))^2)+([.F$3])^2)+0.5) -1" office:value-type="float" office:value="0.950461378614264">
            <text:p>0.9504613786</text:p>
          </table:table-cell>
          <table:table-cell table:formula="of:=2*(((([.F$1]^2)*([.A99] + (1/(4*[.F$1]))))/SQRT(([.F$1]^2)*([.A99] + (1/(4*[.F$1])))^2 +([.F$2])^2))-((([.F$1]^2)*([.A99] - (1/(4*[.F$1]))))/SQRT(([.F$1]^2)*([.A99] - (1/(4*[.F$1])))^2 +([.F$3])^2)))" office:value-type="float" office:value="-0.0901586503438008">
            <text:p>-0.0901586503</text:p>
          </table:table-cell>
          <table:table-cell table:number-columns-repeated="5"/>
        </table:table-row>
        <table:table-row table:style-name="ro1">
          <table:table-cell office:value-type="float" office:value="-1.01">
            <text:p>-1.01</text:p>
          </table:table-cell>
          <table:table-cell table:formula="of:=2*(SQRT(([.F$1]^2)*(([.A100]+1/(4*[.F$1]))^2)+([.F$2])^2)-SQRT(([.F$1]^2)*(([.A100]-1/(4*[.F$1]))^2)+([.F$3])^2)+0.5) -1" office:value-type="float" office:value="0.949547654935387">
            <text:p>0.9495476549</text:p>
          </table:table-cell>
          <table:table-cell table:formula="of:=2*(((([.F$1]^2)*([.A100] + (1/(4*[.F$1]))))/SQRT(([.F$1]^2)*([.A100] + (1/(4*[.F$1])))^2 +([.F$2])^2))-((([.F$1]^2)*([.A100] - (1/(4*[.F$1]))))/SQRT(([.F$1]^2)*([.A100] - (1/(4*[.F$1])))^2 +([.F$3])^2)))" office:value-type="float" office:value="-0.0926001944367378">
            <text:p>-0.0926001944</text:p>
          </table:table-cell>
          <table:table-cell table:number-columns-repeated="5"/>
        </table:table-row>
        <table:table-row table:style-name="ro1">
          <table:table-cell office:value-type="float" office:value="-0.999999999999999">
            <text:p>-1</text:p>
          </table:table-cell>
          <table:table-cell table:formula="of:=2*(SQRT(([.F$1]^2)*(([.A101]+1/(4*[.F$1]))^2)+([.F$2])^2)-SQRT(([.F$1]^2)*(([.A101]-1/(4*[.F$1]))^2)+([.F$3])^2)+0.5) -1" office:value-type="float" office:value="0.948609086520767">
            <text:p>0.9486090865</text:p>
          </table:table-cell>
          <table:table-cell table:formula="of:=2*(((([.F$1]^2)*([.A101] + (1/(4*[.F$1]))))/SQRT(([.F$1]^2)*([.A101] + (1/(4*[.F$1])))^2 +([.F$2])^2))-((([.F$1]^2)*([.A101] - (1/(4*[.F$1]))))/SQRT(([.F$1]^2)*([.A101] - (1/(4*[.F$1])))^2 +([.F$3])^2)))" office:value-type="float" office:value="-0.0951282059179803">
            <text:p>-0.0951282059</text:p>
          </table:table-cell>
          <table:table-cell table:number-columns-repeated="5"/>
        </table:table-row>
        <table:table-row table:style-name="ro1">
          <table:table-cell office:value-type="float" office:value="-0.989999999999999">
            <text:p>-0.99</text:p>
          </table:table-cell>
          <table:table-cell table:formula="of:=2*(SQRT(([.F$1]^2)*(([.A102]+1/(4*[.F$1]))^2)+([.F$2])^2)-SQRT(([.F$1]^2)*(([.A102]-1/(4*[.F$1]))^2)+([.F$3])^2)+0.5) -1" office:value-type="float" office:value="0.947644790140789">
            <text:p>0.9476447901</text:p>
          </table:table-cell>
          <table:table-cell table:formula="of:=2*(((([.F$1]^2)*([.A102] + (1/(4*[.F$1]))))/SQRT(([.F$1]^2)*([.A102] + (1/(4*[.F$1])))^2 +([.F$2])^2))-((([.F$1]^2)*([.A102] - (1/(4*[.F$1]))))/SQRT(([.F$1]^2)*([.A102] - (1/(4*[.F$1])))^2 +([.F$3])^2)))" office:value-type="float" office:value="-0.097746426567241">
            <text:p>-0.0977464266</text:p>
          </table:table-cell>
          <table:table-cell table:number-columns-repeated="5"/>
        </table:table-row>
        <table:table-row table:style-name="ro1">
          <table:table-cell office:value-type="float" office:value="-0.979999999999999">
            <text:p>-0.98</text:p>
          </table:table-cell>
          <table:table-cell table:formula="of:=2*(SQRT(([.F$1]^2)*(([.A103]+1/(4*[.F$1]))^2)+([.F$2])^2)-SQRT(([.F$1]^2)*(([.A103]-1/(4*[.F$1]))^2)+([.F$3])^2)+0.5) -1" office:value-type="float" office:value="0.946653844211882">
            <text:p>0.9466538442</text:p>
          </table:table-cell>
          <table:table-cell table:formula="of:=2*(((([.F$1]^2)*([.A103] + (1/(4*[.F$1]))))/SQRT(([.F$1]^2)*([.A103] + (1/(4*[.F$1])))^2 +([.F$2])^2))-((([.F$1]^2)*([.A103] - (1/(4*[.F$1]))))/SQRT(([.F$1]^2)*([.A103] - (1/(4*[.F$1])))^2 +([.F$3])^2)))" office:value-type="float" office:value="-0.100458787132716">
            <text:p>-0.1004587871</text:p>
          </table:table-cell>
          <table:table-cell table:number-columns-repeated="5"/>
        </table:table-row>
        <table:table-row table:style-name="ro1">
          <table:table-cell office:value-type="float" office:value="-0.969999999999999">
            <text:p>-0.97</text:p>
          </table:table-cell>
          <table:table-cell table:formula="of:=2*(SQRT(([.F$1]^2)*(([.A104]+1/(4*[.F$1]))^2)+([.F$2])^2)-SQRT(([.F$1]^2)*(([.A104]-1/(4*[.F$1]))^2)+([.F$3])^2)+0.5) -1" office:value-type="float" office:value="0.945635286853667">
            <text:p>0.9456352869</text:p>
          </table:table-cell>
          <table:table-cell table:formula="of:=2*(((([.F$1]^2)*([.A104] + (1/(4*[.F$1]))))/SQRT(([.F$1]^2)*([.A104] + (1/(4*[.F$1])))^2 +([.F$2])^2))-((([.F$1]^2)*([.A104] - (1/(4*[.F$1]))))/SQRT(([.F$1]^2)*([.A104] - (1/(4*[.F$1])))^2 +([.F$3])^2)))" office:value-type="float" office:value="-0.103269418072728">
            <text:p>-0.1032694181</text:p>
          </table:table-cell>
          <table:table-cell table:number-columns-repeated="5"/>
        </table:table-row>
        <table:table-row table:style-name="ro1">
          <table:table-cell office:value-type="float" office:value="-0.959999999999999">
            <text:p>-0.96</text:p>
          </table:table-cell>
          <table:table-cell table:formula="of:=2*(SQRT(([.F$1]^2)*(([.A105]+1/(4*[.F$1]))^2)+([.F$2])^2)-SQRT(([.F$1]^2)*(([.A105]-1/(4*[.F$1]))^2)+([.F$3])^2)+0.5) -1" office:value-type="float" office:value="0.94458811383539">
            <text:p>0.9445881138</text:p>
          </table:table-cell>
          <table:table-cell table:formula="of:=2*(((([.F$1]^2)*([.A105] + (1/(4*[.F$1]))))/SQRT(([.F$1]^2)*([.A105] + (1/(4*[.F$1])))^2 +([.F$2])^2))-((([.F$1]^2)*([.A105] - (1/(4*[.F$1]))))/SQRT(([.F$1]^2)*([.A105] - (1/(4*[.F$1])))^2 +([.F$3])^2)))" office:value-type="float" office:value="-0.106182660961702">
            <text:p>-0.106182661</text:p>
          </table:table-cell>
          <table:table-cell table:number-columns-repeated="5"/>
        </table:table-row>
        <table:table-row table:style-name="ro1">
          <table:table-cell office:value-type="float" office:value="-0.949999999999999">
            <text:p>-0.95</text:p>
          </table:table-cell>
          <table:table-cell table:formula="of:=2*(SQRT(([.F$1]^2)*(([.A106]+1/(4*[.F$1]))^2)+([.F$2])^2)-SQRT(([.F$1]^2)*(([.A106]-1/(4*[.F$1]))^2)+([.F$3])^2)+0.5) -1" office:value-type="float" office:value="0.943511276404813">
            <text:p>0.9435112764</text:p>
          </table:table-cell>
          <table:table-cell table:formula="of:=2*(((([.F$1]^2)*([.A106] + (1/(4*[.F$1]))))/SQRT(([.F$1]^2)*([.A106] + (1/(4*[.F$1])))^2 +([.F$2])^2))-((([.F$1]^2)*([.A106] - (1/(4*[.F$1]))))/SQRT(([.F$1]^2)*([.A106] - (1/(4*[.F$1])))^2 +([.F$3])^2)))" office:value-type="float" office:value="-0.109203080603349">
            <text:p>-0.1092030806</text:p>
          </table:table-cell>
          <table:table-cell table:number-columns-repeated="5"/>
        </table:table-row>
        <table:table-row table:style-name="ro1">
          <table:table-cell office:value-type="float" office:value="-0.939999999999999">
            <text:p>-0.94</text:p>
          </table:table-cell>
          <table:table-cell table:formula="of:=2*(SQRT(([.F$1]^2)*(([.A107]+1/(4*[.F$1]))^2)+([.F$2])^2)-SQRT(([.F$1]^2)*(([.A107]-1/(4*[.F$1]))^2)+([.F$3])^2)+0.5) -1" office:value-type="float" office:value="0.942403678992223">
            <text:p>0.942403679</text:p>
          </table:table-cell>
          <table:table-cell table:formula="of:=2*(((([.F$1]^2)*([.A107] + (1/(4*[.F$1]))))/SQRT(([.F$1]^2)*([.A107] + (1/(4*[.F$1])))^2 +([.F$2])^2))-((([.F$1]^2)*([.A107] - (1/(4*[.F$1]))))/SQRT(([.F$1]^2)*([.A107] - (1/(4*[.F$1])))^2 +([.F$3])^2)))" office:value-type="float" office:value="-0.112335477896755">
            <text:p>-0.1123354779</text:p>
          </table:table-cell>
          <table:table-cell table:number-columns-repeated="5"/>
        </table:table-row>
        <table:table-row table:style-name="ro1">
          <table:table-cell office:value-type="float" office:value="-0.929999999999999">
            <text:p>-0.93</text:p>
          </table:table-cell>
          <table:table-cell table:formula="of:=2*(SQRT(([.F$1]^2)*(([.A108]+1/(4*[.F$1]))^2)+([.F$2])^2)-SQRT(([.F$1]^2)*(([.A108]-1/(4*[.F$1]))^2)+([.F$3])^2)+0.5) -1" office:value-type="float" office:value="0.94126417678185">
            <text:p>0.9412641768</text:p>
          </table:table-cell>
          <table:table-cell table:formula="of:=2*(((([.F$1]^2)*([.A108] + (1/(4*[.F$1]))))/SQRT(([.F$1]^2)*([.A108] + (1/(4*[.F$1])))^2 +([.F$2])^2))-((([.F$1]^2)*([.A108] - (1/(4*[.F$1]))))/SQRT(([.F$1]^2)*([.A108] - (1/(4*[.F$1])))^2 +([.F$3])^2)))" office:value-type="float" office:value="-0.115584903503828">
            <text:p>-0.1155849035</text:p>
          </table:table-cell>
          <table:table-cell table:number-columns-repeated="5"/>
        </table:table-row>
        <table:table-row table:style-name="ro1">
          <table:table-cell office:value-type="float" office:value="-0.919999999999999">
            <text:p>-0.92</text:p>
          </table:table-cell>
          <table:table-cell table:formula="of:=2*(SQRT(([.F$1]^2)*(([.A109]+1/(4*[.F$1]))^2)+([.F$2])^2)-SQRT(([.F$1]^2)*(([.A109]-1/(4*[.F$1]))^2)+([.F$3])^2)+0.5) -1" office:value-type="float" office:value="0.94009157314235">
            <text:p>0.9400915731</text:p>
          </table:table-cell>
          <table:table-cell table:formula="of:=2*(((([.F$1]^2)*([.A109] + (1/(4*[.F$1]))))/SQRT(([.F$1]^2)*([.A109] + (1/(4*[.F$1])))^2 +([.F$2])^2))-((([.F$1]^2)*([.A109] - (1/(4*[.F$1]))))/SQRT(([.F$1]^2)*([.A109] - (1/(4*[.F$1])))^2 +([.F$3])^2)))" office:value-type="float" office:value="-0.11895667236962">
            <text:p>-0.1189566724</text:p>
          </table:table-cell>
          <table:table-cell table:number-columns-repeated="5"/>
        </table:table-row>
        <table:table-row table:style-name="ro1">
          <table:table-cell office:value-type="float" office:value="-0.909999999999999">
            <text:p>-0.91</text:p>
          </table:table-cell>
          <table:table-cell table:formula="of:=2*(SQRT(([.F$1]^2)*(([.A110]+1/(4*[.F$1]))^2)+([.F$2])^2)-SQRT(([.F$1]^2)*(([.A110]-1/(4*[.F$1]))^2)+([.F$3])^2)+0.5) -1" office:value-type="float" office:value="0.938884616907631">
            <text:p>0.9388846169</text:p>
          </table:table-cell>
          <table:table-cell table:formula="of:=2*(((([.F$1]^2)*([.A110] + (1/(4*[.F$1]))))/SQRT(([.F$1]^2)*([.A110] + (1/(4*[.F$1])))^2 +([.F$2])^2))-((([.F$1]^2)*([.A110] - (1/(4*[.F$1]))))/SQRT(([.F$1]^2)*([.A110] - (1/(4*[.F$1])))^2 +([.F$3])^2)))" office:value-type="float" office:value="-0.122456379150071">
            <text:p>-0.1224563792</text:p>
          </table:table-cell>
          <table:table-cell table:number-columns-repeated="5"/>
        </table:table-row>
        <table:table-row table:style-name="ro1">
          <table:table-cell office:value-type="float" office:value="-0.899999999999999">
            <text:p>-0.9</text:p>
          </table:table-cell>
          <table:table-cell table:formula="of:=2*(SQRT(([.F$1]^2)*(([.A111]+1/(4*[.F$1]))^2)+([.F$2])^2)-SQRT(([.F$1]^2)*(([.A111]-1/(4*[.F$1]))^2)+([.F$3])^2)+0.5) -1" office:value-type="float" office:value="0.93764199949859">
            <text:p>0.9376419995</text:p>
          </table:table-cell>
          <table:table-cell table:formula="of:=2*(((([.F$1]^2)*([.A111] + (1/(4*[.F$1]))))/SQRT(([.F$1]^2)*([.A111] + (1/(4*[.F$1])))^2 +([.F$2])^2))-((([.F$1]^2)*([.A111] - (1/(4*[.F$1]))))/SQRT(([.F$1]^2)*([.A111] - (1/(4*[.F$1])))^2 +([.F$3])^2)))" office:value-type="float" office:value="-0.126089914605123">
            <text:p>-0.1260899146</text:p>
          </table:table-cell>
          <table:table-cell table:number-columns-repeated="5"/>
        </table:table-row>
        <table:table-row table:style-name="ro1">
          <table:table-cell office:value-type="float" office:value="-0.889999999999999">
            <text:p>-0.89</text:p>
          </table:table-cell>
          <table:table-cell table:formula="of:=2*(SQRT(([.F$1]^2)*(([.A112]+1/(4*[.F$1]))^2)+([.F$2])^2)-SQRT(([.F$1]^2)*(([.A112]-1/(4*[.F$1]))^2)+([.F$3])^2)+0.5) -1" office:value-type="float" office:value="0.936362351875879">
            <text:p>0.9363623519</text:p>
          </table:table-cell>
          <table:table-cell table:formula="of:=2*(((([.F$1]^2)*([.A112] + (1/(4*[.F$1]))))/SQRT(([.F$1]^2)*([.A112] + (1/(4*[.F$1])))^2 +([.F$2])^2))-((([.F$1]^2)*([.A112] - (1/(4*[.F$1]))))/SQRT(([.F$1]^2)*([.A112] - (1/(4*[.F$1])))^2 +([.F$3])^2)))" office:value-type="float" office:value="-0.129863483018406">
            <text:p>-0.129863483</text:p>
          </table:table-cell>
          <table:table-cell table:number-columns-repeated="5"/>
        </table:table-row>
        <table:table-row table:style-name="ro1">
          <table:table-cell office:value-type="float" office:value="-0.879999999999999">
            <text:p>-0.88</text:p>
          </table:table-cell>
          <table:table-cell table:formula="of:=2*(SQRT(([.F$1]^2)*(([.A113]+1/(4*[.F$1]))^2)+([.F$2])^2)-SQRT(([.F$1]^2)*(([.A113]-1/(4*[.F$1]))^2)+([.F$3])^2)+0.5) -1" office:value-type="float" office:value="0.93504424131303">
            <text:p>0.9350442413</text:p>
          </table:table-cell>
          <table:table-cell table:formula="of:=2*(((([.F$1]^2)*([.A113] + (1/(4*[.F$1]))))/SQRT(([.F$1]^2)*([.A113] + (1/(4*[.F$1])))^2 +([.F$2])^2))-((([.F$1]^2)*([.A113] - (1/(4*[.F$1]))))/SQRT(([.F$1]^2)*([.A113] - (1/(4*[.F$1])))^2 +([.F$3])^2)))" office:value-type="float" office:value="-0.133783620708293">
            <text:p>-0.1337836207</text:p>
          </table:table-cell>
          <table:table-cell table:number-columns-repeated="5"/>
        </table:table-row>
        <table:table-row table:style-name="ro1">
          <table:table-cell office:value-type="float" office:value="-0.869999999999999">
            <text:p>-0.87</text:p>
          </table:table-cell>
          <table:table-cell table:formula="of:=2*(SQRT(([.F$1]^2)*(([.A114]+1/(4*[.F$1]))^2)+([.F$2])^2)-SQRT(([.F$1]^2)*(([.A114]-1/(4*[.F$1]))^2)+([.F$3])^2)+0.5) -1" office:value-type="float" office:value="0.93368616797876">
            <text:p>0.933686168</text:p>
          </table:table-cell>
          <table:table-cell table:formula="of:=2*(((([.F$1]^2)*([.A114] + (1/(4*[.F$1]))))/SQRT(([.F$1]^2)*([.A114] + (1/(4*[.F$1])))^2 +([.F$2])^2))-((([.F$1]^2)*([.A114] - (1/(4*[.F$1]))))/SQRT(([.F$1]^2)*([.A114] - (1/(4*[.F$1])))^2 +([.F$3])^2)))" office:value-type="float" office:value="-0.137857215698695">
            <text:p>-0.1378572157</text:p>
          </table:table-cell>
          <table:table-cell table:number-columns-repeated="5"/>
        </table:table-row>
        <table:table-row table:style-name="ro1">
          <table:table-cell office:value-type="float" office:value="-0.859999999999999">
            <text:p>-0.86</text:p>
          </table:table-cell>
          <table:table-cell table:formula="of:=2*(SQRT(([.F$1]^2)*(([.A115]+1/(4*[.F$1]))^2)+([.F$2])^2)-SQRT(([.F$1]^2)*(([.A115]-1/(4*[.F$1]))^2)+([.F$3])^2)+0.5) -1" office:value-type="float" office:value="0.932286561316463">
            <text:p>0.9322865613</text:p>
          </table:table-cell>
          <table:table-cell table:formula="of:=2*(((([.F$1]^2)*([.A115] + (1/(4*[.F$1]))))/SQRT(([.F$1]^2)*([.A115] + (1/(4*[.F$1])))^2 +([.F$2])^2))-((([.F$1]^2)*([.A115] - (1/(4*[.F$1]))))/SQRT(([.F$1]^2)*([.A115] - (1/(4*[.F$1])))^2 +([.F$3])^2)))" office:value-type="float" office:value="-0.142091528621632">
            <text:p>-0.1420915286</text:p>
          </table:table-cell>
          <table:table-cell table:number-columns-repeated="5"/>
        </table:table-row>
        <table:table-row table:style-name="ro1">
          <table:table-cell office:value-type="float" office:value="-0.849999999999999">
            <text:p>-0.85</text:p>
          </table:table-cell>
          <table:table-cell table:formula="of:=2*(SQRT(([.F$1]^2)*(([.A116]+1/(4*[.F$1]))^2)+([.F$2])^2)-SQRT(([.F$1]^2)*(([.A116]-1/(4*[.F$1]))^2)+([.F$3])^2)+0.5) -1" office:value-type="float" office:value="0.930843776208189">
            <text:p>0.9308437762</text:p>
          </table:table-cell>
          <table:table-cell table:formula="of:=2*(((([.F$1]^2)*([.A116] + (1/(4*[.F$1]))))/SQRT(([.F$1]^2)*([.A116] + (1/(4*[.F$1])))^2 +([.F$2])^2))-((([.F$1]^2)*([.A116] - (1/(4*[.F$1]))))/SQRT(([.F$1]^2)*([.A116] - (1/(4*[.F$1])))^2 +([.F$3])^2)))" office:value-type="float" office:value="-0.146494214927481">
            <text:p>-0.1464942149</text:p>
          </table:table-cell>
          <table:table-cell table:number-columns-repeated="5"/>
        </table:table-row>
        <table:table-row table:style-name="ro1">
          <table:table-cell office:value-type="float" office:value="-0.839999999999999">
            <text:p>-0.84</text:p>
          </table:table-cell>
          <table:table-cell table:formula="of:=2*(SQRT(([.F$1]^2)*(([.A117]+1/(4*[.F$1]))^2)+([.F$2])^2)-SQRT(([.F$1]^2)*(([.A117]-1/(4*[.F$1]))^2)+([.F$3])^2)+0.5) -1" office:value-type="float" office:value="0.929356088909673">
            <text:p>0.9293560889</text:p>
          </table:table-cell>
          <table:table-cell table:formula="of:=2*(((([.F$1]^2)*([.A117] + (1/(4*[.F$1]))))/SQRT(([.F$1]^2)*([.A117] + (1/(4*[.F$1])))^2 +([.F$2])^2))-((([.F$1]^2)*([.A117] - (1/(4*[.F$1]))))/SQRT(([.F$1]^2)*([.A117] - (1/(4*[.F$1])))^2 +([.F$3])^2)))" office:value-type="float" office:value="-0.15107334848239">
            <text:p>-0.1510733485</text:p>
          </table:table-cell>
          <table:table-cell table:number-columns-repeated="5"/>
        </table:table-row>
        <table:table-row table:style-name="ro1">
          <table:table-cell office:value-type="float" office:value="-0.829999999999999">
            <text:p>-0.83</text:p>
          </table:table-cell>
          <table:table-cell table:formula="of:=2*(SQRT(([.F$1]^2)*(([.A118]+1/(4*[.F$1]))^2)+([.F$2])^2)-SQRT(([.F$1]^2)*(([.A118]-1/(4*[.F$1]))^2)+([.F$3])^2)+0.5) -1" office:value-type="float" office:value="0.927821692742089">
            <text:p>0.9278216927</text:p>
          </table:table-cell>
          <table:table-cell table:formula="of:=2*(((([.F$1]^2)*([.A118] + (1/(4*[.F$1]))))/SQRT(([.F$1]^2)*([.A118] + (1/(4*[.F$1])))^2 +([.F$2])^2))-((([.F$1]^2)*([.A118] - (1/(4*[.F$1]))))/SQRT(([.F$1]^2)*([.A118] - (1/(4*[.F$1])))^2 +([.F$3])^2)))" office:value-type="float" office:value="-0.155837446636276">
            <text:p>-0.1558374466</text:p>
          </table:table-cell>
          <table:table-cell table:number-columns-repeated="5"/>
        </table:table-row>
        <table:table-row table:style-name="ro1">
          <table:table-cell office:value-type="float" office:value="-0.819999999999999">
            <text:p>-0.82</text:p>
          </table:table-cell>
          <table:table-cell table:formula="of:=2*(SQRT(([.F$1]^2)*(([.A119]+1/(4*[.F$1]))^2)+([.F$2])^2)-SQRT(([.F$1]^2)*(([.A119]-1/(4*[.F$1]))^2)+([.F$3])^2)+0.5) -1" office:value-type="float" office:value="0.926238693525438">
            <text:p>0.9262386935</text:p>
          </table:table-cell>
          <table:table-cell table:formula="of:=2*(((([.F$1]^2)*([.A119] + (1/(4*[.F$1]))))/SQRT(([.F$1]^2)*([.A119] + (1/(4*[.F$1])))^2 +([.F$2])^2))-((([.F$1]^2)*([.A119] - (1/(4*[.F$1]))))/SQRT(([.F$1]^2)*([.A119] - (1/(4*[.F$1])))^2 +([.F$3])^2)))" office:value-type="float" office:value="-0.160795496848412">
            <text:p>-0.1607954968</text:p>
          </table:table-cell>
          <table:table-cell table:number-columns-repeated="5"/>
        </table:table-row>
        <table:table-row table:style-name="ro1">
          <table:table-cell office:value-type="float" office:value="-0.809999999999999">
            <text:p>-0.81</text:p>
          </table:table-cell>
          <table:table-cell table:formula="of:=2*(SQRT(([.F$1]^2)*(([.A120]+1/(4*[.F$1]))^2)+([.F$2])^2)-SQRT(([.F$1]^2)*(([.A120]-1/(4*[.F$1]))^2)+([.F$3])^2)+0.5) -1" office:value-type="float" office:value="0.924605104737474">
            <text:p>0.9246051047</text:p>
          </table:table-cell>
          <table:table-cell table:formula="of:=2*(((([.F$1]^2)*([.A120] + (1/(4*[.F$1]))))/SQRT(([.F$1]^2)*([.A120] + (1/(4*[.F$1])))^2 +([.F$2])^2))-((([.F$1]^2)*([.A120] - (1/(4*[.F$1]))))/SQRT(([.F$1]^2)*([.A120] - (1/(4*[.F$1])))^2 +([.F$3])^2)))" office:value-type="float" office:value="-0.165956984961229">
            <text:p>-0.165956985</text:p>
          </table:table-cell>
          <table:table-cell table:number-columns-repeated="5"/>
        </table:table-row>
        <table:table-row table:style-name="ro1">
          <table:table-cell office:value-type="float" office:value="-0.799999999999999">
            <text:p>-0.8</text:p>
          </table:table-cell>
          <table:table-cell table:formula="of:=2*(SQRT(([.F$1]^2)*(([.A121]+1/(4*[.F$1]))^2)+([.F$2])^2)-SQRT(([.F$1]^2)*(([.A121]-1/(4*[.F$1]))^2)+([.F$3])^2)+0.5) -1" office:value-type="float" office:value="0.9229188423813">
            <text:p>0.9229188424</text:p>
          </table:table-cell>
          <table:table-cell table:formula="of:=2*(((([.F$1]^2)*([.A121] + (1/(4*[.F$1]))))/SQRT(([.F$1]^2)*([.A121] + (1/(4*[.F$1])))^2 +([.F$2])^2))-((([.F$1]^2)*([.A121] - (1/(4*[.F$1]))))/SQRT(([.F$1]^2)*([.A121] - (1/(4*[.F$1])))^2 +([.F$3])^2)))" office:value-type="float" office:value="-0.171331925216196">
            <text:p>-0.1713319252</text:p>
          </table:table-cell>
          <table:table-cell table:number-columns-repeated="5"/>
        </table:table-row>
        <table:table-row table:style-name="ro1">
          <table:table-cell office:value-type="float" office:value="-0.789999999999999">
            <text:p>-0.79</text:p>
          </table:table-cell>
          <table:table-cell table:formula="of:=2*(SQRT(([.F$1]^2)*(([.A122]+1/(4*[.F$1]))^2)+([.F$2])^2)-SQRT(([.F$1]^2)*(([.A122]-1/(4*[.F$1]))^2)+([.F$3])^2)+0.5) -1" office:value-type="float" office:value="0.921177719543669">
            <text:p>0.9211777195</text:p>
          </table:table-cell>
          <table:table-cell table:formula="of:=2*(((([.F$1]^2)*([.A122] + (1/(4*[.F$1]))))/SQRT(([.F$1]^2)*([.A122] + (1/(4*[.F$1])))^2 +([.F$2])^2))-((([.F$1]^2)*([.A122] - (1/(4*[.F$1]))))/SQRT(([.F$1]^2)*([.A122] - (1/(4*[.F$1])))^2 +([.F$3])^2)))" office:value-type="float" office:value="-0.176930892108798">
            <text:p>-0.1769308921</text:p>
          </table:table-cell>
          <table:table-cell table:number-columns-repeated="5"/>
        </table:table-row>
        <table:table-row table:style-name="ro1">
          <table:table-cell office:value-type="float" office:value="-0.779999999999999">
            <text:p>-0.78</text:p>
          </table:table-cell>
          <table:table-cell table:formula="of:=2*(SQRT(([.F$1]^2)*(([.A123]+1/(4*[.F$1]))^2)+([.F$2])^2)-SQRT(([.F$1]^2)*(([.A123]-1/(4*[.F$1]))^2)+([.F$3])^2)+0.5) -1" office:value-type="float" office:value="0.919379440625146">
            <text:p>0.9193794406</text:p>
          </table:table-cell>
          <table:table-cell table:formula="of:=2*(((([.F$1]^2)*([.A123] + (1/(4*[.F$1]))))/SQRT(([.F$1]^2)*([.A123] + (1/(4*[.F$1])))^2 +([.F$2])^2))-((([.F$1]^2)*([.A123] - (1/(4*[.F$1]))))/SQRT(([.F$1]^2)*([.A123] - (1/(4*[.F$1])))^2 +([.F$3])^2)))" office:value-type="float" office:value="-0.182765054182118">
            <text:p>-0.1827650542</text:p>
          </table:table-cell>
          <table:table-cell table:number-columns-repeated="5"/>
        </table:table-row>
        <table:table-row table:style-name="ro1">
          <table:table-cell office:value-type="float" office:value="-0.769999999999999">
            <text:p>-0.77</text:p>
          </table:table-cell>
          <table:table-cell table:formula="of:=2*(SQRT(([.F$1]^2)*(([.A124]+1/(4*[.F$1]))^2)+([.F$2])^2)-SQRT(([.F$1]^2)*(([.A124]-1/(4*[.F$1]))^2)+([.F$3])^2)+0.5) -1" office:value-type="float" office:value="0.917521595222185">
            <text:p>0.9175215952</text:p>
          </table:table-cell>
          <table:table-cell table:formula="of:=2*(((([.F$1]^2)*([.A124] + (1/(4*[.F$1]))))/SQRT(([.F$1]^2)*([.A124] + (1/(4*[.F$1])))^2 +([.F$2])^2))-((([.F$1]^2)*([.A124] - (1/(4*[.F$1]))))/SQRT(([.F$1]^2)*([.A124] - (1/(4*[.F$1])))^2 +([.F$3])^2)))" office:value-type="float" office:value="-0.188846209860619">
            <text:p>-0.1888462099</text:p>
          </table:table-cell>
          <table:table-cell table:number-columns-repeated="5"/>
        </table:table-row>
        <table:table-row table:style-name="ro1">
          <table:table-cell office:value-type="float" office:value="-0.759999999999999">
            <text:p>-0.76</text:p>
          </table:table-cell>
          <table:table-cell table:formula="of:=2*(SQRT(([.F$1]^2)*(([.A125]+1/(4*[.F$1]))^2)+([.F$2])^2)-SQRT(([.F$1]^2)*(([.A125]-1/(4*[.F$1]))^2)+([.F$3])^2)+0.5) -1" office:value-type="float" office:value="0.915601651640285">
            <text:p>0.9156016516</text:p>
          </table:table-cell>
          <table:table-cell table:formula="of:=2*(((([.F$1]^2)*([.A125] + (1/(4*[.F$1]))))/SQRT(([.F$1]^2)*([.A125] + (1/(4*[.F$1])))^2 +([.F$2])^2))-((([.F$1]^2)*([.A125] - (1/(4*[.F$1]))))/SQRT(([.F$1]^2)*([.A125] - (1/(4*[.F$1])))^2 +([.F$3])^2)))" office:value-type="float" office:value="-0.195186825426934">
            <text:p>-0.1951868254</text:p>
          </table:table-cell>
          <table:table-cell table:number-columns-repeated="5"/>
        </table:table-row>
        <table:table-row table:style-name="ro1">
          <table:table-cell office:value-type="float" office:value="-0.749999999999999">
            <text:p>-0.75</text:p>
          </table:table-cell>
          <table:table-cell table:formula="of:=2*(SQRT(([.F$1]^2)*(([.A126]+1/(4*[.F$1]))^2)+([.F$2])^2)-SQRT(([.F$1]^2)*(([.A126]-1/(4*[.F$1]))^2)+([.F$3])^2)+0.5) -1" office:value-type="float" office:value="0.913616950016182">
            <text:p>0.91361695</text:p>
          </table:table-cell>
          <table:table-cell table:formula="of:=2*(((([.F$1]^2)*([.A126] + (1/(4*[.F$1]))))/SQRT(([.F$1]^2)*([.A126] + (1/(4*[.F$1])))^2 +([.F$2])^2))-((([.F$1]^2)*([.A126] - (1/(4*[.F$1]))))/SQRT(([.F$1]^2)*([.A126] - (1/(4*[.F$1])))^2 +([.F$3])^2)))" office:value-type="float" office:value="-0.201800075244856">
            <text:p>-0.2018000752</text:p>
          </table:table-cell>
          <table:table-cell table:number-columns-repeated="5"/>
        </table:table-row>
        <table:table-row table:style-name="ro1">
          <table:table-cell office:value-type="float" office:value="-0.739999999999999">
            <text:p>-0.74</text:p>
          </table:table-cell>
          <table:table-cell table:formula="of:=2*(SQRT(([.F$1]^2)*(([.A127]+1/(4*[.F$1]))^2)+([.F$2])^2)-SQRT(([.F$1]^2)*(([.A127]-1/(4*[.F$1]))^2)+([.F$3])^2)+0.5) -1" office:value-type="float" office:value="0.911564695026202">
            <text:p>0.911564695</text:p>
          </table:table-cell>
          <table:table-cell table:formula="of:=2*(((([.F$1]^2)*([.A127] + (1/(4*[.F$1]))))/SQRT(([.F$1]^2)*([.A127] + (1/(4*[.F$1])))^2 +([.F$2])^2))-((([.F$1]^2)*([.A127] - (1/(4*[.F$1]))))/SQRT(([.F$1]^2)*([.A127] - (1/(4*[.F$1])))^2 +([.F$3])^2)))" office:value-type="float" office:value="-0.208699884330777">
            <text:p>-0.2086998843</text:p>
          </table:table-cell>
          <table:table-cell table:number-columns-repeated="5"/>
        </table:table-row>
        <table:table-row table:style-name="ro1">
          <table:table-cell office:value-type="float" office:value="-0.729999999999999">
            <text:p>-0.73</text:p>
          </table:table-cell>
          <table:table-cell table:formula="of:=2*(SQRT(([.F$1]^2)*(([.A128]+1/(4*[.F$1]))^2)+([.F$2])^2)-SQRT(([.F$1]^2)*(([.A128]-1/(4*[.F$1]))^2)+([.F$3])^2)+0.5) -1" office:value-type="float" office:value="0.909441948156701">
            <text:p>0.9094419482</text:p>
          </table:table-cell>
          <table:table-cell table:formula="of:=2*(((([.F$1]^2)*([.A128] + (1/(4*[.F$1]))))/SQRT(([.F$1]^2)*([.A128] + (1/(4*[.F$1])))^2 +([.F$2])^2))-((([.F$1]^2)*([.A128] - (1/(4*[.F$1]))))/SQRT(([.F$1]^2)*([.A128] - (1/(4*[.F$1])))^2 +([.F$3])^2)))" office:value-type="float" office:value="-0.215900973373472">
            <text:p>-0.2159009734</text:p>
          </table:table-cell>
          <table:table-cell table:number-columns-repeated="5"/>
        </table:table-row>
        <table:table-row table:style-name="ro1">
          <table:table-cell office:value-type="float" office:value="-0.719999999999999">
            <text:p>-0.72</text:p>
          </table:table-cell>
          <table:table-cell table:formula="of:=2*(SQRT(([.F$1]^2)*(([.A129]+1/(4*[.F$1]))^2)+([.F$2])^2)-SQRT(([.F$1]^2)*(([.A129]-1/(4*[.F$1]))^2)+([.F$3])^2)+0.5) -1" office:value-type="float" office:value="0.907245619511693">
            <text:p>0.9072456195</text:p>
          </table:table-cell>
          <table:table-cell table:formula="of:=2*(((([.F$1]^2)*([.A129] + (1/(4*[.F$1]))))/SQRT(([.F$1]^2)*([.A129] + (1/(4*[.F$1])))^2 +([.F$2])^2))-((([.F$1]^2)*([.A129] - (1/(4*[.F$1]))))/SQRT(([.F$1]^2)*([.A129] - (1/(4*[.F$1])))^2 +([.F$3])^2)))" office:value-type="float" office:value="-0.223418906297848">
            <text:p>-0.2234189063</text:p>
          </table:table-cell>
          <table:table-cell table:number-columns-repeated="5"/>
        </table:table-row>
        <table:table-row table:style-name="ro1">
          <table:table-cell office:value-type="float" office:value="-0.709999999999999">
            <text:p>-0.71</text:p>
          </table:table-cell>
          <table:table-cell table:formula="of:=2*(SQRT(([.F$1]^2)*(([.A130]+1/(4*[.F$1]))^2)+([.F$2])^2)-SQRT(([.F$1]^2)*(([.A130]-1/(4*[.F$1]))^2)+([.F$3])^2)+0.5) -1" office:value-type="float" office:value="0.904972459131725">
            <text:p>0.9049724591</text:p>
          </table:table-cell>
          <table:table-cell table:formula="of:=2*(((([.F$1]^2)*([.A130] + (1/(4*[.F$1]))))/SQRT(([.F$1]^2)*([.A130] + (1/(4*[.F$1])))^2 +([.F$2])^2))-((([.F$1]^2)*([.A130] - (1/(4*[.F$1]))))/SQRT(([.F$1]^2)*([.A130] - (1/(4*[.F$1])))^2 +([.F$3])^2)))" office:value-type="float" office:value="-0.231270140461863">
            <text:p>-0.2312701405</text:p>
          </table:table-cell>
          <table:table-cell table:number-columns-repeated="5"/>
        </table:table-row>
        <table:table-row table:style-name="ro1">
          <table:table-cell office:value-type="float" office:value="-0.699999999999999">
            <text:p>-0.7</text:p>
          </table:table-cell>
          <table:table-cell table:formula="of:=2*(SQRT(([.F$1]^2)*(([.A131]+1/(4*[.F$1]))^2)+([.F$2])^2)-SQRT(([.F$1]^2)*(([.A131]-1/(4*[.F$1]))^2)+([.F$3])^2)+0.5) -1" office:value-type="float" office:value="0.902619047797289">
            <text:p>0.9026190478</text:p>
          </table:table-cell>
          <table:table-cell table:formula="of:=2*(((([.F$1]^2)*([.A131] + (1/(4*[.F$1]))))/SQRT(([.F$1]^2)*([.A131] + (1/(4*[.F$1])))^2 +([.F$2])^2))-((([.F$1]^2)*([.A131] - (1/(4*[.F$1]))))/SQRT(([.F$1]^2)*([.A131] - (1/(4*[.F$1])))^2 +([.F$3])^2)))" office:value-type="float" office:value="-0.239472079566434">
            <text:p>-0.2394720796</text:p>
          </table:table-cell>
          <table:table-cell table:number-columns-repeated="5"/>
        </table:table-row>
        <table:table-row table:style-name="ro1">
          <table:table-cell office:value-type="float" office:value="-0.689999999999999">
            <text:p>-0.69</text:p>
          </table:table-cell>
          <table:table-cell table:formula="of:=2*(SQRT(([.F$1]^2)*(([.A132]+1/(4*[.F$1]))^2)+([.F$2])^2)-SQRT(([.F$1]^2)*(([.A132]-1/(4*[.F$1]))^2)+([.F$3])^2)+0.5) -1" office:value-type="float" office:value="0.900181787289283">
            <text:p>0.9001817873</text:p>
          </table:table-cell>
          <table:table-cell table:formula="of:=2*(((([.F$1]^2)*([.A132] + (1/(4*[.F$1]))))/SQRT(([.F$1]^2)*([.A132] + (1/(4*[.F$1])))^2 +([.F$2])^2))-((([.F$1]^2)*([.A132] - (1/(4*[.F$1]))))/SQRT(([.F$1]^2)*([.A132] - (1/(4*[.F$1])))^2 +([.F$3])^2)))" office:value-type="float" office:value="-0.248043129345712">
            <text:p>-0.2480431293</text:p>
          </table:table-cell>
          <table:table-cell table:number-columns-repeated="5"/>
        </table:table-row>
        <table:table-row table:style-name="ro1">
          <table:table-cell office:value-type="float" office:value="-0.679999999999999">
            <text:p>-0.68</text:p>
          </table:table-cell>
          <table:table-cell table:formula="of:=2*(SQRT(([.F$1]^2)*(([.A133]+1/(4*[.F$1]))^2)+([.F$2])^2)-SQRT(([.F$1]^2)*(([.A133]-1/(4*[.F$1]))^2)+([.F$3])^2)+0.5) -1" office:value-type="float" office:value="0.897656890078451">
            <text:p>0.8976568901</text:p>
          </table:table-cell>
          <table:table-cell table:formula="of:=2*(((([.F$1]^2)*([.A133] + (1/(4*[.F$1]))))/SQRT(([.F$1]^2)*([.A133] + (1/(4*[.F$1])))^2 +([.F$2])^2))-((([.F$1]^2)*([.A133] - (1/(4*[.F$1]))))/SQRT(([.F$1]^2)*([.A133] - (1/(4*[.F$1])))^2 +([.F$3])^2)))" office:value-type="float" office:value="-0.257002756088331">
            <text:p>-0.2570027561</text:p>
          </table:table-cell>
          <table:table-cell table:number-columns-repeated="5"/>
        </table:table-row>
        <table:table-row table:style-name="ro1">
          <table:table-cell office:value-type="float" office:value="-0.669999999999999">
            <text:p>-0.67</text:p>
          </table:table-cell>
          <table:table-cell table:formula="of:=2*(SQRT(([.F$1]^2)*(([.A134]+1/(4*[.F$1]))^2)+([.F$2])^2)-SQRT(([.F$1]^2)*(([.A134]-1/(4*[.F$1]))^2)+([.F$3])^2)+0.5) -1" office:value-type="float" office:value="0.895040368415316">
            <text:p>0.8950403684</text:p>
          </table:table-cell>
          <table:table-cell table:formula="of:=2*(((([.F$1]^2)*([.A134] + (1/(4*[.F$1]))))/SQRT(([.F$1]^2)*([.A134] + (1/(4*[.F$1])))^2 +([.F$2])^2))-((([.F$1]^2)*([.A134] - (1/(4*[.F$1]))))/SQRT(([.F$1]^2)*([.A134] - (1/(4*[.F$1])))^2 +([.F$3])^2)))" office:value-type="float" office:value="-0.266371548019015">
            <text:p>-0.266371548</text:p>
          </table:table-cell>
          <table:table-cell table:number-columns-repeated="5"/>
        </table:table-row>
        <table:table-row table:style-name="ro1">
          <table:table-cell office:value-type="float" office:value="-0.659999999999999">
            <text:p>-0.66</text:p>
          </table:table-cell>
          <table:table-cell table:formula="of:=2*(SQRT(([.F$1]^2)*(([.A135]+1/(4*[.F$1]))^2)+([.F$2])^2)-SQRT(([.F$1]^2)*(([.A135]-1/(4*[.F$1]))^2)+([.F$3])^2)+0.5) -1" office:value-type="float" office:value="0.892328022791975">
            <text:p>0.8923280228</text:p>
          </table:table-cell>
          <table:table-cell table:formula="of:=2*(((([.F$1]^2)*([.A135] + (1/(4*[.F$1]))))/SQRT(([.F$1]^2)*([.A135] + (1/(4*[.F$1])))^2 +([.F$2])^2))-((([.F$1]^2)*([.A135] - (1/(4*[.F$1]))))/SQRT(([.F$1]^2)*([.A135] - (1/(4*[.F$1])))^2 +([.F$3])^2)))" office:value-type="float" office:value="-0.2761712795426">
            <text:p>-0.2761712795</text:p>
          </table:table-cell>
          <table:table-cell table:number-columns-repeated="5"/>
        </table:table-row>
        <table:table-row table:style-name="ro1">
          <table:table-cell office:value-type="float" office:value="-0.649999999999999">
            <text:p>-0.65</text:p>
          </table:table-cell>
          <table:table-cell table:formula="of:=2*(SQRT(([.F$1]^2)*(([.A136]+1/(4*[.F$1]))^2)+([.F$2])^2)-SQRT(([.F$1]^2)*(([.A136]-1/(4*[.F$1]))^2)+([.F$3])^2)+0.5) -1" office:value-type="float" office:value="0.889515429747265">
            <text:p>0.8895154297</text:p>
          </table:table-cell>
          <table:table-cell table:formula="of:=2*(((([.F$1]^2)*([.A136] + (1/(4*[.F$1]))))/SQRT(([.F$1]^2)*([.A136] + (1/(4*[.F$1])))^2 +([.F$2])^2))-((([.F$1]^2)*([.A136] - (1/(4*[.F$1]))))/SQRT(([.F$1]^2)*([.A136] - (1/(4*[.F$1])))^2 +([.F$3])^2)))" office:value-type="float" office:value="-0.286424978318733">
            <text:p>-0.2864249783</text:p>
          </table:table-cell>
          <table:table-cell table:number-columns-repeated="5"/>
        </table:table-row>
        <table:table-row table:style-name="ro1">
          <table:table-cell office:value-type="float" office:value="-0.639999999999999">
            <text:p>-0.64</text:p>
          </table:table-cell>
          <table:table-cell table:formula="of:=2*(SQRT(([.F$1]^2)*(([.A137]+1/(4*[.F$1]))^2)+([.F$2])^2)-SQRT(([.F$1]^2)*(([.A137]-1/(4*[.F$1]))^2)+([.F$3])^2)+0.5) -1" office:value-type="float" office:value="0.8865979289873">
            <text:p>0.886597929</text:p>
          </table:table-cell>
          <table:table-cell table:formula="of:=2*(((([.F$1]^2)*([.A137] + (1/(4*[.F$1]))))/SQRT(([.F$1]^2)*([.A137] + (1/(4*[.F$1])))^2 +([.F$2])^2))-((([.F$1]^2)*([.A137] - (1/(4*[.F$1]))))/SQRT(([.F$1]^2)*([.A137] - (1/(4*[.F$1])))^2 +([.F$3])^2)))" office:value-type="float" office:value="-0.2971569950933">
            <text:p>-0.2971569951</text:p>
          </table:table-cell>
          <table:table-cell table:number-columns-repeated="5"/>
        </table:table-row>
        <table:table-row table:style-name="ro1">
          <table:table-cell office:value-type="float" office:value="-0.629999999999999">
            <text:p>-0.63</text:p>
          </table:table-cell>
          <table:table-cell table:formula="of:=2*(SQRT(([.F$1]^2)*(([.A138]+1/(4*[.F$1]))^2)+([.F$2])^2)-SQRT(([.F$1]^2)*(([.A138]-1/(4*[.F$1]))^2)+([.F$3])^2)+0.5) -1" office:value-type="float" office:value="0.883570609794441">
            <text:p>0.8835706098</text:p>
          </table:table-cell>
          <table:table-cell table:formula="of:=2*(((([.F$1]^2)*([.A138] + (1/(4*[.F$1]))))/SQRT(([.F$1]^2)*([.A138] + (1/(4*[.F$1])))^2 +([.F$2])^2))-((([.F$1]^2)*([.A138] - (1/(4*[.F$1]))))/SQRT(([.F$1]^2)*([.A138] - (1/(4*[.F$1])))^2 +([.F$3])^2)))" office:value-type="float" office:value="-0.308393076161186">
            <text:p>-0.3083930762</text:p>
          </table:table-cell>
          <table:table-cell table:number-columns-repeated="5"/>
        </table:table-row>
        <table:table-row table:style-name="ro1">
          <table:table-cell office:value-type="float" office:value="-0.619999999999999">
            <text:p>-0.62</text:p>
          </table:table-cell>
          <table:table-cell table:formula="of:=2*(SQRT(([.F$1]^2)*(([.A139]+1/(4*[.F$1]))^2)+([.F$2])^2)-SQRT(([.F$1]^2)*(([.A139]-1/(4*[.F$1]))^2)+([.F$3])^2)+0.5) -1" office:value-type="float" office:value="0.880428296699192">
            <text:p>0.8804282967</text:p>
          </table:table-cell>
          <table:table-cell table:formula="of:=2*(((([.F$1]^2)*([.A139] + (1/(4*[.F$1]))))/SQRT(([.F$1]^2)*([.A139] + (1/(4*[.F$1])))^2 +([.F$2])^2))-((([.F$1]^2)*([.A139] - (1/(4*[.F$1]))))/SQRT(([.F$1]^2)*([.A139] - (1/(4*[.F$1])))^2 +([.F$3])^2)))" office:value-type="float" office:value="-0.320160438272207">
            <text:p>-0.3201604383</text:p>
          </table:table-cell>
          <table:table-cell table:number-columns-repeated="5"/>
        </table:table-row>
        <table:table-row table:style-name="ro1">
          <table:table-cell office:value-type="float" office:value="-0.609999999999999">
            <text:p>-0.61</text:p>
          </table:table-cell>
          <table:table-cell table:formula="of:=2*(SQRT(([.F$1]^2)*(([.A140]+1/(4*[.F$1]))^2)+([.F$2])^2)-SQRT(([.F$1]^2)*(([.A140]-1/(4*[.F$1]))^2)+([.F$3])^2)+0.5) -1" office:value-type="float" office:value="0.87716553439192">
            <text:p>0.8771655344</text:p>
          </table:table-cell>
          <table:table-cell table:formula="of:=2*(((([.F$1]^2)*([.A140] + (1/(4*[.F$1]))))/SQRT(([.F$1]^2)*([.A140] + (1/(4*[.F$1])))^2 +([.F$2])^2))-((([.F$1]^2)*([.A140] - (1/(4*[.F$1]))))/SQRT(([.F$1]^2)*([.A140] - (1/(4*[.F$1])))^2 +([.F$3])^2)))" office:value-type="float" office:value="-0.332487845715946">
            <text:p>-0.3324878457</text:p>
          </table:table-cell>
          <table:table-cell table:number-columns-repeated="5"/>
        </table:table-row>
        <table:table-row table:style-name="ro1">
          <table:table-cell office:value-type="float" office:value="-0.599999999999999">
            <text:p>-0.6</text:p>
          </table:table-cell>
          <table:table-cell table:formula="of:=2*(SQRT(([.F$1]^2)*(([.A141]+1/(4*[.F$1]))^2)+([.F$2])^2)-SQRT(([.F$1]^2)*(([.A141]-1/(4*[.F$1]))^2)+([.F$3])^2)+0.5) -1" office:value-type="float" office:value="0.873776571854262">
            <text:p>0.8737765719</text:p>
          </table:table-cell>
          <table:table-cell table:formula="of:=2*(((([.F$1]^2)*([.A141] + (1/(4*[.F$1]))))/SQRT(([.F$1]^2)*([.A141] + (1/(4*[.F$1])))^2 +([.F$2])^2))-((([.F$1]^2)*([.A141] - (1/(4*[.F$1]))))/SQRT(([.F$1]^2)*([.A141] - (1/(4*[.F$1])))^2 +([.F$3])^2)))" office:value-type="float" office:value="-0.345405689230118">
            <text:p>-0.3454056892</text:p>
          </table:table-cell>
          <table:table-cell table:number-columns-repeated="5"/>
        </table:table-row>
        <table:table-row table:style-name="ro1">
          <table:table-cell office:value-type="float" office:value="-0.589999999999999">
            <text:p>-0.59</text:p>
          </table:table-cell>
          <table:table-cell table:formula="of:=2*(SQRT(([.F$1]^2)*(([.A142]+1/(4*[.F$1]))^2)+([.F$2])^2)-SQRT(([.F$1]^2)*(([.A142]-1/(4*[.F$1]))^2)+([.F$3])^2)+0.5) -1" office:value-type="float" office:value="0.870255345694211">
            <text:p>0.8702553457</text:p>
          </table:table-cell>
          <table:table-cell table:formula="of:=2*(((([.F$1]^2)*([.A142] + (1/(4*[.F$1]))))/SQRT(([.F$1]^2)*([.A142] + (1/(4*[.F$1])))^2 +([.F$2])^2))-((([.F$1]^2)*([.A142] - (1/(4*[.F$1]))))/SQRT(([.F$1]^2)*([.A142] - (1/(4*[.F$1])))^2 +([.F$3])^2)))" office:value-type="float" office:value="-0.358946066267832">
            <text:p>-0.3589460663</text:p>
          </table:table-cell>
          <table:table-cell table:number-columns-repeated="5"/>
        </table:table-row>
        <table:table-row table:style-name="ro1">
          <table:table-cell office:value-type="float" office:value="-0.579999999999999">
            <text:p>-0.58</text:p>
          </table:table-cell>
          <table:table-cell table:formula="of:=2*(SQRT(([.F$1]^2)*(([.A143]+1/(4*[.F$1]))^2)+([.F$2])^2)-SQRT(([.F$1]^2)*(([.A143]-1/(4*[.F$1]))^2)+([.F$3])^2)+0.5) -1" office:value-type="float" office:value="0.86659546267415">
            <text:p>0.8665954627</text:p>
          </table:table-cell>
          <table:table-cell table:formula="of:=2*(((([.F$1]^2)*([.A143] + (1/(4*[.F$1]))))/SQRT(([.F$1]^2)*([.A143] + (1/(4*[.F$1])))^2 +([.F$2])^2))-((([.F$1]^2)*([.A143] - (1/(4*[.F$1]))))/SQRT(([.F$1]^2)*([.A143] - (1/(4*[.F$1])))^2 +([.F$3])^2)))" office:value-type="float" office:value="-0.37314286202913">
            <text:p>-0.373142862</text:p>
          </table:table-cell>
          <table:table-cell table:number-columns-repeated="5"/>
        </table:table-row>
        <table:table-row table:style-name="ro1">
          <table:table-cell office:value-type="float" office:value="-0.569999999999999">
            <text:p>-0.57</text:p>
          </table:table-cell>
          <table:table-cell table:formula="of:=2*(SQRT(([.F$1]^2)*(([.A144]+1/(4*[.F$1]))^2)+([.F$2])^2)-SQRT(([.F$1]^2)*(([.A144]-1/(4*[.F$1]))^2)+([.F$3])^2)+0.5) -1" office:value-type="float" office:value="0.86279018142781">
            <text:p>0.8627901814</text:p>
          </table:table-cell>
          <table:table-cell table:formula="of:=2*(((([.F$1]^2)*([.A144] + (1/(4*[.F$1]))))/SQRT(([.F$1]^2)*([.A144] + (1/(4*[.F$1])))^2 +([.F$2])^2))-((([.F$1]^2)*([.A144] - (1/(4*[.F$1]))))/SQRT(([.F$1]^2)*([.A144] - (1/(4*[.F$1])))^2 +([.F$3])^2)))" office:value-type="float" office:value="-0.388031830508281">
            <text:p>-0.3880318305</text:p>
          </table:table-cell>
          <table:table-cell table:number-columns-repeated="5"/>
        </table:table-row>
        <table:table-row table:style-name="ro1">
          <table:table-cell office:value-type="float" office:value="-0.559999999999999">
            <text:p>-0.56</text:p>
          </table:table-cell>
          <table:table-cell table:formula="of:=2*(SQRT(([.F$1]^2)*(([.A145]+1/(4*[.F$1]))^2)+([.F$2])^2)-SQRT(([.F$1]^2)*(([.A145]-1/(4*[.F$1]))^2)+([.F$3])^2)+0.5) -1" office:value-type="float" office:value="0.858832393370453">
            <text:p>0.8588323934</text:p>
          </table:table-cell>
          <table:table-cell table:formula="of:=2*(((([.F$1]^2)*([.A145] + (1/(4*[.F$1]))))/SQRT(([.F$1]^2)*([.A145] + (1/(4*[.F$1])))^2 +([.F$2])^2))-((([.F$1]^2)*([.A145] - (1/(4*[.F$1]))))/SQRT(([.F$1]^2)*([.A145] - (1/(4*[.F$1])))^2 +([.F$3])^2)))" office:value-type="float" office:value="-0.403650674626707">
            <text:p>-0.4036506746</text:p>
          </table:table-cell>
          <table:table-cell table:number-columns-repeated="5"/>
        </table:table-row>
        <table:table-row table:style-name="ro1">
          <table:table-cell office:value-type="float" office:value="-0.549999999999999">
            <text:p>-0.55</text:p>
          </table:table-cell>
          <table:table-cell table:formula="of:=2*(SQRT(([.F$1]^2)*(([.A146]+1/(4*[.F$1]))^2)+([.F$2])^2)-SQRT(([.F$1]^2)*(([.A146]-1/(4*[.F$1]))^2)+([.F$3])^2)+0.5) -1" office:value-type="float" office:value="0.854714602816979">
            <text:p>0.8547146028</text:p>
          </table:table-cell>
          <table:table-cell table:formula="of:=2*(((([.F$1]^2)*([.A146] + (1/(4*[.F$1]))))/SQRT(([.F$1]^2)*([.A146] + (1/(4*[.F$1])))^2 +([.F$2])^2))-((([.F$1]^2)*([.A146] - (1/(4*[.F$1]))))/SQRT(([.F$1]^2)*([.A146] - (1/(4*[.F$1])))^2 +([.F$3])^2)))" office:value-type="float" office:value="-0.420039124308124">
            <text:p>-0.4200391243</text:p>
          </table:table-cell>
          <table:table-cell table:number-columns-repeated="5"/>
        </table:table-row>
        <table:table-row table:style-name="ro1">
          <table:table-cell office:value-type="float" office:value="-0.539999999999999">
            <text:p>-0.54</text:p>
          </table:table-cell>
          <table:table-cell table:formula="of:=2*(SQRT(([.F$1]^2)*(([.A147]+1/(4*[.F$1]))^2)+([.F$2])^2)-SQRT(([.F$1]^2)*(([.A147]-1/(4*[.F$1]))^2)+([.F$3])^2)+0.5) -1" office:value-type="float" office:value="0.850428906335243">
            <text:p>0.8504289063</text:p>
          </table:table-cell>
          <table:table-cell table:formula="of:=2*(((([.F$1]^2)*([.A147] + (1/(4*[.F$1]))))/SQRT(([.F$1]^2)*([.A147] + (1/(4*[.F$1])))^2 +([.F$2])^2))-((([.F$1]^2)*([.A147] - (1/(4*[.F$1]))))/SQRT(([.F$1]^2)*([.A147] - (1/(4*[.F$1])))^2 +([.F$3])^2)))" office:value-type="float" office:value="-0.437239011103086">
            <text:p>-0.4372390111</text:p>
          </table:table-cell>
          <table:table-cell table:number-columns-repeated="5"/>
        </table:table-row>
        <table:table-row table:style-name="ro1">
          <table:table-cell office:value-type="float" office:value="-0.529999999999999">
            <text:p>-0.53</text:p>
          </table:table-cell>
          <table:table-cell table:formula="of:=2*(SQRT(([.F$1]^2)*(([.A148]+1/(4*[.F$1]))^2)+([.F$2])^2)-SQRT(([.F$1]^2)*(([.A148]-1/(4*[.F$1]))^2)+([.F$3])^2)+0.5) -1" office:value-type="float" office:value="0.845966971377266">
            <text:p>0.8459669714</text:p>
          </table:table-cell>
          <table:table-cell table:formula="of:=2*(((([.F$1]^2)*([.A148] + (1/(4*[.F$1]))))/SQRT(([.F$1]^2)*([.A148] + (1/(4*[.F$1])))^2 +([.F$2])^2))-((([.F$1]^2)*([.A148] - (1/(4*[.F$1]))))/SQRT(([.F$1]^2)*([.A148] - (1/(4*[.F$1])))^2 +([.F$3])^2)))" office:value-type="float" office:value="-0.455294337679627">
            <text:p>-0.4552943377</text:p>
          </table:table-cell>
          <table:table-cell table:number-columns-repeated="5"/>
        </table:table-row>
        <table:table-row table:style-name="ro1">
          <table:table-cell office:value-type="float" office:value="-0.519999999999999">
            <text:p>-0.52</text:p>
          </table:table-cell>
          <table:table-cell table:formula="of:=2*(SQRT(([.F$1]^2)*(([.A149]+1/(4*[.F$1]))^2)+([.F$2])^2)-SQRT(([.F$1]^2)*(([.A149]-1/(4*[.F$1]))^2)+([.F$3])^2)+0.5) -1" office:value-type="float" office:value="0.841320014249492">
            <text:p>0.8413200142</text:p>
          </table:table-cell>
          <table:table-cell table:formula="of:=2*(((([.F$1]^2)*([.A149] + (1/(4*[.F$1]))))/SQRT(([.F$1]^2)*([.A149] + (1/(4*[.F$1])))^2 +([.F$2])^2))-((([.F$1]^2)*([.A149] - (1/(4*[.F$1]))))/SQRT(([.F$1]^2)*([.A149] - (1/(4*[.F$1])))^2 +([.F$3])^2)))" office:value-type="float" office:value="-0.474251340159873">
            <text:p>-0.4742513402</text:p>
          </table:table-cell>
          <table:table-cell table:number-columns-repeated="5"/>
        </table:table-row>
        <table:table-row table:style-name="ro1">
          <table:table-cell office:value-type="float" office:value="-0.509999999999999">
            <text:p>-0.51</text:p>
          </table:table-cell>
          <table:table-cell table:formula="of:=2*(SQRT(([.F$1]^2)*(([.A150]+1/(4*[.F$1]))^2)+([.F$2])^2)-SQRT(([.F$1]^2)*(([.A150]-1/(4*[.F$1]))^2)+([.F$3])^2)+0.5) -1" office:value-type="float" office:value="0.836478777505273">
            <text:p>0.8364787775</text:p>
          </table:table-cell>
          <table:table-cell table:formula="of:=2*(((([.F$1]^2)*([.A150] + (1/(4*[.F$1]))))/SQRT(([.F$1]^2)*([.A150] + (1/(4*[.F$1])))^2 +([.F$2])^2))-((([.F$1]^2)*([.A150] - (1/(4*[.F$1]))))/SQRT(([.F$1]^2)*([.A150] - (1/(4*[.F$1])))^2 +([.F$3])^2)))" office:value-type="float" office:value="-0.494158540893993">
            <text:p>-0.4941585409</text:p>
          </table:table-cell>
          <table:table-cell table:number-columns-repeated="5"/>
        </table:table-row>
        <table:table-row table:style-name="ro1">
          <table:table-cell office:value-type="float" office:value="-0.499999999999999">
            <text:p>-0.5</text:p>
          </table:table-cell>
          <table:table-cell table:formula="of:=2*(SQRT(([.F$1]^2)*(([.A151]+1/(4*[.F$1]))^2)+([.F$2])^2)-SQRT(([.F$1]^2)*(([.A151]-1/(4*[.F$1]))^2)+([.F$3])^2)+0.5) -1" office:value-type="float" office:value="0.831433506869153">
            <text:p>0.8314335069</text:p>
          </table:table-cell>
          <table:table-cell table:formula="of:=2*(((([.F$1]^2)*([.A151] + (1/(4*[.F$1]))))/SQRT(([.F$1]^2)*([.A151] + (1/(4*[.F$1])))^2 +([.F$2])^2))-((([.F$1]^2)*([.A151] - (1/(4*[.F$1]))))/SQRT(([.F$1]^2)*([.A151] - (1/(4*[.F$1])))^2 +([.F$3])^2)))" office:value-type="float" office:value="-0.515066788816267">
            <text:p>-0.5150667888</text:p>
          </table:table-cell>
          <table:table-cell table:number-columns-repeated="5"/>
        </table:table-row>
        <table:table-row table:style-name="ro1">
          <table:table-cell office:value-type="float" office:value="-0.489999999999999">
            <text:p>-0.49</text:p>
          </table:table-cell>
          <table:table-cell table:formula="of:=2*(SQRT(([.F$1]^2)*(([.A152]+1/(4*[.F$1]))^2)+([.F$2])^2)-SQRT(([.F$1]^2)*(([.A152]-1/(4*[.F$1]))^2)+([.F$3])^2)+0.5) -1" office:value-type="float" office:value="0.826173927833448">
            <text:p>0.8261739278</text:p>
          </table:table-cell>
          <table:table-cell table:formula="of:=2*(((([.F$1]^2)*([.A152] + (1/(4*[.F$1]))))/SQRT(([.F$1]^2)*([.A152] + (1/(4*[.F$1])))^2 +([.F$2])^2))-((([.F$1]^2)*([.A152] - (1/(4*[.F$1]))))/SQRT(([.F$1]^2)*([.A152] - (1/(4*[.F$1])))^2 +([.F$3])^2)))" office:value-type="float" office:value="-0.537029284018228">
            <text:p>-0.537029284</text:p>
          </table:table-cell>
          <table:table-cell table:number-columns-repeated="5"/>
        </table:table-row>
        <table:table-row table:style-name="ro1">
          <table:table-cell office:value-type="float" office:value="-0.479999999999999">
            <text:p>-0.48</text:p>
          </table:table-cell>
          <table:table-cell table:formula="of:=2*(SQRT(([.F$1]^2)*(([.A153]+1/(4*[.F$1]))^2)+([.F$2])^2)-SQRT(([.F$1]^2)*(([.A153]-1/(4*[.F$1]))^2)+([.F$3])^2)+0.5) -1" office:value-type="float" office:value="0.82068922210421">
            <text:p>0.8206892221</text:p>
          </table:table-cell>
          <table:table-cell table:formula="of:=2*(((([.F$1]^2)*([.A153] + (1/(4*[.F$1]))))/SQRT(([.F$1]^2)*([.A153] + (1/(4*[.F$1])))^2 +([.F$2])^2))-((([.F$1]^2)*([.A153] - (1/(4*[.F$1]))))/SQRT(([.F$1]^2)*([.A153] - (1/(4*[.F$1])))^2 +([.F$3])^2)))" office:value-type="float" office:value="-0.560101582594511">
            <text:p>-0.5601015826</text:p>
          </table:table-cell>
          <table:table-cell table:number-columns-repeated="5"/>
        </table:table-row>
        <table:table-row table:style-name="ro1">
          <table:table-cell office:value-type="float" office:value="-0.469999999999999">
            <text:p>-0.47</text:p>
          </table:table-cell>
          <table:table-cell table:formula="of:=2*(SQRT(([.F$1]^2)*(([.A154]+1/(4*[.F$1]))^2)+([.F$2])^2)-SQRT(([.F$1]^2)*(([.A154]-1/(4*[.F$1]))^2)+([.F$3])^2)+0.5) -1" office:value-type="float" office:value="0.814968004116209">
            <text:p>0.8149680041</text:p>
          </table:table-cell>
          <table:table-cell table:formula="of:=2*(((([.F$1]^2)*([.A154] + (1/(4*[.F$1]))))/SQRT(([.F$1]^2)*([.A154] + (1/(4*[.F$1])))^2 +([.F$2])^2))-((([.F$1]^2)*([.A154] - (1/(4*[.F$1]))))/SQRT(([.F$1]^2)*([.A154] - (1/(4*[.F$1])))^2 +([.F$3])^2)))" office:value-type="float" office:value="-0.584341577163151">
            <text:p>-0.5843415772</text:p>
          </table:table-cell>
          <table:table-cell table:number-columns-repeated="5"/>
        </table:table-row>
        <table:table-row table:style-name="ro1">
          <table:table-cell office:value-type="float" office:value="-0.459999999999999">
            <text:p>-0.46</text:p>
          </table:table-cell>
          <table:table-cell table:formula="of:=2*(SQRT(([.F$1]^2)*(([.A155]+1/(4*[.F$1]))^2)+([.F$2])^2)-SQRT(([.F$1]^2)*(([.A155]-1/(4*[.F$1]))^2)+([.F$3])^2)+0.5) -1" office:value-type="float" office:value="0.808998297886237">
            <text:p>0.8089982979</text:p>
          </table:table-cell>
          <table:table-cell table:formula="of:=2*(((([.F$1]^2)*([.A155] + (1/(4*[.F$1]))))/SQRT(([.F$1]^2)*([.A155] + (1/(4*[.F$1])))^2 +([.F$2])^2))-((([.F$1]^2)*([.A155] - (1/(4*[.F$1]))))/SQRT(([.F$1]^2)*([.A155] - (1/(4*[.F$1])))^2 +([.F$3])^2)))" office:value-type="float" office:value="-0.609809447729345">
            <text:p>-0.6098094477</text:p>
          </table:table-cell>
          <table:table-cell table:number-columns-repeated="5"/>
        </table:table-row>
        <table:table-row table:style-name="ro1">
          <table:table-cell office:value-type="float" office:value="-0.449999999999999">
            <text:p>-0.45</text:p>
          </table:table-cell>
          <table:table-cell table:formula="of:=2*(SQRT(([.F$1]^2)*(([.A156]+1/(4*[.F$1]))^2)+([.F$2])^2)-SQRT(([.F$1]^2)*(([.A156]-1/(4*[.F$1]))^2)+([.F$3])^2)+0.5) -1" office:value-type="float" office:value="0.802767514531307">
            <text:p>0.8027675145</text:p>
          </table:table-cell>
          <table:table-cell table:formula="of:=2*(((([.F$1]^2)*([.A156] + (1/(4*[.F$1]))))/SQRT(([.F$1]^2)*([.A156] + (1/(4*[.F$1])))^2 +([.F$2])^2))-((([.F$1]^2)*([.A156] - (1/(4*[.F$1]))))/SQRT(([.F$1]^2)*([.A156] - (1/(4*[.F$1])))^2 +([.F$3])^2)))" office:value-type="float" office:value="-0.636567576746995">
            <text:p>-0.6365675767</text:p>
          </table:table-cell>
          <table:table-cell table:number-columns-repeated="5"/>
        </table:table-row>
        <table:table-row table:style-name="ro1">
          <table:table-cell office:value-type="float" office:value="-0.439999999999999">
            <text:p>-0.44</text:p>
          </table:table-cell>
          <table:table-cell table:formula="of:=2*(SQRT(([.F$1]^2)*(([.A157]+1/(4*[.F$1]))^2)+([.F$2])^2)-SQRT(([.F$1]^2)*(([.A157]-1/(4*[.F$1]))^2)+([.F$3])^2)+0.5) -1" office:value-type="float" office:value="0.796262430844187">
            <text:p>0.7962624308</text:p>
          </table:table-cell>
          <table:table-cell table:formula="of:=2*(((([.F$1]^2)*([.A157] + (1/(4*[.F$1]))))/SQRT(([.F$1]^2)*([.A157] + (1/(4*[.F$1])))^2 +([.F$2])^2))-((([.F$1]^2)*([.A157] - (1/(4*[.F$1]))))/SQRT(([.F$1]^2)*([.A157] - (1/(4*[.F$1])))^2 +([.F$3])^2)))" office:value-type="float" office:value="-0.66468042133544">
            <text:p>-0.6646804213</text:p>
          </table:table-cell>
          <table:table-cell table:number-columns-repeated="5"/>
        </table:table-row>
        <table:table-row table:style-name="ro1">
          <table:table-cell office:value-type="float" office:value="-0.429999999999999">
            <text:p>-0.43</text:p>
          </table:table-cell>
          <table:table-cell table:formula="of:=2*(SQRT(([.F$1]^2)*(([.A158]+1/(4*[.F$1]))^2)+([.F$2])^2)-SQRT(([.F$1]^2)*(([.A158]-1/(4*[.F$1]))^2)+([.F$3])^2)+0.5) -1" office:value-type="float" office:value="0.78946916939399">
            <text:p>0.7894691694</text:p>
          </table:table-cell>
          <table:table-cell table:formula="of:=2*(((([.F$1]^2)*([.A158] + (1/(4*[.F$1]))))/SQRT(([.F$1]^2)*([.A158] + (1/(4*[.F$1])))^2 +([.F$2])^2))-((([.F$1]^2)*([.A158] - (1/(4*[.F$1]))))/SQRT(([.F$1]^2)*([.A158] - (1/(4*[.F$1])))^2 +([.F$3])^2)))" office:value-type="float" office:value="-0.694214334631587">
            <text:p>-0.6942143346</text:p>
          </table:table-cell>
          <table:table-cell table:number-columns-repeated="5"/>
        </table:table-row>
        <table:table-row table:style-name="ro1">
          <table:table-cell office:value-type="float" office:value="-0.419999999999999">
            <text:p>-0.42</text:p>
          </table:table-cell>
          <table:table-cell table:formula="of:=2*(SQRT(([.F$1]^2)*(([.A159]+1/(4*[.F$1]))^2)+([.F$2])^2)-SQRT(([.F$1]^2)*(([.A159]-1/(4*[.F$1]))^2)+([.F$3])^2)+0.5) -1" office:value-type="float" office:value="0.782373180704891">
            <text:p>0.7823731807</text:p>
          </table:table-cell>
          <table:table-cell table:formula="of:=2*(((([.F$1]^2)*([.A159] + (1/(4*[.F$1]))))/SQRT(([.F$1]^2)*([.A159] + (1/(4*[.F$1])))^2 +([.F$2])^2))-((([.F$1]^2)*([.A159] - (1/(4*[.F$1]))))/SQRT(([.F$1]^2)*([.A159] - (1/(4*[.F$1])))^2 +([.F$3])^2)))" office:value-type="float" office:value="-0.725237327207774">
            <text:p>-0.7252373272</text:p>
          </table:table-cell>
          <table:table-cell table:number-columns-repeated="5"/>
        </table:table-row>
        <table:table-row table:style-name="ro1">
          <table:table-cell office:value-type="float" office:value="-0.409999999999999">
            <text:p>-0.41</text:p>
          </table:table-cell>
          <table:table-cell table:formula="of:=2*(SQRT(([.F$1]^2)*(([.A160]+1/(4*[.F$1]))^2)+([.F$2])^2)-SQRT(([.F$1]^2)*(([.A160]-1/(4*[.F$1]))^2)+([.F$3])^2)+0.5) -1" office:value-type="float" office:value="0.774959228162282">
            <text:p>0.7749592282</text:p>
          </table:table-cell>
          <table:table-cell table:formula="of:=2*(((([.F$1]^2)*([.A160] + (1/(4*[.F$1]))))/SQRT(([.F$1]^2)*([.A160] + (1/(4*[.F$1])))^2 +([.F$2])^2))-((([.F$1]^2)*([.A160] - (1/(4*[.F$1]))))/SQRT(([.F$1]^2)*([.A160] - (1/(4*[.F$1])))^2 +([.F$3])^2)))" office:value-type="float" office:value="-0.757818758375107">
            <text:p>-0.7578187584</text:p>
          </table:table-cell>
          <table:table-cell table:number-columns-repeated="5"/>
        </table:table-row>
        <table:table-row table:style-name="ro1">
          <table:table-cell office:value-type="float" office:value="-0.399999999999999">
            <text:p>-0.4</text:p>
          </table:table-cell>
          <table:table-cell table:formula="of:=2*(SQRT(([.F$1]^2)*(([.A161]+1/(4*[.F$1]))^2)+([.F$2])^2)-SQRT(([.F$1]^2)*(([.A161]-1/(4*[.F$1]))^2)+([.F$3])^2)+0.5) -1" office:value-type="float" office:value="0.767211376403202">
            <text:p>0.7672113764</text:p>
          </table:table-cell>
          <table:table-cell table:formula="of:=2*(((([.F$1]^2)*([.A161] + (1/(4*[.F$1]))))/SQRT(([.F$1]^2)*([.A161] + (1/(4*[.F$1])))^2 +([.F$2])^2))-((([.F$1]^2)*([.A161] - (1/(4*[.F$1]))))/SQRT(([.F$1]^2)*([.A161] - (1/(4*[.F$1])))^2 +([.F$3])^2)))" office:value-type="float" office:value="-0.792028946041768">
            <text:p>-0.792028946</text:p>
          </table:table-cell>
          <table:table-cell table:number-columns-repeated="5"/>
        </table:table-row>
        <table:table-row table:style-name="ro1">
          <table:table-cell office:value-type="float" office:value="-0.389999999999999">
            <text:p>-0.39</text:p>
          </table:table-cell>
          <table:table-cell table:formula="of:=2*(SQRT(([.F$1]^2)*(([.A162]+1/(4*[.F$1]))^2)+([.F$2])^2)-SQRT(([.F$1]^2)*(([.A162]-1/(4*[.F$1]))^2)+([.F$3])^2)+0.5) -1" office:value-type="float" office:value="0.759112984066959">
            <text:p>0.7591129841</text:p>
          </table:table-cell>
          <table:table-cell table:formula="of:=2*(((([.F$1]^2)*([.A162] + (1/(4*[.F$1]))))/SQRT(([.F$1]^2)*([.A162] + (1/(4*[.F$1])))^2 +([.F$2])^2))-((([.F$1]^2)*([.A162] - (1/(4*[.F$1]))))/SQRT(([.F$1]^2)*([.A162] - (1/(4*[.F$1])))^2 +([.F$3])^2)))" office:value-type="float" office:value="-0.827938682635566">
            <text:p>-0.8279386826</text:p>
          </table:table-cell>
          <table:table-cell table:number-columns-repeated="5"/>
        </table:table-row>
        <table:table-row table:style-name="ro1">
          <table:table-cell office:value-type="float" office:value="-0.379999999999999">
            <text:p>-0.38</text:p>
          </table:table-cell>
          <table:table-cell table:formula="of:=2*(SQRT(([.F$1]^2)*(([.A163]+1/(4*[.F$1]))^2)+([.F$2])^2)-SQRT(([.F$1]^2)*(([.A163]-1/(4*[.F$1]))^2)+([.F$3])^2)+0.5) -1" office:value-type="float" office:value="0.750646701912506">
            <text:p>0.7506467019</text:p>
          </table:table-cell>
          <table:table-cell table:formula="of:=2*(((([.F$1]^2)*([.A163] + (1/(4*[.F$1]))))/SQRT(([.F$1]^2)*([.A163] + (1/(4*[.F$1])))^2 +([.F$2])^2))-((([.F$1]^2)*([.A163] - (1/(4*[.F$1]))))/SQRT(([.F$1]^2)*([.A163] - (1/(4*[.F$1])))^2 +([.F$3])^2)))" office:value-type="float" office:value="-0.865618643472413">
            <text:p>-0.8656186435</text:p>
          </table:table-cell>
          <table:table-cell table:number-columns-repeated="5"/>
        </table:table-row>
        <table:table-row table:style-name="ro1">
          <table:table-cell office:value-type="float" office:value="-0.369999999999999">
            <text:p>-0.37</text:p>
          </table:table-cell>
          <table:table-cell table:formula="of:=2*(SQRT(([.F$1]^2)*(([.A164]+1/(4*[.F$1]))^2)+([.F$2])^2)-SQRT(([.F$1]^2)*(([.A164]-1/(4*[.F$1]))^2)+([.F$3])^2)+0.5) -1" office:value-type="float" office:value="0.741794477450578">
            <text:p>0.7417944775</text:p>
          </table:table-cell>
          <table:table-cell table:formula="of:=2*(((([.F$1]^2)*([.A164] + (1/(4*[.F$1]))))/SQRT(([.F$1]^2)*([.A164] + (1/(4*[.F$1])))^2 +([.F$2])^2))-((([.F$1]^2)*([.A164] - (1/(4*[.F$1]))))/SQRT(([.F$1]^2)*([.A164] - (1/(4*[.F$1])))^2 +([.F$3])^2)))" office:value-type="float" office:value="-0.905138672914688">
            <text:p>-0.9051386729</text:p>
          </table:table-cell>
          <table:table-cell table:number-columns-repeated="5"/>
        </table:table-row>
        <table:table-row table:style-name="ro1">
          <table:table-cell office:value-type="float" office:value="-0.359999999999999">
            <text:p>-0.36</text:p>
          </table:table-cell>
          <table:table-cell table:formula="of:=2*(SQRT(([.F$1]^2)*(([.A165]+1/(4*[.F$1]))^2)+([.F$2])^2)-SQRT(([.F$1]^2)*(([.A165]-1/(4*[.F$1]))^2)+([.F$3])^2)+0.5) -1" office:value-type="float" office:value="0.732537567389685">
            <text:p>0.7325375674</text:p>
          </table:table-cell>
          <table:table-cell table:formula="of:=2*(((([.F$1]^2)*([.A165] + (1/(4*[.F$1]))))/SQRT(([.F$1]^2)*([.A165] + (1/(4*[.F$1])))^2 +([.F$2])^2))-((([.F$1]^2)*([.A165] - (1/(4*[.F$1]))))/SQRT(([.F$1]^2)*([.A165] - (1/(4*[.F$1])))^2 +([.F$3])^2)))" office:value-type="float" office:value="-0.946566932791287">
            <text:p>-0.9465669328</text:p>
          </table:table-cell>
          <table:table-cell table:number-columns-repeated="5"/>
        </table:table-row>
        <table:table-row table:style-name="ro1">
          <table:table-cell office:value-type="float" office:value="-0.349999999999999">
            <text:p>-0.35</text:p>
          </table:table-cell>
          <table:table-cell table:formula="of:=2*(SQRT(([.F$1]^2)*(([.A166]+1/(4*[.F$1]))^2)+([.F$2])^2)-SQRT(([.F$1]^2)*(([.A166]-1/(4*[.F$1]))^2)+([.F$3])^2)+0.5) -1" office:value-type="float" office:value="0.722856559353677">
            <text:p>0.7228565594</text:p>
          </table:table-cell>
          <table:table-cell table:formula="of:=2*(((([.F$1]^2)*([.A166] + (1/(4*[.F$1]))))/SQRT(([.F$1]^2)*([.A166] + (1/(4*[.F$1])))^2 +([.F$2])^2))-((([.F$1]^2)*([.A166] - (1/(4*[.F$1]))))/SQRT(([.F$1]^2)*([.A166] - (1/(4*[.F$1])))^2 +([.F$3])^2)))" office:value-type="float" office:value="-0.989968896940727">
            <text:p>-0.9899688969</text:p>
          </table:table-cell>
          <table:table-cell table:number-columns-repeated="5"/>
        </table:table-row>
        <table:table-row table:style-name="ro1">
          <table:table-cell office:value-type="float" office:value="-0.339999999999999">
            <text:p>-0.34</text:p>
          </table:table-cell>
          <table:table-cell table:formula="of:=2*(SQRT(([.F$1]^2)*(([.A167]+1/(4*[.F$1]))^2)+([.F$2])^2)-SQRT(([.F$1]^2)*(([.A167]-1/(4*[.F$1]))^2)+([.F$3])^2)+0.5) -1" office:value-type="float" office:value="0.712731404491501">
            <text:p>0.7127314045</text:p>
          </table:table-cell>
          <table:table-cell table:formula="of:=2*(((([.F$1]^2)*([.A167] + (1/(4*[.F$1]))))/SQRT(([.F$1]^2)*([.A167] + (1/(4*[.F$1])))^2 +([.F$2])^2))-((([.F$1]^2)*([.A167] - (1/(4*[.F$1]))))/SQRT(([.F$1]^2)*([.A167] - (1/(4*[.F$1])))^2 +([.F$3])^2)))" office:value-type="float" office:value="-1.03540617551107">
            <text:p>-1.0354061755</text:p>
          </table:table-cell>
          <table:table-cell table:number-columns-repeated="5"/>
        </table:table-row>
        <table:table-row table:style-name="ro1">
          <table:table-cell office:value-type="float" office:value="-0.329999999999999">
            <text:p>-0.33</text:p>
          </table:table-cell>
          <table:table-cell table:formula="of:=2*(SQRT(([.F$1]^2)*(([.A168]+1/(4*[.F$1]))^2)+([.F$2])^2)-SQRT(([.F$1]^2)*(([.A168]-1/(4*[.F$1]))^2)+([.F$3])^2)+0.5) -1" office:value-type="float" office:value="0.702141462762387">
            <text:p>0.7021414628</text:p>
          </table:table-cell>
          <table:table-cell table:formula="of:=2*(((([.F$1]^2)*([.A168] + (1/(4*[.F$1]))))/SQRT(([.F$1]^2)*([.A168] + (1/(4*[.F$1])))^2 +([.F$2])^2))-((([.F$1]^2)*([.A168] - (1/(4*[.F$1]))))/SQRT(([.F$1]^2)*([.A168] - (1/(4*[.F$1])))^2 +([.F$3])^2)))" office:value-type="float" office:value="-1.08293515295324">
            <text:p>-1.082935153</text:p>
          </table:table-cell>
          <table:table-cell table:number-columns-repeated="5"/>
        </table:table-row>
        <table:table-row table:style-name="ro1">
          <table:table-cell office:value-type="float" office:value="-0.319999999999998">
            <text:p>-0.32</text:p>
          </table:table-cell>
          <table:table-cell table:formula="of:=2*(SQRT(([.F$1]^2)*(([.A169]+1/(4*[.F$1]))^2)+([.F$2])^2)-SQRT(([.F$1]^2)*(([.A169]-1/(4*[.F$1]))^2)+([.F$3])^2)+0.5) -1" office:value-type="float" office:value="0.691065562836008">
            <text:p>0.6910655628</text:p>
          </table:table-cell>
          <table:table-cell table:formula="of:=2*(((([.F$1]^2)*([.A169] + (1/(4*[.F$1]))))/SQRT(([.F$1]^2)*([.A169] + (1/(4*[.F$1])))^2 +([.F$2])^2))-((([.F$1]^2)*([.A169] - (1/(4*[.F$1]))))/SQRT(([.F$1]^2)*([.A169] - (1/(4*[.F$1])))^2 +([.F$3])^2)))" office:value-type="float" office:value="-1.13260542465321">
            <text:p>-1.1326054247</text:p>
          </table:table-cell>
          <table:table-cell table:number-columns-repeated="5"/>
        </table:table-row>
        <table:table-row table:style-name="ro1">
          <table:table-cell office:value-type="float" office:value="-0.309999999999998">
            <text:p>-0.31</text:p>
          </table:table-cell>
          <table:table-cell table:formula="of:=2*(SQRT(([.F$1]^2)*(([.A170]+1/(4*[.F$1]))^2)+([.F$2])^2)-SQRT(([.F$1]^2)*(([.A170]-1/(4*[.F$1]))^2)+([.F$3])^2)+0.5) -1" office:value-type="float" office:value="0.679482078688953">
            <text:p>0.6794820787</text:p>
          </table:table-cell>
          <table:table-cell table:formula="of:=2*(((([.F$1]^2)*([.A170] + (1/(4*[.F$1]))))/SQRT(([.F$1]^2)*([.A170] + (1/(4*[.F$1])))^2 +([.F$2])^2))-((([.F$1]^2)*([.A170] - (1/(4*[.F$1]))))/SQRT(([.F$1]^2)*([.A170] - (1/(4*[.F$1])))^2 +([.F$3])^2)))" office:value-type="float" office:value="-1.1844580190685">
            <text:p>-1.1844580191</text:p>
          </table:table-cell>
          <table:table-cell table:number-columns-repeated="5"/>
        </table:table-row>
        <table:table-row table:style-name="ro1">
          <table:table-cell office:value-type="float" office:value="-0.299999999999998">
            <text:p>-0.3</text:p>
          </table:table-cell>
          <table:table-cell table:formula="of:=2*(SQRT(([.F$1]^2)*(([.A171]+1/(4*[.F$1]))^2)+([.F$2])^2)-SQRT(([.F$1]^2)*(([.A171]-1/(4*[.F$1]))^2)+([.F$3])^2)+0.5) -1" office:value-type="float" office:value="0.667369025095874">
            <text:p>0.6673690251</text:p>
          </table:table-cell>
          <table:table-cell table:formula="of:=2*(((([.F$1]^2)*([.A171] + (1/(4*[.F$1]))))/SQRT(([.F$1]^2)*([.A171] + (1/(4*[.F$1])))^2 +([.F$2])^2))-((([.F$1]^2)*([.A171] - (1/(4*[.F$1]))))/SQRT(([.F$1]^2)*([.A171] - (1/(4*[.F$1])))^2 +([.F$3])^2)))" office:value-type="float" office:value="-1.23852339529677">
            <text:p>-1.2385233953</text:p>
          </table:table-cell>
          <table:table-cell table:number-columns-repeated="5"/>
        </table:table-row>
        <table:table-row table:style-name="ro1">
          <table:table-cell office:value-type="float" office:value="-0.289999999999998">
            <text:p>-0.29</text:p>
          </table:table-cell>
          <table:table-cell table:formula="of:=2*(SQRT(([.F$1]^2)*(([.A172]+1/(4*[.F$1]))^2)+([.F$2])^2)-SQRT(([.F$1]^2)*(([.A172]-1/(4*[.F$1]))^2)+([.F$3])^2)+0.5) -1" office:value-type="float" office:value="0.654704174293483">
            <text:p>0.6547041743</text:p>
          </table:table-cell>
          <table:table-cell table:formula="of:=2*(((([.F$1]^2)*([.A172] + (1/(4*[.F$1]))))/SQRT(([.F$1]^2)*([.A172] + (1/(4*[.F$1])))^2 +([.F$2])^2))-((([.F$1]^2)*([.A172] - (1/(4*[.F$1]))))/SQRT(([.F$1]^2)*([.A172] - (1/(4*[.F$1])))^2 +([.F$3])^2)))" office:value-type="float" office:value="-1.2948192104603">
            <text:p>-1.2948192105</text:p>
          </table:table-cell>
          <table:table-cell table:number-columns-repeated="5"/>
        </table:table-row>
        <table:table-row table:style-name="ro1">
          <table:table-cell office:value-type="float" office:value="-0.279999999999998">
            <text:p>-0.28</text:p>
          </table:table-cell>
          <table:table-cell table:formula="of:=2*(SQRT(([.F$1]^2)*(([.A173]+1/(4*[.F$1]))^2)+([.F$2])^2)-SQRT(([.F$1]^2)*(([.A173]-1/(4*[.F$1]))^2)+([.F$3])^2)+0.5) -1" office:value-type="float" office:value="0.641465196122579">
            <text:p>0.6414651961</text:p>
          </table:table-cell>
          <table:table-cell table:formula="of:=2*(((([.F$1]^2)*([.A173] + (1/(4*[.F$1]))))/SQRT(([.F$1]^2)*([.A173] + (1/(4*[.F$1])))^2 +([.F$2])^2))-((([.F$1]^2)*([.A173] - (1/(4*[.F$1]))))/SQRT(([.F$1]^2)*([.A173] - (1/(4*[.F$1])))^2 +([.F$3])^2)))" office:value-type="float" office:value="-1.35334785740342">
            <text:p>-1.3533478574</text:p>
          </table:table-cell>
          <table:table-cell table:number-columns-repeated="5"/>
        </table:table-row>
        <table:table-row table:style-name="ro1">
          <table:table-cell office:value-type="float" office:value="-0.269999999999998">
            <text:p>-0.27</text:p>
          </table:table-cell>
          <table:table-cell table:formula="of:=2*(SQRT(([.F$1]^2)*(([.A174]+1/(4*[.F$1]))^2)+([.F$2])^2)-SQRT(([.F$1]^2)*(([.A174]-1/(4*[.F$1]))^2)+([.F$3])^2)+0.5) -1" office:value-type="float" office:value="0.627629823909919">
            <text:p>0.6276298239</text:p>
          </table:table-cell>
          <table:table-cell table:formula="of:=2*(((([.F$1]^2)*([.A174] + (1/(4*[.F$1]))))/SQRT(([.F$1]^2)*([.A174] + (1/(4*[.F$1])))^2 +([.F$2])^2))-((([.F$1]^2)*([.A174] - (1/(4*[.F$1]))))/SQRT(([.F$1]^2)*([.A174] - (1/(4*[.F$1])))^2 +([.F$3])^2)))" office:value-type="float" office:value="-1.41409378122834">
            <text:p>-1.4140937812</text:p>
          </table:table-cell>
          <table:table-cell table:number-columns-repeated="5"/>
        </table:table-row>
        <table:table-row table:style-name="ro1">
          <table:table-cell office:value-type="float" office:value="-0.259999999999998">
            <text:p>-0.26</text:p>
          </table:table-cell>
          <table:table-cell table:formula="of:=2*(SQRT(([.F$1]^2)*(([.A175]+1/(4*[.F$1]))^2)+([.F$2])^2)-SQRT(([.F$1]^2)*(([.A175]-1/(4*[.F$1]))^2)+([.F$3])^2)+0.5) -1" office:value-type="float" office:value="0.613176048217446">
            <text:p>0.6131760482</text:p>
          </table:table-cell>
          <table:table-cell table:formula="of:=2*(((([.F$1]^2)*([.A175] + (1/(4*[.F$1]))))/SQRT(([.F$1]^2)*([.A175] + (1/(4*[.F$1])))^2 +([.F$2])^2))-((([.F$1]^2)*([.A175] - (1/(4*[.F$1]))))/SQRT(([.F$1]^2)*([.A175] - (1/(4*[.F$1])))^2 +([.F$3])^2)))" office:value-type="float" office:value="-1.47702059336799">
            <text:p>-1.4770205934</text:p>
          </table:table-cell>
          <table:table-cell table:number-columns-repeated="5"/>
        </table:table-row>
        <table:table-row table:style-name="ro1">
          <table:table-cell office:value-type="float" office:value="-0.249999999999998">
            <text:p>-0.25</text:p>
          </table:table-cell>
          <table:table-cell table:formula="of:=2*(SQRT(([.F$1]^2)*(([.A176]+1/(4*[.F$1]))^2)+([.F$2])^2)-SQRT(([.F$1]^2)*(([.A176]-1/(4*[.F$1]))^2)+([.F$3])^2)+0.5) -1" office:value-type="float" office:value="0.59808234033902">
            <text:p>0.5980823403</text:p>
          </table:table-cell>
          <table:table-cell table:formula="of:=2*(((([.F$1]^2)*([.A176] + (1/(4*[.F$1]))))/SQRT(([.F$1]^2)*([.A176] + (1/(4*[.F$1])))^2 +([.F$2])^2))-((([.F$1]^2)*([.A176] - (1/(4*[.F$1]))))/SQRT(([.F$1]^2)*([.A176] - (1/(4*[.F$1])))^2 +([.F$3])^2)))" office:value-type="float" office:value="-1.54206801438407">
            <text:p>-1.5420680144</text:p>
          </table:table-cell>
          <table:table-cell table:number-columns-repeated="5"/>
        </table:table-row>
        <table:table-row table:style-name="ro1">
          <table:table-cell office:value-type="float" office:value="-0.239999999999998">
            <text:p>-0.24</text:p>
          </table:table-cell>
          <table:table-cell table:formula="of:=2*(SQRT(([.F$1]^2)*(([.A177]+1/(4*[.F$1]))^2)+([.F$2])^2)-SQRT(([.F$1]^2)*(([.A177]-1/(4*[.F$1]))^2)+([.F$3])^2)+0.5) -1" office:value-type="float" office:value="0.582327907040381">
            <text:p>0.582327907</text:p>
          </table:table-cell>
          <table:table-cell table:formula="of:=2*(((([.F$1]^2)*([.A177] + (1/(4*[.F$1]))))/SQRT(([.F$1]^2)*([.A177] + (1/(4*[.F$1])))^2 +([.F$2])^2))-((([.F$1]^2)*([.A177] - (1/(4*[.F$1]))))/SQRT(([.F$1]^2)*([.A177] - (1/(4*[.F$1])))^2 +([.F$3])^2)))" office:value-type="float" office:value="-1.60914869155886">
            <text:p>-1.6091486916</text:p>
          </table:table-cell>
          <table:table-cell table:number-columns-repeated="5"/>
        </table:table-row>
        <table:table-row table:style-name="ro1">
          <table:table-cell office:value-type="float" office:value="-0.229999999999998">
            <text:p>-0.23</text:p>
          </table:table-cell>
          <table:table-cell table:formula="of:=2*(SQRT(([.F$1]^2)*(([.A178]+1/(4*[.F$1]))^2)+([.F$2])^2)-SQRT(([.F$1]^2)*(([.A178]-1/(4*[.F$1]))^2)+([.F$3])^2)+0.5) -1" office:value-type="float" office:value="0.565892977493382">
            <text:p>0.5658929775</text:p>
          </table:table-cell>
          <table:table-cell table:formula="of:=2*(((([.F$1]^2)*([.A178] + (1/(4*[.F$1]))))/SQRT(([.F$1]^2)*([.A178] + (1/(4*[.F$1])))^2 +([.F$2])^2))-((([.F$1]^2)*([.A178] - (1/(4*[.F$1]))))/SQRT(([.F$1]^2)*([.A178] - (1/(4*[.F$1])))^2 +([.F$3])^2)))" office:value-type="float" office:value="-1.67814495454641">
            <text:p>-1.6781449545</text:p>
          </table:table-cell>
          <table:table-cell table:number-columns-repeated="5"/>
        </table:table-row>
        <table:table-row table:style-name="ro1">
          <table:table-cell office:value-type="float" office:value="-0.219999999999998">
            <text:p>-0.22</text:p>
          </table:table-cell>
          <table:table-cell table:formula="of:=2*(SQRT(([.F$1]^2)*(([.A179]+1/(4*[.F$1]))^2)+([.F$2])^2)-SQRT(([.F$1]^2)*(([.A179]-1/(4*[.F$1]))^2)+([.F$3])^2)+0.5) -1" office:value-type="float" office:value="0.548759122628085">
            <text:p>0.5487591226</text:p>
          </table:table-cell>
          <table:table-cell table:formula="of:=2*(((([.F$1]^2)*([.A179] + (1/(4*[.F$1]))))/SQRT(([.F$1]^2)*([.A179] + (1/(4*[.F$1])))^2 +([.F$2])^2))-((([.F$1]^2)*([.A179] - (1/(4*[.F$1]))))/SQRT(([.F$1]^2)*([.A179] - (1/(4*[.F$1])))^2 +([.F$3])^2)))" office:value-type="float" office:value="-1.74890559159262">
            <text:p>-1.7489055916</text:p>
          </table:table-cell>
          <table:table-cell table:number-columns-repeated="5"/>
        </table:table-row>
        <table:table-row table:style-name="ro1">
          <table:table-cell office:value-type="float" office:value="-0.209999999999998">
            <text:p>-0.21</text:p>
          </table:table-cell>
          <table:table-cell table:formula="of:=2*(SQRT(([.F$1]^2)*(([.A180]+1/(4*[.F$1]))^2)+([.F$2])^2)-SQRT(([.F$1]^2)*(([.A180]-1/(4*[.F$1]))^2)+([.F$3])^2)+0.5) -1" office:value-type="float" office:value="0.53090960619842">
            <text:p>0.5309096062</text:p>
          </table:table-cell>
          <table:table-cell table:formula="of:=2*(((([.F$1]^2)*([.A180] + (1/(4*[.F$1]))))/SQRT(([.F$1]^2)*([.A180] + (1/(4*[.F$1])))^2 +([.F$2])^2))-((([.F$1]^2)*([.A180] - (1/(4*[.F$1]))))/SQRT(([.F$1]^2)*([.A180] - (1/(4*[.F$1])))^2 +([.F$3])^2)))" office:value-type="float" office:value="-1.82124274959493">
            <text:p>-1.8212427496</text:p>
          </table:table-cell>
          <table:table-cell table:number-columns-repeated="5"/>
        </table:table-row>
        <table:table-row table:style-name="ro1">
          <table:table-cell office:value-type="float" office:value="-0.199999999999998">
            <text:p>-0.2</text:p>
          </table:table-cell>
          <table:table-cell table:formula="of:=2*(SQRT(([.F$1]^2)*(([.A181]+1/(4*[.F$1]))^2)+([.F$2])^2)-SQRT(([.F$1]^2)*(([.A181]-1/(4*[.F$1]))^2)+([.F$3])^2)+0.5) -1" office:value-type="float" office:value="0.51232976571734">
            <text:p>0.5123297657</text:p>
          </table:table-cell>
          <table:table-cell table:formula="of:=2*(((([.F$1]^2)*([.A181] + (1/(4*[.F$1]))))/SQRT(([.F$1]^2)*([.A181] + (1/(4*[.F$1])))^2 +([.F$2])^2))-((([.F$1]^2)*([.A181] - (1/(4*[.F$1]))))/SQRT(([.F$1]^2)*([.A181] - (1/(4*[.F$1])))^2 +([.F$3])^2)))" office:value-type="float" office:value="-1.89492908271173">
            <text:p>-1.8949290827</text:p>
          </table:table-cell>
          <table:table-cell table:number-columns-repeated="5"/>
        </table:table-row>
        <table:table-row table:style-name="ro1">
          <table:table-cell office:value-type="float" office:value="-0.189999999999998">
            <text:p>-0.19</text:p>
          </table:table-cell>
          <table:table-cell table:formula="of:=2*(SQRT(([.F$1]^2)*(([.A182]+1/(4*[.F$1]))^2)+([.F$2])^2)-SQRT(([.F$1]^2)*(([.A182]-1/(4*[.F$1]))^2)+([.F$3])^2)+0.5) -1" office:value-type="float" office:value="0.493007420064625">
            <text:p>0.4930074201</text:p>
          </table:table-cell>
          <table:table-cell table:formula="of:=2*(((([.F$1]^2)*([.A182] + (1/(4*[.F$1]))))/SQRT(([.F$1]^2)*([.A182] + (1/(4*[.F$1])))^2 +([.F$2])^2))-((([.F$1]^2)*([.A182] - (1/(4*[.F$1]))))/SQRT(([.F$1]^2)*([.A182] - (1/(4*[.F$1])))^2 +([.F$3])^2)))" office:value-type="float" office:value="-1.96969529515711">
            <text:p>-1.9696952952</text:p>
          </table:table-cell>
          <table:table-cell table:number-columns-repeated="5"/>
        </table:table-row>
        <table:table-row table:style-name="ro1">
          <table:table-cell office:value-type="float" office:value="-0.179999999999998">
            <text:p>-0.18</text:p>
          </table:table-cell>
          <table:table-cell table:formula="of:=2*(SQRT(([.F$1]^2)*(([.A183]+1/(4*[.F$1]))^2)+([.F$2])^2)-SQRT(([.F$1]^2)*(([.A183]-1/(4*[.F$1]))^2)+([.F$3])^2)+0.5) -1" office:value-type="float" office:value="0.472933299017418">
            <text:p>0.472933299</text:p>
          </table:table-cell>
          <table:table-cell table:formula="of:=2*(((([.F$1]^2)*([.A183] + (1/(4*[.F$1]))))/SQRT(([.F$1]^2)*([.A183] + (1/(4*[.F$1])))^2 +([.F$2])^2))-((([.F$1]^2)*([.A183] - (1/(4*[.F$1]))))/SQRT(([.F$1]^2)*([.A183] - (1/(4*[.F$1])))^2 +([.F$3])^2)))" office:value-type="float" office:value="-2.04522824266104">
            <text:p>-2.0452282427</text:p>
          </table:table-cell>
          <table:table-cell table:number-columns-repeated="5"/>
        </table:table-row>
        <table:table-row table:style-name="ro1">
          <table:table-cell office:value-type="float" office:value="-0.169999999999998">
            <text:p>-0.17</text:p>
          </table:table-cell>
          <table:table-cell table:formula="of:=2*(SQRT(([.F$1]^2)*(([.A184]+1/(4*[.F$1]))^2)+([.F$2])^2)-SQRT(([.F$1]^2)*(([.A184]-1/(4*[.F$1]))^2)+([.F$3])^2)+0.5) -1" office:value-type="float" office:value="0.452101488230418">
            <text:p>0.4521014882</text:p>
          </table:table-cell>
          <table:table-cell table:formula="of:=2*(((([.F$1]^2)*([.A184] + (1/(4*[.F$1]))))/SQRT(([.F$1]^2)*([.A184] + (1/(4*[.F$1])))^2 +([.F$2])^2))-((([.F$1]^2)*([.A184] - (1/(4*[.F$1]))))/SQRT(([.F$1]^2)*([.A184] - (1/(4*[.F$1])))^2 +([.F$3])^2)))" office:value-type="float" office:value="-2.12116977191143">
            <text:p>-2.1211697719</text:p>
          </table:table-cell>
          <table:table-cell table:number-columns-repeated="5"/>
        </table:table-row>
        <table:table-row table:style-name="ro1">
          <table:table-cell office:value-type="float" office:value="-0.159999999999998">
            <text:p>-0.16</text:p>
          </table:table-cell>
          <table:table-cell table:formula="of:=2*(SQRT(([.F$1]^2)*(([.A185]+1/(4*[.F$1]))^2)+([.F$2])^2)-SQRT(([.F$1]^2)*(([.A185]-1/(4*[.F$1]))^2)+([.F$3])^2)+0.5) -1" office:value-type="float" office:value="0.43050988135022">
            <text:p>0.4305098814</text:p>
          </table:table-cell>
          <table:table-cell table:formula="of:=2*(((([.F$1]^2)*([.A185] + (1/(4*[.F$1]))))/SQRT(([.F$1]^2)*([.A185] + (1/(4*[.F$1])))^2 +([.F$2])^2))-((([.F$1]^2)*([.A185] - (1/(4*[.F$1]))))/SQRT(([.F$1]^2)*([.A185] - (1/(4*[.F$1])))^2 +([.F$3])^2)))" office:value-type="float" office:value="-2.19711648589775">
            <text:p>-2.1971164859</text:p>
          </table:table-cell>
          <table:table-cell table:number-columns-repeated="5"/>
        </table:table-row>
        <table:table-row table:style-name="ro1">
          <table:table-cell office:value-type="float" office:value="-0.149999999999998">
            <text:p>-0.15</text:p>
          </table:table-cell>
          <table:table-cell table:formula="of:=2*(SQRT(([.F$1]^2)*(([.A186]+1/(4*[.F$1]))^2)+([.F$2])^2)-SQRT(([.F$1]^2)*(([.A186]-1/(4*[.F$1]))^2)+([.F$3])^2)+0.5) -1" office:value-type="float" office:value="0.408160629061109">
            <text:p>0.4081606291</text:p>
          </table:table-cell>
          <table:table-cell table:formula="of:=2*(((([.F$1]^2)*([.A186] + (1/(4*[.F$1]))))/SQRT(([.F$1]^2)*([.A186] + (1/(4*[.F$1])))^2 +([.F$2])^2))-((([.F$1]^2)*([.A186] - (1/(4*[.F$1]))))/SQRT(([.F$1]^2)*([.A186] - (1/(4*[.F$1])))^2 +([.F$3])^2)))" office:value-type="float" office:value="-2.27262062304631">
            <text:p>-2.272620623</text:p>
          </table:table-cell>
          <table:table-cell table:number-columns-repeated="5"/>
        </table:table-row>
        <table:table-row table:style-name="ro1">
          <table:table-cell office:value-type="float" office:value="-0.139999999999998">
            <text:p>-0.14</text:p>
          </table:table-cell>
          <table:table-cell table:formula="of:=2*(SQRT(([.F$1]^2)*(([.A187]+1/(4*[.F$1]))^2)+([.F$2])^2)-SQRT(([.F$1]^2)*(([.A187]-1/(4*[.F$1]))^2)+([.F$3])^2)+0.5) -1" office:value-type="float" office:value="0.385060573025753">
            <text:p>0.385060573</text:p>
          </table:table-cell>
          <table:table-cell table:formula="of:=2*(((([.F$1]^2)*([.A187] + (1/(4*[.F$1]))))/SQRT(([.F$1]^2)*([.A187] + (1/(4*[.F$1])))^2 +([.F$2])^2))-((([.F$1]^2)*([.A187] - (1/(4*[.F$1]))))/SQRT(([.F$1]^2)*([.A187] - (1/(4*[.F$1])))^2 +([.F$3])^2)))" office:value-type="float" office:value="-2.34719222698724">
            <text:p>-2.347192227</text:p>
          </table:table-cell>
          <table:table-cell table:number-columns-repeated="5"/>
        </table:table-row>
        <table:table-row table:style-name="ro1">
          <table:table-cell office:value-type="float" office:value="-0.129999999999998">
            <text:p>-0.13</text:p>
          </table:table-cell>
          <table:table-cell table:formula="of:=2*(SQRT(([.F$1]^2)*(([.A188]+1/(4*[.F$1]))^2)+([.F$2])^2)-SQRT(([.F$1]^2)*(([.A188]-1/(4*[.F$1]))^2)+([.F$3])^2)+0.5) -1" office:value-type="float" office:value="0.361221651025174">
            <text:p>0.361221651</text:p>
          </table:table-cell>
          <table:table-cell table:formula="of:=2*(((([.F$1]^2)*([.A188] + (1/(4*[.F$1]))))/SQRT(([.F$1]^2)*([.A188] + (1/(4*[.F$1])))^2 +([.F$2])^2))-((([.F$1]^2)*([.A188] - (1/(4*[.F$1]))))/SQRT(([.F$1]^2)*([.A188] - (1/(4*[.F$1])))^2 +([.F$3])^2)))" office:value-type="float" office:value="-2.42030275960707">
            <text:p>-2.4203027596</text:p>
          </table:table-cell>
          <table:table-cell table:number-columns-repeated="5"/>
        </table:table-row>
        <table:table-row table:style-name="ro1">
          <table:table-cell office:value-type="float" office:value="-0.119999999999998">
            <text:p>-0.12</text:p>
          </table:table-cell>
          <table:table-cell table:formula="of:=2*(SQRT(([.F$1]^2)*(([.A189]+1/(4*[.F$1]))^2)+([.F$2])^2)-SQRT(([.F$1]^2)*(([.A189]-1/(4*[.F$1]))^2)+([.F$3])^2)+0.5) -1" office:value-type="float" office:value="0.336661258257354">
            <text:p>0.3366612583</text:p>
          </table:table-cell>
          <table:table-cell table:formula="of:=2*(((([.F$1]^2)*([.A189] + (1/(4*[.F$1]))))/SQRT(([.F$1]^2)*([.A189] + (1/(4*[.F$1])))^2 +([.F$2])^2))-((([.F$1]^2)*([.A189] - (1/(4*[.F$1]))))/SQRT(([.F$1]^2)*([.A189] - (1/(4*[.F$1])))^2 +([.F$3])^2)))" office:value-type="float" office:value="-2.49139027118382">
            <text:p>-2.4913902712</text:p>
          </table:table-cell>
          <table:table-cell table:number-columns-repeated="5"/>
        </table:table-row>
        <table:table-row table:style-name="ro1">
          <table:table-cell office:value-type="float" office:value="-0.109999999999998">
            <text:p>-0.11</text:p>
          </table:table-cell>
          <table:table-cell table:formula="of:=2*(SQRT(([.F$1]^2)*(([.A190]+1/(4*[.F$1]))^2)+([.F$2])^2)-SQRT(([.F$1]^2)*(([.A190]-1/(4*[.F$1]))^2)+([.F$3])^2)+0.5) -1" office:value-type="float" office:value="0.311402548873998">
            <text:p>0.3114025489</text:p>
          </table:table-cell>
          <table:table-cell table:formula="of:=2*(((([.F$1]^2)*([.A190] + (1/(4*[.F$1]))))/SQRT(([.F$1]^2)*([.A190] + (1/(4*[.F$1])))^2 +([.F$2])^2))-((([.F$1]^2)*([.A190] - (1/(4*[.F$1]))))/SQRT(([.F$1]^2)*([.A190] - (1/(4*[.F$1])))^2 +([.F$3])^2)))" office:value-type="float" office:value="-2.55986618725917">
            <text:p>-2.5598661873</text:p>
          </table:table-cell>
          <table:table-cell table:number-columns-repeated="5"/>
        </table:table-row>
        <table:table-row table:style-name="ro1">
          <table:table-cell office:value-type="float" office:value="-0.0999999999999983">
            <text:p>-0.1</text:p>
          </table:table-cell>
          <table:table-cell table:formula="of:=2*(SQRT(([.F$1]^2)*(([.A191]+1/(4*[.F$1]))^2)+([.F$2])^2)-SQRT(([.F$1]^2)*(([.A191]-1/(4*[.F$1]))^2)+([.F$3])^2)+0.5) -1" office:value-type="float" office:value="0.285474661570751">
            <text:p>0.2854746616</text:p>
          </table:table-cell>
          <table:table-cell table:formula="of:=2*(((([.F$1]^2)*([.A191] + (1/(4*[.F$1]))))/SQRT(([.F$1]^2)*([.A191] + (1/(4*[.F$1])))^2 +([.F$2])^2))-((([.F$1]^2)*([.A191] - (1/(4*[.F$1]))))/SQRT(([.F$1]^2)*([.A191] - (1/(4*[.F$1])))^2 +([.F$3])^2)))" office:value-type="float" office:value="-2.62512370311125">
            <text:p>-2.6251237031</text:p>
          </table:table-cell>
          <table:table-cell table:number-columns-repeated="5"/>
        </table:table-row>
        <table:table-row table:style-name="ro1">
          <table:table-cell office:value-type="float" office:value="-0.0899999999999983">
            <text:p>-0.09</text:p>
          </table:table-cell>
          <table:table-cell table:formula="of:=2*(SQRT(([.F$1]^2)*(([.A192]+1/(4*[.F$1]))^2)+([.F$2])^2)-SQRT(([.F$1]^2)*(([.A192]-1/(4*[.F$1]))^2)+([.F$3])^2)+0.5) -1" office:value-type="float" office:value="0.258912853534931">
            <text:p>0.2589128535</text:p>
          </table:table-cell>
          <table:table-cell table:formula="of:=2*(((([.F$1]^2)*([.A192] + (1/(4*[.F$1]))))/SQRT(([.F$1]^2)*([.A192] + (1/(4*[.F$1])))^2 +([.F$2])^2))-((([.F$1]^2)*([.A192] - (1/(4*[.F$1]))))/SQRT(([.F$1]^2)*([.A192] - (1/(4*[.F$1])))^2 +([.F$3])^2)))" office:value-type="float" office:value="-2.68654769540173">
            <text:p>-2.6865476954</text:p>
          </table:table-cell>
          <table:table-cell table:number-columns-repeated="5"/>
        </table:table-row>
        <table:table-row table:style-name="ro1">
          <table:table-cell office:value-type="float" office:value="-0.0799999999999983">
            <text:p>-0.08</text:p>
          </table:table-cell>
          <table:table-cell table:formula="of:=2*(SQRT(([.F$1]^2)*(([.A193]+1/(4*[.F$1]))^2)+([.F$2])^2)-SQRT(([.F$1]^2)*(([.A193]-1/(4*[.F$1]))^2)+([.F$3])^2)+0.5) -1" office:value-type="float" office:value="0.231758528403796">
            <text:p>0.2317585284</text:p>
          </table:table-cell>
          <table:table-cell table:formula="of:=2*(((([.F$1]^2)*([.A193] + (1/(4*[.F$1]))))/SQRT(([.F$1]^2)*([.A193] + (1/(4*[.F$1])))^2 +([.F$2])^2))-((([.F$1]^2)*([.A193] - (1/(4*[.F$1]))))/SQRT(([.F$1]^2)*([.A193] - (1/(4*[.F$1])))^2 +([.F$3])^2)))" office:value-type="float" office:value="-2.74352597058657">
            <text:p>-2.7435259706</text:p>
          </table:table-cell>
          <table:table-cell table:number-columns-repeated="5"/>
        </table:table-row>
        <table:table-row table:style-name="ro1">
          <table:table-cell office:value-type="float" office:value="-0.0699999999999983">
            <text:p>-0.07</text:p>
          </table:table-cell>
          <table:table-cell table:formula="of:=2*(SQRT(([.F$1]^2)*(([.A194]+1/(4*[.F$1]))^2)+([.F$2])^2)-SQRT(([.F$1]^2)*(([.A194]-1/(4*[.F$1]))^2)+([.F$3])^2)+0.5) -1" office:value-type="float" office:value="0.204059146156662">
            <text:p>0.2040591462</text:p>
          </table:table-cell>
          <table:table-cell table:formula="of:=2*(((([.F$1]^2)*([.A194] + (1/(4*[.F$1]))))/SQRT(([.F$1]^2)*([.A194] + (1/(4*[.F$1])))^2 +([.F$2])^2))-((([.F$1]^2)*([.A194] - (1/(4*[.F$1]))))/SQRT(([.F$1]^2)*([.A194] - (1/(4*[.F$1])))^2 +([.F$3])^2)))" office:value-type="float" office:value="-2.7954615764227">
            <text:p>-2.7954615764</text:p>
          </table:table-cell>
          <table:table-cell table:number-columns-repeated="5"/>
        </table:table-row>
        <table:table-row table:style-name="ro1">
          <table:table-cell office:value-type="float" office:value="-0.0599999999999983">
            <text:p>-0.06</text:p>
          </table:table-cell>
          <table:table-cell table:formula="of:=2*(SQRT(([.F$1]^2)*(([.A195]+1/(4*[.F$1]))^2)+([.F$2])^2)-SQRT(([.F$1]^2)*(([.A195]-1/(4*[.F$1]))^2)+([.F$3])^2)+0.5) -1" office:value-type="float" office:value="0.175868006055673">
            <text:p>0.1758680061</text:p>
          </table:table-cell>
          <table:table-cell table:formula="of:=2*(((([.F$1]^2)*([.A195] + (1/(4*[.F$1]))))/SQRT(([.F$1]^2)*([.A195] + (1/(4*[.F$1])))^2 +([.F$2])^2))-((([.F$1]^2)*([.A195] - (1/(4*[.F$1]))))/SQRT(([.F$1]^2)*([.A195] - (1/(4*[.F$1])))^2 +([.F$3])^2)))" office:value-type="float" office:value="-2.84178581315084">
            <text:p>-2.8417858132</text:p>
          </table:table-cell>
          <table:table-cell table:number-columns-repeated="5"/>
        </table:table-row>
        <table:table-row table:style-name="ro1">
          <table:table-cell office:value-type="float" office:value="-0.0499999999999983">
            <text:p>-0.05</text:p>
          </table:table-cell>
          <table:table-cell table:formula="of:=2*(SQRT(([.F$1]^2)*(([.A196]+1/(4*[.F$1]))^2)+([.F$2])^2)-SQRT(([.F$1]^2)*(([.A196]-1/(4*[.F$1]))^2)+([.F$3])^2)+0.5) -1" office:value-type="float" office:value="0.147243897789791">
            <text:p>0.1472438978</text:p>
          </table:table-cell>
          <table:table-cell table:formula="of:=2*(((([.F$1]^2)*([.A196] + (1/(4*[.F$1]))))/SQRT(([.F$1]^2)*([.A196] + (1/(4*[.F$1])))^2 +([.F$2])^2))-((([.F$1]^2)*([.A196] - (1/(4*[.F$1]))))/SQRT(([.F$1]^2)*([.A196] - (1/(4*[.F$1])))^2 +([.F$3])^2)))" office:value-type="float" office:value="-2.88197150233008">
            <text:p>-2.8819715023</text:p>
          </table:table-cell>
          <table:table-cell table:number-columns-repeated="5"/>
        </table:table-row>
        <table:table-row table:style-name="ro1">
          <table:table-cell office:value-type="float" office:value="-0.0399999999999983">
            <text:p>-0.04</text:p>
          </table:table-cell>
          <table:table-cell table:formula="of:=2*(SQRT(([.F$1]^2)*(([.A197]+1/(4*[.F$1]))^2)+([.F$2])^2)-SQRT(([.F$1]^2)*(([.A197]-1/(4*[.F$1]))^2)+([.F$3])^2)+0.5) -1" office:value-type="float" office:value="0.118250620714067">
            <text:p>0.1182506207</text:p>
          </table:table-cell>
          <table:table-cell table:formula="of:=2*(((([.F$1]^2)*([.A197] + (1/(4*[.F$1]))))/SQRT(([.F$1]^2)*([.A197] + (1/(4*[.F$1])))^2 +([.F$2])^2))-((([.F$1]^2)*([.A197] - (1/(4*[.F$1]))))/SQRT(([.F$1]^2)*([.A197] - (1/(4*[.F$1])))^2 +([.F$3])^2)))" office:value-type="float" office:value="-2.91554601164248">
            <text:p>-2.9155460116</text:p>
          </table:table-cell>
          <table:table-cell table:number-columns-repeated="5"/>
        </table:table-row>
        <table:table-row table:style-name="ro1">
          <table:table-cell office:value-type="float" office:value="-0.0299999999999982">
            <text:p>-0.03</text:p>
          </table:table-cell>
          <table:table-cell table:formula="of:=2*(SQRT(([.F$1]^2)*(([.A198]+1/(4*[.F$1]))^2)+([.F$2])^2)-SQRT(([.F$1]^2)*(([.A198]-1/(4*[.F$1]))^2)+([.F$3])^2)+0.5) -1" office:value-type="float" office:value="0.0889563762853491">
            <text:p>0.0889563763</text:p>
          </table:table-cell>
          <table:table-cell table:formula="of:=2*(((([.F$1]^2)*([.A198] + (1/(4*[.F$1]))))/SQRT(([.F$1]^2)*([.A198] + (1/(4*[.F$1])))^2 +([.F$2])^2))-((([.F$1]^2)*([.A198] - (1/(4*[.F$1]))))/SQRT(([.F$1]^2)*([.A198] - (1/(4*[.F$1])))^2 +([.F$3])^2)))" office:value-type="float" office:value="-2.94210350038369">
            <text:p>-2.9421035004</text:p>
          </table:table-cell>
          <table:table-cell table:number-columns-repeated="5"/>
        </table:table-row>
        <table:table-row table:style-name="ro1">
          <table:table-cell office:value-type="float" office:value="-0.0199999999999982">
            <text:p>-0.02</text:p>
          </table:table-cell>
          <table:table-cell table:formula="of:=2*(SQRT(([.F$1]^2)*(([.A199]+1/(4*[.F$1]))^2)+([.F$2])^2)-SQRT(([.F$1]^2)*(([.A199]-1/(4*[.F$1]))^2)+([.F$3])^2)+0.5) -1" office:value-type="float" office:value="0.0594330441866999">
            <text:p>0.0594330442</text:p>
          </table:table-cell>
          <table:table-cell table:formula="of:=2*(((([.F$1]^2)*([.A199] + (1/(4*[.F$1]))))/SQRT(([.F$1]^2)*([.A199] + (1/(4*[.F$1])))^2 +([.F$2])^2))-((([.F$1]^2)*([.A199] - (1/(4*[.F$1]))))/SQRT(([.F$1]^2)*([.A199] - (1/(4*[.F$1])))^2 +([.F$3])^2)))" office:value-type="float" office:value="-2.96131584832394">
            <text:p>-2.9613158483</text:p>
          </table:table-cell>
          <table:table-cell table:number-columns-repeated="5"/>
        </table:table-row>
        <table:table-row table:style-name="ro1">
          <table:table-cell office:value-type="float" office:value="-0.00999999999999823">
            <text:p>-0.01</text:p>
          </table:table-cell>
          <table:table-cell table:formula="of:=2*(SQRT(([.F$1]^2)*(([.A200]+1/(4*[.F$1]))^2)+([.F$2])^2)-SQRT(([.F$1]^2)*(([.A200]-1/(4*[.F$1]))^2)+([.F$3])^2)+0.5) -1" office:value-type="float" office:value="0.0297553578720038">
            <text:p>0.0297553579</text:p>
          </table:table-cell>
          <table:table-cell table:formula="of:=2*(((([.F$1]^2)*([.A200] + (1/(4*[.F$1]))))/SQRT(([.F$1]^2)*([.A200] + (1/(4*[.F$1])))^2 +([.F$2])^2))-((([.F$1]^2)*([.A200] - (1/(4*[.F$1]))))/SQRT(([.F$1]^2)*([.A200] - (1/(4*[.F$1])))^2 +([.F$3])^2)))" office:value-type="float" office:value="-2.97294176327534">
            <text:p>-2.9729417633</text:p>
          </table:table-cell>
          <table:table-cell table:number-columns-repeated="5"/>
        </table:table-row>
        <table:table-row table:style-name="ro1">
          <table:table-cell office:value-type="float" office:value="1.77635683940025E-015">
            <text:p>1.77635683940025E-015</text:p>
          </table:table-cell>
          <table:table-cell table:formula="of:=2*(SQRT(([.F$1]^2)*(([.A201]+1/(4*[.F$1]))^2)+([.F$2])^2)-SQRT(([.F$1]^2)*(([.A201]-1/(4*[.F$1]))^2)+([.F$3])^2)+0.5) -1" office:value-type="float" office:value="0">
            <text:p>0</text:p>
          </table:table-cell>
          <table:table-cell table:formula="of:=2*(((([.F$1]^2)*([.A201] + (1/(4*[.F$1]))))/SQRT(([.F$1]^2)*([.A201] + (1/(4*[.F$1])))^2 +([.F$2])^2))-((([.F$1]^2)*([.A201] - (1/(4*[.F$1]))))/SQRT(([.F$1]^2)*([.A201] - (1/(4*[.F$1])))^2 +([.F$3])^2)))" office:value-type="float" office:value="-2.976833630141">
            <text:p>-2.9768336301</text:p>
          </table:table-cell>
          <table:table-cell table:number-columns-repeated="5"/>
        </table:table-row>
        <table:table-row table:style-name="ro1">
          <table:table-cell office:value-type="float" office:value="0.0100000000000016">
            <text:p>0.01</text:p>
          </table:table-cell>
          <table:table-cell table:formula="of:=2*(SQRT(([.F$1]^2)*(([.A202]+1/(4*[.F$1]))^2)+([.F$2])^2)-SQRT(([.F$1]^2)*(([.A202]-1/(4*[.F$1]))^2)+([.F$3])^2)+0.5) -1" office:value-type="float" office:value="-0.0297553578720136">
            <text:p>-0.0297553579</text:p>
          </table:table-cell>
          <table:table-cell table:formula="of:=2*(((([.F$1]^2)*([.A202] + (1/(4*[.F$1]))))/SQRT(([.F$1]^2)*([.A202] + (1/(4*[.F$1])))^2 +([.F$2])^2))-((([.F$1]^2)*([.A202] - (1/(4*[.F$1]))))/SQRT(([.F$1]^2)*([.A202] - (1/(4*[.F$1])))^2 +([.F$3])^2)))" office:value-type="float" office:value="-2.97294176327533">
            <text:p>-2.9729417633</text:p>
          </table:table-cell>
          <table:table-cell table:number-columns-repeated="5"/>
        </table:table-row>
        <table:table-row table:style-name="ro1">
          <table:table-cell office:value-type="float" office:value="0.0200000000000018">
            <text:p>0.02</text:p>
          </table:table-cell>
          <table:table-cell table:formula="of:=2*(SQRT(([.F$1]^2)*(([.A203]+1/(4*[.F$1]))^2)+([.F$2])^2)-SQRT(([.F$1]^2)*(([.A203]-1/(4*[.F$1]))^2)+([.F$3])^2)+0.5) -1" office:value-type="float" office:value="-0.0594330441867115">
            <text:p>-0.0594330442</text:p>
          </table:table-cell>
          <table:table-cell table:formula="of:=2*(((([.F$1]^2)*([.A203] + (1/(4*[.F$1]))))/SQRT(([.F$1]^2)*([.A203] + (1/(4*[.F$1])))^2 +([.F$2])^2))-((([.F$1]^2)*([.A203] - (1/(4*[.F$1]))))/SQRT(([.F$1]^2)*([.A203] - (1/(4*[.F$1])))^2 +([.F$3])^2)))" office:value-type="float" office:value="-2.96131584832393">
            <text:p>-2.9613158483</text:p>
          </table:table-cell>
          <table:table-cell table:number-columns-repeated="5"/>
        </table:table-row>
        <table:table-row table:style-name="ro1">
          <table:table-cell office:value-type="float" office:value="0.030000000000002">
            <text:p>0.03</text:p>
          </table:table-cell>
          <table:table-cell table:formula="of:=2*(SQRT(([.F$1]^2)*(([.A204]+1/(4*[.F$1]))^2)+([.F$2])^2)-SQRT(([.F$1]^2)*(([.A204]-1/(4*[.F$1]))^2)+([.F$3])^2)+0.5) -1" office:value-type="float" office:value="-0.0889563762853607">
            <text:p>-0.0889563763</text:p>
          </table:table-cell>
          <table:table-cell table:formula="of:=2*(((([.F$1]^2)*([.A204] + (1/(4*[.F$1]))))/SQRT(([.F$1]^2)*([.A204] + (1/(4*[.F$1])))^2 +([.F$2])^2))-((([.F$1]^2)*([.A204] - (1/(4*[.F$1]))))/SQRT(([.F$1]^2)*([.A204] - (1/(4*[.F$1])))^2 +([.F$3])^2)))" office:value-type="float" office:value="-2.94210350038368">
            <text:p>-2.9421035004</text:p>
          </table:table-cell>
          <table:table-cell table:number-columns-repeated="5"/>
        </table:table-row>
        <table:table-row table:style-name="ro1">
          <table:table-cell office:value-type="float" office:value="0.0400000000000018">
            <text:p>0.04</text:p>
          </table:table-cell>
          <table:table-cell table:formula="of:=2*(SQRT(([.F$1]^2)*(([.A205]+1/(4*[.F$1]))^2)+([.F$2])^2)-SQRT(([.F$1]^2)*(([.A205]-1/(4*[.F$1]))^2)+([.F$3])^2)+0.5) -1" office:value-type="float" office:value="-0.118250620714076">
            <text:p>-0.1182506207</text:p>
          </table:table-cell>
          <table:table-cell table:formula="of:=2*(((([.F$1]^2)*([.A205] + (1/(4*[.F$1]))))/SQRT(([.F$1]^2)*([.A205] + (1/(4*[.F$1])))^2 +([.F$2])^2))-((([.F$1]^2)*([.A205] - (1/(4*[.F$1]))))/SQRT(([.F$1]^2)*([.A205] - (1/(4*[.F$1])))^2 +([.F$3])^2)))" office:value-type="float" office:value="-2.91554601164247">
            <text:p>-2.9155460116</text:p>
          </table:table-cell>
          <table:table-cell table:number-columns-repeated="5"/>
        </table:table-row>
        <table:table-row table:style-name="ro1">
          <table:table-cell office:value-type="float" office:value="0.0500000000000016">
            <text:p>0.05</text:p>
          </table:table-cell>
          <table:table-cell table:formula="of:=2*(SQRT(([.F$1]^2)*(([.A206]+1/(4*[.F$1]))^2)+([.F$2])^2)-SQRT(([.F$1]^2)*(([.A206]-1/(4*[.F$1]))^2)+([.F$3])^2)+0.5) -1" office:value-type="float" office:value="-0.147243897789801">
            <text:p>-0.1472438978</text:p>
          </table:table-cell>
          <table:table-cell table:formula="of:=2*(((([.F$1]^2)*([.A206] + (1/(4*[.F$1]))))/SQRT(([.F$1]^2)*([.A206] + (1/(4*[.F$1])))^2 +([.F$2])^2))-((([.F$1]^2)*([.A206] - (1/(4*[.F$1]))))/SQRT(([.F$1]^2)*([.A206] - (1/(4*[.F$1])))^2 +([.F$3])^2)))" office:value-type="float" office:value="-2.88197150233007">
            <text:p>-2.8819715023</text:p>
          </table:table-cell>
          <table:table-cell table:number-columns-repeated="5"/>
        </table:table-row>
        <table:table-row table:style-name="ro1">
          <table:table-cell office:value-type="float" office:value="0.0600000000000018">
            <text:p>0.06</text:p>
          </table:table-cell>
          <table:table-cell table:formula="of:=2*(SQRT(([.F$1]^2)*(([.A207]+1/(4*[.F$1]))^2)+([.F$2])^2)-SQRT(([.F$1]^2)*(([.A207]-1/(4*[.F$1]))^2)+([.F$3])^2)+0.5) -1" office:value-type="float" office:value="-0.175868006055683">
            <text:p>-0.1758680061</text:p>
          </table:table-cell>
          <table:table-cell table:formula="of:=2*(((([.F$1]^2)*([.A207] + (1/(4*[.F$1]))))/SQRT(([.F$1]^2)*([.A207] + (1/(4*[.F$1])))^2 +([.F$2])^2))-((([.F$1]^2)*([.A207] - (1/(4*[.F$1]))))/SQRT(([.F$1]^2)*([.A207] - (1/(4*[.F$1])))^2 +([.F$3])^2)))" office:value-type="float" office:value="-2.84178581315083">
            <text:p>-2.8417858132</text:p>
          </table:table-cell>
          <table:table-cell table:number-columns-repeated="5"/>
        </table:table-row>
        <table:table-row table:style-name="ro1">
          <table:table-cell office:value-type="float" office:value="0.0700000000000021">
            <text:p>0.07</text:p>
          </table:table-cell>
          <table:table-cell table:formula="of:=2*(SQRT(([.F$1]^2)*(([.A208]+1/(4*[.F$1]))^2)+([.F$2])^2)-SQRT(([.F$1]^2)*(([.A208]-1/(4*[.F$1]))^2)+([.F$3])^2)+0.5) -1" office:value-type="float" office:value="-0.204059146156673">
            <text:p>-0.2040591462</text:p>
          </table:table-cell>
          <table:table-cell table:formula="of:=2*(((([.F$1]^2)*([.A208] + (1/(4*[.F$1]))))/SQRT(([.F$1]^2)*([.A208] + (1/(4*[.F$1])))^2 +([.F$2])^2))-((([.F$1]^2)*([.A208] - (1/(4*[.F$1]))))/SQRT(([.F$1]^2)*([.A208] - (1/(4*[.F$1])))^2 +([.F$3])^2)))" office:value-type="float" office:value="-2.79546157642268">
            <text:p>-2.7954615764</text:p>
          </table:table-cell>
          <table:table-cell table:number-columns-repeated="5"/>
        </table:table-row>
        <table:table-row table:style-name="ro1">
          <table:table-cell office:value-type="float" office:value="0.0800000000000019">
            <text:p>0.08</text:p>
          </table:table-cell>
          <table:table-cell table:formula="of:=2*(SQRT(([.F$1]^2)*(([.A209]+1/(4*[.F$1]))^2)+([.F$2])^2)-SQRT(([.F$1]^2)*(([.A209]-1/(4*[.F$1]))^2)+([.F$3])^2)+0.5) -1" office:value-type="float" office:value="-0.231758528403805">
            <text:p>-0.2317585284</text:p>
          </table:table-cell>
          <table:table-cell table:formula="of:=2*(((([.F$1]^2)*([.A209] + (1/(4*[.F$1]))))/SQRT(([.F$1]^2)*([.A209] + (1/(4*[.F$1])))^2 +([.F$2])^2))-((([.F$1]^2)*([.A209] - (1/(4*[.F$1]))))/SQRT(([.F$1]^2)*([.A209] - (1/(4*[.F$1])))^2 +([.F$3])^2)))" office:value-type="float" office:value="-2.74352597058655">
            <text:p>-2.7435259706</text:p>
          </table:table-cell>
          <table:table-cell table:number-columns-repeated="5"/>
        </table:table-row>
        <table:table-row table:style-name="ro1">
          <table:table-cell office:value-type="float" office:value="0.0900000000000016">
            <text:p>0.09</text:p>
          </table:table-cell>
          <table:table-cell table:formula="of:=2*(SQRT(([.F$1]^2)*(([.A210]+1/(4*[.F$1]))^2)+([.F$2])^2)-SQRT(([.F$1]^2)*(([.A210]-1/(4*[.F$1]))^2)+([.F$3])^2)+0.5) -1" office:value-type="float" office:value="-0.25891285353494">
            <text:p>-0.2589128535</text:p>
          </table:table-cell>
          <table:table-cell table:formula="of:=2*(((([.F$1]^2)*([.A210] + (1/(4*[.F$1]))))/SQRT(([.F$1]^2)*([.A210] + (1/(4*[.F$1])))^2 +([.F$2])^2))-((([.F$1]^2)*([.A210] - (1/(4*[.F$1]))))/SQRT(([.F$1]^2)*([.A210] - (1/(4*[.F$1])))^2 +([.F$3])^2)))" office:value-type="float" office:value="-2.68654769540171">
            <text:p>-2.6865476954</text:p>
          </table:table-cell>
          <table:table-cell table:number-columns-repeated="5"/>
        </table:table-row>
        <table:table-row table:style-name="ro1">
          <table:table-cell office:value-type="float" office:value="0.100000000000002">
            <text:p>0.1</text:p>
          </table:table-cell>
          <table:table-cell table:formula="of:=2*(SQRT(([.F$1]^2)*(([.A211]+1/(4*[.F$1]))^2)+([.F$2])^2)-SQRT(([.F$1]^2)*(([.A211]-1/(4*[.F$1]))^2)+([.F$3])^2)+0.5) -1" office:value-type="float" office:value="-0.285474661570761">
            <text:p>-0.2854746616</text:p>
          </table:table-cell>
          <table:table-cell table:formula="of:=2*(((([.F$1]^2)*([.A211] + (1/(4*[.F$1]))))/SQRT(([.F$1]^2)*([.A211] + (1/(4*[.F$1])))^2 +([.F$2])^2))-((([.F$1]^2)*([.A211] - (1/(4*[.F$1]))))/SQRT(([.F$1]^2)*([.A211] - (1/(4*[.F$1])))^2 +([.F$3])^2)))" office:value-type="float" office:value="-2.62512370311123">
            <text:p>-2.6251237031</text:p>
          </table:table-cell>
          <table:table-cell table:number-columns-repeated="5"/>
        </table:table-row>
        <table:table-row table:style-name="ro1">
          <table:table-cell office:value-type="float" office:value="0.110000000000002">
            <text:p>0.11</text:p>
          </table:table-cell>
          <table:table-cell table:formula="of:=2*(SQRT(([.F$1]^2)*(([.A212]+1/(4*[.F$1]))^2)+([.F$2])^2)-SQRT(([.F$1]^2)*(([.A212]-1/(4*[.F$1]))^2)+([.F$3])^2)+0.5) -1" office:value-type="float" office:value="-0.311402548874008">
            <text:p>-0.3114025489</text:p>
          </table:table-cell>
          <table:table-cell table:formula="of:=2*(((([.F$1]^2)*([.A212] + (1/(4*[.F$1]))))/SQRT(([.F$1]^2)*([.A212] + (1/(4*[.F$1])))^2 +([.F$2])^2))-((([.F$1]^2)*([.A212] - (1/(4*[.F$1]))))/SQRT(([.F$1]^2)*([.A212] - (1/(4*[.F$1])))^2 +([.F$3])^2)))" office:value-type="float" office:value="-2.55986618725915">
            <text:p>-2.5598661873</text:p>
          </table:table-cell>
          <table:table-cell table:number-columns-repeated="5"/>
        </table:table-row>
        <table:table-row table:style-name="ro1">
          <table:table-cell office:value-type="float" office:value="0.120000000000002">
            <text:p>0.12</text:p>
          </table:table-cell>
          <table:table-cell table:formula="of:=2*(SQRT(([.F$1]^2)*(([.A213]+1/(4*[.F$1]))^2)+([.F$2])^2)-SQRT(([.F$1]^2)*(([.A213]-1/(4*[.F$1]))^2)+([.F$3])^2)+0.5) -1" office:value-type="float" office:value="-0.336661258257364">
            <text:p>-0.3366612583</text:p>
          </table:table-cell>
          <table:table-cell table:formula="of:=2*(((([.F$1]^2)*([.A213] + (1/(4*[.F$1]))))/SQRT(([.F$1]^2)*([.A213] + (1/(4*[.F$1])))^2 +([.F$2])^2))-((([.F$1]^2)*([.A213] - (1/(4*[.F$1]))))/SQRT(([.F$1]^2)*([.A213] - (1/(4*[.F$1])))^2 +([.F$3])^2)))" office:value-type="float" office:value="-2.49139027118379">
            <text:p>-2.4913902712</text:p>
          </table:table-cell>
          <table:table-cell table:number-columns-repeated="5"/>
        </table:table-row>
        <table:table-row table:style-name="ro1">
          <table:table-cell office:value-type="float" office:value="0.130000000000002">
            <text:p>0.13</text:p>
          </table:table-cell>
          <table:table-cell table:formula="of:=2*(SQRT(([.F$1]^2)*(([.A214]+1/(4*[.F$1]))^2)+([.F$2])^2)-SQRT(([.F$1]^2)*(([.A214]-1/(4*[.F$1]))^2)+([.F$3])^2)+0.5) -1" office:value-type="float" office:value="-0.361221651025184">
            <text:p>-0.361221651</text:p>
          </table:table-cell>
          <table:table-cell table:formula="of:=2*(((([.F$1]^2)*([.A214] + (1/(4*[.F$1]))))/SQRT(([.F$1]^2)*([.A214] + (1/(4*[.F$1])))^2 +([.F$2])^2))-((([.F$1]^2)*([.A214] - (1/(4*[.F$1]))))/SQRT(([.F$1]^2)*([.A214] - (1/(4*[.F$1])))^2 +([.F$3])^2)))" office:value-type="float" office:value="-2.42030275960704">
            <text:p>-2.4203027596</text:p>
          </table:table-cell>
          <table:table-cell table:number-columns-repeated="5"/>
        </table:table-row>
        <table:table-row table:style-name="ro1">
          <table:table-cell office:value-type="float" office:value="0.140000000000002">
            <text:p>0.14</text:p>
          </table:table-cell>
          <table:table-cell table:formula="of:=2*(SQRT(([.F$1]^2)*(([.A215]+1/(4*[.F$1]))^2)+([.F$2])^2)-SQRT(([.F$1]^2)*(([.A215]-1/(4*[.F$1]))^2)+([.F$3])^2)+0.5) -1" office:value-type="float" office:value="-0.385060573025763">
            <text:p>-0.385060573</text:p>
          </table:table-cell>
          <table:table-cell table:formula="of:=2*(((([.F$1]^2)*([.A215] + (1/(4*[.F$1]))))/SQRT(([.F$1]^2)*([.A215] + (1/(4*[.F$1])))^2 +([.F$2])^2))-((([.F$1]^2)*([.A215] - (1/(4*[.F$1]))))/SQRT(([.F$1]^2)*([.A215] - (1/(4*[.F$1])))^2 +([.F$3])^2)))" office:value-type="float" office:value="-2.34719222698721">
            <text:p>-2.347192227</text:p>
          </table:table-cell>
          <table:table-cell table:number-columns-repeated="5"/>
        </table:table-row>
        <table:table-row table:style-name="ro1">
          <table:table-cell office:value-type="float" office:value="0.150000000000002">
            <text:p>0.15</text:p>
          </table:table-cell>
          <table:table-cell table:formula="of:=2*(SQRT(([.F$1]^2)*(([.A216]+1/(4*[.F$1]))^2)+([.F$2])^2)-SQRT(([.F$1]^2)*(([.A216]-1/(4*[.F$1]))^2)+([.F$3])^2)+0.5) -1" office:value-type="float" office:value="-0.408160629061118">
            <text:p>-0.4081606291</text:p>
          </table:table-cell>
          <table:table-cell table:formula="of:=2*(((([.F$1]^2)*([.A216] + (1/(4*[.F$1]))))/SQRT(([.F$1]^2)*([.A216] + (1/(4*[.F$1])))^2 +([.F$2])^2))-((([.F$1]^2)*([.A216] - (1/(4*[.F$1]))))/SQRT(([.F$1]^2)*([.A216] - (1/(4*[.F$1])))^2 +([.F$3])^2)))" office:value-type="float" office:value="-2.27262062304628">
            <text:p>-2.272620623</text:p>
          </table:table-cell>
          <table:table-cell table:number-columns-repeated="5"/>
        </table:table-row>
        <table:table-row table:style-name="ro1">
          <table:table-cell office:value-type="float" office:value="0.160000000000002">
            <text:p>0.16</text:p>
          </table:table-cell>
          <table:table-cell table:formula="of:=2*(SQRT(([.F$1]^2)*(([.A217]+1/(4*[.F$1]))^2)+([.F$2])^2)-SQRT(([.F$1]^2)*(([.A217]-1/(4*[.F$1]))^2)+([.F$3])^2)+0.5) -1" office:value-type="float" office:value="-0.430509881350229">
            <text:p>-0.4305098814</text:p>
          </table:table-cell>
          <table:table-cell table:formula="of:=2*(((([.F$1]^2)*([.A217] + (1/(4*[.F$1]))))/SQRT(([.F$1]^2)*([.A217] + (1/(4*[.F$1])))^2 +([.F$2])^2))-((([.F$1]^2)*([.A217] - (1/(4*[.F$1]))))/SQRT(([.F$1]^2)*([.A217] - (1/(4*[.F$1])))^2 +([.F$3])^2)))" office:value-type="float" office:value="-2.19711648589772">
            <text:p>-2.1971164859</text:p>
          </table:table-cell>
          <table:table-cell table:number-columns-repeated="5"/>
        </table:table-row>
        <table:table-row table:style-name="ro1">
          <table:table-cell office:value-type="float" office:value="0.170000000000002">
            <text:p>0.17</text:p>
          </table:table-cell>
          <table:table-cell table:formula="of:=2*(SQRT(([.F$1]^2)*(([.A218]+1/(4*[.F$1]))^2)+([.F$2])^2)-SQRT(([.F$1]^2)*(([.A218]-1/(4*[.F$1]))^2)+([.F$3])^2)+0.5) -1" office:value-type="float" office:value="-0.452101488230427">
            <text:p>-0.4521014882</text:p>
          </table:table-cell>
          <table:table-cell table:formula="of:=2*(((([.F$1]^2)*([.A218] + (1/(4*[.F$1]))))/SQRT(([.F$1]^2)*([.A218] + (1/(4*[.F$1])))^2 +([.F$2])^2))-((([.F$1]^2)*([.A218] - (1/(4*[.F$1]))))/SQRT(([.F$1]^2)*([.A218] - (1/(4*[.F$1])))^2 +([.F$3])^2)))" office:value-type="float" office:value="-2.1211697719114">
            <text:p>-2.1211697719</text:p>
          </table:table-cell>
          <table:table-cell table:number-columns-repeated="5"/>
        </table:table-row>
        <table:table-row table:style-name="ro1">
          <table:table-cell office:value-type="float" office:value="0.180000000000002">
            <text:p>0.18</text:p>
          </table:table-cell>
          <table:table-cell table:formula="of:=2*(SQRT(([.F$1]^2)*(([.A219]+1/(4*[.F$1]))^2)+([.F$2])^2)-SQRT(([.F$1]^2)*(([.A219]-1/(4*[.F$1]))^2)+([.F$3])^2)+0.5) -1" office:value-type="float" office:value="-0.472933299017427">
            <text:p>-0.472933299</text:p>
          </table:table-cell>
          <table:table-cell table:formula="of:=2*(((([.F$1]^2)*([.A219] + (1/(4*[.F$1]))))/SQRT(([.F$1]^2)*([.A219] + (1/(4*[.F$1])))^2 +([.F$2])^2))-((([.F$1]^2)*([.A219] - (1/(4*[.F$1]))))/SQRT(([.F$1]^2)*([.A219] - (1/(4*[.F$1])))^2 +([.F$3])^2)))" office:value-type="float" office:value="-2.04522824266101">
            <text:p>-2.0452282427</text:p>
          </table:table-cell>
          <table:table-cell table:number-columns-repeated="5"/>
        </table:table-row>
        <table:table-row table:style-name="ro1">
          <table:table-cell office:value-type="float" office:value="0.190000000000002">
            <text:p>0.19</text:p>
          </table:table-cell>
          <table:table-cell table:formula="of:=2*(SQRT(([.F$1]^2)*(([.A220]+1/(4*[.F$1]))^2)+([.F$2])^2)-SQRT(([.F$1]^2)*(([.A220]-1/(4*[.F$1]))^2)+([.F$3])^2)+0.5) -1" office:value-type="float" office:value="-0.493007420064633">
            <text:p>-0.4930074201</text:p>
          </table:table-cell>
          <table:table-cell table:formula="of:=2*(((([.F$1]^2)*([.A220] + (1/(4*[.F$1]))))/SQRT(([.F$1]^2)*([.A220] + (1/(4*[.F$1])))^2 +([.F$2])^2))-((([.F$1]^2)*([.A220] - (1/(4*[.F$1]))))/SQRT(([.F$1]^2)*([.A220] - (1/(4*[.F$1])))^2 +([.F$3])^2)))" office:value-type="float" office:value="-1.96969529515708">
            <text:p>-1.9696952952</text:p>
          </table:table-cell>
          <table:table-cell table:number-columns-repeated="5"/>
        </table:table-row>
        <table:table-row table:style-name="ro1">
          <table:table-cell office:value-type="float" office:value="0.200000000000002">
            <text:p>0.2</text:p>
          </table:table-cell>
          <table:table-cell table:formula="of:=2*(SQRT(([.F$1]^2)*(([.A221]+1/(4*[.F$1]))^2)+([.F$2])^2)-SQRT(([.F$1]^2)*(([.A221]-1/(4*[.F$1]))^2)+([.F$3])^2)+0.5) -1" office:value-type="float" office:value="-0.512329765717348">
            <text:p>-0.5123297657</text:p>
          </table:table-cell>
          <table:table-cell table:formula="of:=2*(((([.F$1]^2)*([.A221] + (1/(4*[.F$1]))))/SQRT(([.F$1]^2)*([.A221] + (1/(4*[.F$1])))^2 +([.F$2])^2))-((([.F$1]^2)*([.A221] - (1/(4*[.F$1]))))/SQRT(([.F$1]^2)*([.A221] - (1/(4*[.F$1])))^2 +([.F$3])^2)))" office:value-type="float" office:value="-1.8949290827117">
            <text:p>-1.8949290827</text:p>
          </table:table-cell>
          <table:table-cell table:number-columns-repeated="5"/>
        </table:table-row>
        <table:table-row table:style-name="ro1">
          <table:table-cell office:value-type="float" office:value="0.210000000000002">
            <text:p>0.21</text:p>
          </table:table-cell>
          <table:table-cell table:formula="of:=2*(SQRT(([.F$1]^2)*(([.A222]+1/(4*[.F$1]))^2)+([.F$2])^2)-SQRT(([.F$1]^2)*(([.A222]-1/(4*[.F$1]))^2)+([.F$3])^2)+0.5) -1" office:value-type="float" office:value="-0.530909606198427">
            <text:p>-0.5309096062</text:p>
          </table:table-cell>
          <table:table-cell table:formula="of:=2*(((([.F$1]^2)*([.A222] + (1/(4*[.F$1]))))/SQRT(([.F$1]^2)*([.A222] + (1/(4*[.F$1])))^2 +([.F$2])^2))-((([.F$1]^2)*([.A222] - (1/(4*[.F$1]))))/SQRT(([.F$1]^2)*([.A222] - (1/(4*[.F$1])))^2 +([.F$3])^2)))" office:value-type="float" office:value="-1.8212427495949">
            <text:p>-1.8212427496</text:p>
          </table:table-cell>
          <table:table-cell table:number-columns-repeated="5"/>
        </table:table-row>
        <table:table-row table:style-name="ro1">
          <table:table-cell office:value-type="float" office:value="0.220000000000002">
            <text:p>0.22</text:p>
          </table:table-cell>
          <table:table-cell table:formula="of:=2*(SQRT(([.F$1]^2)*(([.A223]+1/(4*[.F$1]))^2)+([.F$2])^2)-SQRT(([.F$1]^2)*(([.A223]-1/(4*[.F$1]))^2)+([.F$3])^2)+0.5) -1" office:value-type="float" office:value="-0.548759122628092">
            <text:p>-0.5487591226</text:p>
          </table:table-cell>
          <table:table-cell table:formula="of:=2*(((([.F$1]^2)*([.A223] + (1/(4*[.F$1]))))/SQRT(([.F$1]^2)*([.A223] + (1/(4*[.F$1])))^2 +([.F$2])^2))-((([.F$1]^2)*([.A223] - (1/(4*[.F$1]))))/SQRT(([.F$1]^2)*([.A223] - (1/(4*[.F$1])))^2 +([.F$3])^2)))" office:value-type="float" office:value="-1.74890559159259">
            <text:p>-1.7489055916</text:p>
          </table:table-cell>
          <table:table-cell table:number-columns-repeated="5"/>
        </table:table-row>
        <table:table-row table:style-name="ro1">
          <table:table-cell office:value-type="float" office:value="0.230000000000002">
            <text:p>0.23</text:p>
          </table:table-cell>
          <table:table-cell table:formula="of:=2*(SQRT(([.F$1]^2)*(([.A224]+1/(4*[.F$1]))^2)+([.F$2])^2)-SQRT(([.F$1]^2)*(([.A224]-1/(4*[.F$1]))^2)+([.F$3])^2)+0.5) -1" office:value-type="float" office:value="-0.565892977493389">
            <text:p>-0.5658929775</text:p>
          </table:table-cell>
          <table:table-cell table:formula="of:=2*(((([.F$1]^2)*([.A224] + (1/(4*[.F$1]))))/SQRT(([.F$1]^2)*([.A224] + (1/(4*[.F$1])))^2 +([.F$2])^2))-((([.F$1]^2)*([.A224] - (1/(4*[.F$1]))))/SQRT(([.F$1]^2)*([.A224] - (1/(4*[.F$1])))^2 +([.F$3])^2)))" office:value-type="float" office:value="-1.67814495454638">
            <text:p>-1.6781449545</text:p>
          </table:table-cell>
          <table:table-cell table:number-columns-repeated="5"/>
        </table:table-row>
        <table:table-row table:style-name="ro1">
          <table:table-cell office:value-type="float" office:value="0.240000000000002">
            <text:p>0.24</text:p>
          </table:table-cell>
          <table:table-cell table:formula="of:=2*(SQRT(([.F$1]^2)*(([.A225]+1/(4*[.F$1]))^2)+([.F$2])^2)-SQRT(([.F$1]^2)*(([.A225]-1/(4*[.F$1]))^2)+([.F$3])^2)+0.5) -1" office:value-type="float" office:value="-0.582327907040388">
            <text:p>-0.582327907</text:p>
          </table:table-cell>
          <table:table-cell table:formula="of:=2*(((([.F$1]^2)*([.A225] + (1/(4*[.F$1]))))/SQRT(([.F$1]^2)*([.A225] + (1/(4*[.F$1])))^2 +([.F$2])^2))-((([.F$1]^2)*([.A225] - (1/(4*[.F$1]))))/SQRT(([.F$1]^2)*([.A225] - (1/(4*[.F$1])))^2 +([.F$3])^2)))" office:value-type="float" office:value="-1.60914869155884">
            <text:p>-1.6091486916</text:p>
          </table:table-cell>
          <table:table-cell table:number-columns-repeated="5"/>
        </table:table-row>
        <table:table-row table:style-name="ro1">
          <table:table-cell office:value-type="float" office:value="0.250000000000002">
            <text:p>0.25</text:p>
          </table:table-cell>
          <table:table-cell table:formula="of:=2*(SQRT(([.F$1]^2)*(([.A226]+1/(4*[.F$1]))^2)+([.F$2])^2)-SQRT(([.F$1]^2)*(([.A226]-1/(4*[.F$1]))^2)+([.F$3])^2)+0.5) -1" office:value-type="float" office:value="-0.598082340339026">
            <text:p>-0.5980823403</text:p>
          </table:table-cell>
          <table:table-cell table:formula="of:=2*(((([.F$1]^2)*([.A226] + (1/(4*[.F$1]))))/SQRT(([.F$1]^2)*([.A226] + (1/(4*[.F$1])))^2 +([.F$2])^2))-((([.F$1]^2)*([.A226] - (1/(4*[.F$1]))))/SQRT(([.F$1]^2)*([.A226] - (1/(4*[.F$1])))^2 +([.F$3])^2)))" office:value-type="float" office:value="-1.54206801438404">
            <text:p>-1.5420680144</text:p>
          </table:table-cell>
          <table:table-cell table:number-columns-repeated="5"/>
        </table:table-row>
        <table:table-row table:style-name="ro1">
          <table:table-cell office:value-type="float" office:value="0.260000000000002">
            <text:p>0.26</text:p>
          </table:table-cell>
          <table:table-cell table:formula="of:=2*(SQRT(([.F$1]^2)*(([.A227]+1/(4*[.F$1]))^2)+([.F$2])^2)-SQRT(([.F$1]^2)*(([.A227]-1/(4*[.F$1]))^2)+([.F$3])^2)+0.5) -1" office:value-type="float" office:value="-0.613176048217452">
            <text:p>-0.6131760482</text:p>
          </table:table-cell>
          <table:table-cell table:formula="of:=2*(((([.F$1]^2)*([.A227] + (1/(4*[.F$1]))))/SQRT(([.F$1]^2)*([.A227] + (1/(4*[.F$1])))^2 +([.F$2])^2))-((([.F$1]^2)*([.A227] - (1/(4*[.F$1]))))/SQRT(([.F$1]^2)*([.A227] - (1/(4*[.F$1])))^2 +([.F$3])^2)))" office:value-type="float" office:value="-1.47702059336796">
            <text:p>-1.4770205934</text:p>
          </table:table-cell>
          <table:table-cell table:number-columns-repeated="5"/>
        </table:table-row>
        <table:table-row table:style-name="ro1">
          <table:table-cell office:value-type="float" office:value="0.270000000000002">
            <text:p>0.27</text:p>
          </table:table-cell>
          <table:table-cell table:formula="of:=2*(SQRT(([.F$1]^2)*(([.A228]+1/(4*[.F$1]))^2)+([.F$2])^2)-SQRT(([.F$1]^2)*(([.A228]-1/(4*[.F$1]))^2)+([.F$3])^2)+0.5) -1" office:value-type="float" office:value="-0.627629823909924">
            <text:p>-0.6276298239</text:p>
          </table:table-cell>
          <table:table-cell table:formula="of:=2*(((([.F$1]^2)*([.A228] + (1/(4*[.F$1]))))/SQRT(([.F$1]^2)*([.A228] + (1/(4*[.F$1])))^2 +([.F$2])^2))-((([.F$1]^2)*([.A228] - (1/(4*[.F$1]))))/SQRT(([.F$1]^2)*([.A228] - (1/(4*[.F$1])))^2 +([.F$3])^2)))" office:value-type="float" office:value="-1.41409378122832">
            <text:p>-1.4140937812</text:p>
          </table:table-cell>
          <table:table-cell table:number-columns-repeated="5"/>
        </table:table-row>
        <table:table-row table:style-name="ro1">
          <table:table-cell office:value-type="float" office:value="0.280000000000002">
            <text:p>0.28</text:p>
          </table:table-cell>
          <table:table-cell table:formula="of:=2*(SQRT(([.F$1]^2)*(([.A229]+1/(4*[.F$1]))^2)+([.F$2])^2)-SQRT(([.F$1]^2)*(([.A229]-1/(4*[.F$1]))^2)+([.F$3])^2)+0.5) -1" office:value-type="float" office:value="-0.641465196122585">
            <text:p>-0.6414651961</text:p>
          </table:table-cell>
          <table:table-cell table:formula="of:=2*(((([.F$1]^2)*([.A229] + (1/(4*[.F$1]))))/SQRT(([.F$1]^2)*([.A229] + (1/(4*[.F$1])))^2 +([.F$2])^2))-((([.F$1]^2)*([.A229] - (1/(4*[.F$1]))))/SQRT(([.F$1]^2)*([.A229] - (1/(4*[.F$1])))^2 +([.F$3])^2)))" office:value-type="float" office:value="-1.35334785740339">
            <text:p>-1.3533478574</text:p>
          </table:table-cell>
          <table:table-cell table:number-columns-repeated="5"/>
        </table:table-row>
        <table:table-row table:style-name="ro1">
          <table:table-cell office:value-type="float" office:value="0.290000000000002">
            <text:p>0.29</text:p>
          </table:table-cell>
          <table:table-cell table:formula="of:=2*(SQRT(([.F$1]^2)*(([.A230]+1/(4*[.F$1]))^2)+([.F$2])^2)-SQRT(([.F$1]^2)*(([.A230]-1/(4*[.F$1]))^2)+([.F$3])^2)+0.5) -1" office:value-type="float" office:value="-0.654704174293487">
            <text:p>-0.6547041743</text:p>
          </table:table-cell>
          <table:table-cell table:formula="of:=2*(((([.F$1]^2)*([.A230] + (1/(4*[.F$1]))))/SQRT(([.F$1]^2)*([.A230] + (1/(4*[.F$1])))^2 +([.F$2])^2))-((([.F$1]^2)*([.A230] - (1/(4*[.F$1]))))/SQRT(([.F$1]^2)*([.A230] - (1/(4*[.F$1])))^2 +([.F$3])^2)))" office:value-type="float" office:value="-1.29481921046028">
            <text:p>-1.2948192105</text:p>
          </table:table-cell>
          <table:table-cell table:number-columns-repeated="5"/>
        </table:table-row>
        <table:table-row table:style-name="ro1">
          <table:table-cell office:value-type="float" office:value="0.300000000000002">
            <text:p>0.3</text:p>
          </table:table-cell>
          <table:table-cell table:formula="of:=2*(SQRT(([.F$1]^2)*(([.A231]+1/(4*[.F$1]))^2)+([.F$2])^2)-SQRT(([.F$1]^2)*(([.A231]-1/(4*[.F$1]))^2)+([.F$3])^2)+0.5) -1" office:value-type="float" office:value="-0.667369025095879">
            <text:p>-0.6673690251</text:p>
          </table:table-cell>
          <table:table-cell table:formula="of:=2*(((([.F$1]^2)*([.A231] + (1/(4*[.F$1]))))/SQRT(([.F$1]^2)*([.A231] + (1/(4*[.F$1])))^2 +([.F$2])^2))-((([.F$1]^2)*([.A231] - (1/(4*[.F$1]))))/SQRT(([.F$1]^2)*([.A231] - (1/(4*[.F$1])))^2 +([.F$3])^2)))" office:value-type="float" office:value="-1.23852339529675">
            <text:p>-1.2385233953</text:p>
          </table:table-cell>
          <table:table-cell table:number-columns-repeated="5"/>
        </table:table-row>
        <table:table-row table:style-name="ro1">
          <table:table-cell office:value-type="float" office:value="0.310000000000002">
            <text:p>0.31</text:p>
          </table:table-cell>
          <table:table-cell table:formula="of:=2*(SQRT(([.F$1]^2)*(([.A232]+1/(4*[.F$1]))^2)+([.F$2])^2)-SQRT(([.F$1]^2)*(([.A232]-1/(4*[.F$1]))^2)+([.F$3])^2)+0.5) -1" office:value-type="float" office:value="-0.679482078688958">
            <text:p>-0.6794820787</text:p>
          </table:table-cell>
          <table:table-cell table:formula="of:=2*(((([.F$1]^2)*([.A232] + (1/(4*[.F$1]))))/SQRT(([.F$1]^2)*([.A232] + (1/(4*[.F$1])))^2 +([.F$2])^2))-((([.F$1]^2)*([.A232] - (1/(4*[.F$1]))))/SQRT(([.F$1]^2)*([.A232] - (1/(4*[.F$1])))^2 +([.F$3])^2)))" office:value-type="float" office:value="-1.18445801906848">
            <text:p>-1.1844580191</text:p>
          </table:table-cell>
          <table:table-cell table:number-columns-repeated="5"/>
        </table:table-row>
        <table:table-row table:style-name="ro1">
          <table:table-cell office:value-type="float" office:value="0.320000000000002">
            <text:p>0.32</text:p>
          </table:table-cell>
          <table:table-cell table:formula="of:=2*(SQRT(([.F$1]^2)*(([.A233]+1/(4*[.F$1]))^2)+([.F$2])^2)-SQRT(([.F$1]^2)*(([.A233]-1/(4*[.F$1]))^2)+([.F$3])^2)+0.5) -1" office:value-type="float" office:value="-0.691065562836013">
            <text:p>-0.6910655628</text:p>
          </table:table-cell>
          <table:table-cell table:formula="of:=2*(((([.F$1]^2)*([.A233] + (1/(4*[.F$1]))))/SQRT(([.F$1]^2)*([.A233] + (1/(4*[.F$1])))^2 +([.F$2])^2))-((([.F$1]^2)*([.A233] - (1/(4*[.F$1]))))/SQRT(([.F$1]^2)*([.A233] - (1/(4*[.F$1])))^2 +([.F$3])^2)))" office:value-type="float" office:value="-1.13260542465319">
            <text:p>-1.1326054247</text:p>
          </table:table-cell>
          <table:table-cell table:number-columns-repeated="5"/>
        </table:table-row>
        <table:table-row table:style-name="ro1">
          <table:table-cell office:value-type="float" office:value="0.330000000000002">
            <text:p>0.33</text:p>
          </table:table-cell>
          <table:table-cell table:formula="of:=2*(SQRT(([.F$1]^2)*(([.A234]+1/(4*[.F$1]))^2)+([.F$2])^2)-SQRT(([.F$1]^2)*(([.A234]-1/(4*[.F$1]))^2)+([.F$3])^2)+0.5) -1" office:value-type="float" office:value="-0.702141462762389">
            <text:p>-0.7021414628</text:p>
          </table:table-cell>
          <table:table-cell table:formula="of:=2*(((([.F$1]^2)*([.A234] + (1/(4*[.F$1]))))/SQRT(([.F$1]^2)*([.A234] + (1/(4*[.F$1])))^2 +([.F$2])^2))-((([.F$1]^2)*([.A234] - (1/(4*[.F$1]))))/SQRT(([.F$1]^2)*([.A234] - (1/(4*[.F$1])))^2 +([.F$3])^2)))" office:value-type="float" office:value="-1.08293515295323">
            <text:p>-1.082935153</text:p>
          </table:table-cell>
          <table:table-cell table:number-columns-repeated="5"/>
        </table:table-row>
        <table:table-row table:style-name="ro1">
          <table:table-cell office:value-type="float" office:value="0.340000000000002">
            <text:p>0.34</text:p>
          </table:table-cell>
          <table:table-cell table:formula="of:=2*(SQRT(([.F$1]^2)*(([.A235]+1/(4*[.F$1]))^2)+([.F$2])^2)-SQRT(([.F$1]^2)*(([.A235]-1/(4*[.F$1]))^2)+([.F$3])^2)+0.5) -1" office:value-type="float" office:value="-0.712731404491505">
            <text:p>-0.7127314045</text:p>
          </table:table-cell>
          <table:table-cell table:formula="of:=2*(((([.F$1]^2)*([.A235] + (1/(4*[.F$1]))))/SQRT(([.F$1]^2)*([.A235] + (1/(4*[.F$1])))^2 +([.F$2])^2))-((([.F$1]^2)*([.A235] - (1/(4*[.F$1]))))/SQRT(([.F$1]^2)*([.A235] - (1/(4*[.F$1])))^2 +([.F$3])^2)))" office:value-type="float" office:value="-1.03540617551105">
            <text:p>-1.0354061755</text:p>
          </table:table-cell>
          <table:table-cell table:number-columns-repeated="5"/>
        </table:table-row>
        <table:table-row table:style-name="ro1">
          <table:table-cell office:value-type="float" office:value="0.350000000000002">
            <text:p>0.35</text:p>
          </table:table-cell>
          <table:table-cell table:formula="of:=2*(SQRT(([.F$1]^2)*(([.A236]+1/(4*[.F$1]))^2)+([.F$2])^2)-SQRT(([.F$1]^2)*(([.A236]-1/(4*[.F$1]))^2)+([.F$3])^2)+0.5) -1" office:value-type="float" office:value="-0.722856559353681">
            <text:p>-0.7228565594</text:p>
          </table:table-cell>
          <table:table-cell table:formula="of:=2*(((([.F$1]^2)*([.A236] + (1/(4*[.F$1]))))/SQRT(([.F$1]^2)*([.A236] + (1/(4*[.F$1])))^2 +([.F$2])^2))-((([.F$1]^2)*([.A236] - (1/(4*[.F$1]))))/SQRT(([.F$1]^2)*([.A236] - (1/(4*[.F$1])))^2 +([.F$3])^2)))" office:value-type="float" office:value="-0.989968896940715">
            <text:p>-0.9899688969</text:p>
          </table:table-cell>
          <table:table-cell table:number-columns-repeated="5"/>
        </table:table-row>
        <table:table-row table:style-name="ro1">
          <table:table-cell office:value-type="float" office:value="0.360000000000002">
            <text:p>0.36</text:p>
          </table:table-cell>
          <table:table-cell table:formula="of:=2*(SQRT(([.F$1]^2)*(([.A237]+1/(4*[.F$1]))^2)+([.F$2])^2)-SQRT(([.F$1]^2)*(([.A237]-1/(4*[.F$1]))^2)+([.F$3])^2)+0.5) -1" office:value-type="float" office:value="-0.732537567389688">
            <text:p>-0.7325375674</text:p>
          </table:table-cell>
          <table:table-cell table:formula="of:=2*(((([.F$1]^2)*([.A237] + (1/(4*[.F$1]))))/SQRT(([.F$1]^2)*([.A237] + (1/(4*[.F$1])))^2 +([.F$2])^2))-((([.F$1]^2)*([.A237] - (1/(4*[.F$1]))))/SQRT(([.F$1]^2)*([.A237] - (1/(4*[.F$1])))^2 +([.F$3])^2)))" office:value-type="float" office:value="-0.946566932791278">
            <text:p>-0.9465669328</text:p>
          </table:table-cell>
          <table:table-cell table:number-columns-repeated="5"/>
        </table:table-row>
        <table:table-row table:style-name="ro1">
          <table:table-cell office:value-type="float" office:value="0.370000000000002">
            <text:p>0.37</text:p>
          </table:table-cell>
          <table:table-cell table:formula="of:=2*(SQRT(([.F$1]^2)*(([.A238]+1/(4*[.F$1]))^2)+([.F$2])^2)-SQRT(([.F$1]^2)*(([.A238]-1/(4*[.F$1]))^2)+([.F$3])^2)+0.5) -1" office:value-type="float" office:value="-0.741794477450582">
            <text:p>-0.7417944775</text:p>
          </table:table-cell>
          <table:table-cell table:formula="of:=2*(((([.F$1]^2)*([.A238] + (1/(4*[.F$1]))))/SQRT(([.F$1]^2)*([.A238] + (1/(4*[.F$1])))^2 +([.F$2])^2))-((([.F$1]^2)*([.A238] - (1/(4*[.F$1]))))/SQRT(([.F$1]^2)*([.A238] - (1/(4*[.F$1])))^2 +([.F$3])^2)))" office:value-type="float" office:value="-0.905138672914674">
            <text:p>-0.9051386729</text:p>
          </table:table-cell>
          <table:table-cell table:number-columns-repeated="5"/>
        </table:table-row>
        <table:table-row table:style-name="ro1">
          <table:table-cell office:value-type="float" office:value="0.380000000000002">
            <text:p>0.38</text:p>
          </table:table-cell>
          <table:table-cell table:formula="of:=2*(SQRT(([.F$1]^2)*(([.A239]+1/(4*[.F$1]))^2)+([.F$2])^2)-SQRT(([.F$1]^2)*(([.A239]-1/(4*[.F$1]))^2)+([.F$3])^2)+0.5) -1" office:value-type="float" office:value="-0.750646701912509">
            <text:p>-0.7506467019</text:p>
          </table:table-cell>
          <table:table-cell table:formula="of:=2*(((([.F$1]^2)*([.A239] + (1/(4*[.F$1]))))/SQRT(([.F$1]^2)*([.A239] + (1/(4*[.F$1])))^2 +([.F$2])^2))-((([.F$1]^2)*([.A239] - (1/(4*[.F$1]))))/SQRT(([.F$1]^2)*([.A239] - (1/(4*[.F$1])))^2 +([.F$3])^2)))" office:value-type="float" office:value="-0.8656186434724">
            <text:p>-0.8656186435</text:p>
          </table:table-cell>
          <table:table-cell table:number-columns-repeated="5"/>
        </table:table-row>
        <table:table-row table:style-name="ro1">
          <table:table-cell office:value-type="float" office:value="0.390000000000002">
            <text:p>0.39</text:p>
          </table:table-cell>
          <table:table-cell table:formula="of:=2*(SQRT(([.F$1]^2)*(([.A240]+1/(4*[.F$1]))^2)+([.F$2])^2)-SQRT(([.F$1]^2)*(([.A240]-1/(4*[.F$1]))^2)+([.F$3])^2)+0.5) -1" office:value-type="float" office:value="-0.759112984066961">
            <text:p>-0.7591129841</text:p>
          </table:table-cell>
          <table:table-cell table:formula="of:=2*(((([.F$1]^2)*([.A240] + (1/(4*[.F$1]))))/SQRT(([.F$1]^2)*([.A240] + (1/(4*[.F$1])))^2 +([.F$2])^2))-((([.F$1]^2)*([.A240] - (1/(4*[.F$1]))))/SQRT(([.F$1]^2)*([.A240] - (1/(4*[.F$1])))^2 +([.F$3])^2)))" office:value-type="float" office:value="-0.827938682635555">
            <text:p>-0.8279386826</text:p>
          </table:table-cell>
          <table:table-cell table:number-columns-repeated="5"/>
        </table:table-row>
        <table:table-row table:style-name="ro1">
          <table:table-cell office:value-type="float" office:value="0.400000000000002">
            <text:p>0.4</text:p>
          </table:table-cell>
          <table:table-cell table:formula="of:=2*(SQRT(([.F$1]^2)*(([.A241]+1/(4*[.F$1]))^2)+([.F$2])^2)-SQRT(([.F$1]^2)*(([.A241]-1/(4*[.F$1]))^2)+([.F$3])^2)+0.5) -1" office:value-type="float" office:value="-0.767211376403204">
            <text:p>-0.7672113764</text:p>
          </table:table-cell>
          <table:table-cell table:formula="of:=2*(((([.F$1]^2)*([.A241] + (1/(4*[.F$1]))))/SQRT(([.F$1]^2)*([.A241] + (1/(4*[.F$1])))^2 +([.F$2])^2))-((([.F$1]^2)*([.A241] - (1/(4*[.F$1]))))/SQRT(([.F$1]^2)*([.A241] - (1/(4*[.F$1])))^2 +([.F$3])^2)))" office:value-type="float" office:value="-0.792028946041755">
            <text:p>-0.792028946</text:p>
          </table:table-cell>
          <table:table-cell table:number-columns-repeated="5"/>
        </table:table-row>
        <table:table-row table:style-name="ro1">
          <table:table-cell office:value-type="float" office:value="0.410000000000002">
            <text:p>0.41</text:p>
          </table:table-cell>
          <table:table-cell table:formula="of:=2*(SQRT(([.F$1]^2)*(([.A242]+1/(4*[.F$1]))^2)+([.F$2])^2)-SQRT(([.F$1]^2)*(([.A242]-1/(4*[.F$1]))^2)+([.F$3])^2)+0.5) -1" office:value-type="float" office:value="-0.774959228162284">
            <text:p>-0.7749592282</text:p>
          </table:table-cell>
          <table:table-cell table:formula="of:=2*(((([.F$1]^2)*([.A242] + (1/(4*[.F$1]))))/SQRT(([.F$1]^2)*([.A242] + (1/(4*[.F$1])))^2 +([.F$2])^2))-((([.F$1]^2)*([.A242] - (1/(4*[.F$1]))))/SQRT(([.F$1]^2)*([.A242] - (1/(4*[.F$1])))^2 +([.F$3])^2)))" office:value-type="float" office:value="-0.757818758375098">
            <text:p>-0.7578187584</text:p>
          </table:table-cell>
          <table:table-cell table:number-columns-repeated="5"/>
        </table:table-row>
        <table:table-row table:style-name="ro1">
          <table:table-cell office:value-type="float" office:value="0.420000000000002">
            <text:p>0.42</text:p>
          </table:table-cell>
          <table:table-cell table:formula="of:=2*(SQRT(([.F$1]^2)*(([.A243]+1/(4*[.F$1]))^2)+([.F$2])^2)-SQRT(([.F$1]^2)*(([.A243]-1/(4*[.F$1]))^2)+([.F$3])^2)+0.5) -1" office:value-type="float" office:value="-0.782373180704892">
            <text:p>-0.7823731807</text:p>
          </table:table-cell>
          <table:table-cell table:formula="of:=2*(((([.F$1]^2)*([.A243] + (1/(4*[.F$1]))))/SQRT(([.F$1]^2)*([.A243] + (1/(4*[.F$1])))^2 +([.F$2])^2))-((([.F$1]^2)*([.A243] - (1/(4*[.F$1]))))/SQRT(([.F$1]^2)*([.A243] - (1/(4*[.F$1])))^2 +([.F$3])^2)))" office:value-type="float" office:value="-0.725237327207768">
            <text:p>-0.7252373272</text:p>
          </table:table-cell>
          <table:table-cell table:number-columns-repeated="5"/>
        </table:table-row>
        <table:table-row table:style-name="ro1">
          <table:table-cell office:value-type="float" office:value="0.430000000000002">
            <text:p>0.43</text:p>
          </table:table-cell>
          <table:table-cell table:formula="of:=2*(SQRT(([.F$1]^2)*(([.A244]+1/(4*[.F$1]))^2)+([.F$2])^2)-SQRT(([.F$1]^2)*(([.A244]-1/(4*[.F$1]))^2)+([.F$3])^2)+0.5) -1" office:value-type="float" office:value="-0.789469169393993">
            <text:p>-0.7894691694</text:p>
          </table:table-cell>
          <table:table-cell table:formula="of:=2*(((([.F$1]^2)*([.A244] + (1/(4*[.F$1]))))/SQRT(([.F$1]^2)*([.A244] + (1/(4*[.F$1])))^2 +([.F$2])^2))-((([.F$1]^2)*([.A244] - (1/(4*[.F$1]))))/SQRT(([.F$1]^2)*([.A244] - (1/(4*[.F$1])))^2 +([.F$3])^2)))" office:value-type="float" office:value="-0.694214334631578">
            <text:p>-0.6942143346</text:p>
          </table:table-cell>
          <table:table-cell table:number-columns-repeated="5"/>
        </table:table-row>
        <table:table-row table:style-name="ro1">
          <table:table-cell office:value-type="float" office:value="0.440000000000002">
            <text:p>0.44</text:p>
          </table:table-cell>
          <table:table-cell table:formula="of:=2*(SQRT(([.F$1]^2)*(([.A245]+1/(4*[.F$1]))^2)+([.F$2])^2)-SQRT(([.F$1]^2)*(([.A245]-1/(4*[.F$1]))^2)+([.F$3])^2)+0.5) -1" office:value-type="float" office:value="-0.796262430844189">
            <text:p>-0.7962624308</text:p>
          </table:table-cell>
          <table:table-cell table:formula="of:=2*(((([.F$1]^2)*([.A245] + (1/(4*[.F$1]))))/SQRT(([.F$1]^2)*([.A245] + (1/(4*[.F$1])))^2 +([.F$2])^2))-((([.F$1]^2)*([.A245] - (1/(4*[.F$1]))))/SQRT(([.F$1]^2)*([.A245] - (1/(4*[.F$1])))^2 +([.F$3])^2)))" office:value-type="float" office:value="-0.664680421335431">
            <text:p>-0.6646804213</text:p>
          </table:table-cell>
          <table:table-cell table:number-columns-repeated="5"/>
        </table:table-row>
        <table:table-row table:style-name="ro1">
          <table:table-cell office:value-type="float" office:value="0.450000000000002">
            <text:p>0.45</text:p>
          </table:table-cell>
          <table:table-cell table:formula="of:=2*(SQRT(([.F$1]^2)*(([.A246]+1/(4*[.F$1]))^2)+([.F$2])^2)-SQRT(([.F$1]^2)*(([.A246]-1/(4*[.F$1]))^2)+([.F$3])^2)+0.5) -1" office:value-type="float" office:value="-0.802767514531308">
            <text:p>-0.8027675145</text:p>
          </table:table-cell>
          <table:table-cell table:formula="of:=2*(((([.F$1]^2)*([.A246] + (1/(4*[.F$1]))))/SQRT(([.F$1]^2)*([.A246] + (1/(4*[.F$1])))^2 +([.F$2])^2))-((([.F$1]^2)*([.A246] - (1/(4*[.F$1]))))/SQRT(([.F$1]^2)*([.A246] - (1/(4*[.F$1])))^2 +([.F$3])^2)))" office:value-type="float" office:value="-0.636567576746987">
            <text:p>-0.6365675767</text:p>
          </table:table-cell>
          <table:table-cell table:number-columns-repeated="5"/>
        </table:table-row>
        <table:table-row table:style-name="ro1">
          <table:table-cell office:value-type="float" office:value="0.460000000000002">
            <text:p>0.46</text:p>
          </table:table-cell>
          <table:table-cell table:formula="of:=2*(SQRT(([.F$1]^2)*(([.A247]+1/(4*[.F$1]))^2)+([.F$2])^2)-SQRT(([.F$1]^2)*(([.A247]-1/(4*[.F$1]))^2)+([.F$3])^2)+0.5) -1" office:value-type="float" office:value="-0.808998297886238">
            <text:p>-0.8089982979</text:p>
          </table:table-cell>
          <table:table-cell table:formula="of:=2*(((([.F$1]^2)*([.A247] + (1/(4*[.F$1]))))/SQRT(([.F$1]^2)*([.A247] + (1/(4*[.F$1])))^2 +([.F$2])^2))-((([.F$1]^2)*([.A247] - (1/(4*[.F$1]))))/SQRT(([.F$1]^2)*([.A247] - (1/(4*[.F$1])))^2 +([.F$3])^2)))" office:value-type="float" office:value="-0.609809447729337">
            <text:p>-0.6098094477</text:p>
          </table:table-cell>
          <table:table-cell table:number-columns-repeated="5"/>
        </table:table-row>
        <table:table-row table:style-name="ro1">
          <table:table-cell office:value-type="float" office:value="0.470000000000002">
            <text:p>0.47</text:p>
          </table:table-cell>
          <table:table-cell table:formula="of:=2*(SQRT(([.F$1]^2)*(([.A248]+1/(4*[.F$1]))^2)+([.F$2])^2)-SQRT(([.F$1]^2)*(([.A248]-1/(4*[.F$1]))^2)+([.F$3])^2)+0.5) -1" office:value-type="float" office:value="-0.814968004116211">
            <text:p>-0.8149680041</text:p>
          </table:table-cell>
          <table:table-cell table:formula="of:=2*(((([.F$1]^2)*([.A248] + (1/(4*[.F$1]))))/SQRT(([.F$1]^2)*([.A248] + (1/(4*[.F$1])))^2 +([.F$2])^2))-((([.F$1]^2)*([.A248] - (1/(4*[.F$1]))))/SQRT(([.F$1]^2)*([.A248] - (1/(4*[.F$1])))^2 +([.F$3])^2)))" office:value-type="float" office:value="-0.584341577163144">
            <text:p>-0.5843415772</text:p>
          </table:table-cell>
          <table:table-cell table:number-columns-repeated="5"/>
        </table:table-row>
        <table:table-row table:style-name="ro1">
          <table:table-cell office:value-type="float" office:value="0.480000000000002">
            <text:p>0.48</text:p>
          </table:table-cell>
          <table:table-cell table:formula="of:=2*(SQRT(([.F$1]^2)*(([.A249]+1/(4*[.F$1]))^2)+([.F$2])^2)-SQRT(([.F$1]^2)*(([.A249]-1/(4*[.F$1]))^2)+([.F$3])^2)+0.5) -1" office:value-type="float" office:value="-0.820689222104213">
            <text:p>-0.8206892221</text:p>
          </table:table-cell>
          <table:table-cell table:formula="of:=2*(((([.F$1]^2)*([.A249] + (1/(4*[.F$1]))))/SQRT(([.F$1]^2)*([.A249] + (1/(4*[.F$1])))^2 +([.F$2])^2))-((([.F$1]^2)*([.A249] - (1/(4*[.F$1]))))/SQRT(([.F$1]^2)*([.A249] - (1/(4*[.F$1])))^2 +([.F$3])^2)))" office:value-type="float" office:value="-0.560101582594502">
            <text:p>-0.5601015826</text:p>
          </table:table-cell>
          <table:table-cell table:number-columns-repeated="5"/>
        </table:table-row>
        <table:table-row table:style-name="ro1">
          <table:table-cell office:value-type="float" office:value="0.490000000000002">
            <text:p>0.49</text:p>
          </table:table-cell>
          <table:table-cell table:formula="of:=2*(SQRT(([.F$1]^2)*(([.A250]+1/(4*[.F$1]))^2)+([.F$2])^2)-SQRT(([.F$1]^2)*(([.A250]-1/(4*[.F$1]))^2)+([.F$3])^2)+0.5) -1" office:value-type="float" office:value="-0.82617392783345">
            <text:p>-0.8261739278</text:p>
          </table:table-cell>
          <table:table-cell table:formula="of:=2*(((([.F$1]^2)*([.A250] + (1/(4*[.F$1]))))/SQRT(([.F$1]^2)*([.A250] + (1/(4*[.F$1])))^2 +([.F$2])^2))-((([.F$1]^2)*([.A250] - (1/(4*[.F$1]))))/SQRT(([.F$1]^2)*([.A250] - (1/(4*[.F$1])))^2 +([.F$3])^2)))" office:value-type="float" office:value="-0.537029284018223">
            <text:p>-0.537029284</text:p>
          </table:table-cell>
          <table:table-cell table:number-columns-repeated="5"/>
        </table:table-row>
        <table:table-row table:style-name="ro1">
          <table:table-cell office:value-type="float" office:value="0.500000000000002">
            <text:p>0.5</text:p>
          </table:table-cell>
          <table:table-cell table:formula="of:=2*(SQRT(([.F$1]^2)*(([.A251]+1/(4*[.F$1]))^2)+([.F$2])^2)-SQRT(([.F$1]^2)*(([.A251]-1/(4*[.F$1]))^2)+([.F$3])^2)+0.5) -1" office:value-type="float" office:value="-0.831433506869153">
            <text:p>-0.8314335069</text:p>
          </table:table-cell>
          <table:table-cell table:formula="of:=2*(((([.F$1]^2)*([.A251] + (1/(4*[.F$1]))))/SQRT(([.F$1]^2)*([.A251] + (1/(4*[.F$1])))^2 +([.F$2])^2))-((([.F$1]^2)*([.A251] - (1/(4*[.F$1]))))/SQRT(([.F$1]^2)*([.A251] - (1/(4*[.F$1])))^2 +([.F$3])^2)))" office:value-type="float" office:value="-0.515066788816259">
            <text:p>-0.5150667888</text:p>
          </table:table-cell>
          <table:table-cell table:number-columns-repeated="5"/>
        </table:table-row>
        <table:table-row table:style-name="ro1">
          <table:table-cell office:value-type="float" office:value="0.510000000000002">
            <text:p>0.51</text:p>
          </table:table-cell>
          <table:table-cell table:formula="of:=2*(SQRT(([.F$1]^2)*(([.A252]+1/(4*[.F$1]))^2)+([.F$2])^2)-SQRT(([.F$1]^2)*(([.A252]-1/(4*[.F$1]))^2)+([.F$3])^2)+0.5) -1" office:value-type="float" office:value="-0.836478777505275">
            <text:p>-0.8364787775</text:p>
          </table:table-cell>
          <table:table-cell table:formula="of:=2*(((([.F$1]^2)*([.A252] + (1/(4*[.F$1]))))/SQRT(([.F$1]^2)*([.A252] + (1/(4*[.F$1])))^2 +([.F$2])^2))-((([.F$1]^2)*([.A252] - (1/(4*[.F$1]))))/SQRT(([.F$1]^2)*([.A252] - (1/(4*[.F$1])))^2 +([.F$3])^2)))" office:value-type="float" office:value="-0.494158540893984">
            <text:p>-0.4941585409</text:p>
          </table:table-cell>
          <table:table-cell table:number-columns-repeated="5"/>
        </table:table-row>
        <table:table-row table:style-name="ro1">
          <table:table-cell office:value-type="float" office:value="0.520000000000002">
            <text:p>0.52</text:p>
          </table:table-cell>
          <table:table-cell table:formula="of:=2*(SQRT(([.F$1]^2)*(([.A253]+1/(4*[.F$1]))^2)+([.F$2])^2)-SQRT(([.F$1]^2)*(([.A253]-1/(4*[.F$1]))^2)+([.F$3])^2)+0.5) -1" office:value-type="float" office:value="-0.841320014249495">
            <text:p>-0.8413200142</text:p>
          </table:table-cell>
          <table:table-cell table:formula="of:=2*(((([.F$1]^2)*([.A253] + (1/(4*[.F$1]))))/SQRT(([.F$1]^2)*([.A253] + (1/(4*[.F$1])))^2 +([.F$2])^2))-((([.F$1]^2)*([.A253] - (1/(4*[.F$1]))))/SQRT(([.F$1]^2)*([.A253] - (1/(4*[.F$1])))^2 +([.F$3])^2)))" office:value-type="float" office:value="-0.474251340159864">
            <text:p>-0.4742513402</text:p>
          </table:table-cell>
          <table:table-cell table:number-columns-repeated="5"/>
        </table:table-row>
        <table:table-row table:style-name="ro1">
          <table:table-cell office:value-type="float" office:value="0.530000000000002">
            <text:p>0.53</text:p>
          </table:table-cell>
          <table:table-cell table:formula="of:=2*(SQRT(([.F$1]^2)*(([.A254]+1/(4*[.F$1]))^2)+([.F$2])^2)-SQRT(([.F$1]^2)*(([.A254]-1/(4*[.F$1]))^2)+([.F$3])^2)+0.5) -1" office:value-type="float" office:value="-0.845966971377268">
            <text:p>-0.8459669714</text:p>
          </table:table-cell>
          <table:table-cell table:formula="of:=2*(((([.F$1]^2)*([.A254] + (1/(4*[.F$1]))))/SQRT(([.F$1]^2)*([.A254] + (1/(4*[.F$1])))^2 +([.F$2])^2))-((([.F$1]^2)*([.A254] - (1/(4*[.F$1]))))/SQRT(([.F$1]^2)*([.A254] - (1/(4*[.F$1])))^2 +([.F$3])^2)))" office:value-type="float" office:value="-0.45529433767962">
            <text:p>-0.4552943377</text:p>
          </table:table-cell>
          <table:table-cell table:number-columns-repeated="5"/>
        </table:table-row>
        <table:table-row table:style-name="ro1">
          <table:table-cell office:value-type="float" office:value="0.540000000000002">
            <text:p>0.54</text:p>
          </table:table-cell>
          <table:table-cell table:formula="of:=2*(SQRT(([.F$1]^2)*(([.A255]+1/(4*[.F$1]))^2)+([.F$2])^2)-SQRT(([.F$1]^2)*(([.A255]-1/(4*[.F$1]))^2)+([.F$3])^2)+0.5) -1" office:value-type="float" office:value="-0.850428906335243">
            <text:p>-0.8504289063</text:p>
          </table:table-cell>
          <table:table-cell table:formula="of:=2*(((([.F$1]^2)*([.A255] + (1/(4*[.F$1]))))/SQRT(([.F$1]^2)*([.A255] + (1/(4*[.F$1])))^2 +([.F$2])^2))-((([.F$1]^2)*([.A255] - (1/(4*[.F$1]))))/SQRT(([.F$1]^2)*([.A255] - (1/(4*[.F$1])))^2 +([.F$3])^2)))" office:value-type="float" office:value="-0.437239011103085">
            <text:p>-0.4372390111</text:p>
          </table:table-cell>
          <table:table-cell table:number-columns-repeated="5"/>
        </table:table-row>
        <table:table-row table:style-name="ro1">
          <table:table-cell office:value-type="float" office:value="0.550000000000003">
            <text:p>0.55</text:p>
          </table:table-cell>
          <table:table-cell table:formula="of:=2*(SQRT(([.F$1]^2)*(([.A256]+1/(4*[.F$1]))^2)+([.F$2])^2)-SQRT(([.F$1]^2)*(([.A256]-1/(4*[.F$1]))^2)+([.F$3])^2)+0.5) -1" office:value-type="float" office:value="-0.854714602816981">
            <text:p>-0.8547146028</text:p>
          </table:table-cell>
          <table:table-cell table:formula="of:=2*(((([.F$1]^2)*([.A256] + (1/(4*[.F$1]))))/SQRT(([.F$1]^2)*([.A256] + (1/(4*[.F$1])))^2 +([.F$2])^2))-((([.F$1]^2)*([.A256] - (1/(4*[.F$1]))))/SQRT(([.F$1]^2)*([.A256] - (1/(4*[.F$1])))^2 +([.F$3])^2)))" office:value-type="float" office:value="-0.420039124308117">
            <text:p>-0.4200391243</text:p>
          </table:table-cell>
          <table:table-cell table:number-columns-repeated="5"/>
        </table:table-row>
        <table:table-row table:style-name="ro1">
          <table:table-cell office:value-type="float" office:value="0.560000000000002">
            <text:p>0.56</text:p>
          </table:table-cell>
          <table:table-cell table:formula="of:=2*(SQRT(([.F$1]^2)*(([.A257]+1/(4*[.F$1]))^2)+([.F$2])^2)-SQRT(([.F$1]^2)*(([.A257]-1/(4*[.F$1]))^2)+([.F$3])^2)+0.5) -1" office:value-type="float" office:value="-0.858832393370455">
            <text:p>-0.8588323934</text:p>
          </table:table-cell>
          <table:table-cell table:formula="of:=2*(((([.F$1]^2)*([.A257] + (1/(4*[.F$1]))))/SQRT(([.F$1]^2)*([.A257] + (1/(4*[.F$1])))^2 +([.F$2])^2))-((([.F$1]^2)*([.A257] - (1/(4*[.F$1]))))/SQRT(([.F$1]^2)*([.A257] - (1/(4*[.F$1])))^2 +([.F$3])^2)))" office:value-type="float" office:value="-0.403650674626702">
            <text:p>-0.4036506746</text:p>
          </table:table-cell>
          <table:table-cell table:number-columns-repeated="5"/>
        </table:table-row>
        <table:table-row table:style-name="ro1">
          <table:table-cell office:value-type="float" office:value="0.570000000000002">
            <text:p>0.57</text:p>
          </table:table-cell>
          <table:table-cell table:formula="of:=2*(SQRT(([.F$1]^2)*(([.A258]+1/(4*[.F$1]))^2)+([.F$2])^2)-SQRT(([.F$1]^2)*(([.A258]-1/(4*[.F$1]))^2)+([.F$3])^2)+0.5) -1" office:value-type="float" office:value="-0.862790181427811">
            <text:p>-0.8627901814</text:p>
          </table:table-cell>
          <table:table-cell table:formula="of:=2*(((([.F$1]^2)*([.A258] + (1/(4*[.F$1]))))/SQRT(([.F$1]^2)*([.A258] + (1/(4*[.F$1])))^2 +([.F$2])^2))-((([.F$1]^2)*([.A258] - (1/(4*[.F$1]))))/SQRT(([.F$1]^2)*([.A258] - (1/(4*[.F$1])))^2 +([.F$3])^2)))" office:value-type="float" office:value="-0.388031830508279">
            <text:p>-0.3880318305</text:p>
          </table:table-cell>
          <table:table-cell table:number-columns-repeated="5"/>
        </table:table-row>
        <table:table-row table:style-name="ro1">
          <table:table-cell office:value-type="float" office:value="0.580000000000002">
            <text:p>0.58</text:p>
          </table:table-cell>
          <table:table-cell table:formula="of:=2*(SQRT(([.F$1]^2)*(([.A259]+1/(4*[.F$1]))^2)+([.F$2])^2)-SQRT(([.F$1]^2)*(([.A259]-1/(4*[.F$1]))^2)+([.F$3])^2)+0.5) -1" office:value-type="float" office:value="-0.866595462674152">
            <text:p>-0.8665954627</text:p>
          </table:table-cell>
          <table:table-cell table:formula="of:=2*(((([.F$1]^2)*([.A259] + (1/(4*[.F$1]))))/SQRT(([.F$1]^2)*([.A259] + (1/(4*[.F$1])))^2 +([.F$2])^2))-((([.F$1]^2)*([.A259] - (1/(4*[.F$1]))))/SQRT(([.F$1]^2)*([.A259] - (1/(4*[.F$1])))^2 +([.F$3])^2)))" office:value-type="float" office:value="-0.373142862029123">
            <text:p>-0.373142862</text:p>
          </table:table-cell>
          <table:table-cell table:number-columns-repeated="5"/>
        </table:table-row>
        <table:table-row table:style-name="ro1">
          <table:table-cell office:value-type="float" office:value="0.590000000000003">
            <text:p>0.59</text:p>
          </table:table-cell>
          <table:table-cell table:formula="of:=2*(SQRT(([.F$1]^2)*(([.A260]+1/(4*[.F$1]))^2)+([.F$2])^2)-SQRT(([.F$1]^2)*(([.A260]-1/(4*[.F$1]))^2)+([.F$3])^2)+0.5) -1" office:value-type="float" office:value="-0.870255345694211">
            <text:p>-0.8702553457</text:p>
          </table:table-cell>
          <table:table-cell table:formula="of:=2*(((([.F$1]^2)*([.A260] + (1/(4*[.F$1]))))/SQRT(([.F$1]^2)*([.A260] + (1/(4*[.F$1])))^2 +([.F$2])^2))-((([.F$1]^2)*([.A260] - (1/(4*[.F$1]))))/SQRT(([.F$1]^2)*([.A260] - (1/(4*[.F$1])))^2 +([.F$3])^2)))" office:value-type="float" office:value="-0.358946066267826">
            <text:p>-0.3589460663</text:p>
          </table:table-cell>
          <table:table-cell table:number-columns-repeated="5"/>
        </table:table-row>
        <table:table-row table:style-name="ro1">
          <table:table-cell office:value-type="float" office:value="0.600000000000002">
            <text:p>0.6</text:p>
          </table:table-cell>
          <table:table-cell table:formula="of:=2*(SQRT(([.F$1]^2)*(([.A261]+1/(4*[.F$1]))^2)+([.F$2])^2)-SQRT(([.F$1]^2)*(([.A261]-1/(4*[.F$1]))^2)+([.F$3])^2)+0.5) -1" office:value-type="float" office:value="-0.873776571854264">
            <text:p>-0.8737765719</text:p>
          </table:table-cell>
          <table:table-cell table:formula="of:=2*(((([.F$1]^2)*([.A261] + (1/(4*[.F$1]))))/SQRT(([.F$1]^2)*([.A261] + (1/(4*[.F$1])))^2 +([.F$2])^2))-((([.F$1]^2)*([.A261] - (1/(4*[.F$1]))))/SQRT(([.F$1]^2)*([.A261] - (1/(4*[.F$1])))^2 +([.F$3])^2)))" office:value-type="float" office:value="-0.345405689230114">
            <text:p>-0.3454056892</text:p>
          </table:table-cell>
          <table:table-cell table:number-columns-repeated="5"/>
        </table:table-row>
        <table:table-row table:style-name="ro1">
          <table:table-cell office:value-type="float" office:value="0.610000000000002">
            <text:p>0.61</text:p>
          </table:table-cell>
          <table:table-cell table:formula="of:=2*(SQRT(([.F$1]^2)*(([.A262]+1/(4*[.F$1]))^2)+([.F$2])^2)-SQRT(([.F$1]^2)*(([.A262]-1/(4*[.F$1]))^2)+([.F$3])^2)+0.5) -1" office:value-type="float" office:value="-0.877165534391922">
            <text:p>-0.8771655344</text:p>
          </table:table-cell>
          <table:table-cell table:formula="of:=2*(((([.F$1]^2)*([.A262] + (1/(4*[.F$1]))))/SQRT(([.F$1]^2)*([.A262] + (1/(4*[.F$1])))^2 +([.F$2])^2))-((([.F$1]^2)*([.A262] - (1/(4*[.F$1]))))/SQRT(([.F$1]^2)*([.A262] - (1/(4*[.F$1])))^2 +([.F$3])^2)))" office:value-type="float" office:value="-0.332487845715942">
            <text:p>-0.3324878457</text:p>
          </table:table-cell>
          <table:table-cell table:number-columns-repeated="5"/>
        </table:table-row>
        <table:table-row table:style-name="ro1">
          <table:table-cell office:value-type="float" office:value="0.620000000000002">
            <text:p>0.62</text:p>
          </table:table-cell>
          <table:table-cell table:formula="of:=2*(SQRT(([.F$1]^2)*(([.A263]+1/(4*[.F$1]))^2)+([.F$2])^2)-SQRT(([.F$1]^2)*(([.A263]-1/(4*[.F$1]))^2)+([.F$3])^2)+0.5) -1" office:value-type="float" office:value="-0.880428296699192">
            <text:p>-0.8804282967</text:p>
          </table:table-cell>
          <table:table-cell table:formula="of:=2*(((([.F$1]^2)*([.A263] + (1/(4*[.F$1]))))/SQRT(([.F$1]^2)*([.A263] + (1/(4*[.F$1])))^2 +([.F$2])^2))-((([.F$1]^2)*([.A263] - (1/(4*[.F$1]))))/SQRT(([.F$1]^2)*([.A263] - (1/(4*[.F$1])))^2 +([.F$3])^2)))" office:value-type="float" office:value="-0.320160438272207">
            <text:p>-0.3201604383</text:p>
          </table:table-cell>
          <table:table-cell table:number-columns-repeated="5"/>
        </table:table-row>
        <table:table-row table:style-name="ro1">
          <table:table-cell office:value-type="float" office:value="0.630000000000003">
            <text:p>0.63</text:p>
          </table:table-cell>
          <table:table-cell table:formula="of:=2*(SQRT(([.F$1]^2)*(([.A264]+1/(4*[.F$1]))^2)+([.F$2])^2)-SQRT(([.F$1]^2)*(([.A264]-1/(4*[.F$1]))^2)+([.F$3])^2)+0.5) -1" office:value-type="float" office:value="-0.883570609794441">
            <text:p>-0.8835706098</text:p>
          </table:table-cell>
          <table:table-cell table:formula="of:=2*(((([.F$1]^2)*([.A264] + (1/(4*[.F$1]))))/SQRT(([.F$1]^2)*([.A264] + (1/(4*[.F$1])))^2 +([.F$2])^2))-((([.F$1]^2)*([.A264] - (1/(4*[.F$1]))))/SQRT(([.F$1]^2)*([.A264] - (1/(4*[.F$1])))^2 +([.F$3])^2)))" office:value-type="float" office:value="-0.308393076161181">
            <text:p>-0.3083930762</text:p>
          </table:table-cell>
          <table:table-cell table:number-columns-repeated="5"/>
        </table:table-row>
        <table:table-row table:style-name="ro1">
          <table:table-cell office:value-type="float" office:value="0.640000000000002">
            <text:p>0.64</text:p>
          </table:table-cell>
          <table:table-cell table:formula="of:=2*(SQRT(([.F$1]^2)*(([.A265]+1/(4*[.F$1]))^2)+([.F$2])^2)-SQRT(([.F$1]^2)*(([.A265]-1/(4*[.F$1]))^2)+([.F$3])^2)+0.5) -1" office:value-type="float" office:value="-0.886597928987303">
            <text:p>-0.886597929</text:p>
          </table:table-cell>
          <table:table-cell table:formula="of:=2*(((([.F$1]^2)*([.A265] + (1/(4*[.F$1]))))/SQRT(([.F$1]^2)*([.A265] + (1/(4*[.F$1])))^2 +([.F$2])^2))-((([.F$1]^2)*([.A265] - (1/(4*[.F$1]))))/SQRT(([.F$1]^2)*([.A265] - (1/(4*[.F$1])))^2 +([.F$3])^2)))" office:value-type="float" office:value="-0.297156995093291">
            <text:p>-0.2971569951</text:p>
          </table:table-cell>
          <table:table-cell table:number-columns-repeated="5"/>
        </table:table-row>
        <table:table-row table:style-name="ro1">
          <table:table-cell office:value-type="float" office:value="0.650000000000002">
            <text:p>0.65</text:p>
          </table:table-cell>
          <table:table-cell table:formula="of:=2*(SQRT(([.F$1]^2)*(([.A266]+1/(4*[.F$1]))^2)+([.F$2])^2)-SQRT(([.F$1]^2)*(([.A266]-1/(4*[.F$1]))^2)+([.F$3])^2)+0.5) -1" office:value-type="float" office:value="-0.889515429747265">
            <text:p>-0.8895154297</text:p>
          </table:table-cell>
          <table:table-cell table:formula="of:=2*(((([.F$1]^2)*([.A266] + (1/(4*[.F$1]))))/SQRT(([.F$1]^2)*([.A266] + (1/(4*[.F$1])))^2 +([.F$2])^2))-((([.F$1]^2)*([.A266] - (1/(4*[.F$1]))))/SQRT(([.F$1]^2)*([.A266] - (1/(4*[.F$1])))^2 +([.F$3])^2)))" office:value-type="float" office:value="-0.286424978318729">
            <text:p>-0.2864249783</text:p>
          </table:table-cell>
          <table:table-cell table:number-columns-repeated="5"/>
        </table:table-row>
        <table:table-row table:style-name="ro1">
          <table:table-cell office:value-type="float" office:value="0.660000000000002">
            <text:p>0.66</text:p>
          </table:table-cell>
          <table:table-cell table:formula="of:=2*(SQRT(([.F$1]^2)*(([.A267]+1/(4*[.F$1]))^2)+([.F$2])^2)-SQRT(([.F$1]^2)*(([.A267]-1/(4*[.F$1]))^2)+([.F$3])^2)+0.5) -1" office:value-type="float" office:value="-0.892328022791975">
            <text:p>-0.8923280228</text:p>
          </table:table-cell>
          <table:table-cell table:formula="of:=2*(((([.F$1]^2)*([.A267] + (1/(4*[.F$1]))))/SQRT(([.F$1]^2)*([.A267] + (1/(4*[.F$1])))^2 +([.F$2])^2))-((([.F$1]^2)*([.A267] - (1/(4*[.F$1]))))/SQRT(([.F$1]^2)*([.A267] - (1/(4*[.F$1])))^2 +([.F$3])^2)))" office:value-type="float" office:value="-0.276171279542599">
            <text:p>-0.2761712795</text:p>
          </table:table-cell>
          <table:table-cell table:number-columns-repeated="5"/>
        </table:table-row>
        <table:table-row table:style-name="ro1">
          <table:table-cell office:value-type="float" office:value="0.670000000000003">
            <text:p>0.67</text:p>
          </table:table-cell>
          <table:table-cell table:formula="of:=2*(SQRT(([.F$1]^2)*(([.A268]+1/(4*[.F$1]))^2)+([.F$2])^2)-SQRT(([.F$1]^2)*(([.A268]-1/(4*[.F$1]))^2)+([.F$3])^2)+0.5) -1" office:value-type="float" office:value="-0.895040368415316">
            <text:p>-0.8950403684</text:p>
          </table:table-cell>
          <table:table-cell table:formula="of:=2*(((([.F$1]^2)*([.A268] + (1/(4*[.F$1]))))/SQRT(([.F$1]^2)*([.A268] + (1/(4*[.F$1])))^2 +([.F$2])^2))-((([.F$1]^2)*([.A268] - (1/(4*[.F$1]))))/SQRT(([.F$1]^2)*([.A268] - (1/(4*[.F$1])))^2 +([.F$3])^2)))" office:value-type="float" office:value="-0.266371548019009">
            <text:p>-0.266371548</text:p>
          </table:table-cell>
          <table:table-cell table:number-columns-repeated="5"/>
        </table:table-row>
        <table:table-row table:style-name="ro1">
          <table:table-cell office:value-type="float" office:value="0.680000000000002">
            <text:p>0.68</text:p>
          </table:table-cell>
          <table:table-cell table:formula="of:=2*(SQRT(([.F$1]^2)*(([.A269]+1/(4*[.F$1]))^2)+([.F$2])^2)-SQRT(([.F$1]^2)*(([.A269]-1/(4*[.F$1]))^2)+([.F$3])^2)+0.5) -1" office:value-type="float" office:value="-0.897656890078453">
            <text:p>-0.8976568901</text:p>
          </table:table-cell>
          <table:table-cell table:formula="of:=2*(((([.F$1]^2)*([.A269] + (1/(4*[.F$1]))))/SQRT(([.F$1]^2)*([.A269] + (1/(4*[.F$1])))^2 +([.F$2])^2))-((([.F$1]^2)*([.A269] - (1/(4*[.F$1]))))/SQRT(([.F$1]^2)*([.A269] - (1/(4*[.F$1])))^2 +([.F$3])^2)))" office:value-type="float" office:value="-0.257002756088328">
            <text:p>-0.2570027561</text:p>
          </table:table-cell>
          <table:table-cell table:number-columns-repeated="5"/>
        </table:table-row>
        <table:table-row table:style-name="ro1">
          <table:table-cell office:value-type="float" office:value="0.690000000000002">
            <text:p>0.69</text:p>
          </table:table-cell>
          <table:table-cell table:formula="of:=2*(SQRT(([.F$1]^2)*(([.A270]+1/(4*[.F$1]))^2)+([.F$2])^2)-SQRT(([.F$1]^2)*(([.A270]-1/(4*[.F$1]))^2)+([.F$3])^2)+0.5) -1" office:value-type="float" office:value="-0.900181787289283">
            <text:p>-0.9001817873</text:p>
          </table:table-cell>
          <table:table-cell table:formula="of:=2*(((([.F$1]^2)*([.A270] + (1/(4*[.F$1]))))/SQRT(([.F$1]^2)*([.A270] + (1/(4*[.F$1])))^2 +([.F$2])^2))-((([.F$1]^2)*([.A270] - (1/(4*[.F$1]))))/SQRT(([.F$1]^2)*([.A270] - (1/(4*[.F$1])))^2 +([.F$3])^2)))" office:value-type="float" office:value="-0.248043129345714">
            <text:p>-0.2480431293</text:p>
          </table:table-cell>
          <table:table-cell table:number-columns-repeated="5"/>
        </table:table-row>
        <table:table-row table:style-name="ro1">
          <table:table-cell office:value-type="float" office:value="0.700000000000002">
            <text:p>0.7</text:p>
          </table:table-cell>
          <table:table-cell table:formula="of:=2*(SQRT(([.F$1]^2)*(([.A271]+1/(4*[.F$1]))^2)+([.F$2])^2)-SQRT(([.F$1]^2)*(([.A271]-1/(4*[.F$1]))^2)+([.F$3])^2)+0.5) -1" office:value-type="float" office:value="-0.902619047797291">
            <text:p>-0.9026190478</text:p>
          </table:table-cell>
          <table:table-cell table:formula="of:=2*(((([.F$1]^2)*([.A271] + (1/(4*[.F$1]))))/SQRT(([.F$1]^2)*([.A271] + (1/(4*[.F$1])))^2 +([.F$2])^2))-((([.F$1]^2)*([.A271] - (1/(4*[.F$1]))))/SQRT(([.F$1]^2)*([.A271] - (1/(4*[.F$1])))^2 +([.F$3])^2)))" office:value-type="float" office:value="-0.239472079566431">
            <text:p>-0.2394720796</text:p>
          </table:table-cell>
          <table:table-cell table:number-columns-repeated="5"/>
        </table:table-row>
        <table:table-row table:style-name="ro1">
          <table:table-cell office:value-type="float" office:value="0.710000000000003">
            <text:p>0.71</text:p>
          </table:table-cell>
          <table:table-cell table:formula="of:=2*(SQRT(([.F$1]^2)*(([.A272]+1/(4*[.F$1]))^2)+([.F$2])^2)-SQRT(([.F$1]^2)*(([.A272]-1/(4*[.F$1]))^2)+([.F$3])^2)+0.5) -1" office:value-type="float" office:value="-0.904972459131725">
            <text:p>-0.9049724591</text:p>
          </table:table-cell>
          <table:table-cell table:formula="of:=2*(((([.F$1]^2)*([.A272] + (1/(4*[.F$1]))))/SQRT(([.F$1]^2)*([.A272] + (1/(4*[.F$1])))^2 +([.F$2])^2))-((([.F$1]^2)*([.A272] - (1/(4*[.F$1]))))/SQRT(([.F$1]^2)*([.A272] - (1/(4*[.F$1])))^2 +([.F$3])^2)))" office:value-type="float" office:value="-0.231270140461859">
            <text:p>-0.2312701405</text:p>
          </table:table-cell>
          <table:table-cell table:number-columns-repeated="5"/>
        </table:table-row>
        <table:table-row table:style-name="ro1">
          <table:table-cell office:value-type="float" office:value="0.720000000000002">
            <text:p>0.72</text:p>
          </table:table-cell>
          <table:table-cell table:formula="of:=2*(SQRT(([.F$1]^2)*(([.A273]+1/(4*[.F$1]))^2)+([.F$2])^2)-SQRT(([.F$1]^2)*(([.A273]-1/(4*[.F$1]))^2)+([.F$3])^2)+0.5) -1" office:value-type="float" office:value="-0.907245619511695">
            <text:p>-0.9072456195</text:p>
          </table:table-cell>
          <table:table-cell table:formula="of:=2*(((([.F$1]^2)*([.A273] + (1/(4*[.F$1]))))/SQRT(([.F$1]^2)*([.A273] + (1/(4*[.F$1])))^2 +([.F$2])^2))-((([.F$1]^2)*([.A273] - (1/(4*[.F$1]))))/SQRT(([.F$1]^2)*([.A273] - (1/(4*[.F$1])))^2 +([.F$3])^2)))" office:value-type="float" office:value="-0.223418906297844">
            <text:p>-0.2234189063</text:p>
          </table:table-cell>
          <table:table-cell table:number-columns-repeated="5"/>
        </table:table-row>
        <table:table-row table:style-name="ro1">
          <table:table-cell office:value-type="float" office:value="0.730000000000002">
            <text:p>0.73</text:p>
          </table:table-cell>
          <table:table-cell table:formula="of:=2*(SQRT(([.F$1]^2)*(([.A274]+1/(4*[.F$1]))^2)+([.F$2])^2)-SQRT(([.F$1]^2)*(([.A274]-1/(4*[.F$1]))^2)+([.F$3])^2)+0.5) -1" office:value-type="float" office:value="-0.909441948156703">
            <text:p>-0.9094419482</text:p>
          </table:table-cell>
          <table:table-cell table:formula="of:=2*(((([.F$1]^2)*([.A274] + (1/(4*[.F$1]))))/SQRT(([.F$1]^2)*([.A274] + (1/(4*[.F$1])))^2 +([.F$2])^2))-((([.F$1]^2)*([.A274] - (1/(4*[.F$1]))))/SQRT(([.F$1]^2)*([.A274] - (1/(4*[.F$1])))^2 +([.F$3])^2)))" office:value-type="float" office:value="-0.215900973373468">
            <text:p>-0.2159009734</text:p>
          </table:table-cell>
          <table:table-cell table:number-columns-repeated="5"/>
        </table:table-row>
        <table:table-row table:style-name="ro1">
          <table:table-cell office:value-type="float" office:value="0.740000000000002">
            <text:p>0.74</text:p>
          </table:table-cell>
          <table:table-cell table:formula="of:=2*(SQRT(([.F$1]^2)*(([.A275]+1/(4*[.F$1]))^2)+([.F$2])^2)-SQRT(([.F$1]^2)*(([.A275]-1/(4*[.F$1]))^2)+([.F$3])^2)+0.5) -1" office:value-type="float" office:value="-0.911564695026202">
            <text:p>-0.911564695</text:p>
          </table:table-cell>
          <table:table-cell table:formula="of:=2*(((([.F$1]^2)*([.A275] + (1/(4*[.F$1]))))/SQRT(([.F$1]^2)*([.A275] + (1/(4*[.F$1])))^2 +([.F$2])^2))-((([.F$1]^2)*([.A275] - (1/(4*[.F$1]))))/SQRT(([.F$1]^2)*([.A275] - (1/(4*[.F$1])))^2 +([.F$3])^2)))" office:value-type="float" office:value="-0.208699884330777">
            <text:p>-0.2086998843</text:p>
          </table:table-cell>
          <table:table-cell table:number-columns-repeated="5"/>
        </table:table-row>
        <table:table-row table:style-name="ro1">
          <table:table-cell office:value-type="float" office:value="0.750000000000003">
            <text:p>0.75</text:p>
          </table:table-cell>
          <table:table-cell table:formula="of:=2*(SQRT(([.F$1]^2)*(([.A276]+1/(4*[.F$1]))^2)+([.F$2])^2)-SQRT(([.F$1]^2)*(([.A276]-1/(4*[.F$1]))^2)+([.F$3])^2)+0.5) -1" office:value-type="float" office:value="-0.913616950016182">
            <text:p>-0.91361695</text:p>
          </table:table-cell>
          <table:table-cell table:formula="of:=2*(((([.F$1]^2)*([.A276] + (1/(4*[.F$1]))))/SQRT(([.F$1]^2)*([.A276] + (1/(4*[.F$1])))^2 +([.F$2])^2))-((([.F$1]^2)*([.A276] - (1/(4*[.F$1]))))/SQRT(([.F$1]^2)*([.A276] - (1/(4*[.F$1])))^2 +([.F$3])^2)))" office:value-type="float" office:value="-0.201800075244854">
            <text:p>-0.2018000752</text:p>
          </table:table-cell>
          <table:table-cell table:number-columns-repeated="5"/>
        </table:table-row>
        <table:table-row table:style-name="ro1">
          <table:table-cell office:value-type="float" office:value="0.760000000000002">
            <text:p>0.76</text:p>
          </table:table-cell>
          <table:table-cell table:formula="of:=2*(SQRT(([.F$1]^2)*(([.A277]+1/(4*[.F$1]))^2)+([.F$2])^2)-SQRT(([.F$1]^2)*(([.A277]-1/(4*[.F$1]))^2)+([.F$3])^2)+0.5) -1" office:value-type="float" office:value="-0.915601651640285">
            <text:p>-0.9156016516</text:p>
          </table:table-cell>
          <table:table-cell table:formula="of:=2*(((([.F$1]^2)*([.A277] + (1/(4*[.F$1]))))/SQRT(([.F$1]^2)*([.A277] + (1/(4*[.F$1])))^2 +([.F$2])^2))-((([.F$1]^2)*([.A277] - (1/(4*[.F$1]))))/SQRT(([.F$1]^2)*([.A277] - (1/(4*[.F$1])))^2 +([.F$3])^2)))" office:value-type="float" office:value="-0.195186825426932">
            <text:p>-0.1951868254</text:p>
          </table:table-cell>
          <table:table-cell table:number-columns-repeated="5"/>
        </table:table-row>
        <table:table-row table:style-name="ro1">
          <table:table-cell office:value-type="float" office:value="0.770000000000002">
            <text:p>0.77</text:p>
          </table:table-cell>
          <table:table-cell table:formula="of:=2*(SQRT(([.F$1]^2)*(([.A278]+1/(4*[.F$1]))^2)+([.F$2])^2)-SQRT(([.F$1]^2)*(([.A278]-1/(4*[.F$1]))^2)+([.F$3])^2)+0.5) -1" office:value-type="float" office:value="-0.917521595222187">
            <text:p>-0.9175215952</text:p>
          </table:table-cell>
          <table:table-cell table:formula="of:=2*(((([.F$1]^2)*([.A278] + (1/(4*[.F$1]))))/SQRT(([.F$1]^2)*([.A278] + (1/(4*[.F$1])))^2 +([.F$2])^2))-((([.F$1]^2)*([.A278] - (1/(4*[.F$1]))))/SQRT(([.F$1]^2)*([.A278] - (1/(4*[.F$1])))^2 +([.F$3])^2)))" office:value-type="float" office:value="-0.188846209860618">
            <text:p>-0.1888462099</text:p>
          </table:table-cell>
          <table:table-cell table:number-columns-repeated="5"/>
        </table:table-row>
        <table:table-row table:style-name="ro1">
          <table:table-cell office:value-type="float" office:value="0.780000000000003">
            <text:p>0.78</text:p>
          </table:table-cell>
          <table:table-cell table:formula="of:=2*(SQRT(([.F$1]^2)*(([.A279]+1/(4*[.F$1]))^2)+([.F$2])^2)-SQRT(([.F$1]^2)*(([.A279]-1/(4*[.F$1]))^2)+([.F$3])^2)+0.5) -1" office:value-type="float" office:value="-0.919379440625148">
            <text:p>-0.9193794406</text:p>
          </table:table-cell>
          <table:table-cell table:formula="of:=2*(((([.F$1]^2)*([.A279] + (1/(4*[.F$1]))))/SQRT(([.F$1]^2)*([.A279] + (1/(4*[.F$1])))^2 +([.F$2])^2))-((([.F$1]^2)*([.A279] - (1/(4*[.F$1]))))/SQRT(([.F$1]^2)*([.A279] - (1/(4*[.F$1])))^2 +([.F$3])^2)))" office:value-type="float" office:value="-0.182765054182113">
            <text:p>-0.1827650542</text:p>
          </table:table-cell>
          <table:table-cell table:number-columns-repeated="5"/>
        </table:table-row>
        <table:table-row table:style-name="ro1">
          <table:table-cell office:value-type="float" office:value="0.790000000000003">
            <text:p>0.79</text:p>
          </table:table-cell>
          <table:table-cell table:formula="of:=2*(SQRT(([.F$1]^2)*(([.A280]+1/(4*[.F$1]))^2)+([.F$2])^2)-SQRT(([.F$1]^2)*(([.A280]-1/(4*[.F$1]))^2)+([.F$3])^2)+0.5) -1" office:value-type="float" office:value="-0.921177719543669">
            <text:p>-0.9211777195</text:p>
          </table:table-cell>
          <table:table-cell table:formula="of:=2*(((([.F$1]^2)*([.A280] + (1/(4*[.F$1]))))/SQRT(([.F$1]^2)*([.A280] + (1/(4*[.F$1])))^2 +([.F$2])^2))-((([.F$1]^2)*([.A280] - (1/(4*[.F$1]))))/SQRT(([.F$1]^2)*([.A280] - (1/(4*[.F$1])))^2 +([.F$3])^2)))" office:value-type="float" office:value="-0.176930892108794">
            <text:p>-0.1769308921</text:p>
          </table:table-cell>
          <table:table-cell table:number-columns-repeated="5"/>
        </table:table-row>
        <table:table-row table:style-name="ro1">
          <table:table-cell office:value-type="float" office:value="0.800000000000003">
            <text:p>0.8</text:p>
          </table:table-cell>
          <table:table-cell table:formula="of:=2*(SQRT(([.F$1]^2)*(([.A281]+1/(4*[.F$1]))^2)+([.F$2])^2)-SQRT(([.F$1]^2)*(([.A281]-1/(4*[.F$1]))^2)+([.F$3])^2)+0.5) -1" office:value-type="float" office:value="-0.9229188423813">
            <text:p>-0.9229188424</text:p>
          </table:table-cell>
          <table:table-cell table:formula="of:=2*(((([.F$1]^2)*([.A281] + (1/(4*[.F$1]))))/SQRT(([.F$1]^2)*([.A281] + (1/(4*[.F$1])))^2 +([.F$2])^2))-((([.F$1]^2)*([.A281] - (1/(4*[.F$1]))))/SQRT(([.F$1]^2)*([.A281] - (1/(4*[.F$1])))^2 +([.F$3])^2)))" office:value-type="float" office:value="-0.171331925216192">
            <text:p>-0.1713319252</text:p>
          </table:table-cell>
          <table:table-cell table:number-columns-repeated="5"/>
        </table:table-row>
        <table:table-row table:style-name="ro1">
          <table:table-cell office:value-type="float" office:value="0.810000000000002">
            <text:p>0.81</text:p>
          </table:table-cell>
          <table:table-cell table:formula="of:=2*(SQRT(([.F$1]^2)*(([.A282]+1/(4*[.F$1]))^2)+([.F$2])^2)-SQRT(([.F$1]^2)*(([.A282]-1/(4*[.F$1]))^2)+([.F$3])^2)+0.5) -1" office:value-type="float" office:value="-0.924605104737474">
            <text:p>-0.9246051047</text:p>
          </table:table-cell>
          <table:table-cell table:formula="of:=2*(((([.F$1]^2)*([.A282] + (1/(4*[.F$1]))))/SQRT(([.F$1]^2)*([.A282] + (1/(4*[.F$1])))^2 +([.F$2])^2))-((([.F$1]^2)*([.A282] - (1/(4*[.F$1]))))/SQRT(([.F$1]^2)*([.A282] - (1/(4*[.F$1])))^2 +([.F$3])^2)))" office:value-type="float" office:value="-0.165956984961229">
            <text:p>-0.165956985</text:p>
          </table:table-cell>
          <table:table-cell table:number-columns-repeated="5"/>
        </table:table-row>
        <table:table-row table:style-name="ro1">
          <table:table-cell office:value-type="float" office:value="0.820000000000002">
            <text:p>0.82</text:p>
          </table:table-cell>
          <table:table-cell table:formula="of:=2*(SQRT(([.F$1]^2)*(([.A283]+1/(4*[.F$1]))^2)+([.F$2])^2)-SQRT(([.F$1]^2)*(([.A283]-1/(4*[.F$1]))^2)+([.F$3])^2)+0.5) -1" office:value-type="float" office:value="-0.926238693525439">
            <text:p>-0.9262386935</text:p>
          </table:table-cell>
          <table:table-cell table:formula="of:=2*(((([.F$1]^2)*([.A283] + (1/(4*[.F$1]))))/SQRT(([.F$1]^2)*([.A283] + (1/(4*[.F$1])))^2 +([.F$2])^2))-((([.F$1]^2)*([.A283] - (1/(4*[.F$1]))))/SQRT(([.F$1]^2)*([.A283] - (1/(4*[.F$1])))^2 +([.F$3])^2)))" office:value-type="float" office:value="-0.16079549684841">
            <text:p>-0.1607954968</text:p>
          </table:table-cell>
          <table:table-cell table:number-columns-repeated="5"/>
        </table:table-row>
        <table:table-row table:style-name="ro1">
          <table:table-cell office:value-type="float" office:value="0.830000000000003">
            <text:p>0.83</text:p>
          </table:table-cell>
          <table:table-cell table:formula="of:=2*(SQRT(([.F$1]^2)*(([.A284]+1/(4*[.F$1]))^2)+([.F$2])^2)-SQRT(([.F$1]^2)*(([.A284]-1/(4*[.F$1]))^2)+([.F$3])^2)+0.5) -1" office:value-type="float" office:value="-0.927821692742091">
            <text:p>-0.9278216927</text:p>
          </table:table-cell>
          <table:table-cell table:formula="of:=2*(((([.F$1]^2)*([.A284] + (1/(4*[.F$1]))))/SQRT(([.F$1]^2)*([.A284] + (1/(4*[.F$1])))^2 +([.F$2])^2))-((([.F$1]^2)*([.A284] - (1/(4*[.F$1]))))/SQRT(([.F$1]^2)*([.A284] - (1/(4*[.F$1])))^2 +([.F$3])^2)))" office:value-type="float" office:value="-0.155837446636273">
            <text:p>-0.1558374466</text:p>
          </table:table-cell>
          <table:table-cell table:number-columns-repeated="5"/>
        </table:table-row>
        <table:table-row table:style-name="ro1">
          <table:table-cell office:value-type="float" office:value="0.840000000000003">
            <text:p>0.84</text:p>
          </table:table-cell>
          <table:table-cell table:formula="of:=2*(SQRT(([.F$1]^2)*(([.A285]+1/(4*[.F$1]))^2)+([.F$2])^2)-SQRT(([.F$1]^2)*(([.A285]-1/(4*[.F$1]))^2)+([.F$3])^2)+0.5) -1" office:value-type="float" office:value="-0.929356088909673">
            <text:p>-0.9293560889</text:p>
          </table:table-cell>
          <table:table-cell table:formula="of:=2*(((([.F$1]^2)*([.A285] + (1/(4*[.F$1]))))/SQRT(([.F$1]^2)*([.A285] + (1/(4*[.F$1])))^2 +([.F$2])^2))-((([.F$1]^2)*([.A285] - (1/(4*[.F$1]))))/SQRT(([.F$1]^2)*([.A285] - (1/(4*[.F$1])))^2 +([.F$3])^2)))" office:value-type="float" office:value="-0.151073348482388">
            <text:p>-0.1510733485</text:p>
          </table:table-cell>
          <table:table-cell table:number-columns-repeated="5"/>
        </table:table-row>
        <table:table-row table:style-name="ro1">
          <table:table-cell office:value-type="float" office:value="0.850000000000002">
            <text:p>0.85</text:p>
          </table:table-cell>
          <table:table-cell table:formula="of:=2*(SQRT(([.F$1]^2)*(([.A286]+1/(4*[.F$1]))^2)+([.F$2])^2)-SQRT(([.F$1]^2)*(([.A286]-1/(4*[.F$1]))^2)+([.F$3])^2)+0.5) -1" office:value-type="float" office:value="-0.930843776208189">
            <text:p>-0.9308437762</text:p>
          </table:table-cell>
          <table:table-cell table:formula="of:=2*(((([.F$1]^2)*([.A286] + (1/(4*[.F$1]))))/SQRT(([.F$1]^2)*([.A286] + (1/(4*[.F$1])))^2 +([.F$2])^2))-((([.F$1]^2)*([.A286] - (1/(4*[.F$1]))))/SQRT(([.F$1]^2)*([.A286] - (1/(4*[.F$1])))^2 +([.F$3])^2)))" office:value-type="float" office:value="-0.146494214927479">
            <text:p>-0.1464942149</text:p>
          </table:table-cell>
          <table:table-cell table:number-columns-repeated="5"/>
        </table:table-row>
        <table:table-row table:style-name="ro1">
          <table:table-cell office:value-type="float" office:value="0.860000000000002">
            <text:p>0.86</text:p>
          </table:table-cell>
          <table:table-cell table:formula="of:=2*(SQRT(([.F$1]^2)*(([.A287]+1/(4*[.F$1]))^2)+([.F$2])^2)-SQRT(([.F$1]^2)*(([.A287]-1/(4*[.F$1]))^2)+([.F$3])^2)+0.5) -1" office:value-type="float" office:value="-0.932286561316463">
            <text:p>-0.9322865613</text:p>
          </table:table-cell>
          <table:table-cell table:formula="of:=2*(((([.F$1]^2)*([.A287] + (1/(4*[.F$1]))))/SQRT(([.F$1]^2)*([.A287] + (1/(4*[.F$1])))^2 +([.F$2])^2))-((([.F$1]^2)*([.A287] - (1/(4*[.F$1]))))/SQRT(([.F$1]^2)*([.A287] - (1/(4*[.F$1])))^2 +([.F$3])^2)))" office:value-type="float" office:value="-0.142091528621631">
            <text:p>-0.1420915286</text:p>
          </table:table-cell>
          <table:table-cell table:number-columns-repeated="5"/>
        </table:table-row>
        <table:table-row table:style-name="ro1">
          <table:table-cell office:value-type="float" office:value="0.870000000000003">
            <text:p>0.87</text:p>
          </table:table-cell>
          <table:table-cell table:formula="of:=2*(SQRT(([.F$1]^2)*(([.A288]+1/(4*[.F$1]))^2)+([.F$2])^2)-SQRT(([.F$1]^2)*(([.A288]-1/(4*[.F$1]))^2)+([.F$3])^2)+0.5) -1" office:value-type="float" office:value="-0.933686167978761">
            <text:p>-0.933686168</text:p>
          </table:table-cell>
          <table:table-cell table:formula="of:=2*(((([.F$1]^2)*([.A288] + (1/(4*[.F$1]))))/SQRT(([.F$1]^2)*([.A288] + (1/(4*[.F$1])))^2 +([.F$2])^2))-((([.F$1]^2)*([.A288] - (1/(4*[.F$1]))))/SQRT(([.F$1]^2)*([.A288] - (1/(4*[.F$1])))^2 +([.F$3])^2)))" office:value-type="float" office:value="-0.137857215698689">
            <text:p>-0.1378572157</text:p>
          </table:table-cell>
          <table:table-cell table:number-columns-repeated="5"/>
        </table:table-row>
        <table:table-row table:style-name="ro1">
          <table:table-cell office:value-type="float" office:value="0.880000000000003">
            <text:p>0.88</text:p>
          </table:table-cell>
          <table:table-cell table:formula="of:=2*(SQRT(([.F$1]^2)*(([.A289]+1/(4*[.F$1]))^2)+([.F$2])^2)-SQRT(([.F$1]^2)*(([.A289]-1/(4*[.F$1]))^2)+([.F$3])^2)+0.5) -1" office:value-type="float" office:value="-0.935044241313028">
            <text:p>-0.9350442413</text:p>
          </table:table-cell>
          <table:table-cell table:formula="of:=2*(((([.F$1]^2)*([.A289] + (1/(4*[.F$1]))))/SQRT(([.F$1]^2)*([.A289] + (1/(4*[.F$1])))^2 +([.F$2])^2))-((([.F$1]^2)*([.A289] - (1/(4*[.F$1]))))/SQRT(([.F$1]^2)*([.A289] - (1/(4*[.F$1])))^2 +([.F$3])^2)))" office:value-type="float" office:value="-0.133783620708297">
            <text:p>-0.1337836207</text:p>
          </table:table-cell>
          <table:table-cell table:number-columns-repeated="5"/>
        </table:table-row>
        <table:table-row table:style-name="ro1">
          <table:table-cell office:value-type="float" office:value="0.890000000000002">
            <text:p>0.89</text:p>
          </table:table-cell>
          <table:table-cell table:formula="of:=2*(SQRT(([.F$1]^2)*(([.A290]+1/(4*[.F$1]))^2)+([.F$2])^2)-SQRT(([.F$1]^2)*(([.A290]-1/(4*[.F$1]))^2)+([.F$3])^2)+0.5) -1" office:value-type="float" office:value="-0.936362351875879">
            <text:p>-0.9363623519</text:p>
          </table:table-cell>
          <table:table-cell table:formula="of:=2*(((([.F$1]^2)*([.A290] + (1/(4*[.F$1]))))/SQRT(([.F$1]^2)*([.A290] + (1/(4*[.F$1])))^2 +([.F$2])^2))-((([.F$1]^2)*([.A290] - (1/(4*[.F$1]))))/SQRT(([.F$1]^2)*([.A290] - (1/(4*[.F$1])))^2 +([.F$3])^2)))" office:value-type="float" office:value="-0.129863483018406">
            <text:p>-0.129863483</text:p>
          </table:table-cell>
          <table:table-cell table:number-columns-repeated="5"/>
        </table:table-row>
        <table:table-row table:style-name="ro1">
          <table:table-cell office:value-type="float" office:value="0.900000000000003">
            <text:p>0.9</text:p>
          </table:table-cell>
          <table:table-cell table:formula="of:=2*(SQRT(([.F$1]^2)*(([.A291]+1/(4*[.F$1]))^2)+([.F$2])^2)-SQRT(([.F$1]^2)*(([.A291]-1/(4*[.F$1]))^2)+([.F$3])^2)+0.5) -1" office:value-type="float" office:value="-0.93764199949859">
            <text:p>-0.9376419995</text:p>
          </table:table-cell>
          <table:table-cell table:formula="of:=2*(((([.F$1]^2)*([.A291] + (1/(4*[.F$1]))))/SQRT(([.F$1]^2)*([.A291] + (1/(4*[.F$1])))^2 +([.F$2])^2))-((([.F$1]^2)*([.A291] - (1/(4*[.F$1]))))/SQRT(([.F$1]^2)*([.A291] - (1/(4*[.F$1])))^2 +([.F$3])^2)))" office:value-type="float" office:value="-0.126089914605121">
            <text:p>-0.1260899146</text:p>
          </table:table-cell>
          <table:table-cell table:number-columns-repeated="5"/>
        </table:table-row>
        <table:table-row table:style-name="ro1">
          <table:table-cell office:value-type="float" office:value="0.910000000000003">
            <text:p>0.91</text:p>
          </table:table-cell>
          <table:table-cell table:formula="of:=2*(SQRT(([.F$1]^2)*(([.A292]+1/(4*[.F$1]))^2)+([.F$2])^2)-SQRT(([.F$1]^2)*(([.A292]-1/(4*[.F$1]))^2)+([.F$3])^2)+0.5) -1" office:value-type="float" office:value="-0.938884616907631">
            <text:p>-0.9388846169</text:p>
          </table:table-cell>
          <table:table-cell table:formula="of:=2*(((([.F$1]^2)*([.A292] + (1/(4*[.F$1]))))/SQRT(([.F$1]^2)*([.A292] + (1/(4*[.F$1])))^2 +([.F$2])^2))-((([.F$1]^2)*([.A292] - (1/(4*[.F$1]))))/SQRT(([.F$1]^2)*([.A292] - (1/(4*[.F$1])))^2 +([.F$3])^2)))" office:value-type="float" office:value="-0.122456379150067">
            <text:p>-0.1224563792</text:p>
          </table:table-cell>
          <table:table-cell table:number-columns-repeated="5"/>
        </table:table-row>
        <table:table-row table:style-name="ro1">
          <table:table-cell office:value-type="float" office:value="0.920000000000003">
            <text:p>0.92</text:p>
          </table:table-cell>
          <table:table-cell table:formula="of:=2*(SQRT(([.F$1]^2)*(([.A293]+1/(4*[.F$1]))^2)+([.F$2])^2)-SQRT(([.F$1]^2)*(([.A293]-1/(4*[.F$1]))^2)+([.F$3])^2)+0.5) -1" office:value-type="float" office:value="-0.940091573142352">
            <text:p>-0.9400915731</text:p>
          </table:table-cell>
          <table:table-cell table:formula="of:=2*(((([.F$1]^2)*([.A293] + (1/(4*[.F$1]))))/SQRT(([.F$1]^2)*([.A293] + (1/(4*[.F$1])))^2 +([.F$2])^2))-((([.F$1]^2)*([.A293] - (1/(4*[.F$1]))))/SQRT(([.F$1]^2)*([.A293] - (1/(4*[.F$1])))^2 +([.F$3])^2)))" office:value-type="float" office:value="-0.11895667236962">
            <text:p>-0.1189566724</text:p>
          </table:table-cell>
          <table:table-cell table:number-columns-repeated="5"/>
        </table:table-row>
        <table:table-row table:style-name="ro1">
          <table:table-cell office:value-type="float" office:value="0.930000000000002">
            <text:p>0.93</text:p>
          </table:table-cell>
          <table:table-cell table:formula="of:=2*(SQRT(([.F$1]^2)*(([.A294]+1/(4*[.F$1]))^2)+([.F$2])^2)-SQRT(([.F$1]^2)*(([.A294]-1/(4*[.F$1]))^2)+([.F$3])^2)+0.5) -1" office:value-type="float" office:value="-0.941264176781852">
            <text:p>-0.9412641768</text:p>
          </table:table-cell>
          <table:table-cell table:formula="of:=2*(((([.F$1]^2)*([.A294] + (1/(4*[.F$1]))))/SQRT(([.F$1]^2)*([.A294] + (1/(4*[.F$1])))^2 +([.F$2])^2))-((([.F$1]^2)*([.A294] - (1/(4*[.F$1]))))/SQRT(([.F$1]^2)*([.A294] - (1/(4*[.F$1])))^2 +([.F$3])^2)))" office:value-type="float" office:value="-0.115584903503828">
            <text:p>-0.1155849035</text:p>
          </table:table-cell>
          <table:table-cell table:number-columns-repeated="5"/>
        </table:table-row>
        <table:table-row table:style-name="ro1">
          <table:table-cell office:value-type="float" office:value="0.940000000000003">
            <text:p>0.94</text:p>
          </table:table-cell>
          <table:table-cell table:formula="of:=2*(SQRT(([.F$1]^2)*(([.A295]+1/(4*[.F$1]))^2)+([.F$2])^2)-SQRT(([.F$1]^2)*(([.A295]-1/(4*[.F$1]))^2)+([.F$3])^2)+0.5) -1" office:value-type="float" office:value="-0.942403678992225">
            <text:p>-0.942403679</text:p>
          </table:table-cell>
          <table:table-cell table:formula="of:=2*(((([.F$1]^2)*([.A295] + (1/(4*[.F$1]))))/SQRT(([.F$1]^2)*([.A295] + (1/(4*[.F$1])))^2 +([.F$2])^2))-((([.F$1]^2)*([.A295] - (1/(4*[.F$1]))))/SQRT(([.F$1]^2)*([.A295] - (1/(4*[.F$1])))^2 +([.F$3])^2)))" office:value-type="float" office:value="-0.112335477896753">
            <text:p>-0.1123354779</text:p>
          </table:table-cell>
          <table:table-cell table:number-columns-repeated="5"/>
        </table:table-row>
        <table:table-row table:style-name="ro1">
          <table:table-cell office:value-type="float" office:value="0.950000000000003">
            <text:p>0.95</text:p>
          </table:table-cell>
          <table:table-cell table:formula="of:=2*(SQRT(([.F$1]^2)*(([.A296]+1/(4*[.F$1]))^2)+([.F$2])^2)-SQRT(([.F$1]^2)*(([.A296]-1/(4*[.F$1]))^2)+([.F$3])^2)+0.5) -1" office:value-type="float" office:value="-0.943511276404813">
            <text:p>-0.9435112764</text:p>
          </table:table-cell>
          <table:table-cell table:formula="of:=2*(((([.F$1]^2)*([.A296] + (1/(4*[.F$1]))))/SQRT(([.F$1]^2)*([.A296] + (1/(4*[.F$1])))^2 +([.F$2])^2))-((([.F$1]^2)*([.A296] - (1/(4*[.F$1]))))/SQRT(([.F$1]^2)*([.A296] - (1/(4*[.F$1])))^2 +([.F$3])^2)))" office:value-type="float" office:value="-0.109203080603347">
            <text:p>-0.1092030806</text:p>
          </table:table-cell>
          <table:table-cell table:number-columns-repeated="5"/>
        </table:table-row>
        <table:table-row table:style-name="ro1">
          <table:table-cell office:value-type="float" office:value="0.960000000000003">
            <text:p>0.96</text:p>
          </table:table-cell>
          <table:table-cell table:formula="of:=2*(SQRT(([.F$1]^2)*(([.A297]+1/(4*[.F$1]))^2)+([.F$2])^2)-SQRT(([.F$1]^2)*(([.A297]-1/(4*[.F$1]))^2)+([.F$3])^2)+0.5) -1" office:value-type="float" office:value="-0.944588113835392">
            <text:p>-0.9445881138</text:p>
          </table:table-cell>
          <table:table-cell table:formula="of:=2*(((([.F$1]^2)*([.A297] + (1/(4*[.F$1]))))/SQRT(([.F$1]^2)*([.A297] + (1/(4*[.F$1])))^2 +([.F$2])^2))-((([.F$1]^2)*([.A297] - (1/(4*[.F$1]))))/SQRT(([.F$1]^2)*([.A297] - (1/(4*[.F$1])))^2 +([.F$3])^2)))" office:value-type="float" office:value="-0.106182660961702">
            <text:p>-0.106182661</text:p>
          </table:table-cell>
          <table:table-cell table:number-columns-repeated="5"/>
        </table:table-row>
        <table:table-row table:style-name="ro1">
          <table:table-cell office:value-type="float" office:value="0.970000000000002">
            <text:p>0.97</text:p>
          </table:table-cell>
          <table:table-cell table:formula="of:=2*(SQRT(([.F$1]^2)*(([.A298]+1/(4*[.F$1]))^2)+([.F$2])^2)-SQRT(([.F$1]^2)*(([.A298]-1/(4*[.F$1]))^2)+([.F$3])^2)+0.5) -1" office:value-type="float" office:value="-0.945635286853666">
            <text:p>-0.9456352869</text:p>
          </table:table-cell>
          <table:table-cell table:formula="of:=2*(((([.F$1]^2)*([.A298] + (1/(4*[.F$1]))))/SQRT(([.F$1]^2)*([.A298] + (1/(4*[.F$1])))^2 +([.F$2])^2))-((([.F$1]^2)*([.A298] - (1/(4*[.F$1]))))/SQRT(([.F$1]^2)*([.A298] - (1/(4*[.F$1])))^2 +([.F$3])^2)))" office:value-type="float" office:value="-0.103269418072728">
            <text:p>-0.1032694181</text:p>
          </table:table-cell>
          <table:table-cell table:number-columns-repeated="5"/>
        </table:table-row>
        <table:table-row table:style-name="ro1">
          <table:table-cell office:value-type="float" office:value="0.980000000000003">
            <text:p>0.98</text:p>
          </table:table-cell>
          <table:table-cell table:formula="of:=2*(SQRT(([.F$1]^2)*(([.A299]+1/(4*[.F$1]))^2)+([.F$2])^2)-SQRT(([.F$1]^2)*(([.A299]-1/(4*[.F$1]))^2)+([.F$3])^2)+0.5) -1" office:value-type="float" office:value="-0.946653844211884">
            <text:p>-0.9466538442</text:p>
          </table:table-cell>
          <table:table-cell table:formula="of:=2*(((([.F$1]^2)*([.A299] + (1/(4*[.F$1]))))/SQRT(([.F$1]^2)*([.A299] + (1/(4*[.F$1])))^2 +([.F$2])^2))-((([.F$1]^2)*([.A299] - (1/(4*[.F$1]))))/SQRT(([.F$1]^2)*([.A299] - (1/(4*[.F$1])))^2 +([.F$3])^2)))" office:value-type="float" office:value="-0.100458787132709">
            <text:p>-0.1004587871</text:p>
          </table:table-cell>
          <table:table-cell table:number-columns-repeated="5"/>
        </table:table-row>
        <table:table-row table:style-name="ro1">
          <table:table-cell office:value-type="float" office:value="0.990000000000003">
            <text:p>0.99</text:p>
          </table:table-cell>
          <table:table-cell table:formula="of:=2*(SQRT(([.F$1]^2)*(([.A300]+1/(4*[.F$1]))^2)+([.F$2])^2)-SQRT(([.F$1]^2)*(([.A300]-1/(4*[.F$1]))^2)+([.F$3])^2)+0.5) -1" office:value-type="float" office:value="-0.947644790140789">
            <text:p>-0.9476447901</text:p>
          </table:table-cell>
          <table:table-cell table:formula="of:=2*(((([.F$1]^2)*([.A300] + (1/(4*[.F$1]))))/SQRT(([.F$1]^2)*([.A300] + (1/(4*[.F$1])))^2 +([.F$2])^2))-((([.F$1]^2)*([.A300] - (1/(4*[.F$1]))))/SQRT(([.F$1]^2)*([.A300] - (1/(4*[.F$1])))^2 +([.F$3])^2)))" office:value-type="float" office:value="-0.0977464265672392">
            <text:p>-0.097746426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2*(SQRT(([.F$1]^2)*(([.A301]+1/(4*[.F$1]))^2)+([.F$2])^2)-SQRT(([.F$1]^2)*(([.A301]-1/(4*[.F$1]))^2)+([.F$3])^2)+0.5) -1" office:value-type="float" office:value="-0.948609086520767">
            <text:p>-0.9486090865</text:p>
          </table:table-cell>
          <table:table-cell table:formula="of:=2*(((([.F$1]^2)*([.A301] + (1/(4*[.F$1]))))/SQRT(([.F$1]^2)*([.A301] + (1/(4*[.F$1])))^2 +([.F$2])^2))-((([.F$1]^2)*([.A301] - (1/(4*[.F$1]))))/SQRT(([.F$1]^2)*([.A301] - (1/(4*[.F$1])))^2 +([.F$3])^2)))" office:value-type="float" office:value="-0.0951282059179821">
            <text:p>-0.0951282059</text:p>
          </table:table-cell>
          <table:table-cell table:number-columns-repeated="5"/>
        </table:table-row>
        <table:table-row table:style-name="ro1">
          <table:table-cell office:value-type="float" office:value="1.01">
            <text:p>1.01</text:p>
          </table:table-cell>
          <table:table-cell table:formula="of:=2*(SQRT(([.F$1]^2)*(([.A302]+1/(4*[.F$1]))^2)+([.F$2])^2)-SQRT(([.F$1]^2)*(([.A302]-1/(4*[.F$1]))^2)+([.F$3])^2)+0.5) -1" office:value-type="float" office:value="-0.949547654935387">
            <text:p>-0.9495476549</text:p>
          </table:table-cell>
          <table:table-cell table:formula="of:=2*(((([.F$1]^2)*([.A302] + (1/(4*[.F$1]))))/SQRT(([.F$1]^2)*([.A302] + (1/(4*[.F$1])))^2 +([.F$2])^2))-((([.F$1]^2)*([.A302] - (1/(4*[.F$1]))))/SQRT(([.F$1]^2)*([.A302] - (1/(4*[.F$1])))^2 +([.F$3])^2)))" office:value-type="float" office:value="-0.0926001944367378">
            <text:p>-0.0926001944</text:p>
          </table:table-cell>
          <table:table-cell table:number-columns-repeated="5"/>
        </table:table-row>
        <table:table-row table:style-name="ro1">
          <table:table-cell office:value-type="float" office:value="1.02">
            <text:p>1.02</text:p>
          </table:table-cell>
          <table:table-cell table:formula="of:=2*(SQRT(([.F$1]^2)*(([.A303]+1/(4*[.F$1]))^2)+([.F$2])^2)-SQRT(([.F$1]^2)*(([.A303]-1/(4*[.F$1]))^2)+([.F$3])^2)+0.5) -1" office:value-type="float" office:value="-0.950461378614264">
            <text:p>-0.9504613786</text:p>
          </table:table-cell>
          <table:table-cell table:formula="of:=2*(((([.F$1]^2)*([.A303] + (1/(4*[.F$1]))))/SQRT(([.F$1]^2)*([.A303] + (1/(4*[.F$1])))^2 +([.F$2])^2))-((([.F$1]^2)*([.A303] - (1/(4*[.F$1]))))/SQRT(([.F$1]^2)*([.A303] - (1/(4*[.F$1])))^2 +([.F$3])^2)))" office:value-type="float" office:value="-0.0901586503438008">
            <text:p>-0.0901586503</text:p>
          </table:table-cell>
          <table:table-cell table:number-columns-repeated="5"/>
        </table:table-row>
        <table:table-row table:style-name="ro1">
          <table:table-cell office:value-type="float" office:value="1.03">
            <text:p>1.03</text:p>
          </table:table-cell>
          <table:table-cell table:formula="of:=2*(SQRT(([.F$1]^2)*(([.A304]+1/(4*[.F$1]))^2)+([.F$2])^2)-SQRT(([.F$1]^2)*(([.A304]-1/(4*[.F$1]))^2)+([.F$3])^2)+0.5) -1" office:value-type="float" office:value="-0.951351104271657">
            <text:p>-0.9513511043</text:p>
          </table:table-cell>
          <table:table-cell table:formula="of:=2*(((([.F$1]^2)*([.A304] + (1/(4*[.F$1]))))/SQRT(([.F$1]^2)*([.A304] + (1/(4*[.F$1])))^2 +([.F$2])^2))-((([.F$1]^2)*([.A304] - (1/(4*[.F$1]))))/SQRT(([.F$1]^2)*([.A304] - (1/(4*[.F$1])))^2 +([.F$3])^2)))" office:value-type="float" office:value="-0.0878000107102395">
            <text:p>-0.0878000107</text:p>
          </table:table-cell>
          <table:table-cell table:number-columns-repeated="5"/>
        </table:table-row>
        <table:table-row table:style-name="ro1">
          <table:table-cell office:value-type="float" office:value="1.04">
            <text:p>1.04</text:p>
          </table:table-cell>
          <table:table-cell table:formula="of:=2*(SQRT(([.F$1]^2)*(([.A305]+1/(4*[.F$1]))^2)+([.F$2])^2)-SQRT(([.F$1]^2)*(([.A305]-1/(4*[.F$1]))^2)+([.F$3])^2)+0.5) -1" office:value-type="float" office:value="-0.952217643846828">
            <text:p>-0.9522176438</text:p>
          </table:table-cell>
          <table:table-cell table:formula="of:=2*(((([.F$1]^2)*([.A305] + (1/(4*[.F$1]))))/SQRT(([.F$1]^2)*([.A305] + (1/(4*[.F$1])))^2 +([.F$2])^2))-((([.F$1]^2)*([.A305] - (1/(4*[.F$1]))))/SQRT(([.F$1]^2)*([.A305] - (1/(4*[.F$1])))^2 +([.F$3])^2)))" office:value-type="float" office:value="-0.0855208819262945">
            <text:p>-0.0855208819</text:p>
          </table:table-cell>
          <table:table-cell table:number-columns-repeated="5"/>
        </table:table-row>
        <table:table-row table:style-name="ro1">
          <table:table-cell office:value-type="float" office:value="1.05">
            <text:p>1.05</text:p>
          </table:table-cell>
          <table:table-cell table:formula="of:=2*(SQRT(([.F$1]^2)*(([.A306]+1/(4*[.F$1]))^2)+([.F$2])^2)-SQRT(([.F$1]^2)*(([.A306]-1/(4*[.F$1]))^2)+([.F$3])^2)+0.5) -1" office:value-type="float" office:value="-0.953061776151907">
            <text:p>-0.9530617762</text:p>
          </table:table-cell>
          <table:table-cell table:formula="of:=2*(((([.F$1]^2)*([.A306] + (1/(4*[.F$1]))))/SQRT(([.F$1]^2)*([.A306] + (1/(4*[.F$1])))^2 +([.F$2])^2))-((([.F$1]^2)*([.A306] - (1/(4*[.F$1]))))/SQRT(([.F$1]^2)*([.A306] - (1/(4*[.F$1])))^2 +([.F$3])^2)))" office:value-type="float" office:value="-0.0833180307201111">
            <text:p>-0.0833180307</text:p>
          </table:table-cell>
          <table:table-cell table:number-columns-repeated="5"/>
        </table:table-row>
        <table:table-row table:style-name="ro1">
          <table:table-cell office:value-type="float" office:value="1.06">
            <text:p>1.06</text:p>
          </table:table-cell>
          <table:table-cell table:formula="of:=2*(SQRT(([.F$1]^2)*(([.A307]+1/(4*[.F$1]))^2)+([.F$2])^2)-SQRT(([.F$1]^2)*(([.A307]-1/(4*[.F$1]))^2)+([.F$3])^2)+0.5) -1" office:value-type="float" office:value="-0.953884248432514">
            <text:p>-0.9538842484</text:p>
          </table:table-cell>
          <table:table-cell table:formula="of:=2*(((([.F$1]^2)*([.A307] + (1/(4*[.F$1]))))/SQRT(([.F$1]^2)*([.A307] + (1/(4*[.F$1])))^2 +([.F$2])^2))-((([.F$1]^2)*([.A307] - (1/(4*[.F$1]))))/SQRT(([.F$1]^2)*([.A307] - (1/(4*[.F$1])))^2 +([.F$3])^2)))" office:value-type="float" office:value="-0.0811883756935234">
            <text:p>-0.0811883757</text:p>
          </table:table-cell>
          <table:table-cell table:number-columns-repeated="5"/>
        </table:table-row>
        <table:table-row table:style-name="ro1">
          <table:table-cell office:value-type="float" office:value="1.07">
            <text:p>1.07</text:p>
          </table:table-cell>
          <table:table-cell table:formula="of:=2*(SQRT(([.F$1]^2)*(([.A308]+1/(4*[.F$1]))^2)+([.F$2])^2)-SQRT(([.F$1]^2)*(([.A308]-1/(4*[.F$1]))^2)+([.F$3])^2)+0.5) -1" office:value-type="float" office:value="-0.954685777846217">
            <text:p>-0.9546857778</text:p>
          </table:table-cell>
          <table:table-cell table:formula="of:=2*(((([.F$1]^2)*([.A308] + (1/(4*[.F$1]))))/SQRT(([.F$1]^2)*([.A308] + (1/(4*[.F$1])))^2 +([.F$2])^2))-((([.F$1]^2)*([.A308] - (1/(4*[.F$1]))))/SQRT(([.F$1]^2)*([.A308] - (1/(4*[.F$1])))^2 +([.F$3])^2)))" office:value-type="float" office:value="-0.0791289793434427">
            <text:p>-0.0791289793</text:p>
          </table:table-cell>
          <table:table-cell table:number-columns-repeated="5"/>
        </table:table-row>
        <table:table-row table:style-name="ro1">
          <table:table-cell office:value-type="float" office:value="1.08">
            <text:p>1.08</text:p>
          </table:table-cell>
          <table:table-cell table:formula="of:=2*(SQRT(([.F$1]^2)*(([.A309]+1/(4*[.F$1]))^2)+([.F$2])^2)-SQRT(([.F$1]^2)*(([.A309]-1/(4*[.F$1]))^2)+([.F$3])^2)+0.5) -1" office:value-type="float" office:value="-0.95546705286351">
            <text:p>-0.9554670529</text:p>
          </table:table-cell>
          <table:table-cell table:formula="of:=2*(((([.F$1]^2)*([.A309] + (1/(4*[.F$1]))))/SQRT(([.F$1]^2)*([.A309] + (1/(4*[.F$1])))^2 +([.F$2])^2))-((([.F$1]^2)*([.A309] - (1/(4*[.F$1]))))/SQRT(([.F$1]^2)*([.A309] - (1/(4*[.F$1])))^2 +([.F$3])^2)))" office:value-type="float" office:value="-0.0771370405393785">
            <text:p>-0.0771370405</text:p>
          </table:table-cell>
          <table:table-cell table:number-columns-repeated="5"/>
        </table:table-row>
        <table:table-row table:style-name="ro1">
          <table:table-cell office:value-type="float" office:value="1.09">
            <text:p>1.09</text:p>
          </table:table-cell>
          <table:table-cell table:formula="of:=2*(SQRT(([.F$1]^2)*(([.A310]+1/(4*[.F$1]))^2)+([.F$2])^2)-SQRT(([.F$1]^2)*(([.A310]-1/(4*[.F$1]))^2)+([.F$3])^2)+0.5) -1" office:value-type="float" office:value="-0.956228734595706">
            <text:p>-0.9562287346</text:p>
          </table:table-cell>
          <table:table-cell table:formula="of:=2*(((([.F$1]^2)*([.A310] + (1/(4*[.F$1]))))/SQRT(([.F$1]^2)*([.A310] + (1/(4*[.F$1])))^2 +([.F$2])^2))-((([.F$1]^2)*([.A310] - (1/(4*[.F$1]))))/SQRT(([.F$1]^2)*([.A310] - (1/(4*[.F$1])))^2 +([.F$3])^2)))" office:value-type="float" office:value="-0.0752098874295495">
            <text:p>-0.0752098874</text:p>
          </table:table-cell>
          <table:table-cell table:number-columns-repeated="5"/>
        </table:table-row>
        <table:table-row table:style-name="ro1">
          <table:table-cell office:value-type="float" office:value="1.1">
            <text:p>1.1</text:p>
          </table:table-cell>
          <table:table-cell table:formula="of:=2*(SQRT(([.F$1]^2)*(([.A311]+1/(4*[.F$1]))^2)+([.F$2])^2)-SQRT(([.F$1]^2)*(([.A311]-1/(4*[.F$1]))^2)+([.F$3])^2)+0.5) -1" office:value-type="float" office:value="-0.956971458053951">
            <text:p>-0.9569714581</text:p>
          </table:table-cell>
          <table:table-cell table:formula="of:=2*(((([.F$1]^2)*([.A311] + (1/(4*[.F$1]))))/SQRT(([.F$1]^2)*([.A311] + (1/(4*[.F$1])))^2 +([.F$2])^2))-((([.F$1]^2)*([.A311] - (1/(4*[.F$1]))))/SQRT(([.F$1]^2)*([.A311] - (1/(4*[.F$1])))^2 +([.F$3])^2)))" office:value-type="float" office:value="-0.073344970749563">
            <text:p>-0.0733449707</text:p>
          </table:table-cell>
          <table:table-cell table:number-columns-repeated="5"/>
        </table:table-row>
        <table:table-row table:style-name="ro1">
          <table:table-cell office:value-type="float" office:value="1.11">
            <text:p>1.11</text:p>
          </table:table-cell>
          <table:table-cell table:formula="of:=2*(SQRT(([.F$1]^2)*(([.A312]+1/(4*[.F$1]))^2)+([.F$2])^2)-SQRT(([.F$1]^2)*(([.A312]-1/(4*[.F$1]))^2)+([.F$3])^2)+0.5) -1" office:value-type="float" office:value="-0.957695833343244">
            <text:p>-0.9576958333</text:p>
          </table:table-cell>
          <table:table-cell table:formula="of:=2*(((([.F$1]^2)*([.A312] + (1/(4*[.F$1]))))/SQRT(([.F$1]^2)*([.A312] + (1/(4*[.F$1])))^2 +([.F$2])^2))-((([.F$1]^2)*([.A312] - (1/(4*[.F$1]))))/SQRT(([.F$1]^2)*([.A312] - (1/(4*[.F$1])))^2 +([.F$3])^2)))" office:value-type="float" office:value="-0.0715398575094568">
            <text:p>-0.0715398575</text:p>
          </table:table-cell>
          <table:table-cell table:number-columns-repeated="5"/>
        </table:table-row>
        <table:table-row table:style-name="ro1">
          <table:table-cell office:value-type="float" office:value="1.12">
            <text:p>1.12</text:p>
          </table:table-cell>
          <table:table-cell table:formula="of:=2*(SQRT(([.F$1]^2)*(([.A313]+1/(4*[.F$1]))^2)+([.F$2])^2)-SQRT(([.F$1]^2)*(([.A313]-1/(4*[.F$1]))^2)+([.F$3])^2)+0.5) -1" office:value-type="float" office:value="-0.95840244679507">
            <text:p>-0.9584024468</text:p>
          </table:table-cell>
          <table:table-cell table:formula="of:=2*(((([.F$1]^2)*([.A313] + (1/(4*[.F$1]))))/SQRT(([.F$1]^2)*([.A313] + (1/(4*[.F$1])))^2 +([.F$2])^2))-((([.F$1]^2)*([.A313] - (1/(4*[.F$1]))))/SQRT(([.F$1]^2)*([.A313] - (1/(4*[.F$1])))^2 +([.F$3])^2)))" office:value-type="float" office:value="-0.0697922250363039">
            <text:p>-0.069792225</text:p>
          </table:table-cell>
          <table:table-cell table:number-columns-repeated="5"/>
        </table:table-row>
        <table:table-row table:style-name="ro1">
          <table:table-cell office:value-type="float" office:value="1.13">
            <text:p>1.13</text:p>
          </table:table-cell>
          <table:table-cell table:formula="of:=2*(SQRT(([.F$1]^2)*(([.A314]+1/(4*[.F$1]))^2)+([.F$2])^2)-SQRT(([.F$1]^2)*(([.A314]-1/(4*[.F$1]))^2)+([.F$3])^2)+0.5) -1" office:value-type="float" office:value="-0.959091862042222">
            <text:p>-0.959091862</text:p>
          </table:table-cell>
          <table:table-cell table:formula="of:=2*(((([.F$1]^2)*([.A314] + (1/(4*[.F$1]))))/SQRT(([.F$1]^2)*([.A314] + (1/(4*[.F$1])))^2 +([.F$2])^2))-((([.F$1]^2)*([.A314] - (1/(4*[.F$1]))))/SQRT(([.F$1]^2)*([.A314] - (1/(4*[.F$1])))^2 +([.F$3])^2)))" office:value-type="float" office:value="-0.0680998553509333">
            <text:p>-0.0680998554</text:p>
          </table:table-cell>
          <table:table-cell table:number-columns-repeated="5"/>
        </table:table-row>
        <table:table-row table:style-name="ro1">
          <table:table-cell office:value-type="float" office:value="1.14">
            <text:p>1.14</text:p>
          </table:table-cell>
          <table:table-cell table:formula="of:=2*(SQRT(([.F$1]^2)*(([.A315]+1/(4*[.F$1]))^2)+([.F$2])^2)-SQRT(([.F$1]^2)*(([.A315]-1/(4*[.F$1]))^2)+([.F$3])^2)+0.5) -1" office:value-type="float" office:value="-0.959764621038916">
            <text:p>-0.959764621</text:p>
          </table:table-cell>
          <table:table-cell table:formula="of:=2*(((([.F$1]^2)*([.A315] + (1/(4*[.F$1]))))/SQRT(([.F$1]^2)*([.A315] + (1/(4*[.F$1])))^2 +([.F$2])^2))-((([.F$1]^2)*([.A315] - (1/(4*[.F$1]))))/SQRT(([.F$1]^2)*([.A315] - (1/(4*[.F$1])))^2 +([.F$3])^2)))" office:value-type="float" office:value="-0.0664606298588364">
            <text:p>-0.0664606299</text:p>
          </table:table-cell>
          <table:table-cell table:number-columns-repeated="5"/>
        </table:table-row>
        <table:table-row table:style-name="ro1">
          <table:table-cell office:value-type="float" office:value="1.15">
            <text:p>1.15</text:p>
          </table:table-cell>
          <table:table-cell table:formula="of:=2*(SQRT(([.F$1]^2)*(([.A316]+1/(4*[.F$1]))^2)+([.F$2])^2)-SQRT(([.F$1]^2)*(([.A316]-1/(4*[.F$1]))^2)+([.F$3])^2)+0.5) -1" office:value-type="float" office:value="-0.960421245029341">
            <text:p>-0.960421245</text:p>
          </table:table-cell>
          <table:table-cell table:formula="of:=2*(((([.F$1]^2)*([.A316] + (1/(4*[.F$1]))))/SQRT(([.F$1]^2)*([.A316] + (1/(4*[.F$1])))^2 +([.F$2])^2))-((([.F$1]^2)*([.A316] - (1/(4*[.F$1]))))/SQRT(([.F$1]^2)*([.A316] - (1/(4*[.F$1])))^2 +([.F$3])^2)))" office:value-type="float" office:value="-0.0648725243364137">
            <text:p>-0.0648725243</text:p>
          </table:table-cell>
          <table:table-cell table:number-columns-repeated="5"/>
        </table:table-row>
        <table:table-row table:style-name="ro1">
          <table:table-cell office:value-type="float" office:value="1.16">
            <text:p>1.16</text:p>
          </table:table-cell>
          <table:table-cell table:formula="of:=2*(SQRT(([.F$1]^2)*(([.A317]+1/(4*[.F$1]))^2)+([.F$2])^2)-SQRT(([.F$1]^2)*(([.A317]-1/(4*[.F$1]))^2)+([.F$3])^2)+0.5) -1" office:value-type="float" office:value="-0.961062235467455">
            <text:p>-0.9610622355</text:p>
          </table:table-cell>
          <table:table-cell table:formula="of:=2*(((([.F$1]^2)*([.A317] + (1/(4*[.F$1]))))/SQRT(([.F$1]^2)*([.A317] + (1/(4*[.F$1])))^2 +([.F$2])^2))-((([.F$1]^2)*([.A317] - (1/(4*[.F$1]))))/SQRT(([.F$1]^2)*([.A317] - (1/(4*[.F$1])))^2 +([.F$3])^2)))" office:value-type="float" office:value="-0.0633336041949608">
            <text:p>-0.0633336042</text:p>
          </table:table-cell>
          <table:table-cell table:number-columns-repeated="5"/>
        </table:table-row>
        <table:table-row table:style-name="ro1">
          <table:table-cell office:value-type="float" office:value="1.17">
            <text:p>1.17</text:p>
          </table:table-cell>
          <table:table-cell table:formula="of:=2*(SQRT(([.F$1]^2)*(([.A318]+1/(4*[.F$1]))^2)+([.F$2])^2)-SQRT(([.F$1]^2)*(([.A318]-1/(4*[.F$1]))^2)+([.F$3])^2)+0.5) -1" office:value-type="float" office:value="-0.961688074890759">
            <text:p>-0.9616880749</text:p>
          </table:table-cell>
          <table:table-cell table:formula="of:=2*(((([.F$1]^2)*([.A318] + (1/(4*[.F$1]))))/SQRT(([.F$1]^2)*([.A318] + (1/(4*[.F$1])))^2 +([.F$2])^2))-((([.F$1]^2)*([.A318] - (1/(4*[.F$1]))))/SQRT(([.F$1]^2)*([.A318] - (1/(4*[.F$1])))^2 +([.F$3])^2)))" office:value-type="float" office:value="-0.0618420200058676">
            <text:p>-0.06184202</text:p>
          </table:table-cell>
          <table:table-cell table:number-columns-repeated="5"/>
        </table:table-row>
        <table:table-row table:style-name="ro1">
          <table:table-cell office:value-type="float" office:value="1.18">
            <text:p>1.18</text:p>
          </table:table-cell>
          <table:table-cell table:formula="of:=2*(SQRT(([.F$1]^2)*(([.A319]+1/(4*[.F$1]))^2)+([.F$2])^2)-SQRT(([.F$1]^2)*(([.A319]-1/(4*[.F$1]))^2)+([.F$3])^2)+0.5) -1" office:value-type="float" office:value="-0.962299227750544">
            <text:p>-0.9622992278</text:p>
          </table:table-cell>
          <table:table-cell table:formula="of:=2*(((([.F$1]^2)*([.A319] + (1/(4*[.F$1]))))/SQRT(([.F$1]^2)*([.A319] + (1/(4*[.F$1])))^2 +([.F$2])^2))-((([.F$1]^2)*([.A319] - (1/(4*[.F$1]))))/SQRT(([.F$1]^2)*([.A319] - (1/(4*[.F$1])))^2 +([.F$3])^2)))" office:value-type="float" office:value="-0.0603960032716007">
            <text:p>-0.0603960033</text:p>
          </table:table-cell>
          <table:table-cell table:number-columns-repeated="5"/>
        </table:table-row>
        <table:table-row table:style-name="ro1">
          <table:table-cell office:value-type="float" office:value="1.19">
            <text:p>1.19</text:p>
          </table:table-cell>
          <table:table-cell table:formula="of:=2*(SQRT(([.F$1]^2)*(([.A320]+1/(4*[.F$1]))^2)+([.F$2])^2)-SQRT(([.F$1]^2)*(([.A320]-1/(4*[.F$1]))^2)+([.F$3])^2)+0.5) -1" office:value-type="float" office:value="-0.962896141201034">
            <text:p>-0.9628961412</text:p>
          </table:table-cell>
          <table:table-cell table:formula="of:=2*(((([.F$1]^2)*([.A320] + (1/(4*[.F$1]))))/SQRT(([.F$1]^2)*([.A320] + (1/(4*[.F$1])))^2 +([.F$2])^2))-((([.F$1]^2)*([.A320] - (1/(4*[.F$1]))))/SQRT(([.F$1]^2)*([.A320] - (1/(4*[.F$1])))^2 +([.F$3])^2)))" office:value-type="float" office:value="-0.0589938624278297">
            <text:p>-0.0589938624</text:p>
          </table:table-cell>
          <table:table-cell table:number-columns-repeated="5"/>
        </table:table-row>
        <table:table-row table:style-name="ro1">
          <table:table-cell office:value-type="float" office:value="1.2">
            <text:p>1.2</text:p>
          </table:table-cell>
          <table:table-cell table:formula="of:=2*(SQRT(([.F$1]^2)*(([.A321]+1/(4*[.F$1]))^2)+([.F$2])^2)-SQRT(([.F$1]^2)*(([.A321]-1/(4*[.F$1]))^2)+([.F$3])^2)+0.5) -1" office:value-type="float" office:value="-0.963479245849637">
            <text:p>-0.9634792458</text:p>
          </table:table-cell>
          <table:table-cell table:formula="of:=2*(((([.F$1]^2)*([.A321] + (1/(4*[.F$1]))))/SQRT(([.F$1]^2)*([.A321] + (1/(4*[.F$1])))^2 +([.F$2])^2))-((([.F$1]^2)*([.A321] - (1/(4*[.F$1]))))/SQRT(([.F$1]^2)*([.A321] - (1/(4*[.F$1])))^2 +([.F$3])^2)))" office:value-type="float" office:value="-0.057633979063235">
            <text:p>-0.0576339791</text:p>
          </table:table-cell>
          <table:table-cell table:number-columns-repeated="5"/>
        </table:table-row>
        <table:table-row table:style-name="ro1">
          <table:table-cell office:value-type="float" office:value="1.21">
            <text:p>1.21</text:p>
          </table:table-cell>
          <table:table-cell table:formula="of:=2*(SQRT(([.F$1]^2)*(([.A322]+1/(4*[.F$1]))^2)+([.F$2])^2)-SQRT(([.F$1]^2)*(([.A322]-1/(4*[.F$1]))^2)+([.F$3])^2)+0.5) -1" office:value-type="float" office:value="-0.964048956470432">
            <text:p>-0.9640489565</text:p>
          </table:table-cell>
          <table:table-cell table:formula="of:=2*(((([.F$1]^2)*([.A322] + (1/(4*[.F$1]))))/SQRT(([.F$1]^2)*([.A322] + (1/(4*[.F$1])))^2 +([.F$2])^2))-((([.F$1]^2)*([.A322] - (1/(4*[.F$1]))))/SQRT(([.F$1]^2)*([.A322] - (1/(4*[.F$1])))^2 +([.F$3])^2)))" office:value-type="float" office:value="-0.0563148043440709">
            <text:p>-0.0563148043</text:p>
          </table:table-cell>
          <table:table-cell table:number-columns-repeated="5"/>
        </table:table-row>
        <table:table-row table:style-name="ro1">
          <table:table-cell office:value-type="float" office:value="1.22">
            <text:p>1.22</text:p>
          </table:table-cell>
          <table:table-cell table:formula="of:=2*(SQRT(([.F$1]^2)*(([.A323]+1/(4*[.F$1]))^2)+([.F$2])^2)-SQRT(([.F$1]^2)*(([.A323]-1/(4*[.F$1]))^2)+([.F$3])^2)+0.5) -1" office:value-type="float" office:value="-0.964605672682877">
            <text:p>-0.9646056727</text:p>
          </table:table-cell>
          <table:table-cell table:formula="of:=2*(((([.F$1]^2)*([.A323] + (1/(4*[.F$1]))))/SQRT(([.F$1]^2)*([.A323] + (1/(4*[.F$1])))^2 +([.F$2])^2))-((([.F$1]^2)*([.A323] - (1/(4*[.F$1]))))/SQRT(([.F$1]^2)*([.A323] - (1/(4*[.F$1])))^2 +([.F$3])^2)))" office:value-type="float" office:value="-0.0550348556316074">
            <text:p>-0.0550348556</text:p>
          </table:table-cell>
          <table:table-cell table:number-columns-repeated="5"/>
        </table:table-row>
        <table:table-row table:style-name="ro1">
          <table:table-cell office:value-type="float" office:value="1.23">
            <text:p>1.23</text:p>
          </table:table-cell>
          <table:table-cell table:formula="of:=2*(SQRT(([.F$1]^2)*(([.A324]+1/(4*[.F$1]))^2)+([.F$2])^2)-SQRT(([.F$1]^2)*(([.A324]-1/(4*[.F$1]))^2)+([.F$3])^2)+0.5) -1" office:value-type="float" office:value="-0.96514977959761">
            <text:p>-0.9651497796</text:p>
          </table:table-cell>
          <table:table-cell table:formula="of:=2*(((([.F$1]^2)*([.A324] + (1/(4*[.F$1]))))/SQRT(([.F$1]^2)*([.A324] + (1/(4*[.F$1])))^2 +([.F$2])^2))-((([.F$1]^2)*([.A324] - (1/(4*[.F$1]))))/SQRT(([.F$1]^2)*([.A324] - (1/(4*[.F$1])))^2 +([.F$3])^2)))" office:value-type="float" office:value="-0.0537927132811564">
            <text:p>-0.0537927133</text:p>
          </table:table-cell>
          <table:table-cell table:number-columns-repeated="5"/>
        </table:table-row>
        <table:table-row table:style-name="ro1">
          <table:table-cell office:value-type="float" office:value="1.24">
            <text:p>1.24</text:p>
          </table:table-cell>
          <table:table-cell table:formula="of:=2*(SQRT(([.F$1]^2)*(([.A325]+1/(4*[.F$1]))^2)+([.F$2])^2)-SQRT(([.F$1]^2)*(([.A325]-1/(4*[.F$1]))^2)+([.F$3])^2)+0.5) -1" office:value-type="float" office:value="-0.965681648431096">
            <text:p>-0.9656816484</text:p>
          </table:table-cell>
          <table:table-cell table:formula="of:=2*(((([.F$1]^2)*([.A325] + (1/(4*[.F$1]))))/SQRT(([.F$1]^2)*([.A325] + (1/(4*[.F$1])))^2 +([.F$2])^2))-((([.F$1]^2)*([.A325] - (1/(4*[.F$1]))))/SQRT(([.F$1]^2)*([.A325] - (1/(4*[.F$1])))^2 +([.F$3])^2)))" office:value-type="float" office:value="-0.0525870176121543">
            <text:p>-0.0525870176</text:p>
          </table:table-cell>
          <table:table-cell table:number-columns-repeated="5"/>
        </table:table-row>
        <table:table-row table:style-name="ro1">
          <table:table-cell office:value-type="float" office:value="1.25">
            <text:p>1.25</text:p>
          </table:table-cell>
          <table:table-cell table:formula="of:=2*(SQRT(([.F$1]^2)*(([.A326]+1/(4*[.F$1]))^2)+([.F$2])^2)-SQRT(([.F$1]^2)*(([.A326]-1/(4*[.F$1]))^2)+([.F$3])^2)+0.5) -1" office:value-type="float" office:value="-0.9662016370908">
            <text:p>-0.9662016371</text:p>
          </table:table-cell>
          <table:table-cell table:formula="of:=2*(((([.F$1]^2)*([.A326] + (1/(4*[.F$1]))))/SQRT(([.F$1]^2)*([.A326] + (1/(4*[.F$1])))^2 +([.F$2])^2))-((([.F$1]^2)*([.A326] - (1/(4*[.F$1]))))/SQRT(([.F$1]^2)*([.A326] - (1/(4*[.F$1])))^2 +([.F$3])^2)))" office:value-type="float" office:value="-0.0514164660394041">
            <text:p>-0.051416466</text:p>
          </table:table-cell>
          <table:table-cell table:number-columns-repeated="5"/>
        </table:table-row>
        <table:table-row table:style-name="ro1">
          <table:table-cell office:value-type="float" office:value="1.26">
            <text:p>1.26</text:p>
          </table:table-cell>
          <table:table-cell table:formula="of:=2*(SQRT(([.F$1]^2)*(([.A327]+1/(4*[.F$1]))^2)+([.F$2])^2)-SQRT(([.F$1]^2)*(([.A327]-1/(4*[.F$1]))^2)+([.F$3])^2)+0.5) -1" office:value-type="float" office:value="-0.96671009073243">
            <text:p>-0.9667100907</text:p>
          </table:table-cell>
          <table:table-cell table:formula="of:=2*(((([.F$1]^2)*([.A327] + (1/(4*[.F$1]))))/SQRT(([.F$1]^2)*([.A327] + (1/(4*[.F$1])))^2 +([.F$2])^2))-((([.F$1]^2)*([.A327] - (1/(4*[.F$1]))))/SQRT(([.F$1]^2)*([.A327] - (1/(4*[.F$1])))^2 +([.F$3])^2)))" office:value-type="float" office:value="-0.0502798103561606">
            <text:p>-0.0502798104</text:p>
          </table:table-cell>
          <table:table-cell table:number-columns-repeated="5"/>
        </table:table-row>
        <table:table-row table:style-name="ro1">
          <table:table-cell office:value-type="float" office:value="1.27">
            <text:p>1.27</text:p>
          </table:table-cell>
          <table:table-cell table:formula="of:=2*(SQRT(([.F$1]^2)*(([.A328]+1/(4*[.F$1]))^2)+([.F$2])^2)-SQRT(([.F$1]^2)*(([.A328]-1/(4*[.F$1]))^2)+([.F$3])^2)+0.5) -1" office:value-type="float" office:value="-0.967207342290729">
            <text:p>-0.9672073423</text:p>
          </table:table-cell>
          <table:table-cell table:formula="of:=2*(((([.F$1]^2)*([.A328] + (1/(4*[.F$1]))))/SQRT(([.F$1]^2)*([.A328] + (1/(4*[.F$1])))^2 +([.F$2])^2))-((([.F$1]^2)*([.A328] - (1/(4*[.F$1]))))/SQRT(([.F$1]^2)*([.A328] - (1/(4*[.F$1])))^2 +([.F$3])^2)))" office:value-type="float" office:value="-0.0491758541603904">
            <text:p>-0.0491758542</text:p>
          </table:table-cell>
          <table:table-cell table:number-columns-repeated="5"/>
        </table:table-row>
        <table:table-row table:style-name="ro1">
          <table:table-cell office:value-type="float" office:value="1.28">
            <text:p>1.28</text:p>
          </table:table-cell>
          <table:table-cell table:formula="of:=2*(SQRT(([.F$1]^2)*(([.A329]+1/(4*[.F$1]))^2)+([.F$2])^2)-SQRT(([.F$1]^2)*(([.A329]-1/(4*[.F$1]))^2)+([.F$3])^2)+0.5) -1" office:value-type="float" office:value="-0.967693712985248">
            <text:p>-0.967693713</text:p>
          </table:table-cell>
          <table:table-cell table:formula="of:=2*(((([.F$1]^2)*([.A329] + (1/(4*[.F$1]))))/SQRT(([.F$1]^2)*([.A329] + (1/(4*[.F$1])))^2 +([.F$2])^2))-((([.F$1]^2)*([.A329] - (1/(4*[.F$1]))))/SQRT(([.F$1]^2)*([.A329] - (1/(4*[.F$1])))^2 +([.F$3])^2)))" office:value-type="float" office:value="-0.0481034504159457">
            <text:p>-0.0481034504</text:p>
          </table:table-cell>
          <table:table-cell table:number-columns-repeated="5"/>
        </table:table-row>
        <table:table-row table:style-name="ro1">
          <table:table-cell office:value-type="float" office:value="1.29">
            <text:p>1.29</text:p>
          </table:table-cell>
          <table:table-cell table:formula="of:=2*(SQRT(([.F$1]^2)*(([.A330]+1/(4*[.F$1]))^2)+([.F$2])^2)-SQRT(([.F$1]^2)*(([.A330]-1/(4*[.F$1]))^2)+([.F$3])^2)+0.5) -1" office:value-type="float" office:value="-0.9681695128023">
            <text:p>-0.9681695128</text:p>
          </table:table-cell>
          <table:table-cell table:formula="of:=2*(((([.F$1]^2)*([.A330] + (1/(4*[.F$1]))))/SQRT(([.F$1]^2)*([.A330] + (1/(4*[.F$1])))^2 +([.F$2])^2))-((([.F$1]^2)*([.A330] - (1/(4*[.F$1]))))/SQRT(([.F$1]^2)*([.A330] - (1/(4*[.F$1])))^2 +([.F$3])^2)))" office:value-type="float" office:value="-0.0470614991410621">
            <text:p>-0.0470614991</text:p>
          </table:table-cell>
          <table:table-cell table:number-columns-repeated="5"/>
        </table:table-row>
        <table:table-row table:style-name="ro1">
          <table:table-cell office:value-type="float" office:value="1.3">
            <text:p>1.3</text:p>
          </table:table-cell>
          <table:table-cell table:formula="of:=2*(SQRT(([.F$1]^2)*(([.A331]+1/(4*[.F$1]))^2)+([.F$2])^2)-SQRT(([.F$1]^2)*(([.A331]-1/(4*[.F$1]))^2)+([.F$3])^2)+0.5) -1" office:value-type="float" office:value="-0.968635040954483">
            <text:p>-0.968635041</text:p>
          </table:table-cell>
          <table:table-cell table:formula="of:=2*(((([.F$1]^2)*([.A331] + (1/(4*[.F$1]))))/SQRT(([.F$1]^2)*([.A331] + (1/(4*[.F$1])))^2 +([.F$2])^2))-((([.F$1]^2)*([.A331] - (1/(4*[.F$1]))))/SQRT(([.F$1]^2)*([.A331] - (1/(4*[.F$1])))^2 +([.F$3])^2)))" office:value-type="float" office:value="-0.0460489452168584">
            <text:p>-0.0460489452</text:p>
          </table:table-cell>
          <table:table-cell table:number-columns-repeated="5"/>
        </table:table-row>
        <table:table-row table:style-name="ro1">
          <table:table-cell office:value-type="float" office:value="1.31">
            <text:p>1.31</text:p>
          </table:table-cell>
          <table:table-cell table:formula="of:=2*(SQRT(([.F$1]^2)*(([.A332]+1/(4*[.F$1]))^2)+([.F$2])^2)-SQRT(([.F$1]^2)*(([.A332]-1/(4*[.F$1]))^2)+([.F$3])^2)+0.5) -1" office:value-type="float" office:value="-0.969090586318824">
            <text:p>-0.9690905863</text:p>
          </table:table-cell>
          <table:table-cell table:formula="of:=2*(((([.F$1]^2)*([.A332] + (1/(4*[.F$1]))))/SQRT(([.F$1]^2)*([.A332] + (1/(4*[.F$1])))^2 +([.F$2])^2))-((([.F$1]^2)*([.A332] - (1/(4*[.F$1]))))/SQRT(([.F$1]^2)*([.A332] - (1/(4*[.F$1])))^2 +([.F$3])^2)))" office:value-type="float" office:value="-0.0450647763090988">
            <text:p>-0.0450647763</text:p>
          </table:table-cell>
          <table:table-cell table:number-columns-repeated="5"/>
        </table:table-row>
        <table:table-row table:style-name="ro1">
          <table:table-cell office:value-type="float" office:value="1.32">
            <text:p>1.32</text:p>
          </table:table-cell>
          <table:table-cell table:formula="of:=2*(SQRT(([.F$1]^2)*(([.A333]+1/(4*[.F$1]))^2)+([.F$2])^2)-SQRT(([.F$1]^2)*(([.A333]-1/(4*[.F$1]))^2)+([.F$3])^2)+0.5) -1" office:value-type="float" office:value="-0.969536427854658">
            <text:p>-0.9695364279</text:p>
          </table:table-cell>
          <table:table-cell table:formula="of:=2*(((([.F$1]^2)*([.A333] + (1/(4*[.F$1]))))/SQRT(([.F$1]^2)*([.A333] + (1/(4*[.F$1])))^2 +([.F$2])^2))-((([.F$1]^2)*([.A333] - (1/(4*[.F$1]))))/SQRT(([.F$1]^2)*([.A333] - (1/(4*[.F$1])))^2 +([.F$3])^2)))" office:value-type="float" office:value="-0.0441080208968803">
            <text:p>-0.0441080209</text:p>
          </table:table-cell>
          <table:table-cell table:number-columns-repeated="5"/>
        </table:table-row>
        <table:table-row table:style-name="ro1">
          <table:table-cell office:value-type="float" office:value="1.33">
            <text:p>1.33</text:p>
          </table:table-cell>
          <table:table-cell table:formula="of:=2*(SQRT(([.F$1]^2)*(([.A334]+1/(4*[.F$1]))^2)+([.F$2])^2)-SQRT(([.F$1]^2)*(([.A334]-1/(4*[.F$1]))^2)+([.F$3])^2)+0.5) -1" office:value-type="float" office:value="-0.969972835002359">
            <text:p>-0.969972835</text:p>
          </table:table-cell>
          <table:table-cell table:formula="of:=2*(((([.F$1]^2)*([.A334] + (1/(4*[.F$1]))))/SQRT(([.F$1]^2)*([.A334] + (1/(4*[.F$1])))^2 +([.F$2])^2))-((([.F$1]^2)*([.A334] - (1/(4*[.F$1]))))/SQRT(([.F$1]^2)*([.A334] - (1/(4*[.F$1])))^2 +([.F$3])^2)))" office:value-type="float" office:value="-0.0431777464021792">
            <text:p>-0.0431777464</text:p>
          </table:table-cell>
          <table:table-cell table:number-columns-repeated="5"/>
        </table:table-row>
        <table:table-row table:style-name="ro1">
          <table:table-cell office:value-type="float" office:value="1.34">
            <text:p>1.34</text:p>
          </table:table-cell>
          <table:table-cell table:formula="of:=2*(SQRT(([.F$1]^2)*(([.A335]+1/(4*[.F$1]))^2)+([.F$2])^2)-SQRT(([.F$1]^2)*(([.A335]-1/(4*[.F$1]))^2)+([.F$3])^2)+0.5) -1" office:value-type="float" office:value="-0.970400068063789">
            <text:p>-0.9704000681</text:p>
          </table:table-cell>
          <table:table-cell table:formula="of:=2*(((([.F$1]^2)*([.A335] + (1/(4*[.F$1]))))/SQRT(([.F$1]^2)*([.A335] + (1/(4*[.F$1])))^2 +([.F$2])^2))-((([.F$1]^2)*([.A335] - (1/(4*[.F$1]))))/SQRT(([.F$1]^2)*([.A335] - (1/(4*[.F$1])))^2 +([.F$3])^2)))" office:value-type="float" office:value="-0.0422730574147128">
            <text:p>-0.0422730574</text:p>
          </table:table-cell>
          <table:table-cell table:number-columns-repeated="5"/>
        </table:table-row>
        <table:table-row table:style-name="ro1">
          <table:table-cell office:value-type="float" office:value="1.35">
            <text:p>1.35</text:p>
          </table:table-cell>
          <table:table-cell table:formula="of:=2*(SQRT(([.F$1]^2)*(([.A336]+1/(4*[.F$1]))^2)+([.F$2])^2)-SQRT(([.F$1]^2)*(([.A336]-1/(4*[.F$1]))^2)+([.F$3])^2)+0.5) -1" office:value-type="float" office:value="-0.97081837856549">
            <text:p>-0.9708183786</text:p>
          </table:table-cell>
          <table:table-cell table:formula="of:=2*(((([.F$1]^2)*([.A336] + (1/(4*[.F$1]))))/SQRT(([.F$1]^2)*([.A336] + (1/(4*[.F$1])))^2 +([.F$2])^2))-((([.F$1]^2)*([.A336] - (1/(4*[.F$1]))))/SQRT(([.F$1]^2)*([.A336] - (1/(4*[.F$1])))^2 +([.F$3])^2)))" office:value-type="float" office:value="-0.0413930940067111">
            <text:p>-0.041393094</text:p>
          </table:table-cell>
          <table:table-cell table:number-columns-repeated="5"/>
        </table:table-row>
        <table:table-row table:style-name="ro1">
          <table:table-cell office:value-type="float" office:value="1.36">
            <text:p>1.36</text:p>
          </table:table-cell>
          <table:table-cell table:formula="of:=2*(SQRT(([.F$1]^2)*(([.A337]+1/(4*[.F$1]))^2)+([.F$2])^2)-SQRT(([.F$1]^2)*(([.A337]-1/(4*[.F$1]))^2)+([.F$3])^2)+0.5) -1" office:value-type="float" office:value="-0.971228009605436">
            <text:p>-0.9712280096</text:p>
          </table:table-cell>
          <table:table-cell table:formula="of:=2*(((([.F$1]^2)*([.A337] + (1/(4*[.F$1]))))/SQRT(([.F$1]^2)*([.A337] + (1/(4*[.F$1])))^2 +([.F$2])^2))-((([.F$1]^2)*([.A337] - (1/(4*[.F$1]))))/SQRT(([.F$1]^2)*([.A337] - (1/(4*[.F$1])))^2 +([.F$3])^2)))" office:value-type="float" office:value="-0.0405370301327537">
            <text:p>-0.0405370301</text:p>
          </table:table-cell>
          <table:table-cell table:number-columns-repeated="5"/>
        </table:table-row>
        <table:table-row table:style-name="ro1">
          <table:table-cell office:value-type="float" office:value="1.37">
            <text:p>1.37</text:p>
          </table:table-cell>
          <table:table-cell table:formula="of:=2*(SQRT(([.F$1]^2)*(([.A338]+1/(4*[.F$1]))^2)+([.F$2])^2)-SQRT(([.F$1]^2)*(([.A338]-1/(4*[.F$1]))^2)+([.F$3])^2)+0.5) -1" office:value-type="float" office:value="-0.97162919618421">
            <text:p>-0.9716291962</text:p>
          </table:table-cell>
          <table:table-cell table:formula="of:=2*(((([.F$1]^2)*([.A338] + (1/(4*[.F$1]))))/SQRT(([.F$1]^2)*([.A338] + (1/(4*[.F$1])))^2 +([.F$2])^2))-((([.F$1]^2)*([.A338] - (1/(4*[.F$1]))))/SQRT(([.F$1]^2)*([.A338] - (1/(4*[.F$1])))^2 +([.F$3])^2)))" office:value-type="float" office:value="-0.0397040721098723">
            <text:p>-0.0397040721</text:p>
          </table:table-cell>
          <table:table-cell table:number-columns-repeated="5"/>
        </table:table-row>
        <table:table-row table:style-name="ro1">
          <table:table-cell office:value-type="float" office:value="1.38">
            <text:p>1.38</text:p>
          </table:table-cell>
          <table:table-cell table:formula="of:=2*(SQRT(([.F$1]^2)*(([.A339]+1/(4*[.F$1]))^2)+([.F$2])^2)-SQRT(([.F$1]^2)*(([.A339]-1/(4*[.F$1]))^2)+([.F$3])^2)+0.5) -1" office:value-type="float" office:value="-0.97202216552131">
            <text:p>-0.9720221655</text:p>
          </table:table-cell>
          <table:table-cell table:formula="of:=2*(((([.F$1]^2)*([.A339] + (1/(4*[.F$1]))))/SQRT(([.F$1]^2)*([.A339] + (1/(4*[.F$1])))^2 +([.F$2])^2))-((([.F$1]^2)*([.A339] - (1/(4*[.F$1]))))/SQRT(([.F$1]^2)*([.A339] - (1/(4*[.F$1])))^2 +([.F$3])^2)))" office:value-type="float" office:value="-0.0388934571736002">
            <text:p>-0.0388934572</text:p>
          </table:table-cell>
          <table:table-cell table:number-columns-repeated="5"/>
        </table:table-row>
        <table:table-row table:style-name="ro1">
          <table:table-cell office:value-type="float" office:value="1.39">
            <text:p>1.39</text:p>
          </table:table-cell>
          <table:table-cell table:formula="of:=2*(SQRT(([.F$1]^2)*(([.A340]+1/(4*[.F$1]))^2)+([.F$2])^2)-SQRT(([.F$1]^2)*(([.A340]-1/(4*[.F$1]))^2)+([.F$3])^2)+0.5) -1" office:value-type="float" office:value="-0.972407137357443">
            <text:p>-0.9724071374</text:p>
          </table:table-cell>
          <table:table-cell table:formula="of:=2*(((([.F$1]^2)*([.A340] + (1/(4*[.F$1]))))/SQRT(([.F$1]^2)*([.A340] + (1/(4*[.F$1])))^2 +([.F$2])^2))-((([.F$1]^2)*([.A340] - (1/(4*[.F$1]))))/SQRT(([.F$1]^2)*([.A340] - (1/(4*[.F$1])))^2 +([.F$3])^2)))" office:value-type="float" office:value="-0.038104452105749">
            <text:p>-0.0381044521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table:formula="of:=2*(SQRT(([.F$1]^2)*(([.A341]+1/(4*[.F$1]))^2)+([.F$2])^2)-SQRT(([.F$1]^2)*(([.A341]-1/(4*[.F$1]))^2)+([.F$3])^2)+0.5) -1" office:value-type="float" office:value="-0.972784324243399">
            <text:p>-0.9727843242</text:p>
          </table:table-cell>
          <table:table-cell table:formula="of:=2*(((([.F$1]^2)*([.A341] + (1/(4*[.F$1]))))/SQRT(([.F$1]^2)*([.A341] + (1/(4*[.F$1])))^2 +([.F$2])^2))-((([.F$1]^2)*([.A341] - (1/(4*[.F$1]))))/SQRT(([.F$1]^2)*([.A341] - (1/(4*[.F$1])))^2 +([.F$3])^2)))" office:value-type="float" office:value="-0.0373363519300938">
            <text:p>-0.0373363519</text:p>
          </table:table-cell>
          <table:table-cell table:number-columns-repeated="5"/>
        </table:table-row>
        <table:table-row table:style-name="ro1">
          <table:table-cell office:value-type="float" office:value="1.41">
            <text:p>1.41</text:p>
          </table:table-cell>
          <table:table-cell table:formula="of:=2*(SQRT(([.F$1]^2)*(([.A342]+1/(4*[.F$1]))^2)+([.F$2])^2)-SQRT(([.F$1]^2)*(([.A342]-1/(4*[.F$1]))^2)+([.F$3])^2)+0.5) -1" office:value-type="float" office:value="-0.973153931816231">
            <text:p>-0.9731539318</text:p>
          </table:table-cell>
          <table:table-cell table:formula="of:=2*(((([.F$1]^2)*([.A342] + (1/(4*[.F$1]))))/SQRT(([.F$1]^2)*([.A342] + (1/(4*[.F$1])))^2 +([.F$2])^2))-((([.F$1]^2)*([.A342] - (1/(4*[.F$1]))))/SQRT(([.F$1]^2)*([.A342] - (1/(4*[.F$1])))^2 +([.F$3])^2)))" office:value-type="float" office:value="-0.0365884786721846">
            <text:p>-0.0365884787</text:p>
          </table:table-cell>
          <table:table-cell table:number-columns-repeated="5"/>
        </table:table-row>
        <table:table-row table:style-name="ro1">
          <table:table-cell office:value-type="float" office:value="1.42">
            <text:p>1.42</text:p>
          </table:table-cell>
          <table:table-cell table:formula="of:=2*(SQRT(([.F$1]^2)*(([.A343]+1/(4*[.F$1]))^2)+([.F$2])^2)-SQRT(([.F$1]^2)*(([.A343]-1/(4*[.F$1]))^2)+([.F$3])^2)+0.5) -1" office:value-type="float" office:value="-0.973516159063315">
            <text:p>-0.9735161591</text:p>
          </table:table-cell>
          <table:table-cell table:formula="of:=2*(((([.F$1]^2)*([.A343] + (1/(4*[.F$1]))))/SQRT(([.F$1]^2)*([.A343] + (1/(4*[.F$1])))^2 +([.F$2])^2))-((([.F$1]^2)*([.A343] - (1/(4*[.F$1]))))/SQRT(([.F$1]^2)*([.A343] - (1/(4*[.F$1])))^2 +([.F$3])^2)))" office:value-type="float" office:value="-0.0358601801799594">
            <text:p>-0.0358601802</text:p>
          </table:table-cell>
          <table:table-cell table:number-columns-repeated="5"/>
        </table:table-row>
        <table:table-row table:style-name="ro1">
          <table:table-cell office:value-type="float" office:value="1.43">
            <text:p>1.43</text:p>
          </table:table-cell>
          <table:table-cell table:formula="of:=2*(SQRT(([.F$1]^2)*(([.A344]+1/(4*[.F$1]))^2)+([.F$2])^2)-SQRT(([.F$1]^2)*(([.A344]-1/(4*[.F$1]))^2)+([.F$3])^2)+0.5) -1" office:value-type="float" office:value="-0.973871198574923">
            <text:p>-0.9738711986</text:p>
          </table:table-cell>
          <table:table-cell table:formula="of:=2*(((([.F$1]^2)*([.A344] + (1/(4*[.F$1]))))/SQRT(([.F$1]^2)*([.A344] + (1/(4*[.F$1])))^2 +([.F$2])^2))-((([.F$1]^2)*([.A344] - (1/(4*[.F$1]))))/SQRT(([.F$1]^2)*([.A344] - (1/(4*[.F$1])))^2 +([.F$3])^2)))" office:value-type="float" office:value="-0.0351508290017755">
            <text:p>-0.035150829</text:p>
          </table:table-cell>
          <table:table-cell table:number-columns-repeated="5"/>
        </table:table-row>
        <table:table-row table:style-name="ro1">
          <table:table-cell office:value-type="float" office:value="1.44">
            <text:p>1.44</text:p>
          </table:table-cell>
          <table:table-cell table:formula="of:=2*(SQRT(([.F$1]^2)*(([.A345]+1/(4*[.F$1]))^2)+([.F$2])^2)-SQRT(([.F$1]^2)*(([.A345]-1/(4*[.F$1]))^2)+([.F$3])^2)+0.5) -1" office:value-type="float" office:value="-0.974219236785824">
            <text:p>-0.9742192368</text:p>
          </table:table-cell>
          <table:table-cell table:formula="of:=2*(((([.F$1]^2)*([.A345] + (1/(4*[.F$1]))))/SQRT(([.F$1]^2)*([.A345] + (1/(4*[.F$1])))^2 +([.F$2])^2))-((([.F$1]^2)*([.A345] - (1/(4*[.F$1]))))/SQRT(([.F$1]^2)*([.A345] - (1/(4*[.F$1])))^2 +([.F$3])^2)))" office:value-type="float" office:value="-0.0344598213188778">
            <text:p>-0.0344598213</text:p>
          </table:table-cell>
          <table:table-cell table:number-columns-repeated="5"/>
        </table:table-row>
        <table:table-row table:style-name="ro1">
          <table:table-cell office:value-type="float" office:value="1.45">
            <text:p>1.45</text:p>
          </table:table-cell>
          <table:table-cell table:formula="of:=2*(SQRT(([.F$1]^2)*(([.A346]+1/(4*[.F$1]))^2)+([.F$2])^2)-SQRT(([.F$1]^2)*(([.A346]-1/(4*[.F$1]))^2)+([.F$3])^2)+0.5) -1" office:value-type="float" office:value="-0.974560454206536">
            <text:p>-0.9745604542</text:p>
          </table:table-cell>
          <table:table-cell table:formula="of:=2*(((([.F$1]^2)*([.A346] + (1/(4*[.F$1]))))/SQRT(([.F$1]^2)*([.A346] + (1/(4*[.F$1])))^2 +([.F$2])^2))-((([.F$1]^2)*([.A346] - (1/(4*[.F$1]))))/SQRT(([.F$1]^2)*([.A346] - (1/(4*[.F$1])))^2 +([.F$3])^2)))" office:value-type="float" office:value="-0.033786575929339">
            <text:p>-0.0337865759</text:p>
          </table:table-cell>
          <table:table-cell table:number-columns-repeated="5"/>
        </table:table-row>
        <table:table-row table:style-name="ro1">
          <table:table-cell office:value-type="float" office:value="1.46">
            <text:p>1.46</text:p>
          </table:table-cell>
          <table:table-cell table:formula="of:=2*(SQRT(([.F$1]^2)*(([.A347]+1/(4*[.F$1]))^2)+([.F$2])^2)-SQRT(([.F$1]^2)*(([.A347]-1/(4*[.F$1]))^2)+([.F$3])^2)+0.5) -1" office:value-type="float" office:value="-0.974895025644582">
            <text:p>-0.9748950256</text:p>
          </table:table-cell>
          <table:table-cell table:formula="of:=2*(((([.F$1]^2)*([.A347] + (1/(4*[.F$1]))))/SQRT(([.F$1]^2)*([.A347] + (1/(4*[.F$1])))^2 +([.F$2])^2))-((([.F$1]^2)*([.A347] - (1/(4*[.F$1]))))/SQRT(([.F$1]^2)*([.A347] - (1/(4*[.F$1])))^2 +([.F$3])^2)))" office:value-type="float" office:value="-0.0331305332808327">
            <text:p>-0.0331305333</text:p>
          </table:table-cell>
          <table:table-cell table:number-columns-repeated="5"/>
        </table:table-row>
        <table:table-row table:style-name="ro1">
          <table:table-cell office:value-type="float" office:value="1.47">
            <text:p>1.47</text:p>
          </table:table-cell>
          <table:table-cell table:formula="of:=2*(SQRT(([.F$1]^2)*(([.A348]+1/(4*[.F$1]))^2)+([.F$2])^2)-SQRT(([.F$1]^2)*(([.A348]-1/(4*[.F$1]))^2)+([.F$3])^2)+0.5) -1" office:value-type="float" office:value="-0.975223120416342">
            <text:p>-0.9752231204</text:p>
          </table:table-cell>
          <table:table-cell table:formula="of:=2*(((([.F$1]^2)*([.A348] + (1/(4*[.F$1]))))/SQRT(([.F$1]^2)*([.A348] + (1/(4*[.F$1])))^2 +([.F$2])^2))-((([.F$1]^2)*([.A348] - (1/(4*[.F$1]))))/SQRT(([.F$1]^2)*([.A348] - (1/(4*[.F$1])))^2 +([.F$3])^2)))" office:value-type="float" office:value="-0.0324911545495894">
            <text:p>-0.0324911545</text:p>
          </table:table-cell>
          <table:table-cell table:number-columns-repeated="5"/>
        </table:table-row>
        <table:table-row table:style-name="ro1">
          <table:table-cell office:value-type="float" office:value="1.48">
            <text:p>1.48</text:p>
          </table:table-cell>
          <table:table-cell table:formula="of:=2*(SQRT(([.F$1]^2)*(([.A349]+1/(4*[.F$1]))^2)+([.F$2])^2)-SQRT(([.F$1]^2)*(([.A349]-1/(4*[.F$1]))^2)+([.F$3])^2)+0.5) -1" office:value-type="float" office:value="-0.975544902549942">
            <text:p>-0.9755449025</text:p>
          </table:table-cell>
          <table:table-cell table:formula="of:=2*(((([.F$1]^2)*([.A349] + (1/(4*[.F$1]))))/SQRT(([.F$1]^2)*([.A349] + (1/(4*[.F$1])))^2 +([.F$2])^2))-((([.F$1]^2)*([.A349] - (1/(4*[.F$1]))))/SQRT(([.F$1]^2)*([.A349] - (1/(4*[.F$1])))^2 +([.F$3])^2)))" office:value-type="float" office:value="-0.0318679207631227">
            <text:p>-0.0318679208</text:p>
          </table:table-cell>
          <table:table-cell table:number-columns-repeated="5"/>
        </table:table-row>
        <table:table-row table:style-name="ro1">
          <table:table-cell office:value-type="float" office:value="1.49">
            <text:p>1.49</text:p>
          </table:table-cell>
          <table:table-cell table:formula="of:=2*(SQRT(([.F$1]^2)*(([.A350]+1/(4*[.F$1]))^2)+([.F$2])^2)-SQRT(([.F$1]^2)*(([.A350]-1/(4*[.F$1]))^2)+([.F$3])^2)+0.5) -1" office:value-type="float" office:value="-0.975860530979539">
            <text:p>-0.975860531</text:p>
          </table:table-cell>
          <table:table-cell table:formula="of:=2*(((([.F$1]^2)*([.A350] + (1/(4*[.F$1]))))/SQRT(([.F$1]^2)*([.A350] + (1/(4*[.F$1])))^2 +([.F$2])^2))-((([.F$1]^2)*([.A350] - (1/(4*[.F$1]))))/SQRT(([.F$1]^2)*([.A350] - (1/(4*[.F$1])))^2 +([.F$3])^2)))" office:value-type="float" office:value="-0.0312603319645159">
            <text:p>-0.031260332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table:formula="of:=2*(SQRT(([.F$1]^2)*(([.A351]+1/(4*[.F$1]))^2)+([.F$2])^2)-SQRT(([.F$1]^2)*(([.A351]-1/(4*[.F$1]))^2)+([.F$3])^2)+0.5) -1" office:value-type="float" office:value="-0.97617015973146">
            <text:p>-0.9761701597</text:p>
          </table:table-cell>
          <table:table-cell table:formula="of:=2*(((([.F$1]^2)*([.A351] + (1/(4*[.F$1]))))/SQRT(([.F$1]^2)*([.A351] + (1/(4*[.F$1])))^2 +([.F$2])^2))-((([.F$1]^2)*([.A351] - (1/(4*[.F$1]))))/SQRT(([.F$1]^2)*([.A351] - (1/(4*[.F$1])))^2 +([.F$3])^2)))" office:value-type="float" office:value="-0.0306679064159994">
            <text:p>-0.0306679064</text:p>
          </table:table-cell>
          <table:table-cell table:number-columns-repeated="5"/>
        </table:table-row>
        <table:table-row table:style-name="ro1">
          <table:table-cell office:value-type="float" office:value="1.51">
            <text:p>1.51</text:p>
          </table:table-cell>
          <table:table-cell table:formula="of:=2*(SQRT(([.F$1]^2)*(([.A352]+1/(4*[.F$1]))^2)+([.F$2])^2)-SQRT(([.F$1]^2)*(([.A352]-1/(4*[.F$1]))^2)+([.F$3])^2)+0.5) -1" office:value-type="float" office:value="-0.976473938102572">
            <text:p>-0.9764739381</text:p>
          </table:table-cell>
          <table:table-cell table:formula="of:=2*(((([.F$1]^2)*([.A352] + (1/(4*[.F$1]))))/SQRT(([.F$1]^2)*([.A352] + (1/(4*[.F$1])))^2 +([.F$2])^2))-((([.F$1]^2)*([.A352] - (1/(4*[.F$1]))))/SQRT(([.F$1]^2)*([.A352] - (1/(4*[.F$1])))^2 +([.F$3])^2)))" office:value-type="float" office:value="-0.0300901798398581">
            <text:p>-0.0300901798</text:p>
          </table:table-cell>
          <table:table-cell table:number-columns-repeated="5"/>
        </table:table-row>
        <table:table-row table:style-name="ro1">
          <table:table-cell office:value-type="float" office:value="1.52">
            <text:p>1.52</text:p>
          </table:table-cell>
          <table:table-cell table:formula="of:=2*(SQRT(([.F$1]^2)*(([.A353]+1/(4*[.F$1]))^2)+([.F$2])^2)-SQRT(([.F$1]^2)*(([.A353]-1/(4*[.F$1]))^2)+([.F$3])^2)+0.5) -1" office:value-type="float" office:value="-0.976772010831244">
            <text:p>-0.9767720108</text:p>
          </table:table-cell>
          <table:table-cell table:formula="of:=2*(((([.F$1]^2)*([.A353] + (1/(4*[.F$1]))))/SQRT(([.F$1]^2)*([.A353] + (1/(4*[.F$1])))^2 +([.F$2])^2))-((([.F$1]^2)*([.A353] - (1/(4*[.F$1]))))/SQRT(([.F$1]^2)*([.A353] - (1/(4*[.F$1])))^2 +([.F$3])^2)))" office:value-type="float" office:value="-0.0295267046947352">
            <text:p>-0.0295267047</text:p>
          </table:table-cell>
          <table:table-cell table:number-columns-repeated="5"/>
        </table:table-row>
        <table:table-row table:style-name="ro1">
          <table:table-cell office:value-type="float" office:value="1.53">
            <text:p>1.53</text:p>
          </table:table-cell>
          <table:table-cell table:formula="of:=2*(SQRT(([.F$1]^2)*(([.A354]+1/(4*[.F$1]))^2)+([.F$2])^2)-SQRT(([.F$1]^2)*(([.A354]-1/(4*[.F$1]))^2)+([.F$3])^2)+0.5) -1" office:value-type="float" office:value="-0.977064518261216">
            <text:p>-0.9770645183</text:p>
          </table:table-cell>
          <table:table-cell table:formula="of:=2*(((([.F$1]^2)*([.A354] + (1/(4*[.F$1]))))/SQRT(([.F$1]^2)*([.A354] + (1/(4*[.F$1])))^2 +([.F$2])^2))-((([.F$1]^2)*([.A354] - (1/(4*[.F$1]))))/SQRT(([.F$1]^2)*([.A354] - (1/(4*[.F$1])))^2 +([.F$3])^2)))" office:value-type="float" office:value="-0.0289770494854871">
            <text:p>-0.0289770495</text:p>
          </table:table-cell>
          <table:table-cell table:number-columns-repeated="5"/>
        </table:table-row>
        <table:table-row table:style-name="ro1">
          <table:table-cell office:value-type="float" office:value="1.54">
            <text:p>1.54</text:p>
          </table:table-cell>
          <table:table-cell table:formula="of:=2*(SQRT(([.F$1]^2)*(([.A355]+1/(4*[.F$1]))^2)+([.F$2])^2)-SQRT(([.F$1]^2)*(([.A355]-1/(4*[.F$1]))^2)+([.F$3])^2)+0.5) -1" office:value-type="float" office:value="-0.977351596498746">
            <text:p>-0.9773515965</text:p>
          </table:table-cell>
          <table:table-cell table:formula="of:=2*(((([.F$1]^2)*([.A355] + (1/(4*[.F$1]))))/SQRT(([.F$1]^2)*([.A355] + (1/(4*[.F$1])))^2 +([.F$2])^2))-((([.F$1]^2)*([.A355] - (1/(4*[.F$1]))))/SQRT(([.F$1]^2)*([.A355] - (1/(4*[.F$1])))^2 +([.F$3])^2)))" office:value-type="float" office:value="-0.0284407981049366">
            <text:p>-0.0284407981</text:p>
          </table:table-cell>
          <table:table-cell table:number-columns-repeated="5"/>
        </table:table-row>
        <table:table-row table:style-name="ro1">
          <table:table-cell office:value-type="float" office:value="1.55">
            <text:p>1.55</text:p>
          </table:table-cell>
          <table:table-cell table:formula="of:=2*(SQRT(([.F$1]^2)*(([.A356]+1/(4*[.F$1]))^2)+([.F$2])^2)-SQRT(([.F$1]^2)*(([.A356]-1/(4*[.F$1]))^2)+([.F$3])^2)+0.5) -1" office:value-type="float" office:value="-0.977633377563343">
            <text:p>-0.9776333776</text:p>
          </table:table-cell>
          <table:table-cell table:formula="of:=2*(((([.F$1]^2)*([.A356] + (1/(4*[.F$1]))))/SQRT(([.F$1]^2)*([.A356] + (1/(4*[.F$1])))^2 +([.F$2])^2))-((([.F$1]^2)*([.A356] - (1/(4*[.F$1]))))/SQRT(([.F$1]^2)*([.A356] - (1/(4*[.F$1])))^2 +([.F$3])^2)))" office:value-type="float" office:value="-0.0279175492058066">
            <text:p>-0.0279175492</text:p>
          </table:table-cell>
          <table:table-cell table:number-columns-repeated="5"/>
        </table:table-row>
        <table:table-row table:style-name="ro1">
          <table:table-cell office:value-type="float" office:value="1.56">
            <text:p>1.56</text:p>
          </table:table-cell>
          <table:table-cell table:formula="of:=2*(SQRT(([.F$1]^2)*(([.A357]+1/(4*[.F$1]))^2)+([.F$2])^2)-SQRT(([.F$1]^2)*(([.A357]-1/(4*[.F$1]))^2)+([.F$3])^2)+0.5) -1" office:value-type="float" office:value="-0.977909989532336">
            <text:p>-0.9779099895</text:p>
          </table:table-cell>
          <table:table-cell table:formula="of:=2*(((([.F$1]^2)*([.A357] + (1/(4*[.F$1]))))/SQRT(([.F$1]^2)*([.A357] + (1/(4*[.F$1])))^2 +([.F$2])^2))-((([.F$1]^2)*([.A357] - (1/(4*[.F$1]))))/SQRT(([.F$1]^2)*([.A357] - (1/(4*[.F$1])))^2 +([.F$3])^2)))" office:value-type="float" office:value="-0.0274069156014214">
            <text:p>-0.0274069156</text:p>
          </table:table-cell>
          <table:table-cell table:number-columns-repeated="5"/>
        </table:table-row>
        <table:table-row table:style-name="ro1">
          <table:table-cell office:value-type="float" office:value="1.57">
            <text:p>1.57</text:p>
          </table:table-cell>
          <table:table-cell table:formula="of:=2*(SQRT(([.F$1]^2)*(([.A358]+1/(4*[.F$1]))^2)+([.F$2])^2)-SQRT(([.F$1]^2)*(([.A358]-1/(4*[.F$1]))^2)+([.F$3])^2)+0.5) -1" office:value-type="float" office:value="-0.978181556679576">
            <text:p>-0.9781815567</text:p>
          </table:table-cell>
          <table:table-cell table:formula="of:=2*(((([.F$1]^2)*([.A358] + (1/(4*[.F$1]))))/SQRT(([.F$1]^2)*([.A358] + (1/(4*[.F$1])))^2 +([.F$2])^2))-((([.F$1]^2)*([.A358] - (1/(4*[.F$1]))))/SQRT(([.F$1]^2)*([.A358] - (1/(4*[.F$1])))^2 +([.F$3])^2)))" office:value-type="float" office:value="-0.0269085236936561">
            <text:p>-0.0269085237</text:p>
          </table:table-cell>
          <table:table-cell table:number-columns-repeated="5"/>
        </table:table-row>
        <table:table-row table:style-name="ro1">
          <table:table-cell office:value-type="float" office:value="1.58">
            <text:p>1.58</text:p>
          </table:table-cell>
          <table:table-cell table:formula="of:=2*(SQRT(([.F$1]^2)*(([.A359]+1/(4*[.F$1]))^2)+([.F$2])^2)-SQRT(([.F$1]^2)*(([.A359]-1/(4*[.F$1]))^2)+([.F$3])^2)+0.5) -1" office:value-type="float" office:value="-0.978448199608621">
            <text:p>-0.9784481996</text:p>
          </table:table-cell>
          <table:table-cell table:formula="of:=2*(((([.F$1]^2)*([.A359] + (1/(4*[.F$1]))))/SQRT(([.F$1]^2)*([.A359] + (1/(4*[.F$1])))^2 +([.F$2])^2))-((([.F$1]^2)*([.A359] - (1/(4*[.F$1]))))/SQRT(([.F$1]^2)*([.A359] - (1/(4*[.F$1])))^2 +([.F$3])^2)))" office:value-type="float" office:value="-0.0264220129267549">
            <text:p>-0.0264220129</text:p>
          </table:table-cell>
          <table:table-cell table:number-columns-repeated="5"/>
        </table:table-row>
        <table:table-row table:style-name="ro1">
          <table:table-cell office:value-type="float" office:value="1.59">
            <text:p>1.59</text:p>
          </table:table-cell>
          <table:table-cell table:formula="of:=2*(SQRT(([.F$1]^2)*(([.A360]+1/(4*[.F$1]))^2)+([.F$2])^2)-SQRT(([.F$1]^2)*(([.A360]-1/(4*[.F$1]))^2)+([.F$3])^2)+0.5) -1" office:value-type="float" office:value="-0.978710035380466">
            <text:p>-0.9787100354</text:p>
          </table:table-cell>
          <table:table-cell table:formula="of:=2*(((([.F$1]^2)*([.A360] + (1/(4*[.F$1]))))/SQRT(([.F$1]^2)*([.A360] + (1/(4*[.F$1])))^2 +([.F$2])^2))-((([.F$1]^2)*([.A360] - (1/(4*[.F$1]))))/SQRT(([.F$1]^2)*([.A360] - (1/(4*[.F$1])))^2 +([.F$3])^2)))" office:value-type="float" office:value="-0.0259470352658191">
            <text:p>-0.0259470353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table:formula="of:=2*(SQRT(([.F$1]^2)*(([.A361]+1/(4*[.F$1]))^2)+([.F$2])^2)-SQRT(([.F$1]^2)*(([.A361]-1/(4*[.F$1]))^2)+([.F$3])^2)+0.5) -1" office:value-type="float" office:value="-0.978967177636296">
            <text:p>-0.9789671776</text:p>
          </table:table-cell>
          <table:table-cell table:formula="of:=2*(((([.F$1]^2)*([.A361] + (1/(4*[.F$1]))))/SQRT(([.F$1]^2)*([.A361] + (1/(4*[.F$1])))^2 +([.F$2])^2))-((([.F$1]^2)*([.A361] - (1/(4*[.F$1]))))/SQRT(([.F$1]^2)*([.A361] - (1/(4*[.F$1])))^2 +([.F$3])^2)))" office:value-type="float" office:value="-0.0254832546986137">
            <text:p>-0.0254832547</text:p>
          </table:table-cell>
          <table:table-cell table:number-columns-repeated="5"/>
        </table:table-row>
        <table:table-row table:style-name="ro1">
          <table:table-cell office:value-type="float" office:value="1.61">
            <text:p>1.61</text:p>
          </table:table-cell>
          <table:table-cell table:formula="of:=2*(SQRT(([.F$1]^2)*(([.A362]+1/(4*[.F$1]))^2)+([.F$2])^2)-SQRT(([.F$1]^2)*(([.A362]-1/(4*[.F$1]))^2)+([.F$3])^2)+0.5) -1" office:value-type="float" office:value="-0.979219736715297">
            <text:p>-0.9792197367</text:p>
          </table:table-cell>
          <table:table-cell table:formula="of:=2*(((([.F$1]^2)*([.A362] + (1/(4*[.F$1]))))/SQRT(([.F$1]^2)*([.A362] + (1/(4*[.F$1])))^2 +([.F$2])^2))-((([.F$1]^2)*([.A362] - (1/(4*[.F$1]))))/SQRT(([.F$1]^2)*([.A362] - (1/(4*[.F$1])))^2 +([.F$3])^2)))" office:value-type="float" office:value="-0.0250303467596407">
            <text:p>-0.0250303468</text:p>
          </table:table-cell>
          <table:table-cell table:number-columns-repeated="5"/>
        </table:table-row>
        <table:table-row table:style-name="ro1">
          <table:table-cell office:value-type="float" office:value="1.62">
            <text:p>1.62</text:p>
          </table:table-cell>
          <table:table-cell table:formula="of:=2*(SQRT(([.F$1]^2)*(([.A363]+1/(4*[.F$1]))^2)+([.F$2])^2)-SQRT(([.F$1]^2)*(([.A363]-1/(4*[.F$1]))^2)+([.F$3])^2)+0.5) -1" office:value-type="float" office:value="-0.979467819767823">
            <text:p>-0.9794678198</text:p>
          </table:table-cell>
          <table:table-cell table:formula="of:=2*(((([.F$1]^2)*([.A363] + (1/(4*[.F$1]))))/SQRT(([.F$1]^2)*([.A363] + (1/(4*[.F$1])))^2 +([.F$2])^2))-((([.F$1]^2)*([.A363] - (1/(4*[.F$1]))))/SQRT(([.F$1]^2)*([.A363] - (1/(4*[.F$1])))^2 +([.F$3])^2)))" office:value-type="float" office:value="-0.0245879980753507">
            <text:p>-0.0245879981</text:p>
          </table:table-cell>
          <table:table-cell table:number-columns-repeated="5"/>
        </table:table-row>
        <table:table-row table:style-name="ro1">
          <table:table-cell office:value-type="float" office:value="1.63">
            <text:p>1.63</text:p>
          </table:table-cell>
          <table:table-cell table:formula="of:=2*(SQRT(([.F$1]^2)*(([.A364]+1/(4*[.F$1]))^2)+([.F$2])^2)-SQRT(([.F$1]^2)*(([.A364]-1/(4*[.F$1]))^2)+([.F$3])^2)+0.5) -1" office:value-type="float" office:value="-0.97971153086413">
            <text:p>-0.9797115309</text:p>
          </table:table-cell>
          <table:table-cell table:formula="of:=2*(((([.F$1]^2)*([.A364] + (1/(4*[.F$1]))))/SQRT(([.F$1]^2)*([.A364] + (1/(4*[.F$1])))^2 +([.F$2])^2))-((([.F$1]^2)*([.A364] - (1/(4*[.F$1]))))/SQRT(([.F$1]^2)*([.A364] - (1/(4*[.F$1])))^2 +([.F$3])^2)))" office:value-type="float" office:value="-0.0241559059294261">
            <text:p>-0.0241559059</text:p>
          </table:table-cell>
          <table:table-cell table:number-columns-repeated="5"/>
        </table:table-row>
        <table:table-row table:style-name="ro1">
          <table:table-cell office:value-type="float" office:value="1.64">
            <text:p>1.64</text:p>
          </table:table-cell>
          <table:table-cell table:formula="of:=2*(SQRT(([.F$1]^2)*(([.A365]+1/(4*[.F$1]))^2)+([.F$2])^2)-SQRT(([.F$1]^2)*(([.A365]-1/(4*[.F$1]))^2)+([.F$3])^2)+0.5) -1" office:value-type="float" office:value="-0.979950971098862">
            <text:p>-0.9799509711</text:p>
          </table:table-cell>
          <table:table-cell table:formula="of:=2*(((([.F$1]^2)*([.A365] + (1/(4*[.F$1]))))/SQRT(([.F$1]^2)*([.A365] + (1/(4*[.F$1])))^2 +([.F$2])^2))-((([.F$1]^2)*([.A365] - (1/(4*[.F$1]))))/SQRT(([.F$1]^2)*([.A365] - (1/(4*[.F$1])))^2 +([.F$3])^2)))" office:value-type="float" office:value="-0.0237337778472178">
            <text:p>-0.0237337778</text:p>
          </table:table-cell>
          <table:table-cell table:number-columns-repeated="5"/>
        </table:table-row>
        <table:table-row table:style-name="ro1">
          <table:table-cell office:value-type="float" office:value="1.65">
            <text:p>1.65</text:p>
          </table:table-cell>
          <table:table-cell table:formula="of:=2*(SQRT(([.F$1]^2)*(([.A366]+1/(4*[.F$1]))^2)+([.F$2])^2)-SQRT(([.F$1]^2)*(([.A366]-1/(4*[.F$1]))^2)+([.F$3])^2)+0.5) -1" office:value-type="float" office:value="-0.980186238691463">
            <text:p>-0.9801862387</text:p>
          </table:table-cell>
          <table:table-cell table:formula="of:=2*(((([.F$1]^2)*([.A366] + (1/(4*[.F$1]))))/SQRT(([.F$1]^2)*([.A366] + (1/(4*[.F$1])))^2 +([.F$2])^2))-((([.F$1]^2)*([.A366] - (1/(4*[.F$1]))))/SQRT(([.F$1]^2)*([.A366] - (1/(4*[.F$1])))^2 +([.F$3])^2)))" office:value-type="float" office:value="-0.0233213311983391">
            <text:p>-0.0233213312</text:p>
          </table:table-cell>
          <table:table-cell table:number-columns-repeated="5"/>
        </table:table-row>
        <table:table-row table:style-name="ro1">
          <table:table-cell office:value-type="float" office:value="1.66">
            <text:p>1.66</text:p>
          </table:table-cell>
          <table:table-cell table:formula="of:=2*(SQRT(([.F$1]^2)*(([.A367]+1/(4*[.F$1]))^2)+([.F$2])^2)-SQRT(([.F$1]^2)*(([.A367]-1/(4*[.F$1]))^2)+([.F$3])^2)+0.5) -1" office:value-type="float" office:value="-0.98041742908271">
            <text:p>-0.9804174291</text:p>
          </table:table-cell>
          <table:table-cell table:formula="of:=2*(((([.F$1]^2)*([.A367] + (1/(4*[.F$1]))))/SQRT(([.F$1]^2)*([.A367] + (1/(4*[.F$1])))^2 +([.F$2])^2))-((([.F$1]^2)*([.A367] - (1/(4*[.F$1]))))/SQRT(([.F$1]^2)*([.A367] - (1/(4*[.F$1])))^2 +([.F$3])^2)))" office:value-type="float" office:value="-0.0229182928165947">
            <text:p>-0.0229182928</text:p>
          </table:table-cell>
          <table:table-cell table:number-columns-repeated="5"/>
        </table:table-row>
        <table:table-row table:style-name="ro1">
          <table:table-cell office:value-type="float" office:value="1.67">
            <text:p>1.67</text:p>
          </table:table-cell>
          <table:table-cell table:formula="of:=2*(SQRT(([.F$1]^2)*(([.A368]+1/(4*[.F$1]))^2)+([.F$2])^2)-SQRT(([.F$1]^2)*(([.A368]-1/(4*[.F$1]))^2)+([.F$3])^2)+0.5) -1" office:value-type="float" office:value="-0.980644635027495">
            <text:p>-0.980644635</text:p>
          </table:table-cell>
          <table:table-cell table:formula="of:=2*(((([.F$1]^2)*([.A368] + (1/(4*[.F$1]))))/SQRT(([.F$1]^2)*([.A368] + (1/(4*[.F$1])))^2 +([.F$2])^2))-((([.F$1]^2)*([.A368] - (1/(4*[.F$1]))))/SQRT(([.F$1]^2)*([.A368] - (1/(4*[.F$1])))^2 +([.F$3])^2)))" office:value-type="float" office:value="-0.0225243986363957">
            <text:p>-0.0225243986</text:p>
          </table:table-cell>
          <table:table-cell table:number-columns-repeated="5"/>
        </table:table-row>
        <table:table-row table:style-name="ro1">
          <table:table-cell office:value-type="float" office:value="1.68">
            <text:p>1.68</text:p>
          </table:table-cell>
          <table:table-cell table:formula="of:=2*(SQRT(([.F$1]^2)*(([.A369]+1/(4*[.F$1]))^2)+([.F$2])^2)-SQRT(([.F$1]^2)*(([.A369]-1/(4*[.F$1]))^2)+([.F$3])^2)+0.5) -1" office:value-type="float" office:value="-0.980867946684132">
            <text:p>-0.9808679467</text:p>
          </table:table-cell>
          <table:table-cell table:formula="of:=2*(((([.F$1]^2)*([.A369] + (1/(4*[.F$1]))))/SQRT(([.F$1]^2)*([.A369] + (1/(4*[.F$1])))^2 +([.F$2])^2))-((([.F$1]^2)*([.A369] - (1/(4*[.F$1]))))/SQRT(([.F$1]^2)*([.A369] - (1/(4*[.F$1])))^2 +([.F$3])^2)))" office:value-type="float" office:value="-0.0221393933448297">
            <text:p>-0.0221393933</text:p>
          </table:table-cell>
          <table:table-cell table:number-columns-repeated="5"/>
        </table:table-row>
        <table:table-row table:style-name="ro1">
          <table:table-cell office:value-type="float" office:value="1.69">
            <text:p>1.69</text:p>
          </table:table-cell>
          <table:table-cell table:formula="of:=2*(SQRT(([.F$1]^2)*(([.A370]+1/(4*[.F$1]))^2)+([.F$2])^2)-SQRT(([.F$1]^2)*(([.A370]-1/(4*[.F$1]))^2)+([.F$3])^2)+0.5) -1" office:value-type="float" office:value="-0.981087451700144">
            <text:p>-0.9810874517</text:p>
          </table:table-cell>
          <table:table-cell table:formula="of:=2*(((([.F$1]^2)*([.A370] + (1/(4*[.F$1]))))/SQRT(([.F$1]^2)*([.A370] + (1/(4*[.F$1])))^2 +([.F$2])^2))-((([.F$1]^2)*([.A370] - (1/(4*[.F$1]))))/SQRT(([.F$1]^2)*([.A370] - (1/(4*[.F$1])))^2 +([.F$3])^2)))" office:value-type="float" office:value="-0.0217630300487102">
            <text:p>-0.02176303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table:formula="of:=2*(SQRT(([.F$1]^2)*(([.A371]+1/(4*[.F$1]))^2)+([.F$2])^2)-SQRT(([.F$1]^2)*(([.A371]-1/(4*[.F$1]))^2)+([.F$3])^2)+0.5) -1" office:value-type="float" office:value="-0.981303235294917">
            <text:p>-0.9813032353</text:p>
          </table:table-cell>
          <table:table-cell table:formula="of:=2*(((([.F$1]^2)*([.A371] + (1/(4*[.F$1]))))/SQRT(([.F$1]^2)*([.A371] + (1/(4*[.F$1])))^2 +([.F$2])^2))-((([.F$1]^2)*([.A371] - (1/(4*[.F$1]))))/SQRT(([.F$1]^2)*([.A371] - (1/(4*[.F$1])))^2 +([.F$3])^2)))" office:value-type="float" office:value="-0.0213950699558332">
            <text:p>-0.02139507</text:p>
          </table:table-cell>
          <table:table-cell table:number-columns-repeated="5"/>
        </table:table-row>
        <table:table-row table:style-name="ro1">
          <table:table-cell office:value-type="float" office:value="1.71">
            <text:p>1.71</text:p>
          </table:table-cell>
          <table:table-cell table:formula="of:=2*(SQRT(([.F$1]^2)*(([.A372]+1/(4*[.F$1]))^2)+([.F$2])^2)-SQRT(([.F$1]^2)*(([.A372]-1/(4*[.F$1]))^2)+([.F$3])^2)+0.5) -1" office:value-type="float" office:value="-0.981515380339118">
            <text:p>-0.9815153803</text:p>
          </table:table-cell>
          <table:table-cell table:formula="of:=2*(((([.F$1]^2)*([.A372] + (1/(4*[.F$1]))))/SQRT(([.F$1]^2)*([.A372] + (1/(4*[.F$1])))^2 +([.F$2])^2))-((([.F$1]^2)*([.A372] - (1/(4*[.F$1]))))/SQRT(([.F$1]^2)*([.A372] - (1/(4*[.F$1])))^2 +([.F$3])^2)))" office:value-type="float" office:value="-0.0210352820698194">
            <text:p>-0.0210352821</text:p>
          </table:table-cell>
          <table:table-cell table:number-columns-repeated="5"/>
        </table:table-row>
        <table:table-row table:style-name="ro1">
          <table:table-cell office:value-type="float" office:value="1.72">
            <text:p>1.72</text:p>
          </table:table-cell>
          <table:table-cell table:formula="of:=2*(SQRT(([.F$1]^2)*(([.A373]+1/(4*[.F$1]))^2)+([.F$2])^2)-SQRT(([.F$1]^2)*(([.A373]-1/(4*[.F$1]))^2)+([.F$3])^2)+0.5) -1" office:value-type="float" office:value="-0.981723967431222">
            <text:p>-0.9817239674</text:p>
          </table:table-cell>
          <table:table-cell table:formula="of:=2*(((([.F$1]^2)*([.A373] + (1/(4*[.F$1]))))/SQRT(([.F$1]^2)*([.A373] + (1/(4*[.F$1])))^2 +([.F$2])^2))-((([.F$1]^2)*([.A373] - (1/(4*[.F$1]))))/SQRT(([.F$1]^2)*([.A373] - (1/(4*[.F$1])))^2 +([.F$3])^2)))" office:value-type="float" office:value="-0.02068344289785">
            <text:p>-0.0206834429</text:p>
          </table:table-cell>
          <table:table-cell table:number-columns-repeated="5"/>
        </table:table-row>
        <table:table-row table:style-name="ro1">
          <table:table-cell office:value-type="float" office:value="1.73">
            <text:p>1.73</text:p>
          </table:table-cell>
          <table:table-cell table:formula="of:=2*(SQRT(([.F$1]^2)*(([.A374]+1/(4*[.F$1]))^2)+([.F$2])^2)-SQRT(([.F$1]^2)*(([.A374]-1/(4*[.F$1]))^2)+([.F$3])^2)+0.5) -1" office:value-type="float" office:value="-0.981929074971117">
            <text:p>-0.981929075</text:p>
          </table:table-cell>
          <table:table-cell table:formula="of:=2*(((([.F$1]^2)*([.A374] + (1/(4*[.F$1]))))/SQRT(([.F$1]^2)*([.A374] + (1/(4*[.F$1])))^2 +([.F$2])^2))-((([.F$1]^2)*([.A374] - (1/(4*[.F$1]))))/SQRT(([.F$1]^2)*([.A374] - (1/(4*[.F$1])))^2 +([.F$3])^2)))" office:value-type="float" office:value="-0.0203393361707445">
            <text:p>-0.0203393362</text:p>
          </table:table-cell>
          <table:table-cell table:number-columns-repeated="5"/>
        </table:table-row>
        <table:table-row table:style-name="ro1">
          <table:table-cell office:value-type="float" office:value="1.74">
            <text:p>1.74</text:p>
          </table:table-cell>
          <table:table-cell table:formula="of:=2*(SQRT(([.F$1]^2)*(([.A375]+1/(4*[.F$1]))^2)+([.F$2])^2)-SQRT(([.F$1]^2)*(([.A375]-1/(4*[.F$1]))^2)+([.F$3])^2)+0.5) -1" office:value-type="float" office:value="-0.982130779230996">
            <text:p>-0.9821307792</text:p>
          </table:table-cell>
          <table:table-cell table:formula="of:=2*(((([.F$1]^2)*([.A375] + (1/(4*[.F$1]))))/SQRT(([.F$1]^2)*([.A375] + (1/(4*[.F$1])))^2 +([.F$2])^2))-((([.F$1]^2)*([.A375] - (1/(4*[.F$1]))))/SQRT(([.F$1]^2)*([.A375] - (1/(4*[.F$1])))^2 +([.F$3])^2)))" office:value-type="float" office:value="-0.0200027525747615">
            <text:p>-0.0200027526</text:p>
          </table:table-cell>
          <table:table-cell table:number-columns-repeated="5"/>
        </table:table-row>
        <table:table-row table:style-name="ro1">
          <table:table-cell office:value-type="float" office:value="1.75">
            <text:p>1.75</text:p>
          </table:table-cell>
          <table:table-cell table:formula="of:=2*(SQRT(([.F$1]^2)*(([.A376]+1/(4*[.F$1]))^2)+([.F$2])^2)-SQRT(([.F$1]^2)*(([.A376]-1/(4*[.F$1]))^2)+([.F$3])^2)+0.5) -1" office:value-type="float" office:value="-0.982329154423617">
            <text:p>-0.9823291544</text:p>
          </table:table-cell>
          <table:table-cell table:formula="of:=2*(((([.F$1]^2)*([.A376] + (1/(4*[.F$1]))))/SQRT(([.F$1]^2)*([.A376] + (1/(4*[.F$1])))^2 +([.F$2])^2))-((([.F$1]^2)*([.A376] - (1/(4*[.F$1]))))/SQRT(([.F$1]^2)*([.A376] - (1/(4*[.F$1])))^2 +([.F$3])^2)))" office:value-type="float" office:value="-0.0196734894946271">
            <text:p>-0.0196734895</text:p>
          </table:table-cell>
          <table:table-cell table:number-columns-repeated="5"/>
        </table:table-row>
        <table:table-row table:style-name="ro1">
          <table:table-cell office:value-type="float" office:value="1.76">
            <text:p>1.76</text:p>
          </table:table-cell>
          <table:table-cell table:formula="of:=2*(SQRT(([.F$1]^2)*(([.A377]+1/(4*[.F$1]))^2)+([.F$2])^2)-SQRT(([.F$1]^2)*(([.A377]-1/(4*[.F$1]))^2)+([.F$3])^2)+0.5) -1" office:value-type="float" office:value="-0.982524272768039">
            <text:p>-0.9825242728</text:p>
          </table:table-cell>
          <table:table-cell table:formula="of:=2*(((([.F$1]^2)*([.A377] + (1/(4*[.F$1]))))/SQRT(([.F$1]^2)*([.A377] + (1/(4*[.F$1])))^2 +([.F$2])^2))-((([.F$1]^2)*([.A377] - (1/(4*[.F$1]))))/SQRT(([.F$1]^2)*([.A377] - (1/(4*[.F$1])))^2 +([.F$3])^2)))" office:value-type="float" office:value="-0.0193513507672041">
            <text:p>-0.0193513508</text:p>
          </table:table-cell>
          <table:table-cell table:number-columns-repeated="5"/>
        </table:table-row>
        <table:table-row table:style-name="ro1">
          <table:table-cell office:value-type="float" office:value="1.77">
            <text:p>1.77</text:p>
          </table:table-cell>
          <table:table-cell table:formula="of:=2*(SQRT(([.F$1]^2)*(([.A378]+1/(4*[.F$1]))^2)+([.F$2])^2)-SQRT(([.F$1]^2)*(([.A378]-1/(4*[.F$1]))^2)+([.F$3])^2)+0.5) -1" office:value-type="float" office:value="-0.982716204552979">
            <text:p>-0.9827162046</text:p>
          </table:table-cell>
          <table:table-cell table:formula="of:=2*(((([.F$1]^2)*([.A378] + (1/(4*[.F$1]))))/SQRT(([.F$1]^2)*([.A378] + (1/(4*[.F$1])))^2 +([.F$2])^2))-((([.F$1]^2)*([.A378] - (1/(4*[.F$1]))))/SQRT(([.F$1]^2)*([.A378] - (1/(4*[.F$1])))^2 +([.F$3])^2)))" office:value-type="float" office:value="-0.0190361464453837">
            <text:p>-0.0190361464</text:p>
          </table:table-cell>
          <table:table-cell table:number-columns-repeated="5"/>
        </table:table-row>
        <table:table-row table:style-name="ro1">
          <table:table-cell office:value-type="float" office:value="1.78">
            <text:p>1.78</text:p>
          </table:table-cell>
          <table:table-cell table:formula="of:=2*(SQRT(([.F$1]^2)*(([.A379]+1/(4*[.F$1]))^2)+([.F$2])^2)-SQRT(([.F$1]^2)*(([.A379]-1/(4*[.F$1]))^2)+([.F$3])^2)+0.5) -1" office:value-type="float" office:value="-0.982905018197805">
            <text:p>-0.9829050182</text:p>
          </table:table-cell>
          <table:table-cell table:formula="of:=2*(((([.F$1]^2)*([.A379] + (1/(4*[.F$1]))))/SQRT(([.F$1]^2)*([.A379] + (1/(4*[.F$1])))^2 +([.F$2])^2))-((([.F$1]^2)*([.A379] - (1/(4*[.F$1]))))/SQRT(([.F$1]^2)*([.A379] - (1/(4*[.F$1])))^2 +([.F$3])^2)))" office:value-type="float" office:value="-0.0187276925716944">
            <text:p>-0.0187276926</text:p>
          </table:table-cell>
          <table:table-cell table:number-columns-repeated="5"/>
        </table:table-row>
        <table:table-row table:style-name="ro1">
          <table:table-cell office:value-type="float" office:value="1.79">
            <text:p>1.79</text:p>
          </table:table-cell>
          <table:table-cell table:formula="of:=2*(SQRT(([.F$1]^2)*(([.A380]+1/(4*[.F$1]))^2)+([.F$2])^2)-SQRT(([.F$1]^2)*(([.A380]-1/(4*[.F$1]))^2)+([.F$3])^2)+0.5) -1" office:value-type="float" office:value="-0.98309078031134">
            <text:p>-0.9830907803</text:p>
          </table:table-cell>
          <table:table-cell table:formula="of:=2*(((([.F$1]^2)*([.A380] + (1/(4*[.F$1]))))/SQRT(([.F$1]^2)*([.A380] + (1/(4*[.F$1])))^2 +([.F$2])^2))-((([.F$1]^2)*([.A380] - (1/(4*[.F$1]))))/SQRT(([.F$1]^2)*([.A380] - (1/(4*[.F$1])))^2 +([.F$3])^2)))" office:value-type="float" office:value="-0.0184258109611797">
            <text:p>-0.018425811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table:formula="of:=2*(SQRT(([.F$1]^2)*(([.A381]+1/(4*[.F$1]))^2)+([.F$2])^2)-SQRT(([.F$1]^2)*(([.A381]-1/(4*[.F$1]))^2)+([.F$3])^2)+0.5) -1" office:value-type="float" office:value="-0.983273555748571">
            <text:p>-0.9832735557</text:p>
          </table:table-cell>
          <table:table-cell table:formula="of:=2*(((([.F$1]^2)*([.A381] + (1/(4*[.F$1]))))/SQRT(([.F$1]^2)*([.A381] + (1/(4*[.F$1])))^2 +([.F$2])^2))-((([.F$1]^2)*([.A381] - (1/(4*[.F$1]))))/SQRT(([.F$1]^2)*([.A381] - (1/(4*[.F$1])))^2 +([.F$3])^2)))" office:value-type="float" office:value="-0.0181303289931378">
            <text:p>-0.018130329</text:p>
          </table:table-cell>
          <table:table-cell table:number-columns-repeated="5"/>
        </table:table-row>
        <table:table-row table:style-name="ro1">
          <table:table-cell office:value-type="float" office:value="1.81">
            <text:p>1.81</text:p>
          </table:table-cell>
          <table:table-cell table:formula="of:=2*(SQRT(([.F$1]^2)*(([.A382]+1/(4*[.F$1]))^2)+([.F$2])^2)-SQRT(([.F$1]^2)*(([.A382]-1/(4*[.F$1]))^2)+([.F$3])^2)+0.5) -1" office:value-type="float" office:value="-0.983453407665248">
            <text:p>-0.9834534077</text:p>
          </table:table-cell>
          <table:table-cell table:formula="of:=2*(((([.F$1]^2)*([.A382] + (1/(4*[.F$1]))))/SQRT(([.F$1]^2)*([.A382] + (1/(4*[.F$1])))^2 +([.F$2])^2))-((([.F$1]^2)*([.A382] - (1/(4*[.F$1]))))/SQRT(([.F$1]^2)*([.A382] - (1/(4*[.F$1])))^2 +([.F$3])^2)))" office:value-type="float" office:value="-0.017841079411328">
            <text:p>-0.0178410794</text:p>
          </table:table-cell>
          <table:table-cell table:number-columns-repeated="5"/>
        </table:table-row>
        <table:table-row table:style-name="ro1">
          <table:table-cell office:value-type="float" office:value="1.82">
            <text:p>1.82</text:p>
          </table:table-cell>
          <table:table-cell table:formula="of:=2*(SQRT(([.F$1]^2)*(([.A383]+1/(4*[.F$1]))^2)+([.F$2])^2)-SQRT(([.F$1]^2)*(([.A383]-1/(4*[.F$1]))^2)+([.F$3])^2)+0.5) -1" office:value-type="float" office:value="-0.983630397570586">
            <text:p>-0.9836303976</text:p>
          </table:table-cell>
          <table:table-cell table:formula="of:=2*(((([.F$1]^2)*([.A383] + (1/(4*[.F$1]))))/SQRT(([.F$1]^2)*([.A383] + (1/(4*[.F$1])))^2 +([.F$2])^2))-((([.F$1]^2)*([.A383] - (1/(4*[.F$1]))))/SQRT(([.F$1]^2)*([.A383] - (1/(4*[.F$1])))^2 +([.F$3])^2)))" office:value-type="float" office:value="-0.0175579001322479">
            <text:p>-0.0175579001</text:p>
          </table:table-cell>
          <table:table-cell table:number-columns-repeated="5"/>
        </table:table-row>
        <table:table-row table:style-name="ro1">
          <table:table-cell office:value-type="float" office:value="1.83">
            <text:p>1.83</text:p>
          </table:table-cell>
          <table:table-cell table:formula="of:=2*(SQRT(([.F$1]^2)*(([.A384]+1/(4*[.F$1]))^2)+([.F$2])^2)-SQRT(([.F$1]^2)*(([.A384]-1/(4*[.F$1]))^2)+([.F$3])^2)+0.5) -1" office:value-type="float" office:value="-0.983804585378053">
            <text:p>-0.9838045854</text:p>
          </table:table-cell>
          <table:table-cell table:formula="of:=2*(((([.F$1]^2)*([.A384] + (1/(4*[.F$1]))))/SQRT(([.F$1]^2)*([.A384] + (1/(4*[.F$1])))^2 +([.F$2])^2))-((([.F$1]^2)*([.A384] - (1/(4*[.F$1]))))/SQRT(([.F$1]^2)*([.A384] - (1/(4*[.F$1])))^2 +([.F$3])^2)))" office:value-type="float" office:value="-0.0172806340611409">
            <text:p>-0.0172806341</text:p>
          </table:table-cell>
          <table:table-cell table:number-columns-repeated="5"/>
        </table:table-row>
        <table:table-row table:style-name="ro1">
          <table:table-cell office:value-type="float" office:value="1.84">
            <text:p>1.84</text:p>
          </table:table-cell>
          <table:table-cell table:formula="of:=2*(SQRT(([.F$1]^2)*(([.A385]+1/(4*[.F$1]))^2)+([.F$2])^2)-SQRT(([.F$1]^2)*(([.A385]-1/(4*[.F$1]))^2)+([.F$3])^2)+0.5) -1" office:value-type="float" office:value="-0.983976029454375">
            <text:p>-0.9839760295</text:p>
          </table:table-cell>
          <table:table-cell table:formula="of:=2*(((([.F$1]^2)*([.A385] + (1/(4*[.F$1]))))/SQRT(([.F$1]^2)*([.A385] + (1/(4*[.F$1])))^2 +([.F$2])^2))-((([.F$1]^2)*([.A385] - (1/(4*[.F$1]))))/SQRT(([.F$1]^2)*([.A385] - (1/(4*[.F$1])))^2 +([.F$3])^2)))" office:value-type="float" office:value="-0.0170091289153405">
            <text:p>-0.0170091289</text:p>
          </table:table-cell>
          <table:table-cell table:number-columns-repeated="5"/>
        </table:table-row>
        <table:table-row table:style-name="ro1">
          <table:table-cell office:value-type="float" office:value="1.85">
            <text:p>1.85</text:p>
          </table:table-cell>
          <table:table-cell table:formula="of:=2*(SQRT(([.F$1]^2)*(([.A386]+1/(4*[.F$1]))^2)+([.F$2])^2)-SQRT(([.F$1]^2)*(([.A386]-1/(4*[.F$1]))^2)+([.F$3])^2)+0.5) -1" office:value-type="float" office:value="-0.984144786666811">
            <text:p>-0.9841447867</text:p>
          </table:table-cell>
          <table:table-cell table:formula="of:=2*(((([.F$1]^2)*([.A386] + (1/(4*[.F$1]))))/SQRT(([.F$1]^2)*([.A386] + (1/(4*[.F$1])))^2 +([.F$2])^2))-((([.F$1]^2)*([.A386] - (1/(4*[.F$1]))))/SQRT(([.F$1]^2)*([.A386] - (1/(4*[.F$1])))^2 +([.F$3])^2)))" office:value-type="float" office:value="-0.01674323705471">
            <text:p>-0.0167432371</text:p>
          </table:table-cell>
          <table:table-cell table:number-columns-repeated="5"/>
        </table:table-row>
        <table:table-row table:style-name="ro1">
          <table:table-cell office:value-type="float" office:value="1.86">
            <text:p>1.86</text:p>
          </table:table-cell>
          <table:table-cell table:formula="of:=2*(SQRT(([.F$1]^2)*(([.A387]+1/(4*[.F$1]))^2)+([.F$2])^2)-SQRT(([.F$1]^2)*(([.A387]-1/(4*[.F$1]))^2)+([.F$3])^2)+0.5) -1" office:value-type="float" office:value="-0.98431091242874">
            <text:p>-0.9843109124</text:p>
          </table:table-cell>
          <table:table-cell table:formula="of:=2*(((([.F$1]^2)*([.A387] + (1/(4*[.F$1]))))/SQRT(([.F$1]^2)*([.A387] + (1/(4*[.F$1])))^2 +([.F$2])^2))-((([.F$1]^2)*([.A387] - (1/(4*[.F$1]))))/SQRT(([.F$1]^2)*([.A387] - (1/(4*[.F$1])))^2 +([.F$3])^2)))" office:value-type="float" office:value="-0.0164828153187599">
            <text:p>-0.0164828153</text:p>
          </table:table-cell>
          <table:table-cell table:number-columns-repeated="5"/>
        </table:table-row>
        <table:table-row table:style-name="ro1">
          <table:table-cell office:value-type="float" office:value="1.87">
            <text:p>1.87</text:p>
          </table:table-cell>
          <table:table-cell table:formula="of:=2*(SQRT(([.F$1]^2)*(([.A388]+1/(4*[.F$1]))^2)+([.F$2])^2)-SQRT(([.F$1]^2)*(([.A388]-1/(4*[.F$1]))^2)+([.F$3])^2)+0.5) -1" office:value-type="float" office:value="-0.984474460743684">
            <text:p>-0.9844744607</text:p>
          </table:table-cell>
          <table:table-cell table:formula="of:=2*(((([.F$1]^2)*([.A388] + (1/(4*[.F$1]))))/SQRT(([.F$1]^2)*([.A388] + (1/(4*[.F$1])))^2 +([.F$2])^2))-((([.F$1]^2)*([.A388] - (1/(4*[.F$1]))))/SQRT(([.F$1]^2)*([.A388] - (1/(4*[.F$1])))^2 +([.F$3])^2)))" office:value-type="float" office:value="-0.0162277248702587">
            <text:p>-0.0162277249</text:p>
          </table:table-cell>
          <table:table-cell table:number-columns-repeated="5"/>
        </table:table-row>
        <table:table-row table:style-name="ro1">
          <table:table-cell office:value-type="float" office:value="1.88">
            <text:p>1.88</text:p>
          </table:table-cell>
          <table:table-cell table:formula="of:=2*(SQRT(([.F$1]^2)*(([.A389]+1/(4*[.F$1]))^2)+([.F$2])^2)-SQRT(([.F$1]^2)*(([.A389]-1/(4*[.F$1]))^2)+([.F$3])^2)+0.5) -1" office:value-type="float" office:value="-0.984635484247779">
            <text:p>-0.9846354842</text:p>
          </table:table-cell>
          <table:table-cell table:formula="of:=2*(((([.F$1]^2)*([.A389] + (1/(4*[.F$1]))))/SQRT(([.F$1]^2)*([.A389] + (1/(4*[.F$1])))^2 +([.F$2])^2))-((([.F$1]^2)*([.A389] - (1/(4*[.F$1]))))/SQRT(([.F$1]^2)*([.A389] - (1/(4*[.F$1])))^2 +([.F$3])^2)))" office:value-type="float" office:value="-0.0159778310449532">
            <text:p>-0.015977831</text:p>
          </table:table-cell>
          <table:table-cell table:number-columns-repeated="5"/>
        </table:table-row>
        <table:table-row table:style-name="ro1">
          <table:table-cell office:value-type="float" office:value="1.89">
            <text:p>1.89</text:p>
          </table:table-cell>
          <table:table-cell table:formula="of:=2*(SQRT(([.F$1]^2)*(([.A390]+1/(4*[.F$1]))^2)+([.F$2])^2)-SQRT(([.F$1]^2)*(([.A390]-1/(4*[.F$1]))^2)+([.F$3])^2)+0.5) -1" office:value-type="float" office:value="-0.984794034250776">
            <text:p>-0.9847940343</text:p>
          </table:table-cell>
          <table:table-cell table:formula="of:=2*(((([.F$1]^2)*([.A390] + (1/(4*[.F$1]))))/SQRT(([.F$1]^2)*([.A390] + (1/(4*[.F$1])))^2 +([.F$2])^2))-((([.F$1]^2)*([.A390] - (1/(4*[.F$1]))))/SQRT(([.F$1]^2)*([.A390] - (1/(4*[.F$1])))^2 +([.F$3])^2)))" office:value-type="float" office:value="-0.0157330032072007">
            <text:p>-0.0157330032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table:formula="of:=2*(SQRT(([.F$1]^2)*(([.A391]+1/(4*[.F$1]))^2)+([.F$2])^2)-SQRT(([.F$1]^2)*(([.A391]-1/(4*[.F$1]))^2)+([.F$3])^2)+0.5) -1" office:value-type="float" office:value="-0.984950160775639">
            <text:p>-0.9849501608</text:p>
          </table:table-cell>
          <table:table-cell table:formula="of:=2*(((([.F$1]^2)*([.A391] + (1/(4*[.F$1]))))/SQRT(([.F$1]^2)*([.A391] + (1/(4*[.F$1])))^2 +([.F$2])^2))-((([.F$1]^2)*([.A391] - (1/(4*[.F$1]))))/SQRT(([.F$1]^2)*([.A391] - (1/(4*[.F$1])))^2 +([.F$3])^2)))" office:value-type="float" office:value="-0.0154931146112212">
            <text:p>-0.0154931146</text:p>
          </table:table-cell>
          <table:table-cell table:number-columns-repeated="5"/>
        </table:table-row>
        <table:table-row table:style-name="ro1">
          <table:table-cell office:value-type="float" office:value="1.91">
            <text:p>1.91</text:p>
          </table:table-cell>
          <table:table-cell table:formula="of:=2*(SQRT(([.F$1]^2)*(([.A392]+1/(4*[.F$1]))^2)+([.F$2])^2)-SQRT(([.F$1]^2)*(([.A392]-1/(4*[.F$1]))^2)+([.F$3])^2)+0.5) -1" office:value-type="float" office:value="-0.98510391259677">
            <text:p>-0.9851039126</text:p>
          </table:table-cell>
          <table:table-cell table:formula="of:=2*(((([.F$1]^2)*([.A392] + (1/(4*[.F$1]))))/SQRT(([.F$1]^2)*([.A392] + (1/(4*[.F$1])))^2 +([.F$2])^2))-((([.F$1]^2)*([.A392] - (1/(4*[.F$1]))))/SQRT(([.F$1]^2)*([.A392] - (1/(4*[.F$1])))^2 +([.F$3])^2)))" office:value-type="float" office:value="-0.0152580422677264">
            <text:p>-0.0152580423</text:p>
          </table:table-cell>
          <table:table-cell table:number-columns-repeated="5"/>
        </table:table-row>
        <table:table-row table:style-name="ro1">
          <table:table-cell office:value-type="float" office:value="1.92">
            <text:p>1.92</text:p>
          </table:table-cell>
          <table:table-cell table:formula="of:=2*(SQRT(([.F$1]^2)*(([.A393]+1/(4*[.F$1]))^2)+([.F$2])^2)-SQRT(([.F$1]^2)*(([.A393]-1/(4*[.F$1]))^2)+([.F$3])^2)+0.5) -1" office:value-type="float" office:value="-0.985255337276914">
            <text:p>-0.9852553373</text:p>
          </table:table-cell>
          <table:table-cell table:formula="of:=2*(((([.F$1]^2)*([.A393] + (1/(4*[.F$1]))))/SQRT(([.F$1]^2)*([.A393] + (1/(4*[.F$1])))^2 +([.F$2])^2))-((([.F$1]^2)*([.A393] - (1/(4*[.F$1]))))/SQRT(([.F$1]^2)*([.A393] - (1/(4*[.F$1])))^2 +([.F$3])^2)))" office:value-type="float" office:value="-0.0150276668157563">
            <text:p>-0.0150276668</text:p>
          </table:table-cell>
          <table:table-cell table:number-columns-repeated="5"/>
        </table:table-row>
        <table:table-row table:style-name="ro1">
          <table:table-cell office:value-type="float" office:value="1.93">
            <text:p>1.93</text:p>
          </table:table-cell>
          <table:table-cell table:formula="of:=2*(SQRT(([.F$1]^2)*(([.A394]+1/(4*[.F$1]))^2)+([.F$2])^2)-SQRT(([.F$1]^2)*(([.A394]-1/(4*[.F$1]))^2)+([.F$3])^2)+0.5) -1" office:value-type="float" office:value="-0.985404481202828">
            <text:p>-0.9854044812</text:p>
          </table:table-cell>
          <table:table-cell table:formula="of:=2*(((([.F$1]^2)*([.A394] + (1/(4*[.F$1]))))/SQRT(([.F$1]^2)*([.A394] + (1/(4*[.F$1])))^2 +([.F$2])^2))-((([.F$1]^2)*([.A394] - (1/(4*[.F$1]))))/SQRT(([.F$1]^2)*([.A394] - (1/(4*[.F$1])))^2 +([.F$3])^2)))" office:value-type="float" office:value="-0.0148018723993637">
            <text:p>-0.0148018724</text:p>
          </table:table-cell>
          <table:table-cell table:number-columns-repeated="5"/>
        </table:table-row>
        <table:table-row table:style-name="ro1">
          <table:table-cell office:value-type="float" office:value="1.94">
            <text:p>1.94</text:p>
          </table:table-cell>
          <table:table-cell table:formula="of:=2*(SQRT(([.F$1]^2)*(([.A395]+1/(4*[.F$1]))^2)+([.F$2])^2)-SQRT(([.F$1]^2)*(([.A395]-1/(4*[.F$1]))^2)+([.F$3])^2)+0.5) -1" office:value-type="float" office:value="-0.985551389619758">
            <text:p>-0.9855513896</text:p>
          </table:table-cell>
          <table:table-cell table:formula="of:=2*(((([.F$1]^2)*([.A395] + (1/(4*[.F$1]))))/SQRT(([.F$1]^2)*([.A395] + (1/(4*[.F$1])))^2 +([.F$2])^2))-((([.F$1]^2)*([.A395] - (1/(4*[.F$1]))))/SQRT(([.F$1]^2)*([.A395] - (1/(4*[.F$1])))^2 +([.F$3])^2)))" office:value-type="float" office:value="-0.0145805465491033">
            <text:p>-0.0145805465</text:p>
          </table:table-cell>
          <table:table-cell table:number-columns-repeated="5"/>
        </table:table-row>
        <table:table-row table:style-name="ro1">
          <table:table-cell office:value-type="float" office:value="1.95">
            <text:p>1.95</text:p>
          </table:table-cell>
          <table:table-cell table:formula="of:=2*(SQRT(([.F$1]^2)*(([.A396]+1/(4*[.F$1]))^2)+([.F$2])^2)-SQRT(([.F$1]^2)*(([.A396]-1/(4*[.F$1]))^2)+([.F$3])^2)+0.5) -1" office:value-type="float" office:value="-0.98569610666469">
            <text:p>-0.9856961067</text:p>
          </table:table-cell>
          <table:table-cell table:formula="of:=2*(((([.F$1]^2)*([.A396] + (1/(4*[.F$1]))))/SQRT(([.F$1]^2)*([.A396] + (1/(4*[.F$1])))^2 +([.F$2])^2))-((([.F$1]^2)*([.A396] - (1/(4*[.F$1]))))/SQRT(([.F$1]^2)*([.A396] - (1/(4*[.F$1])))^2 +([.F$3])^2)))" office:value-type="float" office:value="-0.0143635800679842">
            <text:p>-0.0143635801</text:p>
          </table:table-cell>
          <table:table-cell table:number-columns-repeated="5"/>
        </table:table-row>
        <table:table-row table:style-name="ro1">
          <table:table-cell office:value-type="float" office:value="1.96">
            <text:p>1.96</text:p>
          </table:table-cell>
          <table:table-cell table:formula="of:=2*(SQRT(([.F$1]^2)*(([.A397]+1/(4*[.F$1]))^2)+([.F$2])^2)-SQRT(([.F$1]^2)*(([.A397]-1/(4*[.F$1]))^2)+([.F$3])^2)+0.5) -1" office:value-type="float" office:value="-0.985838675398554">
            <text:p>-0.9858386754</text:p>
          </table:table-cell>
          <table:table-cell table:formula="of:=2*(((([.F$1]^2)*([.A397] + (1/(4*[.F$1]))))/SQRT(([.F$1]^2)*([.A397] + (1/(4*[.F$1])))^2 +([.F$2])^2))-((([.F$1]^2)*([.A397] - (1/(4*[.F$1]))))/SQRT(([.F$1]^2)*([.A397] - (1/(4*[.F$1])))^2 +([.F$3])^2)))" office:value-type="float" office:value="-0.0141508669217956">
            <text:p>-0.0141508669</text:p>
          </table:table-cell>
          <table:table-cell table:number-columns-repeated="5"/>
        </table:table-row>
        <table:table-row table:style-name="ro1">
          <table:table-cell office:value-type="float" office:value="1.97">
            <text:p>1.97</text:p>
          </table:table-cell>
          <table:table-cell table:formula="of:=2*(SQRT(([.F$1]^2)*(([.A398]+1/(4*[.F$1]))^2)+([.F$2])^2)-SQRT(([.F$1]^2)*(([.A398]-1/(4*[.F$1]))^2)+([.F$3])^2)+0.5) -1" office:value-type="float" office:value="-0.985979137837322">
            <text:p>-0.9859791378</text:p>
          </table:table-cell>
          <table:table-cell table:formula="of:=2*(((([.F$1]^2)*([.A398] + (1/(4*[.F$1]))))/SQRT(([.F$1]^2)*([.A398] + (1/(4*[.F$1])))^2 +([.F$2])^2))-((([.F$1]^2)*([.A398] - (1/(4*[.F$1]))))/SQRT(([.F$1]^2)*([.A398] - (1/(4*[.F$1])))^2 +([.F$3])^2)))" office:value-type="float" office:value="-0.013942304133554">
            <text:p>-0.0139423041</text:p>
          </table:table-cell>
          <table:table-cell table:number-columns-repeated="5"/>
        </table:table-row>
        <table:table-row table:style-name="ro1">
          <table:table-cell office:value-type="float" office:value="1.98">
            <text:p>1.98</text:p>
          </table:table-cell>
          <table:table-cell table:formula="of:=2*(SQRT(([.F$1]^2)*(([.A399]+1/(4*[.F$1]))^2)+([.F$2])^2)-SQRT(([.F$1]^2)*(([.A399]-1/(4*[.F$1]))^2)+([.F$3])^2)+0.5) -1" office:value-type="float" office:value="-0.986117534982032">
            <text:p>-0.986117535</text:p>
          </table:table-cell>
          <table:table-cell table:formula="of:=2*(((([.F$1]^2)*([.A399] + (1/(4*[.F$1]))))/SQRT(([.F$1]^2)*([.A399] + (1/(4*[.F$1])))^2 +([.F$2])^2))-((([.F$1]^2)*([.A399] - (1/(4*[.F$1]))))/SQRT(([.F$1]^2)*([.A399] - (1/(4*[.F$1])))^2 +([.F$3])^2)))" office:value-type="float" office:value="-0.0137377916819386">
            <text:p>-0.0137377917</text:p>
          </table:table-cell>
          <table:table-cell table:number-columns-repeated="5"/>
        </table:table-row>
        <table:table-row table:style-name="ro1">
          <table:table-cell office:value-type="float" office:value="1.99">
            <text:p>1.99</text:p>
          </table:table-cell>
          <table:table-cell table:formula="of:=2*(SQRT(([.F$1]^2)*(([.A400]+1/(4*[.F$1]))^2)+([.F$2])^2)-SQRT(([.F$1]^2)*(([.A400]-1/(4*[.F$1]))^2)+([.F$3])^2)+0.5) -1" office:value-type="float" office:value="-0.9862539068479">
            <text:p>-0.9862539068</text:p>
          </table:table-cell>
          <table:table-cell table:formula="of:=2*(((([.F$1]^2)*([.A400] + (1/(4*[.F$1]))))/SQRT(([.F$1]^2)*([.A400] + (1/(4*[.F$1])))^2 +([.F$2])^2))-((([.F$1]^2)*([.A400] - (1/(4*[.F$1]))))/SQRT(([.F$1]^2)*([.A400] - (1/(4*[.F$1])))^2 +([.F$3])^2)))" office:value-type="float" office:value="-0.0135372324035181">
            <text:p>-0.013537232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2*(SQRT(([.F$1]^2)*(([.A401]+1/(4*[.F$1]))^2)+([.F$2])^2)-SQRT(([.F$1]^2)*(([.A401]-1/(4*[.F$1]))^2)+([.F$3])^2)+0.5) -1" office:value-type="float" office:value="-0.986388292492382">
            <text:p>-0.9863882925</text:p>
          </table:table-cell>
          <table:table-cell table:formula="of:=2*(((([.F$1]^2)*([.A401] + (1/(4*[.F$1]))))/SQRT(([.F$1]^2)*([.A401] + (1/(4*[.F$1])))^2 +([.F$2])^2))-((([.F$1]^2)*([.A401] - (1/(4*[.F$1]))))/SQRT(([.F$1]^2)*([.A401] - (1/(4*[.F$1])))^2 +([.F$3])^2)))" office:value-type="float" office:value="-0.0133405318986597">
            <text:p>-0.0133405319</text:p>
          </table:table-cell>
          <table:table-cell table:number-columns-repeated="5"/>
        </table:table-row>
        <table:table-row table:style-name="ro1">
          <table:table-cell office:value-type="float" office:value="2.01">
            <text:p>2.01</text:p>
          </table:table-cell>
          <table:table-cell table:formula="of:=2*(SQRT(([.F$1]^2)*(([.A402]+1/(4*[.F$1]))^2)+([.F$2])^2)-SQRT(([.F$1]^2)*(([.A402]-1/(4*[.F$1]))^2)+([.F$3])^2)+0.5) -1" office:value-type="float" office:value="-0.986520730042408">
            <text:p>-0.98652073</text:p>
          </table:table-cell>
          <table:table-cell table:formula="of:=2*(((([.F$1]^2)*([.A402] + (1/(4*[.F$1]))))/SQRT(([.F$1]^2)*([.A402] + (1/(4*[.F$1])))^2 +([.F$2])^2))-((([.F$1]^2)*([.A402] - (1/(4*[.F$1]))))/SQRT(([.F$1]^2)*([.A402] - (1/(4*[.F$1])))^2 +([.F$3])^2)))" office:value-type="float" office:value="-0.0131475984408898">
            <text:p>-0.0131475984</text:p>
          </table:table-cell>
          <table:table-cell table:number-columns-repeated="5"/>
        </table:table-row>
        <table:table-row table:style-name="ro1">
          <table:table-cell office:value-type="float" office:value="2.02">
            <text:p>2.02</text:p>
          </table:table-cell>
          <table:table-cell table:formula="of:=2*(SQRT(([.F$1]^2)*(([.A403]+1/(4*[.F$1]))^2)+([.F$2])^2)-SQRT(([.F$1]^2)*(([.A403]-1/(4*[.F$1]))^2)+([.F$3])^2)+0.5) -1" office:value-type="float" office:value="-0.986651256720609">
            <text:p>-0.9866512567</text:p>
          </table:table-cell>
          <table:table-cell table:formula="of:=2*(((([.F$1]^2)*([.A403] + (1/(4*[.F$1]))))/SQRT(([.F$1]^2)*([.A403] + (1/(4*[.F$1])))^2 +([.F$2])^2))-((([.F$1]^2)*([.A403] - (1/(4*[.F$1]))))/SQRT(([.F$1]^2)*([.A403] - (1/(4*[.F$1])))^2 +([.F$3])^2)))" office:value-type="float" office:value="-0.0129583428896538">
            <text:p>-0.0129583429</text:p>
          </table:table-cell>
          <table:table-cell table:number-columns-repeated="5"/>
        </table:table-row>
        <table:table-row table:style-name="ro1">
          <table:table-cell office:value-type="float" office:value="2.03">
            <text:p>2.03</text:p>
          </table:table-cell>
          <table:table-cell table:formula="of:=2*(SQRT(([.F$1]^2)*(([.A404]+1/(4*[.F$1]))^2)+([.F$2])^2)-SQRT(([.F$1]^2)*(([.A404]-1/(4*[.F$1]))^2)+([.F$3])^2)+0.5) -1" office:value-type="float" office:value="-0.986779908870822">
            <text:p>-0.9867799089</text:p>
          </table:table-cell>
          <table:table-cell table:formula="of:=2*(((([.F$1]^2)*([.A404] + (1/(4*[.F$1]))))/SQRT(([.F$1]^2)*([.A404] + (1/(4*[.F$1])))^2 +([.F$2])^2))-((([.F$1]^2)*([.A404] - (1/(4*[.F$1]))))/SQRT(([.F$1]^2)*([.A404] - (1/(4*[.F$1])))^2 +([.F$3])^2)))" office:value-type="float" office:value="-0.012772678606261">
            <text:p>-0.0127726786</text:p>
          </table:table-cell>
          <table:table-cell table:number-columns-repeated="5"/>
        </table:table-row>
        <table:table-row table:style-name="ro1">
          <table:table-cell office:value-type="float" office:value="2.04">
            <text:p>2.04</text:p>
          </table:table-cell>
          <table:table-cell table:formula="of:=2*(SQRT(([.F$1]^2)*(([.A405]+1/(4*[.F$1]))^2)+([.F$2])^2)-SQRT(([.F$1]^2)*(([.A405]-1/(4*[.F$1]))^2)+([.F$3])^2)+0.5) -1" office:value-type="float" office:value="-0.986906721982642">
            <text:p>-0.986906722</text:p>
          </table:table-cell>
          <table:table-cell table:formula="of:=2*(((([.F$1]^2)*([.A405] + (1/(4*[.F$1]))))/SQRT(([.F$1]^2)*([.A405] + (1/(4*[.F$1])))^2 +([.F$2])^2))-((([.F$1]^2)*([.A405] - (1/(4*[.F$1]))))/SQRT(([.F$1]^2)*([.A405] - (1/(4*[.F$1])))^2 +([.F$3])^2)))" office:value-type="float" office:value="-0.01259052137293">
            <text:p>-0.0125905214</text:p>
          </table:table-cell>
          <table:table-cell table:number-columns-repeated="5"/>
        </table:table-row>
        <table:table-row table:style-name="ro1">
          <table:table-cell office:value-type="float" office:value="2.05">
            <text:p>2.05</text:p>
          </table:table-cell>
          <table:table-cell table:formula="of:=2*(SQRT(([.F$1]^2)*(([.A406]+1/(4*[.F$1]))^2)+([.F$2])^2)-SQRT(([.F$1]^2)*(([.A406]-1/(4*[.F$1]))^2)+([.F$3])^2)+0.5) -1" office:value-type="float" office:value="-0.987031730715277">
            <text:p>-0.9870317307</text:p>
          </table:table-cell>
          <table:table-cell table:formula="of:=2*(((([.F$1]^2)*([.A406] + (1/(4*[.F$1]))))/SQRT(([.F$1]^2)*([.A406] + (1/(4*[.F$1])))^2 +([.F$2])^2))-((([.F$1]^2)*([.A406] - (1/(4*[.F$1]))))/SQRT(([.F$1]^2)*([.A406] - (1/(4*[.F$1])))^2 +([.F$3])^2)))" office:value-type="float" office:value="-0.0124117893147737">
            <text:p>-0.0124117893</text:p>
          </table:table-cell>
          <table:table-cell table:number-columns-repeated="5"/>
        </table:table-row>
        <table:table-row table:style-name="ro1">
          <table:table-cell office:value-type="float" office:value="2.06">
            <text:p>2.06</text:p>
          </table:table-cell>
          <table:table-cell table:formula="of:=2*(SQRT(([.F$1]^2)*(([.A407]+1/(4*[.F$1]))^2)+([.F$2])^2)-SQRT(([.F$1]^2)*(([.A407]-1/(4*[.F$1]))^2)+([.F$3])^2)+0.5) -1" office:value-type="float" office:value="-0.987154968920581">
            <text:p>-0.9871549689</text:p>
          </table:table-cell>
          <table:table-cell table:formula="of:=2*(((([.F$1]^2)*([.A407] + (1/(4*[.F$1]))))/SQRT(([.F$1]^2)*([.A407] + (1/(4*[.F$1])))^2 +([.F$2])^2))-((([.F$1]^2)*([.A407] - (1/(4*[.F$1]))))/SQRT(([.F$1]^2)*([.A407] - (1/(4*[.F$1])))^2 +([.F$3])^2)))" office:value-type="float" office:value="-0.0122364028246622">
            <text:p>-0.0122364028</text:p>
          </table:table-cell>
          <table:table-cell table:number-columns-repeated="5"/>
        </table:table-row>
        <table:table-row table:style-name="ro1">
          <table:table-cell office:value-type="float" office:value="2.07">
            <text:p>2.07</text:p>
          </table:table-cell>
          <table:table-cell table:formula="of:=2*(SQRT(([.F$1]^2)*(([.A408]+1/(4*[.F$1]))^2)+([.F$2])^2)-SQRT(([.F$1]^2)*(([.A408]-1/(4*[.F$1]))^2)+([.F$3])^2)+0.5) -1" office:value-type="float" office:value="-0.987276469665389">
            <text:p>-0.9872764697</text:p>
          </table:table-cell>
          <table:table-cell table:formula="of:=2*(((([.F$1]^2)*([.A408] + (1/(4*[.F$1]))))/SQRT(([.F$1]^2)*([.A408] + (1/(4*[.F$1])))^2 +([.F$2])^2))-((([.F$1]^2)*([.A408] - (1/(4*[.F$1]))))/SQRT(([.F$1]^2)*([.A408] - (1/(4*[.F$1])))^2 +([.F$3])^2)))" office:value-type="float" office:value="-0.0120642844907515">
            <text:p>-0.0120642845</text:p>
          </table:table-cell>
          <table:table-cell table:number-columns-repeated="5"/>
        </table:table-row>
        <table:table-row table:style-name="ro1">
          <table:table-cell office:value-type="float" office:value="2.08">
            <text:p>2.08</text:p>
          </table:table-cell>
          <table:table-cell table:formula="of:=2*(SQRT(([.F$1]^2)*(([.A409]+1/(4*[.F$1]))^2)+([.F$2])^2)-SQRT(([.F$1]^2)*(([.A409]-1/(4*[.F$1]))^2)+([.F$3])^2)+0.5) -1" office:value-type="float" office:value="-0.987396265253075">
            <text:p>-0.9873962653</text:p>
          </table:table-cell>
          <table:table-cell table:formula="of:=2*(((([.F$1]^2)*([.A409] + (1/(4*[.F$1]))))/SQRT(([.F$1]^2)*([.A409] + (1/(4*[.F$1])))^2 +([.F$2])^2))-((([.F$1]^2)*([.A409] - (1/(4*[.F$1]))))/SQRT(([.F$1]^2)*([.A409] - (1/(4*[.F$1])))^2 +([.F$3])^2)))" office:value-type="float" office:value="-0.0118953590266777">
            <text:p>-0.011895359</text:p>
          </table:table-cell>
          <table:table-cell table:number-columns-repeated="5"/>
        </table:table-row>
        <table:table-row table:style-name="ro1">
          <table:table-cell office:value-type="float" office:value="2.09">
            <text:p>2.09</text:p>
          </table:table-cell>
          <table:table-cell table:formula="of:=2*(SQRT(([.F$1]^2)*(([.A410]+1/(4*[.F$1]))^2)+([.F$2])^2)-SQRT(([.F$1]^2)*(([.A410]-1/(4*[.F$1]))^2)+([.F$3])^2)+0.5) -1" office:value-type="float" office:value="-0.987514387244506">
            <text:p>-0.9875143872</text:p>
          </table:table-cell>
          <table:table-cell table:formula="of:=2*(((([.F$1]^2)*([.A410] + (1/(4*[.F$1]))))/SQRT(([.F$1]^2)*([.A410] + (1/(4*[.F$1])))^2 +([.F$2])^2))-((([.F$1]^2)*([.A410] - (1/(4*[.F$1]))))/SQRT(([.F$1]^2)*([.A410] - (1/(4*[.F$1])))^2 +([.F$3])^2)))" office:value-type="float" office:value="-0.011729553204237">
            <text:p>-0.0117295532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table:formula="of:=2*(SQRT(([.F$1]^2)*(([.A411]+1/(4*[.F$1]))^2)+([.F$2])^2)-SQRT(([.F$1]^2)*(([.A411]-1/(4*[.F$1]))^2)+([.F$3])^2)+0.5) -1" office:value-type="float" office:value="-0.987630866478295">
            <text:p>-0.9876308665</text:p>
          </table:table-cell>
          <table:table-cell table:formula="of:=2*(((([.F$1]^2)*([.A411] + (1/(4*[.F$1]))))/SQRT(([.F$1]^2)*([.A411] + (1/(4*[.F$1])))^2 +([.F$2])^2))-((([.F$1]^2)*([.A411] - (1/(4*[.F$1]))))/SQRT(([.F$1]^2)*([.A411] - (1/(4*[.F$1])))^2 +([.F$3])^2)))" office:value-type="float" office:value="-0.0115667957884646">
            <text:p>-0.0115667958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12/12/2013</text:date>, <text:time>16:4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0T14:16:38</meta:creation-date>
    <dc:date>2013-12-12T16:43:16</dc:date>
    <meta:editing-duration>PT2H42M8S</meta:editing-duration>
    <meta:editing-cycles>3</meta:editing-cycles>
    <meta:generator>LibreOffice/3.3$Unix LibreOffice_project/330m19$Build-401</meta:generator>
    <meta:document-statistic meta:table-count="3" meta:cell-count="12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53cm" svg:height="13.047cm" xlink:href=".." xlink:type="simple" chart:class="chart:scatter" chart:style-name="ch1">
        <chart:legend chart:legend-position="end" svg:x="15.336cm" svg:y="6.003cm" chart:style-name="ch2"/>
        <chart:plot-area chart:style-name="ch3" table:cell-range-address="Sheet1.A1:Sheet1.C411" svg:x="0.803cm" svg:y="1.175cm" svg:width="13.827cm" svg:height="11.192cm">
          <chartooo:coordinate-region svg:x="1.095cm" svg:y="1.374cm" svg:width="13.295cm" svg:height="10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11" chart:class="chart:scatter">
            <chart:domain table:cell-range-address="Sheet1.A1:Sheet1.A411"/>
            <chart:data-point chart:repeated="411"/>
          </chart:series>
          <chart:series chart:style-name="ch7" chart:values-cell-range-address="Sheet1.C1:Sheet1.C411" chart:class="chart:scatter">
            <chart:data-point chart:repeated="4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1.A1:Sheet1.A411</svg:desc>
                </draw:g>
              </table:table-cell>
              <table:table-cell office:value-type="float" office:value="0.986388292492382">
                <text:p>0.986388292492382</text:p>
                <draw:g>
                  <svg:desc>Sheet1.B1:Sheet1.B411</svg:desc>
                </draw:g>
              </table:table-cell>
              <table:table-cell office:value-type="float" office:value="-0.0133405318986597">
                <text:p>-0.0133405318986597</text:p>
                <draw:g>
                  <svg:desc>Sheet1.C1:Sheet1.C4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9">
                <text:p>-1.99</text:p>
              </table:table-cell>
              <table:table-cell office:value-type="float" office:value="0.9862539068479">
                <text:p>0.9862539068479</text:p>
              </table:table-cell>
              <table:table-cell office:value-type="float" office:value="-0.0135372324035181">
                <text:p>-0.0135372324035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98">
                <text:p>-1.98</text:p>
              </table:table-cell>
              <table:table-cell office:value-type="float" office:value="0.986117534982032">
                <text:p>0.986117534982032</text:p>
              </table:table-cell>
              <table:table-cell office:value-type="float" office:value="-0.0137377916819386">
                <text:p>-0.0137377916819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97">
                <text:p>-1.97</text:p>
              </table:table-cell>
              <table:table-cell office:value-type="float" office:value="0.985979137837322">
                <text:p>0.985979137837322</text:p>
              </table:table-cell>
              <table:table-cell office:value-type="float" office:value="-0.013942304133554">
                <text:p>-0.013942304133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96">
                <text:p>-1.96</text:p>
              </table:table-cell>
              <table:table-cell office:value-type="float" office:value="0.985838675398554">
                <text:p>0.985838675398554</text:p>
              </table:table-cell>
              <table:table-cell office:value-type="float" office:value="-0.0141508669217956">
                <text:p>-0.0141508669217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95">
                <text:p>-1.95</text:p>
              </table:table-cell>
              <table:table-cell office:value-type="float" office:value="0.98569610666469">
                <text:p>0.98569610666469</text:p>
              </table:table-cell>
              <table:table-cell office:value-type="float" office:value="-0.0143635800679842">
                <text:p>-0.0143635800679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94">
                <text:p>-1.94</text:p>
              </table:table-cell>
              <table:table-cell office:value-type="float" office:value="0.985551389619758">
                <text:p>0.985551389619758</text:p>
              </table:table-cell>
              <table:table-cell office:value-type="float" office:value="-0.0145805465491033">
                <text:p>-0.0145805465491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93">
                <text:p>-1.93</text:p>
              </table:table-cell>
              <table:table-cell office:value-type="float" office:value="0.985404481202828">
                <text:p>0.985404481202828</text:p>
              </table:table-cell>
              <table:table-cell office:value-type="float" office:value="-0.0148018723993637">
                <text:p>-0.0148018723993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92">
                <text:p>-1.92</text:p>
              </table:table-cell>
              <table:table-cell office:value-type="float" office:value="0.985255337276914">
                <text:p>0.985255337276914</text:p>
              </table:table-cell>
              <table:table-cell office:value-type="float" office:value="-0.0150276668157563">
                <text:p>-0.0150276668157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91">
                <text:p>-1.91</text:p>
              </table:table-cell>
              <table:table-cell office:value-type="float" office:value="0.98510391259677">
                <text:p>0.98510391259677</text:p>
              </table:table-cell>
              <table:table-cell office:value-type="float" office:value="-0.0152580422677264">
                <text:p>-0.0152580422677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9">
                <text:p>-1.9</text:p>
              </table:table-cell>
              <table:table-cell office:value-type="float" office:value="0.984950160775639">
                <text:p>0.984950160775639</text:p>
              </table:table-cell>
              <table:table-cell office:value-type="float" office:value="-0.0154931146112212">
                <text:p>-0.0154931146112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9">
                <text:p>-1.89</text:p>
              </table:table-cell>
              <table:table-cell office:value-type="float" office:value="0.984794034250776">
                <text:p>0.984794034250776</text:p>
              </table:table-cell>
              <table:table-cell office:value-type="float" office:value="-0.0157330032072007">
                <text:p>-0.0157330032072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8">
                <text:p>-1.88</text:p>
              </table:table-cell>
              <table:table-cell office:value-type="float" office:value="0.984635484247779">
                <text:p>0.984635484247779</text:p>
              </table:table-cell>
              <table:table-cell office:value-type="float" office:value="-0.0159778310449532">
                <text:p>-0.0159778310449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7">
                <text:p>-1.87</text:p>
              </table:table-cell>
              <table:table-cell office:value-type="float" office:value="0.984474460743684">
                <text:p>0.984474460743684</text:p>
              </table:table-cell>
              <table:table-cell office:value-type="float" office:value="-0.0162277248702587">
                <text:p>-0.0162277248702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6">
                <text:p>-1.86</text:p>
              </table:table-cell>
              <table:table-cell office:value-type="float" office:value="0.98431091242874">
                <text:p>0.98431091242874</text:p>
              </table:table-cell>
              <table:table-cell office:value-type="float" office:value="-0.0164828153187599">
                <text:p>-0.0164828153187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5">
                <text:p>-1.85</text:p>
              </table:table-cell>
              <table:table-cell office:value-type="float" office:value="0.984144786666811">
                <text:p>0.984144786666811</text:p>
              </table:table-cell>
              <table:table-cell office:value-type="float" office:value="-0.01674323705471">
                <text:p>-0.01674323705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4">
                <text:p>-1.84</text:p>
              </table:table-cell>
              <table:table-cell office:value-type="float" office:value="0.983976029454375">
                <text:p>0.983976029454375</text:p>
              </table:table-cell>
              <table:table-cell office:value-type="float" office:value="-0.0170091289153405">
                <text:p>-0.0170091289153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3">
                <text:p>-1.83</text:p>
              </table:table-cell>
              <table:table-cell office:value-type="float" office:value="0.983804585378053">
                <text:p>0.983804585378053</text:p>
              </table:table-cell>
              <table:table-cell office:value-type="float" office:value="-0.0172806340611409">
                <text:p>-0.0172806340611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2">
                <text:p>-1.82</text:p>
              </table:table-cell>
              <table:table-cell office:value-type="float" office:value="0.983630397570586">
                <text:p>0.983630397570586</text:p>
              </table:table-cell>
              <table:table-cell office:value-type="float" office:value="-0.0175579001322479">
                <text:p>-0.0175579001322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1">
                <text:p>-1.81</text:p>
              </table:table-cell>
              <table:table-cell office:value-type="float" office:value="0.983453407665248">
                <text:p>0.983453407665248</text:p>
              </table:table-cell>
              <table:table-cell office:value-type="float" office:value="-0.017841079411328">
                <text:p>-0.017841079411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">
                <text:p>-1.8</text:p>
              </table:table-cell>
              <table:table-cell office:value-type="float" office:value="0.983273555748571">
                <text:p>0.983273555748571</text:p>
              </table:table-cell>
              <table:table-cell office:value-type="float" office:value="-0.0181303289931378">
                <text:p>-0.0181303289931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9">
                <text:p>-1.79</text:p>
              </table:table-cell>
              <table:table-cell office:value-type="float" office:value="0.98309078031134">
                <text:p>0.98309078031134</text:p>
              </table:table-cell>
              <table:table-cell office:value-type="float" office:value="-0.0184258109611797">
                <text:p>-0.01842581096117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78">
                <text:p>-1.78</text:p>
              </table:table-cell>
              <table:table-cell office:value-type="float" office:value="0.982905018197805">
                <text:p>0.982905018197805</text:p>
              </table:table-cell>
              <table:table-cell office:value-type="float" office:value="-0.0187276925716944">
                <text:p>-0.0187276925716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7">
                <text:p>-1.77</text:p>
              </table:table-cell>
              <table:table-cell office:value-type="float" office:value="0.982716204552979">
                <text:p>0.982716204552979</text:p>
              </table:table-cell>
              <table:table-cell office:value-type="float" office:value="-0.0190361464453837">
                <text:p>-0.0190361464453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76">
                <text:p>-1.76</text:p>
              </table:table-cell>
              <table:table-cell office:value-type="float" office:value="0.982524272768039">
                <text:p>0.982524272768039</text:p>
              </table:table-cell>
              <table:table-cell office:value-type="float" office:value="-0.0193513507672041">
                <text:p>-0.0193513507672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75">
                <text:p>-1.75</text:p>
              </table:table-cell>
              <table:table-cell office:value-type="float" office:value="0.982329154423617">
                <text:p>0.982329154423617</text:p>
              </table:table-cell>
              <table:table-cell office:value-type="float" office:value="-0.0196734894946271">
                <text:p>-0.0196734894946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74">
                <text:p>-1.74</text:p>
              </table:table-cell>
              <table:table-cell office:value-type="float" office:value="0.982130779230996">
                <text:p>0.982130779230996</text:p>
              </table:table-cell>
              <table:table-cell office:value-type="float" office:value="-0.0200027525747615">
                <text:p>-0.02000275257476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73">
                <text:p>-1.73</text:p>
              </table:table-cell>
              <table:table-cell office:value-type="float" office:value="0.981929074971117">
                <text:p>0.981929074971117</text:p>
              </table:table-cell>
              <table:table-cell office:value-type="float" office:value="-0.0203393361707445">
                <text:p>-0.0203393361707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72">
                <text:p>-1.72</text:p>
              </table:table-cell>
              <table:table-cell office:value-type="float" office:value="0.981723967431222">
                <text:p>0.981723967431222</text:p>
              </table:table-cell>
              <table:table-cell office:value-type="float" office:value="-0.02068344289785">
                <text:p>-0.020683442897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0.981515380339118">
                <text:p>0.981515380339118</text:p>
              </table:table-cell>
              <table:table-cell office:value-type="float" office:value="-0.0210352820698194">
                <text:p>-0.02103528206981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7">
                <text:p>-1.7</text:p>
              </table:table-cell>
              <table:table-cell office:value-type="float" office:value="0.981303235294917">
                <text:p>0.981303235294917</text:p>
              </table:table-cell>
              <table:table-cell office:value-type="float" office:value="-0.0213950699558332">
                <text:p>-0.0213950699558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69">
                <text:p>-1.69</text:p>
              </table:table-cell>
              <table:table-cell office:value-type="float" office:value="0.981087451700144">
                <text:p>0.981087451700144</text:p>
              </table:table-cell>
              <table:table-cell office:value-type="float" office:value="-0.0217630300487102">
                <text:p>-0.0217630300487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68">
                <text:p>-1.68</text:p>
              </table:table-cell>
              <table:table-cell office:value-type="float" office:value="0.980867946684132">
                <text:p>0.980867946684132</text:p>
              </table:table-cell>
              <table:table-cell office:value-type="float" office:value="-0.0221393933448297">
                <text:p>-0.02213939334482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67">
                <text:p>-1.67</text:p>
              </table:table-cell>
              <table:table-cell office:value-type="float" office:value="0.980644635027495">
                <text:p>0.980644635027495</text:p>
              </table:table-cell>
              <table:table-cell office:value-type="float" office:value="-0.0225243986363957">
                <text:p>-0.02252439863639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6">
                <text:p>-1.66</text:p>
              </table:table-cell>
              <table:table-cell office:value-type="float" office:value="0.98041742908271">
                <text:p>0.98041742908271</text:p>
              </table:table-cell>
              <table:table-cell office:value-type="float" office:value="-0.0229182928165947">
                <text:p>-0.02291829281659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5">
                <text:p>-1.65</text:p>
              </table:table-cell>
              <table:table-cell office:value-type="float" office:value="0.980186238691463">
                <text:p>0.980186238691463</text:p>
              </table:table-cell>
              <table:table-cell office:value-type="float" office:value="-0.0233213311983391">
                <text:p>-0.02332133119833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4">
                <text:p>-1.64</text:p>
              </table:table-cell>
              <table:table-cell office:value-type="float" office:value="0.979950971098862">
                <text:p>0.979950971098862</text:p>
              </table:table-cell>
              <table:table-cell office:value-type="float" office:value="-0.0237337778472178">
                <text:p>-0.02373377784721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63">
                <text:p>-1.63</text:p>
              </table:table-cell>
              <table:table-cell office:value-type="float" office:value="0.97971153086413">
                <text:p>0.97971153086413</text:p>
              </table:table-cell>
              <table:table-cell office:value-type="float" office:value="-0.0241559059294261">
                <text:p>-0.02415590592942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62">
                <text:p>-1.62</text:p>
              </table:table-cell>
              <table:table-cell office:value-type="float" office:value="0.979467819767823">
                <text:p>0.979467819767823</text:p>
              </table:table-cell>
              <table:table-cell office:value-type="float" office:value="-0.0245879980753507">
                <text:p>-0.0245879980753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61">
                <text:p>-1.61</text:p>
              </table:table-cell>
              <table:table-cell office:value-type="float" office:value="0.979219736715297">
                <text:p>0.979219736715297</text:p>
              </table:table-cell>
              <table:table-cell office:value-type="float" office:value="-0.0250303467596407">
                <text:p>-0.02503034675964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6">
                <text:p>-1.6</text:p>
              </table:table-cell>
              <table:table-cell office:value-type="float" office:value="0.978967177636296">
                <text:p>0.978967177636296</text:p>
              </table:table-cell>
              <table:table-cell office:value-type="float" office:value="-0.0254832546986137">
                <text:p>-0.02548325469861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59">
                <text:p>-1.59</text:p>
              </table:table-cell>
              <table:table-cell office:value-type="float" office:value="0.978710035380466">
                <text:p>0.978710035380466</text:p>
              </table:table-cell>
              <table:table-cell office:value-type="float" office:value="-0.0259470352658191">
                <text:p>-0.02594703526581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58">
                <text:p>-1.58</text:p>
              </table:table-cell>
              <table:table-cell office:value-type="float" office:value="0.978448199608621">
                <text:p>0.978448199608621</text:p>
              </table:table-cell>
              <table:table-cell office:value-type="float" office:value="-0.0264220129267549">
                <text:p>-0.0264220129267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57">
                <text:p>-1.57</text:p>
              </table:table-cell>
              <table:table-cell office:value-type="float" office:value="0.978181556679576">
                <text:p>0.978181556679576</text:p>
              </table:table-cell>
              <table:table-cell office:value-type="float" office:value="-0.0269085236936561">
                <text:p>-0.02690852369365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56">
                <text:p>-1.56</text:p>
              </table:table-cell>
              <table:table-cell office:value-type="float" office:value="0.977909989532336">
                <text:p>0.977909989532336</text:p>
              </table:table-cell>
              <table:table-cell office:value-type="float" office:value="-0.0274069156014214">
                <text:p>-0.02740691560142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55">
                <text:p>-1.55</text:p>
              </table:table-cell>
              <table:table-cell office:value-type="float" office:value="0.977633377563343">
                <text:p>0.977633377563343</text:p>
              </table:table-cell>
              <table:table-cell office:value-type="float" office:value="-0.0279175492058066">
                <text:p>-0.02791754920580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54">
                <text:p>-1.54</text:p>
              </table:table-cell>
              <table:table-cell office:value-type="float" office:value="0.977351596498746">
                <text:p>0.977351596498746</text:p>
              </table:table-cell>
              <table:table-cell office:value-type="float" office:value="-0.0284407981049366">
                <text:p>-0.02844079810493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53">
                <text:p>-1.53</text:p>
              </table:table-cell>
              <table:table-cell office:value-type="float" office:value="0.977064518261216">
                <text:p>0.977064518261216</text:p>
              </table:table-cell>
              <table:table-cell office:value-type="float" office:value="-0.0289770494854871">
                <text:p>-0.0289770494854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52">
                <text:p>-1.52</text:p>
              </table:table-cell>
              <table:table-cell office:value-type="float" office:value="0.976772010831244">
                <text:p>0.976772010831244</text:p>
              </table:table-cell>
              <table:table-cell office:value-type="float" office:value="-0.0295267046947352">
                <text:p>-0.0295267046947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51">
                <text:p>-1.51</text:p>
              </table:table-cell>
              <table:table-cell office:value-type="float" office:value="0.976473938102572">
                <text:p>0.976473938102572</text:p>
              </table:table-cell>
              <table:table-cell office:value-type="float" office:value="-0.0300901798398581">
                <text:p>-0.03009017983985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5">
                <text:p>-1.5</text:p>
              </table:table-cell>
              <table:table-cell office:value-type="float" office:value="0.97617015973146">
                <text:p>0.97617015973146</text:p>
              </table:table-cell>
              <table:table-cell office:value-type="float" office:value="-0.0306679064159994">
                <text:p>-0.03066790641599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49">
                <text:p>-1.49</text:p>
              </table:table-cell>
              <table:table-cell office:value-type="float" office:value="0.975860530979539">
                <text:p>0.975860530979539</text:p>
              </table:table-cell>
              <table:table-cell office:value-type="float" office:value="-0.0312603319645159">
                <text:p>-0.0312603319645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48">
                <text:p>-1.48</text:p>
              </table:table-cell>
              <table:table-cell office:value-type="float" office:value="0.975544902549942">
                <text:p>0.975544902549942</text:p>
              </table:table-cell>
              <table:table-cell office:value-type="float" office:value="-0.0318679207631227">
                <text:p>-0.0318679207631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47">
                <text:p>-1.47</text:p>
              </table:table-cell>
              <table:table-cell office:value-type="float" office:value="0.975223120416342">
                <text:p>0.975223120416342</text:p>
              </table:table-cell>
              <table:table-cell office:value-type="float" office:value="-0.0324911545495894">
                <text:p>-0.03249115454958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46">
                <text:p>-1.46</text:p>
              </table:table-cell>
              <table:table-cell office:value-type="float" office:value="0.974895025644582">
                <text:p>0.974895025644582</text:p>
              </table:table-cell>
              <table:table-cell office:value-type="float" office:value="-0.0331305332808327">
                <text:p>-0.03313053328083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45">
                <text:p>-1.45</text:p>
              </table:table-cell>
              <table:table-cell office:value-type="float" office:value="0.974560454206536">
                <text:p>0.974560454206536</text:p>
              </table:table-cell>
              <table:table-cell office:value-type="float" office:value="-0.033786575929339">
                <text:p>-0.0337865759293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44">
                <text:p>-1.44</text:p>
              </table:table-cell>
              <table:table-cell office:value-type="float" office:value="0.974219236785824">
                <text:p>0.974219236785824</text:p>
              </table:table-cell>
              <table:table-cell office:value-type="float" office:value="-0.0344598213188778">
                <text:p>-0.03445982131887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43">
                <text:p>-1.43</text:p>
              </table:table-cell>
              <table:table-cell office:value-type="float" office:value="0.973871198574923">
                <text:p>0.973871198574923</text:p>
              </table:table-cell>
              <table:table-cell office:value-type="float" office:value="-0.0351508290017755">
                <text:p>-0.03515082900177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42">
                <text:p>-1.42</text:p>
              </table:table-cell>
              <table:table-cell office:value-type="float" office:value="0.973516159063315">
                <text:p>0.973516159063315</text:p>
              </table:table-cell>
              <table:table-cell office:value-type="float" office:value="-0.0358601801799594">
                <text:p>-0.03586018017995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41">
                <text:p>-1.41</text:p>
              </table:table-cell>
              <table:table-cell office:value-type="float" office:value="0.973153931816231">
                <text:p>0.973153931816231</text:p>
              </table:table-cell>
              <table:table-cell office:value-type="float" office:value="-0.0365884786721846">
                <text:p>-0.03658847867218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4">
                <text:p>-1.4</text:p>
              </table:table-cell>
              <table:table-cell office:value-type="float" office:value="0.972784324243399">
                <text:p>0.972784324243399</text:p>
              </table:table-cell>
              <table:table-cell office:value-type="float" office:value="-0.0373363519300938">
                <text:p>-0.03733635193009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39">
                <text:p>-1.39</text:p>
              </table:table-cell>
              <table:table-cell office:value-type="float" office:value="0.972407137357443">
                <text:p>0.972407137357443</text:p>
              </table:table-cell>
              <table:table-cell office:value-type="float" office:value="-0.038104452105749">
                <text:p>-0.0381044521057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38">
                <text:p>-1.38</text:p>
              </table:table-cell>
              <table:table-cell office:value-type="float" office:value="0.97202216552131">
                <text:p>0.97202216552131</text:p>
              </table:table-cell>
              <table:table-cell office:value-type="float" office:value="-0.0388934571736002">
                <text:p>-0.0388934571736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37">
                <text:p>-1.37</text:p>
              </table:table-cell>
              <table:table-cell office:value-type="float" office:value="0.97162919618421">
                <text:p>0.97162919618421</text:p>
              </table:table-cell>
              <table:table-cell office:value-type="float" office:value="-0.0397040721098723">
                <text:p>-0.0397040721098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36">
                <text:p>-1.36</text:p>
              </table:table-cell>
              <table:table-cell office:value-type="float" office:value="0.971228009605436">
                <text:p>0.971228009605436</text:p>
              </table:table-cell>
              <table:table-cell office:value-type="float" office:value="-0.0405370301327537">
                <text:p>-0.0405370301327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35">
                <text:p>-1.35</text:p>
              </table:table-cell>
              <table:table-cell office:value-type="float" office:value="0.97081837856549">
                <text:p>0.97081837856549</text:p>
              </table:table-cell>
              <table:table-cell office:value-type="float" office:value="-0.0413930940067111">
                <text:p>-0.04139309400671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34">
                <text:p>-1.34</text:p>
              </table:table-cell>
              <table:table-cell office:value-type="float" office:value="0.970400068063789">
                <text:p>0.970400068063789</text:p>
              </table:table-cell>
              <table:table-cell office:value-type="float" office:value="-0.0422730574147128">
                <text:p>-0.04227305741471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33">
                <text:p>-1.33</text:p>
              </table:table-cell>
              <table:table-cell office:value-type="float" office:value="0.969972835002359">
                <text:p>0.969972835002359</text:p>
              </table:table-cell>
              <table:table-cell office:value-type="float" office:value="-0.0431777464021792">
                <text:p>-0.04317774640217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32">
                <text:p>-1.32</text:p>
              </table:table-cell>
              <table:table-cell office:value-type="float" office:value="0.969536427854658">
                <text:p>0.969536427854658</text:p>
              </table:table-cell>
              <table:table-cell office:value-type="float" office:value="-0.0441080208968803">
                <text:p>-0.04410802089688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31">
                <text:p>-1.31</text:p>
              </table:table-cell>
              <table:table-cell office:value-type="float" office:value="0.969090586318824">
                <text:p>0.969090586318824</text:p>
              </table:table-cell>
              <table:table-cell office:value-type="float" office:value="-0.0450647763090988">
                <text:p>-0.04506477630909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3">
                <text:p>-1.3</text:p>
              </table:table-cell>
              <table:table-cell office:value-type="float" office:value="0.968635040954483">
                <text:p>0.968635040954483</text:p>
              </table:table-cell>
              <table:table-cell office:value-type="float" office:value="-0.0460489452168584">
                <text:p>-0.04604894521685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29">
                <text:p>-1.29</text:p>
              </table:table-cell>
              <table:table-cell office:value-type="float" office:value="0.9681695128023">
                <text:p>0.9681695128023</text:p>
              </table:table-cell>
              <table:table-cell office:value-type="float" office:value="-0.0470614991410621">
                <text:p>-0.0470614991410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8">
                <text:p>-1.28</text:p>
              </table:table-cell>
              <table:table-cell office:value-type="float" office:value="0.967693712985248">
                <text:p>0.967693712985248</text:p>
              </table:table-cell>
              <table:table-cell office:value-type="float" office:value="-0.0481034504159457">
                <text:p>-0.04810345041594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27">
                <text:p>-1.27</text:p>
              </table:table-cell>
              <table:table-cell office:value-type="float" office:value="0.967207342290729">
                <text:p>0.967207342290729</text:p>
              </table:table-cell>
              <table:table-cell office:value-type="float" office:value="-0.0491758541603904">
                <text:p>-0.04917585416039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26">
                <text:p>-1.26</text:p>
              </table:table-cell>
              <table:table-cell office:value-type="float" office:value="0.96671009073243">
                <text:p>0.96671009073243</text:p>
              </table:table-cell>
              <table:table-cell office:value-type="float" office:value="-0.0502798103561606">
                <text:p>-0.05027981035616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25">
                <text:p>-1.25</text:p>
              </table:table-cell>
              <table:table-cell office:value-type="float" office:value="0.9662016370908">
                <text:p>0.9662016370908</text:p>
              </table:table-cell>
              <table:table-cell office:value-type="float" office:value="-0.0514164660394041">
                <text:p>-0.05141646603940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24">
                <text:p>-1.24</text:p>
              </table:table-cell>
              <table:table-cell office:value-type="float" office:value="0.965681648431096">
                <text:p>0.965681648431096</text:p>
              </table:table-cell>
              <table:table-cell office:value-type="float" office:value="-0.0525870176121543">
                <text:p>-0.05258701761215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23">
                <text:p>-1.23</text:p>
              </table:table-cell>
              <table:table-cell office:value-type="float" office:value="0.96514977959761">
                <text:p>0.96514977959761</text:p>
              </table:table-cell>
              <table:table-cell office:value-type="float" office:value="-0.0537927132811564">
                <text:p>-0.05379271328115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22">
                <text:p>-1.22</text:p>
              </table:table-cell>
              <table:table-cell office:value-type="float" office:value="0.964605672682877">
                <text:p>0.964605672682877</text:p>
              </table:table-cell>
              <table:table-cell office:value-type="float" office:value="-0.0550348556316074">
                <text:p>-0.05503485563160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21">
                <text:p>-1.21</text:p>
              </table:table-cell>
              <table:table-cell office:value-type="float" office:value="0.964048956470432">
                <text:p>0.964048956470432</text:p>
              </table:table-cell>
              <table:table-cell office:value-type="float" office:value="-0.0563148043440709">
                <text:p>-0.05631480434407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2">
                <text:p>-1.2</text:p>
              </table:table-cell>
              <table:table-cell office:value-type="float" office:value="0.963479245849637">
                <text:p>0.963479245849637</text:p>
              </table:table-cell>
              <table:table-cell office:value-type="float" office:value="-0.057633979063235">
                <text:p>-0.0576339790632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19">
                <text:p>-1.19</text:p>
              </table:table-cell>
              <table:table-cell office:value-type="float" office:value="0.962896141201034">
                <text:p>0.962896141201034</text:p>
              </table:table-cell>
              <table:table-cell office:value-type="float" office:value="-0.0589938624278297">
                <text:p>-0.05899386242782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18">
                <text:p>-1.18</text:p>
              </table:table-cell>
              <table:table-cell office:value-type="float" office:value="0.962299227750544">
                <text:p>0.962299227750544</text:p>
              </table:table-cell>
              <table:table-cell office:value-type="float" office:value="-0.0603960032716007">
                <text:p>-0.06039600327160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17">
                <text:p>-1.17</text:p>
              </table:table-cell>
              <table:table-cell office:value-type="float" office:value="0.961688074890759">
                <text:p>0.961688074890759</text:p>
              </table:table-cell>
              <table:table-cell office:value-type="float" office:value="-0.0618420200058676">
                <text:p>-0.06184202000586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16">
                <text:p>-1.16</text:p>
              </table:table-cell>
              <table:table-cell office:value-type="float" office:value="0.961062235467455">
                <text:p>0.961062235467455</text:p>
              </table:table-cell>
              <table:table-cell office:value-type="float" office:value="-0.0633336041949608">
                <text:p>-0.06333360419496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15">
                <text:p>-1.15</text:p>
              </table:table-cell>
              <table:table-cell office:value-type="float" office:value="0.960421245029341">
                <text:p>0.960421245029341</text:p>
              </table:table-cell>
              <table:table-cell office:value-type="float" office:value="-0.0648725243364137">
                <text:p>-0.0648725243364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14">
                <text:p>-1.14</text:p>
              </table:table-cell>
              <table:table-cell office:value-type="float" office:value="0.959764621038916">
                <text:p>0.959764621038916</text:p>
              </table:table-cell>
              <table:table-cell office:value-type="float" office:value="-0.0664606298588364">
                <text:p>-0.06646062985883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13">
                <text:p>-1.13</text:p>
              </table:table-cell>
              <table:table-cell office:value-type="float" office:value="0.959091862042222">
                <text:p>0.959091862042222</text:p>
              </table:table-cell>
              <table:table-cell office:value-type="float" office:value="-0.0680998553509333">
                <text:p>-0.0680998553509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2">
                <text:p>-1.12</text:p>
              </table:table-cell>
              <table:table-cell office:value-type="float" office:value="0.95840244679507">
                <text:p>0.95840244679507</text:p>
              </table:table-cell>
              <table:table-cell office:value-type="float" office:value="-0.0697922250363039">
                <text:p>-0.06979222503630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11">
                <text:p>-1.11</text:p>
              </table:table-cell>
              <table:table-cell office:value-type="float" office:value="0.957695833343244">
                <text:p>0.957695833343244</text:p>
              </table:table-cell>
              <table:table-cell office:value-type="float" office:value="-0.0715398575094568">
                <text:p>-0.07153985750945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1">
                <text:p>-1.1</text:p>
              </table:table-cell>
              <table:table-cell office:value-type="float" office:value="0.956971458053951">
                <text:p>0.956971458053951</text:p>
              </table:table-cell>
              <table:table-cell office:value-type="float" office:value="-0.073344970749563">
                <text:p>-0.0733449707495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09">
                <text:p>-1.09</text:p>
              </table:table-cell>
              <table:table-cell office:value-type="float" office:value="0.956228734595706">
                <text:p>0.956228734595706</text:p>
              </table:table-cell>
              <table:table-cell office:value-type="float" office:value="-0.0752098874295495">
                <text:p>-0.07520988742954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08">
                <text:p>-1.08</text:p>
              </table:table-cell>
              <table:table-cell office:value-type="float" office:value="0.95546705286351">
                <text:p>0.95546705286351</text:p>
              </table:table-cell>
              <table:table-cell office:value-type="float" office:value="-0.0771370405393785">
                <text:p>-0.07713704053937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07">
                <text:p>-1.07</text:p>
              </table:table-cell>
              <table:table-cell office:value-type="float" office:value="0.954685777846217">
                <text:p>0.954685777846217</text:p>
              </table:table-cell>
              <table:table-cell office:value-type="float" office:value="-0.0791289793434427">
                <text:p>-0.07912897934344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06">
                <text:p>-1.06</text:p>
              </table:table-cell>
              <table:table-cell office:value-type="float" office:value="0.953884248432514">
                <text:p>0.953884248432514</text:p>
              </table:table-cell>
              <table:table-cell office:value-type="float" office:value="-0.0811883756935234">
                <text:p>-0.08118837569352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05">
                <text:p>-1.05</text:p>
              </table:table-cell>
              <table:table-cell office:value-type="float" office:value="0.953061776151907">
                <text:p>0.953061776151907</text:p>
              </table:table-cell>
              <table:table-cell office:value-type="float" office:value="-0.0833180307201111">
                <text:p>-0.08331803072011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04">
                <text:p>-1.04</text:p>
              </table:table-cell>
              <table:table-cell office:value-type="float" office:value="0.952217643846828">
                <text:p>0.952217643846828</text:p>
              </table:table-cell>
              <table:table-cell office:value-type="float" office:value="-0.0855208819262945">
                <text:p>-0.08552088192629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03">
                <text:p>-1.03</text:p>
              </table:table-cell>
              <table:table-cell office:value-type="float" office:value="0.951351104271657">
                <text:p>0.951351104271657</text:p>
              </table:table-cell>
              <table:table-cell office:value-type="float" office:value="-0.0878000107102395">
                <text:p>-0.08780001071023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02">
                <text:p>-1.02</text:p>
              </table:table-cell>
              <table:table-cell office:value-type="float" office:value="0.950461378614264">
                <text:p>0.950461378614264</text:p>
              </table:table-cell>
              <table:table-cell office:value-type="float" office:value="-0.0901586503438008">
                <text:p>-0.0901586503438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01">
                <text:p>-1.01</text:p>
              </table:table-cell>
              <table:table-cell office:value-type="float" office:value="0.949547654935387">
                <text:p>0.949547654935387</text:p>
              </table:table-cell>
              <table:table-cell office:value-type="float" office:value="-0.0926001944367378">
                <text:p>-0.09260019443673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99999999999999">
                <text:p>-0.999999999999999</text:p>
              </table:table-cell>
              <table:table-cell office:value-type="float" office:value="0.948609086520767">
                <text:p>0.948609086520767</text:p>
              </table:table-cell>
              <table:table-cell office:value-type="float" office:value="-0.0951282059179803">
                <text:p>-0.09512820591798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89999999999999">
                <text:p>-0.989999999999999</text:p>
              </table:table-cell>
              <table:table-cell office:value-type="float" office:value="0.947644790140789">
                <text:p>0.947644790140789</text:p>
              </table:table-cell>
              <table:table-cell office:value-type="float" office:value="-0.097746426567241">
                <text:p>-0.0977464265672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79999999999999">
                <text:p>-0.979999999999999</text:p>
              </table:table-cell>
              <table:table-cell office:value-type="float" office:value="0.946653844211882">
                <text:p>0.946653844211882</text:p>
              </table:table-cell>
              <table:table-cell office:value-type="float" office:value="-0.100458787132716">
                <text:p>-0.1004587871327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69999999999999">
                <text:p>-0.969999999999999</text:p>
              </table:table-cell>
              <table:table-cell office:value-type="float" office:value="0.945635286853667">
                <text:p>0.945635286853667</text:p>
              </table:table-cell>
              <table:table-cell office:value-type="float" office:value="-0.103269418072728">
                <text:p>-0.1032694180727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59999999999999">
                <text:p>-0.959999999999999</text:p>
              </table:table-cell>
              <table:table-cell office:value-type="float" office:value="0.94458811383539">
                <text:p>0.94458811383539</text:p>
              </table:table-cell>
              <table:table-cell office:value-type="float" office:value="-0.106182660961702">
                <text:p>-0.1061826609617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49999999999999">
                <text:p>-0.949999999999999</text:p>
              </table:table-cell>
              <table:table-cell office:value-type="float" office:value="0.943511276404813">
                <text:p>0.943511276404813</text:p>
              </table:table-cell>
              <table:table-cell office:value-type="float" office:value="-0.109203080603349">
                <text:p>-0.1092030806033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939999999999999">
                <text:p>-0.939999999999999</text:p>
              </table:table-cell>
              <table:table-cell office:value-type="float" office:value="0.942403678992223">
                <text:p>0.942403678992223</text:p>
              </table:table-cell>
              <table:table-cell office:value-type="float" office:value="-0.112335477896755">
                <text:p>-0.1123354778967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29999999999999">
                <text:p>-0.929999999999999</text:p>
              </table:table-cell>
              <table:table-cell office:value-type="float" office:value="0.94126417678185">
                <text:p>0.94126417678185</text:p>
              </table:table-cell>
              <table:table-cell office:value-type="float" office:value="-0.115584903503828">
                <text:p>-0.1155849035038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919999999999999">
                <text:p>-0.919999999999999</text:p>
              </table:table-cell>
              <table:table-cell office:value-type="float" office:value="0.94009157314235">
                <text:p>0.94009157314235</text:p>
              </table:table-cell>
              <table:table-cell office:value-type="float" office:value="-0.11895667236962">
                <text:p>-0.118956672369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909999999999999">
                <text:p>-0.909999999999999</text:p>
              </table:table-cell>
              <table:table-cell office:value-type="float" office:value="0.938884616907631">
                <text:p>0.938884616907631</text:p>
              </table:table-cell>
              <table:table-cell office:value-type="float" office:value="-0.122456379150071">
                <text:p>-0.1224563791500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0.93764199949859">
                <text:p>0.93764199949859</text:p>
              </table:table-cell>
              <table:table-cell office:value-type="float" office:value="-0.126089914605123">
                <text:p>-0.1260899146051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889999999999999">
                <text:p>-0.889999999999999</text:p>
              </table:table-cell>
              <table:table-cell office:value-type="float" office:value="0.936362351875879">
                <text:p>0.936362351875879</text:p>
              </table:table-cell>
              <table:table-cell office:value-type="float" office:value="-0.129863483018406">
                <text:p>-0.1298634830184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879999999999999">
                <text:p>-0.879999999999999</text:p>
              </table:table-cell>
              <table:table-cell office:value-type="float" office:value="0.93504424131303">
                <text:p>0.93504424131303</text:p>
              </table:table-cell>
              <table:table-cell office:value-type="float" office:value="-0.133783620708293">
                <text:p>-0.1337836207082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869999999999999">
                <text:p>-0.869999999999999</text:p>
              </table:table-cell>
              <table:table-cell office:value-type="float" office:value="0.93368616797876">
                <text:p>0.93368616797876</text:p>
              </table:table-cell>
              <table:table-cell office:value-type="float" office:value="-0.137857215698695">
                <text:p>-0.1378572156986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859999999999999">
                <text:p>-0.859999999999999</text:p>
              </table:table-cell>
              <table:table-cell office:value-type="float" office:value="0.932286561316463">
                <text:p>0.932286561316463</text:p>
              </table:table-cell>
              <table:table-cell office:value-type="float" office:value="-0.142091528621632">
                <text:p>-0.1420915286216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849999999999999">
                <text:p>-0.849999999999999</text:p>
              </table:table-cell>
              <table:table-cell office:value-type="float" office:value="0.930843776208189">
                <text:p>0.930843776208189</text:p>
              </table:table-cell>
              <table:table-cell office:value-type="float" office:value="-0.146494214927481">
                <text:p>-0.1464942149274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839999999999999">
                <text:p>-0.839999999999999</text:p>
              </table:table-cell>
              <table:table-cell office:value-type="float" office:value="0.929356088909673">
                <text:p>0.929356088909673</text:p>
              </table:table-cell>
              <table:table-cell office:value-type="float" office:value="-0.15107334848239">
                <text:p>-0.151073348482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829999999999999">
                <text:p>-0.829999999999999</text:p>
              </table:table-cell>
              <table:table-cell office:value-type="float" office:value="0.927821692742089">
                <text:p>0.927821692742089</text:p>
              </table:table-cell>
              <table:table-cell office:value-type="float" office:value="-0.155837446636276">
                <text:p>-0.1558374466362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819999999999999">
                <text:p>-0.819999999999999</text:p>
              </table:table-cell>
              <table:table-cell office:value-type="float" office:value="0.926238693525438">
                <text:p>0.926238693525438</text:p>
              </table:table-cell>
              <table:table-cell office:value-type="float" office:value="-0.160795496848412">
                <text:p>-0.1607954968484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809999999999999">
                <text:p>-0.809999999999999</text:p>
              </table:table-cell>
              <table:table-cell office:value-type="float" office:value="0.924605104737474">
                <text:p>0.924605104737474</text:p>
              </table:table-cell>
              <table:table-cell office:value-type="float" office:value="-0.165956984961229">
                <text:p>-0.1659569849612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0.9229188423813">
                <text:p>0.9229188423813</text:p>
              </table:table-cell>
              <table:table-cell office:value-type="float" office:value="-0.171331925216196">
                <text:p>-0.1713319252161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789999999999999">
                <text:p>-0.789999999999999</text:p>
              </table:table-cell>
              <table:table-cell office:value-type="float" office:value="0.921177719543669">
                <text:p>0.921177719543669</text:p>
              </table:table-cell>
              <table:table-cell office:value-type="float" office:value="-0.176930892108798">
                <text:p>-0.1769308921087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779999999999999">
                <text:p>-0.779999999999999</text:p>
              </table:table-cell>
              <table:table-cell office:value-type="float" office:value="0.919379440625146">
                <text:p>0.919379440625146</text:p>
              </table:table-cell>
              <table:table-cell office:value-type="float" office:value="-0.182765054182118">
                <text:p>-0.1827650541821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769999999999999">
                <text:p>-0.769999999999999</text:p>
              </table:table-cell>
              <table:table-cell office:value-type="float" office:value="0.917521595222185">
                <text:p>0.917521595222185</text:p>
              </table:table-cell>
              <table:table-cell office:value-type="float" office:value="-0.188846209860619">
                <text:p>-0.1888462098606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759999999999999">
                <text:p>-0.759999999999999</text:p>
              </table:table-cell>
              <table:table-cell office:value-type="float" office:value="0.915601651640285">
                <text:p>0.915601651640285</text:p>
              </table:table-cell>
              <table:table-cell office:value-type="float" office:value="-0.195186825426934">
                <text:p>-0.1951868254269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749999999999999">
                <text:p>-0.749999999999999</text:p>
              </table:table-cell>
              <table:table-cell office:value-type="float" office:value="0.913616950016182">
                <text:p>0.913616950016182</text:p>
              </table:table-cell>
              <table:table-cell office:value-type="float" office:value="-0.201800075244856">
                <text:p>-0.201800075244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739999999999999">
                <text:p>-0.739999999999999</text:p>
              </table:table-cell>
              <table:table-cell office:value-type="float" office:value="0.911564695026202">
                <text:p>0.911564695026202</text:p>
              </table:table-cell>
              <table:table-cell office:value-type="float" office:value="-0.208699884330777">
                <text:p>-0.2086998843307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729999999999999">
                <text:p>-0.729999999999999</text:p>
              </table:table-cell>
              <table:table-cell office:value-type="float" office:value="0.909441948156701">
                <text:p>0.909441948156701</text:p>
              </table:table-cell>
              <table:table-cell office:value-type="float" office:value="-0.215900973373472">
                <text:p>-0.2159009733734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719999999999999">
                <text:p>-0.719999999999999</text:p>
              </table:table-cell>
              <table:table-cell office:value-type="float" office:value="0.907245619511693">
                <text:p>0.907245619511693</text:p>
              </table:table-cell>
              <table:table-cell office:value-type="float" office:value="-0.223418906297848">
                <text:p>-0.2234189062978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709999999999999">
                <text:p>-0.709999999999999</text:p>
              </table:table-cell>
              <table:table-cell office:value-type="float" office:value="0.904972459131725">
                <text:p>0.904972459131725</text:p>
              </table:table-cell>
              <table:table-cell office:value-type="float" office:value="-0.231270140461863">
                <text:p>-0.2312701404618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0.902619047797289">
                <text:p>0.902619047797289</text:p>
              </table:table-cell>
              <table:table-cell office:value-type="float" office:value="-0.239472079566434">
                <text:p>-0.2394720795664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689999999999999">
                <text:p>-0.689999999999999</text:p>
              </table:table-cell>
              <table:table-cell office:value-type="float" office:value="0.900181787289283">
                <text:p>0.900181787289283</text:p>
              </table:table-cell>
              <table:table-cell office:value-type="float" office:value="-0.248043129345712">
                <text:p>-0.2480431293457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679999999999999">
                <text:p>-0.679999999999999</text:p>
              </table:table-cell>
              <table:table-cell office:value-type="float" office:value="0.897656890078451">
                <text:p>0.897656890078451</text:p>
              </table:table-cell>
              <table:table-cell office:value-type="float" office:value="-0.257002756088331">
                <text:p>-0.2570027560883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669999999999999">
                <text:p>-0.669999999999999</text:p>
              </table:table-cell>
              <table:table-cell office:value-type="float" office:value="0.895040368415316">
                <text:p>0.895040368415316</text:p>
              </table:table-cell>
              <table:table-cell office:value-type="float" office:value="-0.266371548019015">
                <text:p>-0.2663715480190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659999999999999">
                <text:p>-0.659999999999999</text:p>
              </table:table-cell>
              <table:table-cell office:value-type="float" office:value="0.892328022791975">
                <text:p>0.892328022791975</text:p>
              </table:table-cell>
              <table:table-cell office:value-type="float" office:value="-0.2761712795426">
                <text:p>-0.27617127954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649999999999999">
                <text:p>-0.649999999999999</text:p>
              </table:table-cell>
              <table:table-cell office:value-type="float" office:value="0.889515429747265">
                <text:p>0.889515429747265</text:p>
              </table:table-cell>
              <table:table-cell office:value-type="float" office:value="-0.286424978318733">
                <text:p>-0.2864249783187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639999999999999">
                <text:p>-0.639999999999999</text:p>
              </table:table-cell>
              <table:table-cell office:value-type="float" office:value="0.8865979289873">
                <text:p>0.8865979289873</text:p>
              </table:table-cell>
              <table:table-cell office:value-type="float" office:value="-0.2971569950933">
                <text:p>-0.29715699509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629999999999999">
                <text:p>-0.629999999999999</text:p>
              </table:table-cell>
              <table:table-cell office:value-type="float" office:value="0.883570609794441">
                <text:p>0.883570609794441</text:p>
              </table:table-cell>
              <table:table-cell office:value-type="float" office:value="-0.308393076161186">
                <text:p>-0.308393076161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619999999999999">
                <text:p>-0.619999999999999</text:p>
              </table:table-cell>
              <table:table-cell office:value-type="float" office:value="0.880428296699192">
                <text:p>0.880428296699192</text:p>
              </table:table-cell>
              <table:table-cell office:value-type="float" office:value="-0.320160438272207">
                <text:p>-0.3201604382722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609999999999999">
                <text:p>-0.609999999999999</text:p>
              </table:table-cell>
              <table:table-cell office:value-type="float" office:value="0.87716553439192">
                <text:p>0.87716553439192</text:p>
              </table:table-cell>
              <table:table-cell office:value-type="float" office:value="-0.332487845715946">
                <text:p>-0.3324878457159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0.873776571854262">
                <text:p>0.873776571854262</text:p>
              </table:table-cell>
              <table:table-cell office:value-type="float" office:value="-0.345405689230118">
                <text:p>-0.3454056892301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589999999999999">
                <text:p>-0.589999999999999</text:p>
              </table:table-cell>
              <table:table-cell office:value-type="float" office:value="0.870255345694211">
                <text:p>0.870255345694211</text:p>
              </table:table-cell>
              <table:table-cell office:value-type="float" office:value="-0.358946066267832">
                <text:p>-0.3589460662678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579999999999999">
                <text:p>-0.579999999999999</text:p>
              </table:table-cell>
              <table:table-cell office:value-type="float" office:value="0.86659546267415">
                <text:p>0.86659546267415</text:p>
              </table:table-cell>
              <table:table-cell office:value-type="float" office:value="-0.37314286202913">
                <text:p>-0.373142862029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569999999999999">
                <text:p>-0.569999999999999</text:p>
              </table:table-cell>
              <table:table-cell office:value-type="float" office:value="0.86279018142781">
                <text:p>0.86279018142781</text:p>
              </table:table-cell>
              <table:table-cell office:value-type="float" office:value="-0.388031830508281">
                <text:p>-0.3880318305082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559999999999999">
                <text:p>-0.559999999999999</text:p>
              </table:table-cell>
              <table:table-cell office:value-type="float" office:value="0.858832393370453">
                <text:p>0.858832393370453</text:p>
              </table:table-cell>
              <table:table-cell office:value-type="float" office:value="-0.403650674626707">
                <text:p>-0.4036506746267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549999999999999">
                <text:p>-0.549999999999999</text:p>
              </table:table-cell>
              <table:table-cell office:value-type="float" office:value="0.854714602816979">
                <text:p>0.854714602816979</text:p>
              </table:table-cell>
              <table:table-cell office:value-type="float" office:value="-0.420039124308124">
                <text:p>-0.4200391243081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539999999999999">
                <text:p>-0.539999999999999</text:p>
              </table:table-cell>
              <table:table-cell office:value-type="float" office:value="0.850428906335243">
                <text:p>0.850428906335243</text:p>
              </table:table-cell>
              <table:table-cell office:value-type="float" office:value="-0.437239011103086">
                <text:p>-0.4372390111030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529999999999999">
                <text:p>-0.529999999999999</text:p>
              </table:table-cell>
              <table:table-cell office:value-type="float" office:value="0.845966971377266">
                <text:p>0.845966971377266</text:p>
              </table:table-cell>
              <table:table-cell office:value-type="float" office:value="-0.455294337679627">
                <text:p>-0.455294337679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519999999999999">
                <text:p>-0.519999999999999</text:p>
              </table:table-cell>
              <table:table-cell office:value-type="float" office:value="0.841320014249492">
                <text:p>0.841320014249492</text:p>
              </table:table-cell>
              <table:table-cell office:value-type="float" office:value="-0.474251340159873">
                <text:p>-0.4742513401598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509999999999999">
                <text:p>-0.509999999999999</text:p>
              </table:table-cell>
              <table:table-cell office:value-type="float" office:value="0.836478777505273">
                <text:p>0.836478777505273</text:p>
              </table:table-cell>
              <table:table-cell office:value-type="float" office:value="-0.494158540893993">
                <text:p>-0.4941585408939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0.831433506869153">
                <text:p>0.831433506869153</text:p>
              </table:table-cell>
              <table:table-cell office:value-type="float" office:value="-0.515066788816267">
                <text:p>-0.5150667888162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489999999999999">
                <text:p>-0.489999999999999</text:p>
              </table:table-cell>
              <table:table-cell office:value-type="float" office:value="0.826173927833448">
                <text:p>0.826173927833448</text:p>
              </table:table-cell>
              <table:table-cell office:value-type="float" office:value="-0.537029284018228">
                <text:p>-0.5370292840182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479999999999999">
                <text:p>-0.479999999999999</text:p>
              </table:table-cell>
              <table:table-cell office:value-type="float" office:value="0.82068922210421">
                <text:p>0.82068922210421</text:p>
              </table:table-cell>
              <table:table-cell office:value-type="float" office:value="-0.560101582594511">
                <text:p>-0.5601015825945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469999999999999">
                <text:p>-0.469999999999999</text:p>
              </table:table-cell>
              <table:table-cell office:value-type="float" office:value="0.814968004116209">
                <text:p>0.814968004116209</text:p>
              </table:table-cell>
              <table:table-cell office:value-type="float" office:value="-0.584341577163151">
                <text:p>-0.5843415771631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459999999999999">
                <text:p>-0.459999999999999</text:p>
              </table:table-cell>
              <table:table-cell office:value-type="float" office:value="0.808998297886237">
                <text:p>0.808998297886237</text:p>
              </table:table-cell>
              <table:table-cell office:value-type="float" office:value="-0.609809447729345">
                <text:p>-0.6098094477293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449999999999999">
                <text:p>-0.449999999999999</text:p>
              </table:table-cell>
              <table:table-cell office:value-type="float" office:value="0.802767514531307">
                <text:p>0.802767514531307</text:p>
              </table:table-cell>
              <table:table-cell office:value-type="float" office:value="-0.636567576746995">
                <text:p>-0.6365675767469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439999999999999">
                <text:p>-0.439999999999999</text:p>
              </table:table-cell>
              <table:table-cell office:value-type="float" office:value="0.796262430844187">
                <text:p>0.796262430844187</text:p>
              </table:table-cell>
              <table:table-cell office:value-type="float" office:value="-0.66468042133544">
                <text:p>-0.664680421335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78946916939399">
                <text:p>0.78946916939399</text:p>
              </table:table-cell>
              <table:table-cell office:value-type="float" office:value="-0.694214334631587">
                <text:p>-0.6942143346315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419999999999999">
                <text:p>-0.419999999999999</text:p>
              </table:table-cell>
              <table:table-cell office:value-type="float" office:value="0.782373180704891">
                <text:p>0.782373180704891</text:p>
              </table:table-cell>
              <table:table-cell office:value-type="float" office:value="-0.725237327207774">
                <text:p>-0.7252373272077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774959228162282">
                <text:p>0.774959228162282</text:p>
              </table:table-cell>
              <table:table-cell office:value-type="float" office:value="-0.757818758375107">
                <text:p>-0.7578187583751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0.767211376403202">
                <text:p>0.767211376403202</text:p>
              </table:table-cell>
              <table:table-cell office:value-type="float" office:value="-0.792028946041768">
                <text:p>-0.7920289460417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759112984066959">
                <text:p>0.759112984066959</text:p>
              </table:table-cell>
              <table:table-cell office:value-type="float" office:value="-0.827938682635566">
                <text:p>-0.8279386826355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750646701912506">
                <text:p>0.750646701912506</text:p>
              </table:table-cell>
              <table:table-cell office:value-type="float" office:value="-0.865618643472413">
                <text:p>-0.8656186434724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741794477450578">
                <text:p>0.741794477450578</text:p>
              </table:table-cell>
              <table:table-cell office:value-type="float" office:value="-0.905138672914688">
                <text:p>-0.905138672914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732537567389685">
                <text:p>0.732537567389685</text:p>
              </table:table-cell>
              <table:table-cell office:value-type="float" office:value="-0.946566932791287">
                <text:p>-0.9465669327912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722856559353677">
                <text:p>0.722856559353677</text:p>
              </table:table-cell>
              <table:table-cell office:value-type="float" office:value="-0.989968896940727">
                <text:p>-0.9899688969407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712731404491501">
                <text:p>0.712731404491501</text:p>
              </table:table-cell>
              <table:table-cell office:value-type="float" office:value="-1.03540617551107">
                <text:p>-1.035406175511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702141462762387">
                <text:p>0.702141462762387</text:p>
              </table:table-cell>
              <table:table-cell office:value-type="float" office:value="-1.08293515295324">
                <text:p>-1.082935152953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319999999999998">
                <text:p>-0.319999999999998</text:p>
              </table:table-cell>
              <table:table-cell office:value-type="float" office:value="0.691065562836008">
                <text:p>0.691065562836008</text:p>
              </table:table-cell>
              <table:table-cell office:value-type="float" office:value="-1.13260542465321">
                <text:p>-1.132605424653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309999999999998">
                <text:p>-0.309999999999998</text:p>
              </table:table-cell>
              <table:table-cell office:value-type="float" office:value="0.679482078688953">
                <text:p>0.679482078688953</text:p>
              </table:table-cell>
              <table:table-cell office:value-type="float" office:value="-1.1844580190685">
                <text:p>-1.18445801906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0.667369025095874">
                <text:p>0.667369025095874</text:p>
              </table:table-cell>
              <table:table-cell office:value-type="float" office:value="-1.23852339529677">
                <text:p>-1.238523395296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289999999999998">
                <text:p>-0.289999999999998</text:p>
              </table:table-cell>
              <table:table-cell office:value-type="float" office:value="0.654704174293483">
                <text:p>0.654704174293483</text:p>
              </table:table-cell>
              <table:table-cell office:value-type="float" office:value="-1.2948192104603">
                <text:p>-1.29481921046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279999999999998">
                <text:p>-0.279999999999998</text:p>
              </table:table-cell>
              <table:table-cell office:value-type="float" office:value="0.641465196122579">
                <text:p>0.641465196122579</text:p>
              </table:table-cell>
              <table:table-cell office:value-type="float" office:value="-1.35334785740342">
                <text:p>-1.353347857403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269999999999998">
                <text:p>-0.269999999999998</text:p>
              </table:table-cell>
              <table:table-cell office:value-type="float" office:value="0.627629823909919">
                <text:p>0.627629823909919</text:p>
              </table:table-cell>
              <table:table-cell office:value-type="float" office:value="-1.41409378122834">
                <text:p>-1.414093781228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259999999999998">
                <text:p>-0.259999999999998</text:p>
              </table:table-cell>
              <table:table-cell office:value-type="float" office:value="0.613176048217446">
                <text:p>0.613176048217446</text:p>
              </table:table-cell>
              <table:table-cell office:value-type="float" office:value="-1.47702059336799">
                <text:p>-1.477020593367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249999999999998">
                <text:p>-0.249999999999998</text:p>
              </table:table-cell>
              <table:table-cell office:value-type="float" office:value="0.59808234033902">
                <text:p>0.59808234033902</text:p>
              </table:table-cell>
              <table:table-cell office:value-type="float" office:value="-1.54206801438407">
                <text:p>-1.542068014384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239999999999998">
                <text:p>-0.239999999999998</text:p>
              </table:table-cell>
              <table:table-cell office:value-type="float" office:value="0.582327907040381">
                <text:p>0.582327907040381</text:p>
              </table:table-cell>
              <table:table-cell office:value-type="float" office:value="-1.60914869155886">
                <text:p>-1.609148691558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229999999999998">
                <text:p>-0.229999999999998</text:p>
              </table:table-cell>
              <table:table-cell office:value-type="float" office:value="0.565892977493382">
                <text:p>0.565892977493382</text:p>
              </table:table-cell>
              <table:table-cell office:value-type="float" office:value="-1.67814495454641">
                <text:p>-1.678144954546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219999999999998">
                <text:p>-0.219999999999998</text:p>
              </table:table-cell>
              <table:table-cell office:value-type="float" office:value="0.548759122628085">
                <text:p>0.548759122628085</text:p>
              </table:table-cell>
              <table:table-cell office:value-type="float" office:value="-1.74890559159262">
                <text:p>-1.748905591592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209999999999998">
                <text:p>-0.209999999999998</text:p>
              </table:table-cell>
              <table:table-cell office:value-type="float" office:value="0.53090960619842">
                <text:p>0.53090960619842</text:p>
              </table:table-cell>
              <table:table-cell office:value-type="float" office:value="-1.82124274959493">
                <text:p>-1.821242749594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0.51232976571734">
                <text:p>0.51232976571734</text:p>
              </table:table-cell>
              <table:table-cell office:value-type="float" office:value="-1.89492908271173">
                <text:p>-1.894929082711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89999999999998">
                <text:p>-0.189999999999998</text:p>
              </table:table-cell>
              <table:table-cell office:value-type="float" office:value="0.493007420064625">
                <text:p>0.493007420064625</text:p>
              </table:table-cell>
              <table:table-cell office:value-type="float" office:value="-1.96969529515711">
                <text:p>-1.969695295157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79999999999998">
                <text:p>-0.179999999999998</text:p>
              </table:table-cell>
              <table:table-cell office:value-type="float" office:value="0.472933299017418">
                <text:p>0.472933299017418</text:p>
              </table:table-cell>
              <table:table-cell office:value-type="float" office:value="-2.04522824266104">
                <text:p>-2.045228242661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69999999999998">
                <text:p>-0.169999999999998</text:p>
              </table:table-cell>
              <table:table-cell office:value-type="float" office:value="0.452101488230418">
                <text:p>0.452101488230418</text:p>
              </table:table-cell>
              <table:table-cell office:value-type="float" office:value="-2.12116977191143">
                <text:p>-2.121169771911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59999999999998">
                <text:p>-0.159999999999998</text:p>
              </table:table-cell>
              <table:table-cell office:value-type="float" office:value="0.43050988135022">
                <text:p>0.43050988135022</text:p>
              </table:table-cell>
              <table:table-cell office:value-type="float" office:value="-2.19711648589775">
                <text:p>-2.197116485897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49999999999998">
                <text:p>-0.149999999999998</text:p>
              </table:table-cell>
              <table:table-cell office:value-type="float" office:value="0.408160629061109">
                <text:p>0.408160629061109</text:p>
              </table:table-cell>
              <table:table-cell office:value-type="float" office:value="-2.27262062304631">
                <text:p>-2.272620623046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39999999999998">
                <text:p>-0.139999999999998</text:p>
              </table:table-cell>
              <table:table-cell office:value-type="float" office:value="0.385060573025753">
                <text:p>0.385060573025753</text:p>
              </table:table-cell>
              <table:table-cell office:value-type="float" office:value="-2.34719222698724">
                <text:p>-2.347192226987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29999999999998">
                <text:p>-0.129999999999998</text:p>
              </table:table-cell>
              <table:table-cell office:value-type="float" office:value="0.361221651025174">
                <text:p>0.361221651025174</text:p>
              </table:table-cell>
              <table:table-cell office:value-type="float" office:value="-2.42030275960707">
                <text:p>-2.420302759607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119999999999998">
                <text:p>-0.119999999999998</text:p>
              </table:table-cell>
              <table:table-cell office:value-type="float" office:value="0.336661258257354">
                <text:p>0.336661258257354</text:p>
              </table:table-cell>
              <table:table-cell office:value-type="float" office:value="-2.49139027118382">
                <text:p>-2.491390271183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109999999999998">
                <text:p>-0.109999999999998</text:p>
              </table:table-cell>
              <table:table-cell office:value-type="float" office:value="0.311402548873998">
                <text:p>0.311402548873998</text:p>
              </table:table-cell>
              <table:table-cell office:value-type="float" office:value="-2.55986618725917">
                <text:p>-2.559866187259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999999999999983">
                <text:p>-0.0999999999999983</text:p>
              </table:table-cell>
              <table:table-cell office:value-type="float" office:value="0.285474661570751">
                <text:p>0.285474661570751</text:p>
              </table:table-cell>
              <table:table-cell office:value-type="float" office:value="-2.62512370311125">
                <text:p>-2.62512370311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899999999999983">
                <text:p>-0.0899999999999983</text:p>
              </table:table-cell>
              <table:table-cell office:value-type="float" office:value="0.258912853534931">
                <text:p>0.258912853534931</text:p>
              </table:table-cell>
              <table:table-cell office:value-type="float" office:value="-2.68654769540173">
                <text:p>-2.686547695401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799999999999983">
                <text:p>-0.0799999999999983</text:p>
              </table:table-cell>
              <table:table-cell office:value-type="float" office:value="0.231758528403796">
                <text:p>0.231758528403796</text:p>
              </table:table-cell>
              <table:table-cell office:value-type="float" office:value="-2.74352597058657">
                <text:p>-2.743525970586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699999999999983">
                <text:p>-0.0699999999999983</text:p>
              </table:table-cell>
              <table:table-cell office:value-type="float" office:value="0.204059146156662">
                <text:p>0.204059146156662</text:p>
              </table:table-cell>
              <table:table-cell office:value-type="float" office:value="-2.7954615764227">
                <text:p>-2.79546157642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599999999999983">
                <text:p>-0.0599999999999983</text:p>
              </table:table-cell>
              <table:table-cell office:value-type="float" office:value="0.175868006055673">
                <text:p>0.175868006055673</text:p>
              </table:table-cell>
              <table:table-cell office:value-type="float" office:value="-2.84178581315084">
                <text:p>-2.841785813150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499999999999983">
                <text:p>-0.0499999999999983</text:p>
              </table:table-cell>
              <table:table-cell office:value-type="float" office:value="0.147243897789791">
                <text:p>0.147243897789791</text:p>
              </table:table-cell>
              <table:table-cell office:value-type="float" office:value="-2.88197150233008">
                <text:p>-2.881971502330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399999999999983">
                <text:p>-0.0399999999999983</text:p>
              </table:table-cell>
              <table:table-cell office:value-type="float" office:value="0.118250620714067">
                <text:p>0.118250620714067</text:p>
              </table:table-cell>
              <table:table-cell office:value-type="float" office:value="-2.91554601164248">
                <text:p>-2.915546011642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299999999999982">
                <text:p>-0.0299999999999982</text:p>
              </table:table-cell>
              <table:table-cell office:value-type="float" office:value="0.0889563762853491">
                <text:p>0.0889563762853491</text:p>
              </table:table-cell>
              <table:table-cell office:value-type="float" office:value="-2.94210350038369">
                <text:p>-2.942103500383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199999999999982">
                <text:p>-0.0199999999999982</text:p>
              </table:table-cell>
              <table:table-cell office:value-type="float" office:value="0.0594330441866999">
                <text:p>0.0594330441866999</text:p>
              </table:table-cell>
              <table:table-cell office:value-type="float" office:value="-2.96131584832394">
                <text:p>-2.961315848323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999999999999823">
                <text:p>-0.00999999999999823</text:p>
              </table:table-cell>
              <table:table-cell office:value-type="float" office:value="0.0297553578720038">
                <text:p>0.0297553578720038</text:p>
              </table:table-cell>
              <table:table-cell office:value-type="float" office:value="-2.97294176327534">
                <text:p>-2.972941763275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">
                <text:p>0</text:p>
              </table:table-cell>
              <table:table-cell office:value-type="float" office:value="-2.976833630141">
                <text:p>-2.9768336301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00000000000016">
                <text:p>0.0100000000000016</text:p>
              </table:table-cell>
              <table:table-cell office:value-type="float" office:value="-0.0297553578720136">
                <text:p>-0.0297553578720136</text:p>
              </table:table-cell>
              <table:table-cell office:value-type="float" office:value="-2.97294176327533">
                <text:p>-2.972941763275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00000000000018">
                <text:p>0.0200000000000018</text:p>
              </table:table-cell>
              <table:table-cell office:value-type="float" office:value="-0.0594330441867115">
                <text:p>-0.0594330441867115</text:p>
              </table:table-cell>
              <table:table-cell office:value-type="float" office:value="-2.96131584832393">
                <text:p>-2.961315848323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0000000000002">
                <text:p>0.030000000000002</text:p>
              </table:table-cell>
              <table:table-cell office:value-type="float" office:value="-0.0889563762853607">
                <text:p>-0.0889563762853607</text:p>
              </table:table-cell>
              <table:table-cell office:value-type="float" office:value="-2.94210350038368">
                <text:p>-2.942103500383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400000000000018">
                <text:p>0.0400000000000018</text:p>
              </table:table-cell>
              <table:table-cell office:value-type="float" office:value="-0.118250620714076">
                <text:p>-0.118250620714076</text:p>
              </table:table-cell>
              <table:table-cell office:value-type="float" office:value="-2.91554601164247">
                <text:p>-2.915546011642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500000000000016">
                <text:p>0.0500000000000016</text:p>
              </table:table-cell>
              <table:table-cell office:value-type="float" office:value="-0.147243897789801">
                <text:p>-0.147243897789801</text:p>
              </table:table-cell>
              <table:table-cell office:value-type="float" office:value="-2.88197150233007">
                <text:p>-2.881971502330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00000000000018">
                <text:p>0.0600000000000018</text:p>
              </table:table-cell>
              <table:table-cell office:value-type="float" office:value="-0.175868006055683">
                <text:p>-0.175868006055683</text:p>
              </table:table-cell>
              <table:table-cell office:value-type="float" office:value="-2.84178581315083">
                <text:p>-2.841785813150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00000000000021">
                <text:p>0.0700000000000021</text:p>
              </table:table-cell>
              <table:table-cell office:value-type="float" office:value="-0.204059146156673">
                <text:p>-0.204059146156673</text:p>
              </table:table-cell>
              <table:table-cell office:value-type="float" office:value="-2.79546157642268">
                <text:p>-2.795461576422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800000000000019">
                <text:p>0.0800000000000019</text:p>
              </table:table-cell>
              <table:table-cell office:value-type="float" office:value="-0.231758528403805">
                <text:p>-0.231758528403805</text:p>
              </table:table-cell>
              <table:table-cell office:value-type="float" office:value="-2.74352597058655">
                <text:p>-2.743525970586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900000000000016">
                <text:p>0.0900000000000016</text:p>
              </table:table-cell>
              <table:table-cell office:value-type="float" office:value="-0.25891285353494">
                <text:p>-0.25891285353494</text:p>
              </table:table-cell>
              <table:table-cell office:value-type="float" office:value="-2.68654769540171">
                <text:p>-2.686547695401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00000000000002">
                <text:p>0.100000000000002</text:p>
              </table:table-cell>
              <table:table-cell office:value-type="float" office:value="-0.285474661570761">
                <text:p>-0.285474661570761</text:p>
              </table:table-cell>
              <table:table-cell office:value-type="float" office:value="-2.62512370311123">
                <text:p>-2.625123703111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10000000000002">
                <text:p>0.110000000000002</text:p>
              </table:table-cell>
              <table:table-cell office:value-type="float" office:value="-0.311402548874008">
                <text:p>-0.311402548874008</text:p>
              </table:table-cell>
              <table:table-cell office:value-type="float" office:value="-2.55986618725915">
                <text:p>-2.559866187259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20000000000002">
                <text:p>0.120000000000002</text:p>
              </table:table-cell>
              <table:table-cell office:value-type="float" office:value="-0.336661258257364">
                <text:p>-0.336661258257364</text:p>
              </table:table-cell>
              <table:table-cell office:value-type="float" office:value="-2.49139027118379">
                <text:p>-2.491390271183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30000000000002">
                <text:p>0.130000000000002</text:p>
              </table:table-cell>
              <table:table-cell office:value-type="float" office:value="-0.361221651025184">
                <text:p>-0.361221651025184</text:p>
              </table:table-cell>
              <table:table-cell office:value-type="float" office:value="-2.42030275960704">
                <text:p>-2.420302759607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40000000000002">
                <text:p>0.140000000000002</text:p>
              </table:table-cell>
              <table:table-cell office:value-type="float" office:value="-0.385060573025763">
                <text:p>-0.385060573025763</text:p>
              </table:table-cell>
              <table:table-cell office:value-type="float" office:value="-2.34719222698721">
                <text:p>-2.347192226987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50000000000002">
                <text:p>0.150000000000002</text:p>
              </table:table-cell>
              <table:table-cell office:value-type="float" office:value="-0.408160629061118">
                <text:p>-0.408160629061118</text:p>
              </table:table-cell>
              <table:table-cell office:value-type="float" office:value="-2.27262062304628">
                <text:p>-2.272620623046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60000000000002">
                <text:p>0.160000000000002</text:p>
              </table:table-cell>
              <table:table-cell office:value-type="float" office:value="-0.430509881350229">
                <text:p>-0.430509881350229</text:p>
              </table:table-cell>
              <table:table-cell office:value-type="float" office:value="-2.19711648589772">
                <text:p>-2.197116485897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70000000000002">
                <text:p>0.170000000000002</text:p>
              </table:table-cell>
              <table:table-cell office:value-type="float" office:value="-0.452101488230427">
                <text:p>-0.452101488230427</text:p>
              </table:table-cell>
              <table:table-cell office:value-type="float" office:value="-2.1211697719114">
                <text:p>-2.12116977191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80000000000002">
                <text:p>0.180000000000002</text:p>
              </table:table-cell>
              <table:table-cell office:value-type="float" office:value="-0.472933299017427">
                <text:p>-0.472933299017427</text:p>
              </table:table-cell>
              <table:table-cell office:value-type="float" office:value="-2.04522824266101">
                <text:p>-2.045228242661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90000000000002">
                <text:p>0.190000000000002</text:p>
              </table:table-cell>
              <table:table-cell office:value-type="float" office:value="-0.493007420064633">
                <text:p>-0.493007420064633</text:p>
              </table:table-cell>
              <table:table-cell office:value-type="float" office:value="-1.96969529515708">
                <text:p>-1.969695295157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00000000000002">
                <text:p>0.200000000000002</text:p>
              </table:table-cell>
              <table:table-cell office:value-type="float" office:value="-0.512329765717348">
                <text:p>-0.512329765717348</text:p>
              </table:table-cell>
              <table:table-cell office:value-type="float" office:value="-1.8949290827117">
                <text:p>-1.89492908271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0000000000002">
                <text:p>0.210000000000002</text:p>
              </table:table-cell>
              <table:table-cell office:value-type="float" office:value="-0.530909606198427">
                <text:p>-0.530909606198427</text:p>
              </table:table-cell>
              <table:table-cell office:value-type="float" office:value="-1.8212427495949">
                <text:p>-1.82124274959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0000000000002">
                <text:p>0.220000000000002</text:p>
              </table:table-cell>
              <table:table-cell office:value-type="float" office:value="-0.548759122628092">
                <text:p>-0.548759122628092</text:p>
              </table:table-cell>
              <table:table-cell office:value-type="float" office:value="-1.74890559159259">
                <text:p>-1.748905591592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30000000000002">
                <text:p>0.230000000000002</text:p>
              </table:table-cell>
              <table:table-cell office:value-type="float" office:value="-0.565892977493389">
                <text:p>-0.565892977493389</text:p>
              </table:table-cell>
              <table:table-cell office:value-type="float" office:value="-1.67814495454638">
                <text:p>-1.678144954546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40000000000002">
                <text:p>0.240000000000002</text:p>
              </table:table-cell>
              <table:table-cell office:value-type="float" office:value="-0.582327907040388">
                <text:p>-0.582327907040388</text:p>
              </table:table-cell>
              <table:table-cell office:value-type="float" office:value="-1.60914869155884">
                <text:p>-1.609148691558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50000000000002">
                <text:p>0.250000000000002</text:p>
              </table:table-cell>
              <table:table-cell office:value-type="float" office:value="-0.598082340339026">
                <text:p>-0.598082340339026</text:p>
              </table:table-cell>
              <table:table-cell office:value-type="float" office:value="-1.54206801438404">
                <text:p>-1.542068014384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60000000000002">
                <text:p>0.260000000000002</text:p>
              </table:table-cell>
              <table:table-cell office:value-type="float" office:value="-0.613176048217452">
                <text:p>-0.613176048217452</text:p>
              </table:table-cell>
              <table:table-cell office:value-type="float" office:value="-1.47702059336796">
                <text:p>-1.477020593367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70000000000002">
                <text:p>0.270000000000002</text:p>
              </table:table-cell>
              <table:table-cell office:value-type="float" office:value="-0.627629823909924">
                <text:p>-0.627629823909924</text:p>
              </table:table-cell>
              <table:table-cell office:value-type="float" office:value="-1.41409378122832">
                <text:p>-1.414093781228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80000000000002">
                <text:p>0.280000000000002</text:p>
              </table:table-cell>
              <table:table-cell office:value-type="float" office:value="-0.641465196122585">
                <text:p>-0.641465196122585</text:p>
              </table:table-cell>
              <table:table-cell office:value-type="float" office:value="-1.35334785740339">
                <text:p>-1.353347857403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90000000000002">
                <text:p>0.290000000000002</text:p>
              </table:table-cell>
              <table:table-cell office:value-type="float" office:value="-0.654704174293487">
                <text:p>-0.654704174293487</text:p>
              </table:table-cell>
              <table:table-cell office:value-type="float" office:value="-1.29481921046028">
                <text:p>-1.294819210460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-0.667369025095879">
                <text:p>-0.667369025095879</text:p>
              </table:table-cell>
              <table:table-cell office:value-type="float" office:value="-1.23852339529675">
                <text:p>-1.238523395296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10000000000002">
                <text:p>0.310000000000002</text:p>
              </table:table-cell>
              <table:table-cell office:value-type="float" office:value="-0.679482078688958">
                <text:p>-0.679482078688958</text:p>
              </table:table-cell>
              <table:table-cell office:value-type="float" office:value="-1.18445801906848">
                <text:p>-1.184458019068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20000000000002">
                <text:p>0.320000000000002</text:p>
              </table:table-cell>
              <table:table-cell office:value-type="float" office:value="-0.691065562836013">
                <text:p>-0.691065562836013</text:p>
              </table:table-cell>
              <table:table-cell office:value-type="float" office:value="-1.13260542465319">
                <text:p>-1.132605424653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30000000000002">
                <text:p>0.330000000000002</text:p>
              </table:table-cell>
              <table:table-cell office:value-type="float" office:value="-0.702141462762389">
                <text:p>-0.702141462762389</text:p>
              </table:table-cell>
              <table:table-cell office:value-type="float" office:value="-1.08293515295323">
                <text:p>-1.082935152953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40000000000002">
                <text:p>0.340000000000002</text:p>
              </table:table-cell>
              <table:table-cell office:value-type="float" office:value="-0.712731404491505">
                <text:p>-0.712731404491505</text:p>
              </table:table-cell>
              <table:table-cell office:value-type="float" office:value="-1.03540617551105">
                <text:p>-1.035406175511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50000000000002">
                <text:p>0.350000000000002</text:p>
              </table:table-cell>
              <table:table-cell office:value-type="float" office:value="-0.722856559353681">
                <text:p>-0.722856559353681</text:p>
              </table:table-cell>
              <table:table-cell office:value-type="float" office:value="-0.989968896940715">
                <text:p>-0.9899688969407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60000000000002">
                <text:p>0.360000000000002</text:p>
              </table:table-cell>
              <table:table-cell office:value-type="float" office:value="-0.732537567389688">
                <text:p>-0.732537567389688</text:p>
              </table:table-cell>
              <table:table-cell office:value-type="float" office:value="-0.946566932791278">
                <text:p>-0.9465669327912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70000000000002">
                <text:p>0.370000000000002</text:p>
              </table:table-cell>
              <table:table-cell office:value-type="float" office:value="-0.741794477450582">
                <text:p>-0.741794477450582</text:p>
              </table:table-cell>
              <table:table-cell office:value-type="float" office:value="-0.905138672914674">
                <text:p>-0.9051386729146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80000000000002">
                <text:p>0.380000000000002</text:p>
              </table:table-cell>
              <table:table-cell office:value-type="float" office:value="-0.750646701912509">
                <text:p>-0.750646701912509</text:p>
              </table:table-cell>
              <table:table-cell office:value-type="float" office:value="-0.8656186434724">
                <text:p>-0.86561864347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90000000000002">
                <text:p>0.390000000000002</text:p>
              </table:table-cell>
              <table:table-cell office:value-type="float" office:value="-0.759112984066961">
                <text:p>-0.759112984066961</text:p>
              </table:table-cell>
              <table:table-cell office:value-type="float" office:value="-0.827938682635555">
                <text:p>-0.8279386826355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00000000000002">
                <text:p>0.400000000000002</text:p>
              </table:table-cell>
              <table:table-cell office:value-type="float" office:value="-0.767211376403204">
                <text:p>-0.767211376403204</text:p>
              </table:table-cell>
              <table:table-cell office:value-type="float" office:value="-0.792028946041755">
                <text:p>-0.7920289460417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10000000000002">
                <text:p>0.410000000000002</text:p>
              </table:table-cell>
              <table:table-cell office:value-type="float" office:value="-0.774959228162284">
                <text:p>-0.774959228162284</text:p>
              </table:table-cell>
              <table:table-cell office:value-type="float" office:value="-0.757818758375098">
                <text:p>-0.7578187583750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20000000000002">
                <text:p>0.420000000000002</text:p>
              </table:table-cell>
              <table:table-cell office:value-type="float" office:value="-0.782373180704892">
                <text:p>-0.782373180704892</text:p>
              </table:table-cell>
              <table:table-cell office:value-type="float" office:value="-0.725237327207768">
                <text:p>-0.7252373272077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30000000000002">
                <text:p>0.430000000000002</text:p>
              </table:table-cell>
              <table:table-cell office:value-type="float" office:value="-0.789469169393993">
                <text:p>-0.789469169393993</text:p>
              </table:table-cell>
              <table:table-cell office:value-type="float" office:value="-0.694214334631578">
                <text:p>-0.6942143346315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40000000000002">
                <text:p>0.440000000000002</text:p>
              </table:table-cell>
              <table:table-cell office:value-type="float" office:value="-0.796262430844189">
                <text:p>-0.796262430844189</text:p>
              </table:table-cell>
              <table:table-cell office:value-type="float" office:value="-0.664680421335431">
                <text:p>-0.6646804213354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50000000000002">
                <text:p>0.450000000000002</text:p>
              </table:table-cell>
              <table:table-cell office:value-type="float" office:value="-0.802767514531308">
                <text:p>-0.802767514531308</text:p>
              </table:table-cell>
              <table:table-cell office:value-type="float" office:value="-0.636567576746987">
                <text:p>-0.6365675767469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60000000000002">
                <text:p>0.460000000000002</text:p>
              </table:table-cell>
              <table:table-cell office:value-type="float" office:value="-0.808998297886238">
                <text:p>-0.808998297886238</text:p>
              </table:table-cell>
              <table:table-cell office:value-type="float" office:value="-0.609809447729337">
                <text:p>-0.6098094477293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70000000000002">
                <text:p>0.470000000000002</text:p>
              </table:table-cell>
              <table:table-cell office:value-type="float" office:value="-0.814968004116211">
                <text:p>-0.814968004116211</text:p>
              </table:table-cell>
              <table:table-cell office:value-type="float" office:value="-0.584341577163144">
                <text:p>-0.5843415771631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80000000000002">
                <text:p>0.480000000000002</text:p>
              </table:table-cell>
              <table:table-cell office:value-type="float" office:value="-0.820689222104213">
                <text:p>-0.820689222104213</text:p>
              </table:table-cell>
              <table:table-cell office:value-type="float" office:value="-0.560101582594502">
                <text:p>-0.5601015825945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0000000000002">
                <text:p>0.490000000000002</text:p>
              </table:table-cell>
              <table:table-cell office:value-type="float" office:value="-0.82617392783345">
                <text:p>-0.82617392783345</text:p>
              </table:table-cell>
              <table:table-cell office:value-type="float" office:value="-0.537029284018223">
                <text:p>-0.5370292840182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-0.831433506869153">
                <text:p>-0.831433506869153</text:p>
              </table:table-cell>
              <table:table-cell office:value-type="float" office:value="-0.515066788816259">
                <text:p>-0.5150667888162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10000000000002">
                <text:p>0.510000000000002</text:p>
              </table:table-cell>
              <table:table-cell office:value-type="float" office:value="-0.836478777505275">
                <text:p>-0.836478777505275</text:p>
              </table:table-cell>
              <table:table-cell office:value-type="float" office:value="-0.494158540893984">
                <text:p>-0.4941585408939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20000000000002">
                <text:p>0.520000000000002</text:p>
              </table:table-cell>
              <table:table-cell office:value-type="float" office:value="-0.841320014249495">
                <text:p>-0.841320014249495</text:p>
              </table:table-cell>
              <table:table-cell office:value-type="float" office:value="-0.474251340159864">
                <text:p>-0.4742513401598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30000000000002">
                <text:p>0.530000000000002</text:p>
              </table:table-cell>
              <table:table-cell office:value-type="float" office:value="-0.845966971377268">
                <text:p>-0.845966971377268</text:p>
              </table:table-cell>
              <table:table-cell office:value-type="float" office:value="-0.45529433767962">
                <text:p>-0.455294337679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40000000000002">
                <text:p>0.540000000000002</text:p>
              </table:table-cell>
              <table:table-cell office:value-type="float" office:value="-0.850428906335243">
                <text:p>-0.850428906335243</text:p>
              </table:table-cell>
              <table:table-cell office:value-type="float" office:value="-0.437239011103085">
                <text:p>-0.4372390111030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50000000000003">
                <text:p>0.550000000000003</text:p>
              </table:table-cell>
              <table:table-cell office:value-type="float" office:value="-0.854714602816981">
                <text:p>-0.854714602816981</text:p>
              </table:table-cell>
              <table:table-cell office:value-type="float" office:value="-0.420039124308117">
                <text:p>-0.4200391243081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60000000000002">
                <text:p>0.560000000000002</text:p>
              </table:table-cell>
              <table:table-cell office:value-type="float" office:value="-0.858832393370455">
                <text:p>-0.858832393370455</text:p>
              </table:table-cell>
              <table:table-cell office:value-type="float" office:value="-0.403650674626702">
                <text:p>-0.4036506746267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70000000000002">
                <text:p>0.570000000000002</text:p>
              </table:table-cell>
              <table:table-cell office:value-type="float" office:value="-0.862790181427811">
                <text:p>-0.862790181427811</text:p>
              </table:table-cell>
              <table:table-cell office:value-type="float" office:value="-0.388031830508279">
                <text:p>-0.3880318305082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80000000000002">
                <text:p>0.580000000000002</text:p>
              </table:table-cell>
              <table:table-cell office:value-type="float" office:value="-0.866595462674152">
                <text:p>-0.866595462674152</text:p>
              </table:table-cell>
              <table:table-cell office:value-type="float" office:value="-0.373142862029123">
                <text:p>-0.37314286202912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90000000000003">
                <text:p>0.590000000000003</text:p>
              </table:table-cell>
              <table:table-cell office:value-type="float" office:value="-0.870255345694211">
                <text:p>-0.870255345694211</text:p>
              </table:table-cell>
              <table:table-cell office:value-type="float" office:value="-0.358946066267826">
                <text:p>-0.3589460662678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00000000000002">
                <text:p>0.600000000000002</text:p>
              </table:table-cell>
              <table:table-cell office:value-type="float" office:value="-0.873776571854264">
                <text:p>-0.873776571854264</text:p>
              </table:table-cell>
              <table:table-cell office:value-type="float" office:value="-0.345405689230114">
                <text:p>-0.3454056892301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10000000000002">
                <text:p>0.610000000000002</text:p>
              </table:table-cell>
              <table:table-cell office:value-type="float" office:value="-0.877165534391922">
                <text:p>-0.877165534391922</text:p>
              </table:table-cell>
              <table:table-cell office:value-type="float" office:value="-0.332487845715942">
                <text:p>-0.3324878457159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20000000000002">
                <text:p>0.620000000000002</text:p>
              </table:table-cell>
              <table:table-cell office:value-type="float" office:value="-0.880428296699192">
                <text:p>-0.880428296699192</text:p>
              </table:table-cell>
              <table:table-cell office:value-type="float" office:value="-0.320160438272207">
                <text:p>-0.3201604382722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30000000000003">
                <text:p>0.630000000000003</text:p>
              </table:table-cell>
              <table:table-cell office:value-type="float" office:value="-0.883570609794441">
                <text:p>-0.883570609794441</text:p>
              </table:table-cell>
              <table:table-cell office:value-type="float" office:value="-0.308393076161181">
                <text:p>-0.3083930761611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40000000000002">
                <text:p>0.640000000000002</text:p>
              </table:table-cell>
              <table:table-cell office:value-type="float" office:value="-0.886597928987303">
                <text:p>-0.886597928987303</text:p>
              </table:table-cell>
              <table:table-cell office:value-type="float" office:value="-0.297156995093291">
                <text:p>-0.2971569950932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50000000000002">
                <text:p>0.650000000000002</text:p>
              </table:table-cell>
              <table:table-cell office:value-type="float" office:value="-0.889515429747265">
                <text:p>-0.889515429747265</text:p>
              </table:table-cell>
              <table:table-cell office:value-type="float" office:value="-0.286424978318729">
                <text:p>-0.2864249783187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60000000000002">
                <text:p>0.660000000000002</text:p>
              </table:table-cell>
              <table:table-cell office:value-type="float" office:value="-0.892328022791975">
                <text:p>-0.892328022791975</text:p>
              </table:table-cell>
              <table:table-cell office:value-type="float" office:value="-0.276171279542599">
                <text:p>-0.2761712795425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70000000000003">
                <text:p>0.670000000000003</text:p>
              </table:table-cell>
              <table:table-cell office:value-type="float" office:value="-0.895040368415316">
                <text:p>-0.895040368415316</text:p>
              </table:table-cell>
              <table:table-cell office:value-type="float" office:value="-0.266371548019009">
                <text:p>-0.2663715480190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80000000000002">
                <text:p>0.680000000000002</text:p>
              </table:table-cell>
              <table:table-cell office:value-type="float" office:value="-0.897656890078453">
                <text:p>-0.897656890078453</text:p>
              </table:table-cell>
              <table:table-cell office:value-type="float" office:value="-0.257002756088328">
                <text:p>-0.2570027560883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90000000000002">
                <text:p>0.690000000000002</text:p>
              </table:table-cell>
              <table:table-cell office:value-type="float" office:value="-0.900181787289283">
                <text:p>-0.900181787289283</text:p>
              </table:table-cell>
              <table:table-cell office:value-type="float" office:value="-0.248043129345714">
                <text:p>-0.2480431293457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-0.902619047797291">
                <text:p>-0.902619047797291</text:p>
              </table:table-cell>
              <table:table-cell office:value-type="float" office:value="-0.239472079566431">
                <text:p>-0.2394720795664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10000000000003">
                <text:p>0.710000000000003</text:p>
              </table:table-cell>
              <table:table-cell office:value-type="float" office:value="-0.904972459131725">
                <text:p>-0.904972459131725</text:p>
              </table:table-cell>
              <table:table-cell office:value-type="float" office:value="-0.231270140461859">
                <text:p>-0.2312701404618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20000000000002">
                <text:p>0.720000000000002</text:p>
              </table:table-cell>
              <table:table-cell office:value-type="float" office:value="-0.907245619511695">
                <text:p>-0.907245619511695</text:p>
              </table:table-cell>
              <table:table-cell office:value-type="float" office:value="-0.223418906297844">
                <text:p>-0.2234189062978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30000000000002">
                <text:p>0.730000000000002</text:p>
              </table:table-cell>
              <table:table-cell office:value-type="float" office:value="-0.909441948156703">
                <text:p>-0.909441948156703</text:p>
              </table:table-cell>
              <table:table-cell office:value-type="float" office:value="-0.215900973373468">
                <text:p>-0.2159009733734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40000000000002">
                <text:p>0.740000000000002</text:p>
              </table:table-cell>
              <table:table-cell office:value-type="float" office:value="-0.911564695026202">
                <text:p>-0.911564695026202</text:p>
              </table:table-cell>
              <table:table-cell office:value-type="float" office:value="-0.208699884330777">
                <text:p>-0.2086998843307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50000000000003">
                <text:p>0.750000000000003</text:p>
              </table:table-cell>
              <table:table-cell office:value-type="float" office:value="-0.913616950016182">
                <text:p>-0.913616950016182</text:p>
              </table:table-cell>
              <table:table-cell office:value-type="float" office:value="-0.201800075244854">
                <text:p>-0.2018000752448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60000000000002">
                <text:p>0.760000000000002</text:p>
              </table:table-cell>
              <table:table-cell office:value-type="float" office:value="-0.915601651640285">
                <text:p>-0.915601651640285</text:p>
              </table:table-cell>
              <table:table-cell office:value-type="float" office:value="-0.195186825426932">
                <text:p>-0.1951868254269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70000000000002">
                <text:p>0.770000000000002</text:p>
              </table:table-cell>
              <table:table-cell office:value-type="float" office:value="-0.917521595222187">
                <text:p>-0.917521595222187</text:p>
              </table:table-cell>
              <table:table-cell office:value-type="float" office:value="-0.188846209860618">
                <text:p>-0.1888462098606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80000000000003">
                <text:p>0.780000000000003</text:p>
              </table:table-cell>
              <table:table-cell office:value-type="float" office:value="-0.919379440625148">
                <text:p>-0.919379440625148</text:p>
              </table:table-cell>
              <table:table-cell office:value-type="float" office:value="-0.182765054182113">
                <text:p>-0.1827650541821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90000000000003">
                <text:p>0.790000000000003</text:p>
              </table:table-cell>
              <table:table-cell office:value-type="float" office:value="-0.921177719543669">
                <text:p>-0.921177719543669</text:p>
              </table:table-cell>
              <table:table-cell office:value-type="float" office:value="-0.176930892108794">
                <text:p>-0.1769308921087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00000000000003">
                <text:p>0.800000000000003</text:p>
              </table:table-cell>
              <table:table-cell office:value-type="float" office:value="-0.9229188423813">
                <text:p>-0.9229188423813</text:p>
              </table:table-cell>
              <table:table-cell office:value-type="float" office:value="-0.171331925216192">
                <text:p>-0.1713319252161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10000000000002">
                <text:p>0.810000000000002</text:p>
              </table:table-cell>
              <table:table-cell office:value-type="float" office:value="-0.924605104737474">
                <text:p>-0.924605104737474</text:p>
              </table:table-cell>
              <table:table-cell office:value-type="float" office:value="-0.165956984961229">
                <text:p>-0.1659569849612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20000000000002">
                <text:p>0.820000000000002</text:p>
              </table:table-cell>
              <table:table-cell office:value-type="float" office:value="-0.926238693525439">
                <text:p>-0.926238693525439</text:p>
              </table:table-cell>
              <table:table-cell office:value-type="float" office:value="-0.16079549684841">
                <text:p>-0.160795496848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30000000000003">
                <text:p>0.830000000000003</text:p>
              </table:table-cell>
              <table:table-cell office:value-type="float" office:value="-0.927821692742091">
                <text:p>-0.927821692742091</text:p>
              </table:table-cell>
              <table:table-cell office:value-type="float" office:value="-0.155837446636273">
                <text:p>-0.1558374466362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40000000000003">
                <text:p>0.840000000000003</text:p>
              </table:table-cell>
              <table:table-cell office:value-type="float" office:value="-0.929356088909673">
                <text:p>-0.929356088909673</text:p>
              </table:table-cell>
              <table:table-cell office:value-type="float" office:value="-0.151073348482388">
                <text:p>-0.1510733484823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50000000000002">
                <text:p>0.850000000000002</text:p>
              </table:table-cell>
              <table:table-cell office:value-type="float" office:value="-0.930843776208189">
                <text:p>-0.930843776208189</text:p>
              </table:table-cell>
              <table:table-cell office:value-type="float" office:value="-0.146494214927479">
                <text:p>-0.1464942149274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60000000000002">
                <text:p>0.860000000000002</text:p>
              </table:table-cell>
              <table:table-cell office:value-type="float" office:value="-0.932286561316463">
                <text:p>-0.932286561316463</text:p>
              </table:table-cell>
              <table:table-cell office:value-type="float" office:value="-0.142091528621631">
                <text:p>-0.1420915286216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70000000000003">
                <text:p>0.870000000000003</text:p>
              </table:table-cell>
              <table:table-cell office:value-type="float" office:value="-0.933686167978761">
                <text:p>-0.933686167978761</text:p>
              </table:table-cell>
              <table:table-cell office:value-type="float" office:value="-0.137857215698689">
                <text:p>-0.1378572156986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80000000000003">
                <text:p>0.880000000000003</text:p>
              </table:table-cell>
              <table:table-cell office:value-type="float" office:value="-0.935044241313028">
                <text:p>-0.935044241313028</text:p>
              </table:table-cell>
              <table:table-cell office:value-type="float" office:value="-0.133783620708297">
                <text:p>-0.1337836207082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90000000000002">
                <text:p>0.890000000000002</text:p>
              </table:table-cell>
              <table:table-cell office:value-type="float" office:value="-0.936362351875879">
                <text:p>-0.936362351875879</text:p>
              </table:table-cell>
              <table:table-cell office:value-type="float" office:value="-0.129863483018406">
                <text:p>-0.1298634830184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00000000000003">
                <text:p>0.900000000000003</text:p>
              </table:table-cell>
              <table:table-cell office:value-type="float" office:value="-0.93764199949859">
                <text:p>-0.93764199949859</text:p>
              </table:table-cell>
              <table:table-cell office:value-type="float" office:value="-0.126089914605121">
                <text:p>-0.1260899146051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10000000000003">
                <text:p>0.910000000000003</text:p>
              </table:table-cell>
              <table:table-cell office:value-type="float" office:value="-0.938884616907631">
                <text:p>-0.938884616907631</text:p>
              </table:table-cell>
              <table:table-cell office:value-type="float" office:value="-0.122456379150067">
                <text:p>-0.1224563791500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20000000000003">
                <text:p>0.920000000000003</text:p>
              </table:table-cell>
              <table:table-cell office:value-type="float" office:value="-0.940091573142352">
                <text:p>-0.940091573142352</text:p>
              </table:table-cell>
              <table:table-cell office:value-type="float" office:value="-0.11895667236962">
                <text:p>-0.118956672369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30000000000002">
                <text:p>0.930000000000002</text:p>
              </table:table-cell>
              <table:table-cell office:value-type="float" office:value="-0.941264176781852">
                <text:p>-0.941264176781852</text:p>
              </table:table-cell>
              <table:table-cell office:value-type="float" office:value="-0.115584903503828">
                <text:p>-0.1155849035038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40000000000003">
                <text:p>0.940000000000003</text:p>
              </table:table-cell>
              <table:table-cell office:value-type="float" office:value="-0.942403678992225">
                <text:p>-0.942403678992225</text:p>
              </table:table-cell>
              <table:table-cell office:value-type="float" office:value="-0.112335477896753">
                <text:p>-0.1123354778967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50000000000003">
                <text:p>0.950000000000003</text:p>
              </table:table-cell>
              <table:table-cell office:value-type="float" office:value="-0.943511276404813">
                <text:p>-0.943511276404813</text:p>
              </table:table-cell>
              <table:table-cell office:value-type="float" office:value="-0.109203080603347">
                <text:p>-0.1092030806033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60000000000003">
                <text:p>0.960000000000003</text:p>
              </table:table-cell>
              <table:table-cell office:value-type="float" office:value="-0.944588113835392">
                <text:p>-0.944588113835392</text:p>
              </table:table-cell>
              <table:table-cell office:value-type="float" office:value="-0.106182660961702">
                <text:p>-0.1061826609617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70000000000002">
                <text:p>0.970000000000002</text:p>
              </table:table-cell>
              <table:table-cell office:value-type="float" office:value="-0.945635286853666">
                <text:p>-0.945635286853666</text:p>
              </table:table-cell>
              <table:table-cell office:value-type="float" office:value="-0.103269418072728">
                <text:p>-0.1032694180727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80000000000003">
                <text:p>0.980000000000003</text:p>
              </table:table-cell>
              <table:table-cell office:value-type="float" office:value="-0.946653844211884">
                <text:p>-0.946653844211884</text:p>
              </table:table-cell>
              <table:table-cell office:value-type="float" office:value="-0.100458787132709">
                <text:p>-0.1004587871327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90000000000003">
                <text:p>0.990000000000003</text:p>
              </table:table-cell>
              <table:table-cell office:value-type="float" office:value="-0.947644790140789">
                <text:p>-0.947644790140789</text:p>
              </table:table-cell>
              <table:table-cell office:value-type="float" office:value="-0.0977464265672392">
                <text:p>-0.09774642656723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  <table:table-cell office:value-type="float" office:value="-0.948609086520767">
                <text:p>-0.948609086520767</text:p>
              </table:table-cell>
              <table:table-cell office:value-type="float" office:value="-0.0951282059179821">
                <text:p>-0.09512820591798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01">
                <text:p>1.01</text:p>
              </table:table-cell>
              <table:table-cell office:value-type="float" office:value="-0.949547654935387">
                <text:p>-0.949547654935387</text:p>
              </table:table-cell>
              <table:table-cell office:value-type="float" office:value="-0.0926001944367378">
                <text:p>-0.09260019443673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02">
                <text:p>1.02</text:p>
              </table:table-cell>
              <table:table-cell office:value-type="float" office:value="-0.950461378614264">
                <text:p>-0.950461378614264</text:p>
              </table:table-cell>
              <table:table-cell office:value-type="float" office:value="-0.0901586503438008">
                <text:p>-0.09015865034380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03">
                <text:p>1.03</text:p>
              </table:table-cell>
              <table:table-cell office:value-type="float" office:value="-0.951351104271657">
                <text:p>-0.951351104271657</text:p>
              </table:table-cell>
              <table:table-cell office:value-type="float" office:value="-0.0878000107102395">
                <text:p>-0.08780001071023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04">
                <text:p>1.04</text:p>
              </table:table-cell>
              <table:table-cell office:value-type="float" office:value="-0.952217643846828">
                <text:p>-0.952217643846828</text:p>
              </table:table-cell>
              <table:table-cell office:value-type="float" office:value="-0.0855208819262945">
                <text:p>-0.08552088192629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05">
                <text:p>1.05</text:p>
              </table:table-cell>
              <table:table-cell office:value-type="float" office:value="-0.953061776151907">
                <text:p>-0.953061776151907</text:p>
              </table:table-cell>
              <table:table-cell office:value-type="float" office:value="-0.0833180307201111">
                <text:p>-0.08331803072011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06">
                <text:p>1.06</text:p>
              </table:table-cell>
              <table:table-cell office:value-type="float" office:value="-0.953884248432514">
                <text:p>-0.953884248432514</text:p>
              </table:table-cell>
              <table:table-cell office:value-type="float" office:value="-0.0811883756935234">
                <text:p>-0.08118837569352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07">
                <text:p>1.07</text:p>
              </table:table-cell>
              <table:table-cell office:value-type="float" office:value="-0.954685777846217">
                <text:p>-0.954685777846217</text:p>
              </table:table-cell>
              <table:table-cell office:value-type="float" office:value="-0.0791289793434427">
                <text:p>-0.07912897934344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08">
                <text:p>1.08</text:p>
              </table:table-cell>
              <table:table-cell office:value-type="float" office:value="-0.95546705286351">
                <text:p>-0.95546705286351</text:p>
              </table:table-cell>
              <table:table-cell office:value-type="float" office:value="-0.0771370405393785">
                <text:p>-0.07713704053937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9">
                <text:p>1.09</text:p>
              </table:table-cell>
              <table:table-cell office:value-type="float" office:value="-0.956228734595706">
                <text:p>-0.956228734595706</text:p>
              </table:table-cell>
              <table:table-cell office:value-type="float" office:value="-0.0752098874295495">
                <text:p>-0.07520988742954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">
                <text:p>1.1</text:p>
              </table:table-cell>
              <table:table-cell office:value-type="float" office:value="-0.956971458053951">
                <text:p>-0.956971458053951</text:p>
              </table:table-cell>
              <table:table-cell office:value-type="float" office:value="-0.073344970749563">
                <text:p>-0.0733449707495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1">
                <text:p>1.11</text:p>
              </table:table-cell>
              <table:table-cell office:value-type="float" office:value="-0.957695833343244">
                <text:p>-0.957695833343244</text:p>
              </table:table-cell>
              <table:table-cell office:value-type="float" office:value="-0.0715398575094568">
                <text:p>-0.07153985750945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12">
                <text:p>1.12</text:p>
              </table:table-cell>
              <table:table-cell office:value-type="float" office:value="-0.95840244679507">
                <text:p>-0.95840244679507</text:p>
              </table:table-cell>
              <table:table-cell office:value-type="float" office:value="-0.0697922250363039">
                <text:p>-0.06979222503630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13">
                <text:p>1.13</text:p>
              </table:table-cell>
              <table:table-cell office:value-type="float" office:value="-0.959091862042222">
                <text:p>-0.959091862042222</text:p>
              </table:table-cell>
              <table:table-cell office:value-type="float" office:value="-0.0680998553509333">
                <text:p>-0.0680998553509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14">
                <text:p>1.14</text:p>
              </table:table-cell>
              <table:table-cell office:value-type="float" office:value="-0.959764621038916">
                <text:p>-0.959764621038916</text:p>
              </table:table-cell>
              <table:table-cell office:value-type="float" office:value="-0.0664606298588364">
                <text:p>-0.06646062985883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15">
                <text:p>1.15</text:p>
              </table:table-cell>
              <table:table-cell office:value-type="float" office:value="-0.960421245029341">
                <text:p>-0.960421245029341</text:p>
              </table:table-cell>
              <table:table-cell office:value-type="float" office:value="-0.0648725243364137">
                <text:p>-0.06487252433641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6">
                <text:p>1.16</text:p>
              </table:table-cell>
              <table:table-cell office:value-type="float" office:value="-0.961062235467455">
                <text:p>-0.961062235467455</text:p>
              </table:table-cell>
              <table:table-cell office:value-type="float" office:value="-0.0633336041949608">
                <text:p>-0.06333360419496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7">
                <text:p>1.17</text:p>
              </table:table-cell>
              <table:table-cell office:value-type="float" office:value="-0.961688074890759">
                <text:p>-0.961688074890759</text:p>
              </table:table-cell>
              <table:table-cell office:value-type="float" office:value="-0.0618420200058676">
                <text:p>-0.06184202000586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8">
                <text:p>1.18</text:p>
              </table:table-cell>
              <table:table-cell office:value-type="float" office:value="-0.962299227750544">
                <text:p>-0.962299227750544</text:p>
              </table:table-cell>
              <table:table-cell office:value-type="float" office:value="-0.0603960032716007">
                <text:p>-0.06039600327160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9">
                <text:p>1.19</text:p>
              </table:table-cell>
              <table:table-cell office:value-type="float" office:value="-0.962896141201034">
                <text:p>-0.962896141201034</text:p>
              </table:table-cell>
              <table:table-cell office:value-type="float" office:value="-0.0589938624278297">
                <text:p>-0.05899386242782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2">
                <text:p>1.2</text:p>
              </table:table-cell>
              <table:table-cell office:value-type="float" office:value="-0.963479245849637">
                <text:p>-0.963479245849637</text:p>
              </table:table-cell>
              <table:table-cell office:value-type="float" office:value="-0.057633979063235">
                <text:p>-0.0576339790632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21">
                <text:p>1.21</text:p>
              </table:table-cell>
              <table:table-cell office:value-type="float" office:value="-0.964048956470432">
                <text:p>-0.964048956470432</text:p>
              </table:table-cell>
              <table:table-cell office:value-type="float" office:value="-0.0563148043440709">
                <text:p>-0.05631480434407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22">
                <text:p>1.22</text:p>
              </table:table-cell>
              <table:table-cell office:value-type="float" office:value="-0.964605672682877">
                <text:p>-0.964605672682877</text:p>
              </table:table-cell>
              <table:table-cell office:value-type="float" office:value="-0.0550348556316074">
                <text:p>-0.05503485563160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23">
                <text:p>1.23</text:p>
              </table:table-cell>
              <table:table-cell office:value-type="float" office:value="-0.96514977959761">
                <text:p>-0.96514977959761</text:p>
              </table:table-cell>
              <table:table-cell office:value-type="float" office:value="-0.0537927132811564">
                <text:p>-0.05379271328115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24">
                <text:p>1.24</text:p>
              </table:table-cell>
              <table:table-cell office:value-type="float" office:value="-0.965681648431096">
                <text:p>-0.965681648431096</text:p>
              </table:table-cell>
              <table:table-cell office:value-type="float" office:value="-0.0525870176121543">
                <text:p>-0.05258701761215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25">
                <text:p>1.25</text:p>
              </table:table-cell>
              <table:table-cell office:value-type="float" office:value="-0.9662016370908">
                <text:p>-0.9662016370908</text:p>
              </table:table-cell>
              <table:table-cell office:value-type="float" office:value="-0.0514164660394041">
                <text:p>-0.05141646603940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26">
                <text:p>1.26</text:p>
              </table:table-cell>
              <table:table-cell office:value-type="float" office:value="-0.96671009073243">
                <text:p>-0.96671009073243</text:p>
              </table:table-cell>
              <table:table-cell office:value-type="float" office:value="-0.0502798103561606">
                <text:p>-0.05027981035616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27">
                <text:p>1.27</text:p>
              </table:table-cell>
              <table:table-cell office:value-type="float" office:value="-0.967207342290729">
                <text:p>-0.967207342290729</text:p>
              </table:table-cell>
              <table:table-cell office:value-type="float" office:value="-0.0491758541603904">
                <text:p>-0.04917585416039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28">
                <text:p>1.28</text:p>
              </table:table-cell>
              <table:table-cell office:value-type="float" office:value="-0.967693712985248">
                <text:p>-0.967693712985248</text:p>
              </table:table-cell>
              <table:table-cell office:value-type="float" office:value="-0.0481034504159457">
                <text:p>-0.04810345041594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29">
                <text:p>1.29</text:p>
              </table:table-cell>
              <table:table-cell office:value-type="float" office:value="-0.9681695128023">
                <text:p>-0.9681695128023</text:p>
              </table:table-cell>
              <table:table-cell office:value-type="float" office:value="-0.0470614991410621">
                <text:p>-0.04706149914106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3">
                <text:p>1.3</text:p>
              </table:table-cell>
              <table:table-cell office:value-type="float" office:value="-0.968635040954483">
                <text:p>-0.968635040954483</text:p>
              </table:table-cell>
              <table:table-cell office:value-type="float" office:value="-0.0460489452168584">
                <text:p>-0.04604894521685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31">
                <text:p>1.31</text:p>
              </table:table-cell>
              <table:table-cell office:value-type="float" office:value="-0.969090586318824">
                <text:p>-0.969090586318824</text:p>
              </table:table-cell>
              <table:table-cell office:value-type="float" office:value="-0.0450647763090988">
                <text:p>-0.04506477630909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32">
                <text:p>1.32</text:p>
              </table:table-cell>
              <table:table-cell office:value-type="float" office:value="-0.969536427854658">
                <text:p>-0.969536427854658</text:p>
              </table:table-cell>
              <table:table-cell office:value-type="float" office:value="-0.0441080208968803">
                <text:p>-0.04410802089688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33">
                <text:p>1.33</text:p>
              </table:table-cell>
              <table:table-cell office:value-type="float" office:value="-0.969972835002359">
                <text:p>-0.969972835002359</text:p>
              </table:table-cell>
              <table:table-cell office:value-type="float" office:value="-0.0431777464021792">
                <text:p>-0.04317774640217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34">
                <text:p>1.34</text:p>
              </table:table-cell>
              <table:table-cell office:value-type="float" office:value="-0.970400068063789">
                <text:p>-0.970400068063789</text:p>
              </table:table-cell>
              <table:table-cell office:value-type="float" office:value="-0.0422730574147128">
                <text:p>-0.04227305741471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5">
                <text:p>1.35</text:p>
              </table:table-cell>
              <table:table-cell office:value-type="float" office:value="-0.97081837856549">
                <text:p>-0.97081837856549</text:p>
              </table:table-cell>
              <table:table-cell office:value-type="float" office:value="-0.0413930940067111">
                <text:p>-0.04139309400671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6">
                <text:p>1.36</text:p>
              </table:table-cell>
              <table:table-cell office:value-type="float" office:value="-0.971228009605436">
                <text:p>-0.971228009605436</text:p>
              </table:table-cell>
              <table:table-cell office:value-type="float" office:value="-0.0405370301327537">
                <text:p>-0.04053703013275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37">
                <text:p>1.37</text:p>
              </table:table-cell>
              <table:table-cell office:value-type="float" office:value="-0.97162919618421">
                <text:p>-0.97162919618421</text:p>
              </table:table-cell>
              <table:table-cell office:value-type="float" office:value="-0.0397040721098723">
                <text:p>-0.03970407210987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38">
                <text:p>1.38</text:p>
              </table:table-cell>
              <table:table-cell office:value-type="float" office:value="-0.97202216552131">
                <text:p>-0.97202216552131</text:p>
              </table:table-cell>
              <table:table-cell office:value-type="float" office:value="-0.0388934571736002">
                <text:p>-0.03889345717360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39">
                <text:p>1.39</text:p>
              </table:table-cell>
              <table:table-cell office:value-type="float" office:value="-0.972407137357443">
                <text:p>-0.972407137357443</text:p>
              </table:table-cell>
              <table:table-cell office:value-type="float" office:value="-0.038104452105749">
                <text:p>-0.0381044521057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4">
                <text:p>1.4</text:p>
              </table:table-cell>
              <table:table-cell office:value-type="float" office:value="-0.972784324243399">
                <text:p>-0.972784324243399</text:p>
              </table:table-cell>
              <table:table-cell office:value-type="float" office:value="-0.0373363519300938">
                <text:p>-0.03733635193009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41">
                <text:p>1.41</text:p>
              </table:table-cell>
              <table:table-cell office:value-type="float" office:value="-0.973153931816231">
                <text:p>-0.973153931816231</text:p>
              </table:table-cell>
              <table:table-cell office:value-type="float" office:value="-0.0365884786721846">
                <text:p>-0.03658847867218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42">
                <text:p>1.42</text:p>
              </table:table-cell>
              <table:table-cell office:value-type="float" office:value="-0.973516159063315">
                <text:p>-0.973516159063315</text:p>
              </table:table-cell>
              <table:table-cell office:value-type="float" office:value="-0.0358601801799594">
                <text:p>-0.03586018017995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43">
                <text:p>1.43</text:p>
              </table:table-cell>
              <table:table-cell office:value-type="float" office:value="-0.973871198574923">
                <text:p>-0.973871198574923</text:p>
              </table:table-cell>
              <table:table-cell office:value-type="float" office:value="-0.0351508290017755">
                <text:p>-0.03515082900177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44">
                <text:p>1.44</text:p>
              </table:table-cell>
              <table:table-cell office:value-type="float" office:value="-0.974219236785824">
                <text:p>-0.974219236785824</text:p>
              </table:table-cell>
              <table:table-cell office:value-type="float" office:value="-0.0344598213188778">
                <text:p>-0.03445982131887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45">
                <text:p>1.45</text:p>
              </table:table-cell>
              <table:table-cell office:value-type="float" office:value="-0.974560454206536">
                <text:p>-0.974560454206536</text:p>
              </table:table-cell>
              <table:table-cell office:value-type="float" office:value="-0.033786575929339">
                <text:p>-0.0337865759293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46">
                <text:p>1.46</text:p>
              </table:table-cell>
              <table:table-cell office:value-type="float" office:value="-0.974895025644582">
                <text:p>-0.974895025644582</text:p>
              </table:table-cell>
              <table:table-cell office:value-type="float" office:value="-0.0331305332808327">
                <text:p>-0.03313053328083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47">
                <text:p>1.47</text:p>
              </table:table-cell>
              <table:table-cell office:value-type="float" office:value="-0.975223120416342">
                <text:p>-0.975223120416342</text:p>
              </table:table-cell>
              <table:table-cell office:value-type="float" office:value="-0.0324911545495894">
                <text:p>-0.03249115454958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48">
                <text:p>1.48</text:p>
              </table:table-cell>
              <table:table-cell office:value-type="float" office:value="-0.975544902549942">
                <text:p>-0.975544902549942</text:p>
              </table:table-cell>
              <table:table-cell office:value-type="float" office:value="-0.0318679207631227">
                <text:p>-0.03186792076312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49">
                <text:p>1.49</text:p>
              </table:table-cell>
              <table:table-cell office:value-type="float" office:value="-0.975860530979539">
                <text:p>-0.975860530979539</text:p>
              </table:table-cell>
              <table:table-cell office:value-type="float" office:value="-0.0312603319645159">
                <text:p>-0.03126033196451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">
                <text:p>1.5</text:p>
              </table:table-cell>
              <table:table-cell office:value-type="float" office:value="-0.97617015973146">
                <text:p>-0.97617015973146</text:p>
              </table:table-cell>
              <table:table-cell office:value-type="float" office:value="-0.0306679064159994">
                <text:p>-0.03066790641599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1">
                <text:p>1.51</text:p>
              </table:table-cell>
              <table:table-cell office:value-type="float" office:value="-0.976473938102572">
                <text:p>-0.976473938102572</text:p>
              </table:table-cell>
              <table:table-cell office:value-type="float" office:value="-0.0300901798398581">
                <text:p>-0.03009017983985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2">
                <text:p>1.52</text:p>
              </table:table-cell>
              <table:table-cell office:value-type="float" office:value="-0.976772010831244">
                <text:p>-0.976772010831244</text:p>
              </table:table-cell>
              <table:table-cell office:value-type="float" office:value="-0.0295267046947352">
                <text:p>-0.02952670469473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3">
                <text:p>1.53</text:p>
              </table:table-cell>
              <table:table-cell office:value-type="float" office:value="-0.977064518261216">
                <text:p>-0.977064518261216</text:p>
              </table:table-cell>
              <table:table-cell office:value-type="float" office:value="-0.0289770494854871">
                <text:p>-0.02897704948548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4">
                <text:p>1.54</text:p>
              </table:table-cell>
              <table:table-cell office:value-type="float" office:value="-0.977351596498746">
                <text:p>-0.977351596498746</text:p>
              </table:table-cell>
              <table:table-cell office:value-type="float" office:value="-0.0284407981049366">
                <text:p>-0.02844079810493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5">
                <text:p>1.55</text:p>
              </table:table-cell>
              <table:table-cell office:value-type="float" office:value="-0.977633377563343">
                <text:p>-0.977633377563343</text:p>
              </table:table-cell>
              <table:table-cell office:value-type="float" office:value="-0.0279175492058066">
                <text:p>-0.02791754920580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6">
                <text:p>1.56</text:p>
              </table:table-cell>
              <table:table-cell office:value-type="float" office:value="-0.977909989532336">
                <text:p>-0.977909989532336</text:p>
              </table:table-cell>
              <table:table-cell office:value-type="float" office:value="-0.0274069156014214">
                <text:p>-0.02740691560142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7">
                <text:p>1.57</text:p>
              </table:table-cell>
              <table:table-cell office:value-type="float" office:value="-0.978181556679576">
                <text:p>-0.978181556679576</text:p>
              </table:table-cell>
              <table:table-cell office:value-type="float" office:value="-0.0269085236936561">
                <text:p>-0.02690852369365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8">
                <text:p>1.58</text:p>
              </table:table-cell>
              <table:table-cell office:value-type="float" office:value="-0.978448199608621">
                <text:p>-0.978448199608621</text:p>
              </table:table-cell>
              <table:table-cell office:value-type="float" office:value="-0.0264220129267549">
                <text:p>-0.02642201292675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9">
                <text:p>1.59</text:p>
              </table:table-cell>
              <table:table-cell office:value-type="float" office:value="-0.978710035380466">
                <text:p>-0.978710035380466</text:p>
              </table:table-cell>
              <table:table-cell office:value-type="float" office:value="-0.0259470352658191">
                <text:p>-0.02594703526581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6">
                <text:p>1.6</text:p>
              </table:table-cell>
              <table:table-cell office:value-type="float" office:value="-0.978967177636296">
                <text:p>-0.978967177636296</text:p>
              </table:table-cell>
              <table:table-cell office:value-type="float" office:value="-0.0254832546986137">
                <text:p>-0.02548325469861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61">
                <text:p>1.61</text:p>
              </table:table-cell>
              <table:table-cell office:value-type="float" office:value="-0.979219736715297">
                <text:p>-0.979219736715297</text:p>
              </table:table-cell>
              <table:table-cell office:value-type="float" office:value="-0.0250303467596407">
                <text:p>-0.02503034675964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62">
                <text:p>1.62</text:p>
              </table:table-cell>
              <table:table-cell office:value-type="float" office:value="-0.979467819767823">
                <text:p>-0.979467819767823</text:p>
              </table:table-cell>
              <table:table-cell office:value-type="float" office:value="-0.0245879980753507">
                <text:p>-0.02458799807535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63">
                <text:p>1.63</text:p>
              </table:table-cell>
              <table:table-cell office:value-type="float" office:value="-0.97971153086413">
                <text:p>-0.97971153086413</text:p>
              </table:table-cell>
              <table:table-cell office:value-type="float" office:value="-0.0241559059294261">
                <text:p>-0.02415590592942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64">
                <text:p>1.64</text:p>
              </table:table-cell>
              <table:table-cell office:value-type="float" office:value="-0.979950971098862">
                <text:p>-0.979950971098862</text:p>
              </table:table-cell>
              <table:table-cell office:value-type="float" office:value="-0.0237337778472178">
                <text:p>-0.02373377784721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65">
                <text:p>1.65</text:p>
              </table:table-cell>
              <table:table-cell office:value-type="float" office:value="-0.980186238691463">
                <text:p>-0.980186238691463</text:p>
              </table:table-cell>
              <table:table-cell office:value-type="float" office:value="-0.0233213311983391">
                <text:p>-0.02332133119833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66">
                <text:p>1.66</text:p>
              </table:table-cell>
              <table:table-cell office:value-type="float" office:value="-0.98041742908271">
                <text:p>-0.98041742908271</text:p>
              </table:table-cell>
              <table:table-cell office:value-type="float" office:value="-0.0229182928165947">
                <text:p>-0.02291829281659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67">
                <text:p>1.67</text:p>
              </table:table-cell>
              <table:table-cell office:value-type="float" office:value="-0.980644635027495">
                <text:p>-0.980644635027495</text:p>
              </table:table-cell>
              <table:table-cell office:value-type="float" office:value="-0.0225243986363957">
                <text:p>-0.02252439863639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68">
                <text:p>1.68</text:p>
              </table:table-cell>
              <table:table-cell office:value-type="float" office:value="-0.980867946684132">
                <text:p>-0.980867946684132</text:p>
              </table:table-cell>
              <table:table-cell office:value-type="float" office:value="-0.0221393933448297">
                <text:p>-0.02213939334482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69">
                <text:p>1.69</text:p>
              </table:table-cell>
              <table:table-cell office:value-type="float" office:value="-0.981087451700144">
                <text:p>-0.981087451700144</text:p>
              </table:table-cell>
              <table:table-cell office:value-type="float" office:value="-0.0217630300487102">
                <text:p>-0.02176303004871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7">
                <text:p>1.7</text:p>
              </table:table-cell>
              <table:table-cell office:value-type="float" office:value="-0.981303235294917">
                <text:p>-0.981303235294917</text:p>
              </table:table-cell>
              <table:table-cell office:value-type="float" office:value="-0.0213950699558332">
                <text:p>-0.02139506995583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71">
                <text:p>1.71</text:p>
              </table:table-cell>
              <table:table-cell office:value-type="float" office:value="-0.981515380339118">
                <text:p>-0.981515380339118</text:p>
              </table:table-cell>
              <table:table-cell office:value-type="float" office:value="-0.0210352820698194">
                <text:p>-0.02103528206981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72">
                <text:p>1.72</text:p>
              </table:table-cell>
              <table:table-cell office:value-type="float" office:value="-0.981723967431222">
                <text:p>-0.981723967431222</text:p>
              </table:table-cell>
              <table:table-cell office:value-type="float" office:value="-0.02068344289785">
                <text:p>-0.020683442897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73">
                <text:p>1.73</text:p>
              </table:table-cell>
              <table:table-cell office:value-type="float" office:value="-0.981929074971117">
                <text:p>-0.981929074971117</text:p>
              </table:table-cell>
              <table:table-cell office:value-type="float" office:value="-0.0203393361707445">
                <text:p>-0.02033933617074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74">
                <text:p>1.74</text:p>
              </table:table-cell>
              <table:table-cell office:value-type="float" office:value="-0.982130779230996">
                <text:p>-0.982130779230996</text:p>
              </table:table-cell>
              <table:table-cell office:value-type="float" office:value="-0.0200027525747615">
                <text:p>-0.02000275257476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75">
                <text:p>1.75</text:p>
              </table:table-cell>
              <table:table-cell office:value-type="float" office:value="-0.982329154423617">
                <text:p>-0.982329154423617</text:p>
              </table:table-cell>
              <table:table-cell office:value-type="float" office:value="-0.0196734894946271">
                <text:p>-0.01967348949462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76">
                <text:p>1.76</text:p>
              </table:table-cell>
              <table:table-cell office:value-type="float" office:value="-0.982524272768039">
                <text:p>-0.982524272768039</text:p>
              </table:table-cell>
              <table:table-cell office:value-type="float" office:value="-0.0193513507672041">
                <text:p>-0.01935135076720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77">
                <text:p>1.77</text:p>
              </table:table-cell>
              <table:table-cell office:value-type="float" office:value="-0.982716204552979">
                <text:p>-0.982716204552979</text:p>
              </table:table-cell>
              <table:table-cell office:value-type="float" office:value="-0.0190361464453837">
                <text:p>-0.01903614644538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78">
                <text:p>1.78</text:p>
              </table:table-cell>
              <table:table-cell office:value-type="float" office:value="-0.982905018197805">
                <text:p>-0.982905018197805</text:p>
              </table:table-cell>
              <table:table-cell office:value-type="float" office:value="-0.0187276925716944">
                <text:p>-0.01872769257169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79">
                <text:p>1.79</text:p>
              </table:table-cell>
              <table:table-cell office:value-type="float" office:value="-0.98309078031134">
                <text:p>-0.98309078031134</text:p>
              </table:table-cell>
              <table:table-cell office:value-type="float" office:value="-0.0184258109611797">
                <text:p>-0.01842581096117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8">
                <text:p>1.8</text:p>
              </table:table-cell>
              <table:table-cell office:value-type="float" office:value="-0.983273555748571">
                <text:p>-0.983273555748571</text:p>
              </table:table-cell>
              <table:table-cell office:value-type="float" office:value="-0.0181303289931378">
                <text:p>-0.01813032899313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81">
                <text:p>1.81</text:p>
              </table:table-cell>
              <table:table-cell office:value-type="float" office:value="-0.983453407665248">
                <text:p>-0.983453407665248</text:p>
              </table:table-cell>
              <table:table-cell office:value-type="float" office:value="-0.017841079411328">
                <text:p>-0.0178410794113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82">
                <text:p>1.82</text:p>
              </table:table-cell>
              <table:table-cell office:value-type="float" office:value="-0.983630397570586">
                <text:p>-0.983630397570586</text:p>
              </table:table-cell>
              <table:table-cell office:value-type="float" office:value="-0.0175579001322479">
                <text:p>-0.01755790013224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83">
                <text:p>1.83</text:p>
              </table:table-cell>
              <table:table-cell office:value-type="float" office:value="-0.983804585378053">
                <text:p>-0.983804585378053</text:p>
              </table:table-cell>
              <table:table-cell office:value-type="float" office:value="-0.0172806340611409">
                <text:p>-0.01728063406114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84">
                <text:p>1.84</text:p>
              </table:table-cell>
              <table:table-cell office:value-type="float" office:value="-0.983976029454375">
                <text:p>-0.983976029454375</text:p>
              </table:table-cell>
              <table:table-cell office:value-type="float" office:value="-0.0170091289153405">
                <text:p>-0.01700912891534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85">
                <text:p>1.85</text:p>
              </table:table-cell>
              <table:table-cell office:value-type="float" office:value="-0.984144786666811">
                <text:p>-0.984144786666811</text:p>
              </table:table-cell>
              <table:table-cell office:value-type="float" office:value="-0.01674323705471">
                <text:p>-0.016743237054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86">
                <text:p>1.86</text:p>
              </table:table-cell>
              <table:table-cell office:value-type="float" office:value="-0.98431091242874">
                <text:p>-0.98431091242874</text:p>
              </table:table-cell>
              <table:table-cell office:value-type="float" office:value="-0.0164828153187599">
                <text:p>-0.01648281531875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87">
                <text:p>1.87</text:p>
              </table:table-cell>
              <table:table-cell office:value-type="float" office:value="-0.984474460743684">
                <text:p>-0.984474460743684</text:p>
              </table:table-cell>
              <table:table-cell office:value-type="float" office:value="-0.0162277248702587">
                <text:p>-0.01622772487025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88">
                <text:p>1.88</text:p>
              </table:table-cell>
              <table:table-cell office:value-type="float" office:value="-0.984635484247779">
                <text:p>-0.984635484247779</text:p>
              </table:table-cell>
              <table:table-cell office:value-type="float" office:value="-0.0159778310449532">
                <text:p>-0.01597783104495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89">
                <text:p>1.89</text:p>
              </table:table-cell>
              <table:table-cell office:value-type="float" office:value="-0.984794034250776">
                <text:p>-0.984794034250776</text:p>
              </table:table-cell>
              <table:table-cell office:value-type="float" office:value="-0.0157330032072007">
                <text:p>-0.01573300320720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9">
                <text:p>1.9</text:p>
              </table:table-cell>
              <table:table-cell office:value-type="float" office:value="-0.984950160775639">
                <text:p>-0.984950160775639</text:p>
              </table:table-cell>
              <table:table-cell office:value-type="float" office:value="-0.0154931146112212">
                <text:p>-0.01549311461122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91">
                <text:p>1.91</text:p>
              </table:table-cell>
              <table:table-cell office:value-type="float" office:value="-0.98510391259677">
                <text:p>-0.98510391259677</text:p>
              </table:table-cell>
              <table:table-cell office:value-type="float" office:value="-0.0152580422677264">
                <text:p>-0.01525804226772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92">
                <text:p>1.92</text:p>
              </table:table-cell>
              <table:table-cell office:value-type="float" office:value="-0.985255337276914">
                <text:p>-0.985255337276914</text:p>
              </table:table-cell>
              <table:table-cell office:value-type="float" office:value="-0.0150276668157563">
                <text:p>-0.01502766681575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93">
                <text:p>1.93</text:p>
              </table:table-cell>
              <table:table-cell office:value-type="float" office:value="-0.985404481202828">
                <text:p>-0.985404481202828</text:p>
              </table:table-cell>
              <table:table-cell office:value-type="float" office:value="-0.0148018723993637">
                <text:p>-0.01480187239936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94">
                <text:p>1.94</text:p>
              </table:table-cell>
              <table:table-cell office:value-type="float" office:value="-0.985551389619758">
                <text:p>-0.985551389619758</text:p>
              </table:table-cell>
              <table:table-cell office:value-type="float" office:value="-0.0145805465491033">
                <text:p>-0.01458054654910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95">
                <text:p>1.95</text:p>
              </table:table-cell>
              <table:table-cell office:value-type="float" office:value="-0.98569610666469">
                <text:p>-0.98569610666469</text:p>
              </table:table-cell>
              <table:table-cell office:value-type="float" office:value="-0.0143635800679842">
                <text:p>-0.01436358006798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96">
                <text:p>1.96</text:p>
              </table:table-cell>
              <table:table-cell office:value-type="float" office:value="-0.985838675398554">
                <text:p>-0.985838675398554</text:p>
              </table:table-cell>
              <table:table-cell office:value-type="float" office:value="-0.0141508669217956">
                <text:p>-0.01415086692179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97">
                <text:p>1.97</text:p>
              </table:table-cell>
              <table:table-cell office:value-type="float" office:value="-0.985979137837322">
                <text:p>-0.985979137837322</text:p>
              </table:table-cell>
              <table:table-cell office:value-type="float" office:value="-0.013942304133554">
                <text:p>-0.0139423041335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98">
                <text:p>1.98</text:p>
              </table:table-cell>
              <table:table-cell office:value-type="float" office:value="-0.986117534982032">
                <text:p>-0.986117534982032</text:p>
              </table:table-cell>
              <table:table-cell office:value-type="float" office:value="-0.0137377916819386">
                <text:p>-0.01373779168193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99">
                <text:p>1.99</text:p>
              </table:table-cell>
              <table:table-cell office:value-type="float" office:value="-0.9862539068479">
                <text:p>-0.9862539068479</text:p>
              </table:table-cell>
              <table:table-cell office:value-type="float" office:value="-0.0135372324035181">
                <text:p>-0.01353723240351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-0.986388292492382">
                <text:p>-0.986388292492382</text:p>
              </table:table-cell>
              <table:table-cell office:value-type="float" office:value="-0.0133405318986597">
                <text:p>-0.01334053189865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01">
                <text:p>2.01</text:p>
              </table:table-cell>
              <table:table-cell office:value-type="float" office:value="-0.986520730042408">
                <text:p>-0.986520730042408</text:p>
              </table:table-cell>
              <table:table-cell office:value-type="float" office:value="-0.0131475984408898">
                <text:p>-0.01314759844088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02">
                <text:p>2.02</text:p>
              </table:table-cell>
              <table:table-cell office:value-type="float" office:value="-0.986651256720609">
                <text:p>-0.986651256720609</text:p>
              </table:table-cell>
              <table:table-cell office:value-type="float" office:value="-0.0129583428896538">
                <text:p>-0.01295834288965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03">
                <text:p>2.03</text:p>
              </table:table-cell>
              <table:table-cell office:value-type="float" office:value="-0.986779908870822">
                <text:p>-0.986779908870822</text:p>
              </table:table-cell>
              <table:table-cell office:value-type="float" office:value="-0.012772678606261">
                <text:p>-0.0127726786062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04">
                <text:p>2.04</text:p>
              </table:table-cell>
              <table:table-cell office:value-type="float" office:value="-0.986906721982642">
                <text:p>-0.986906721982642</text:p>
              </table:table-cell>
              <table:table-cell office:value-type="float" office:value="-0.01259052137293">
                <text:p>-0.012590521372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05">
                <text:p>2.05</text:p>
              </table:table-cell>
              <table:table-cell office:value-type="float" office:value="-0.987031730715277">
                <text:p>-0.987031730715277</text:p>
              </table:table-cell>
              <table:table-cell office:value-type="float" office:value="-0.0124117893147737">
                <text:p>-0.01241178931477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06">
                <text:p>2.06</text:p>
              </table:table-cell>
              <table:table-cell office:value-type="float" office:value="-0.987154968920581">
                <text:p>-0.987154968920581</text:p>
              </table:table-cell>
              <table:table-cell office:value-type="float" office:value="-0.0122364028246622">
                <text:p>-0.01223640282466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07">
                <text:p>2.07</text:p>
              </table:table-cell>
              <table:table-cell office:value-type="float" office:value="-0.987276469665389">
                <text:p>-0.987276469665389</text:p>
              </table:table-cell>
              <table:table-cell office:value-type="float" office:value="-0.0120642844907515">
                <text:p>-0.01206428449075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08">
                <text:p>2.08</text:p>
              </table:table-cell>
              <table:table-cell office:value-type="float" office:value="-0.987396265253075">
                <text:p>-0.987396265253075</text:p>
              </table:table-cell>
              <table:table-cell office:value-type="float" office:value="-0.0118953590266777">
                <text:p>-0.01189535902667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09">
                <text:p>2.09</text:p>
              </table:table-cell>
              <table:table-cell office:value-type="float" office:value="-0.987514387244506">
                <text:p>-0.987514387244506</text:p>
              </table:table-cell>
              <table:table-cell office:value-type="float" office:value="-0.011729553204237">
                <text:p>-0.0117295532042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1">
                <text:p>2.1</text:p>
              </table:table-cell>
              <table:table-cell office:value-type="float" office:value="-0.987630866478295">
                <text:p>-0.987630866478295</text:p>
              </table:table-cell>
              <table:table-cell office:value-type="float" office:value="-0.0115667957884646">
                <text:p>-0.01156679578846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